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74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R_Stundenwerte_Beschreibung_Stationen_a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um_von</text:p>
          </table:table-cell>
          <table:table-cell office:value-type="string" calcext:value-type="string">
            <text:p>datum_bis</text:p>
          </table:table-cell>
          <table:table-cell office:value-type="string" calcext:value-type="string">
            <text:p>hoehe</text:p>
          </table:table-cell>
          <table:table-cell office:value-type="string" calcext:value-type="string">
            <text:p>geobreite</text:p>
          </table:table-cell>
          <table:table-cell office:value-type="string" calcext:value-type="string">
            <text:p>geola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ndesl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10401" calcext:value-type="float">
            <text:p>20110401</text:p>
          </table:table-cell>
          <table:table-cell office:value-type="float" office:value="202" calcext:value-type="float">
            <text:p>202</text:p>
          </table:table-cell>
          <table:table-cell office:value-type="float" office:value="50.7827" calcext:value-type="float">
            <text:p>50.7827</text:p>
          </table:table-cell>
          <table:table-cell office:value-type="float" office:value="6.0941" calcext:value-type="float">
            <text:p>6.0941</text:p>
          </table:table-cell>
          <table:table-cell office:value-type="string" calcext:value-type="string">
            <text:p><text:s/>Aach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40814" calcext:value-type="float">
            <text:p>200408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2" calcext:value-type="float">
            <text:p>432</text:p>
          </table:table-cell>
          <table:table-cell office:value-type="float" office:value="48.9219" calcext:value-type="float">
            <text:p>48.9219</text:p>
          </table:table-cell>
          <table:table-cell office:value-type="float" office:value="9.9129" calcext:value-type="float">
            <text:p>9.9129</text:p>
          </table:table-cell>
          <table:table-cell office:value-type="string" calcext:value-type="string">
            <text:p><text:s/>Abtsgm�nd-Untergr�n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60110" calcext:value-type="float">
            <text:p>20060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0" calcext:value-type="float">
            <text:p>260</text:p>
          </table:table-cell>
          <table:table-cell office:value-type="float" office:value="49.7175" calcext:value-type="float">
            <text:p>49.7175</text:p>
          </table:table-cell>
          <table:table-cell office:value-type="float" office:value="10.9101" calcext:value-type="float">
            <text:p>10.9101</text:p>
          </table:table-cell>
          <table:table-cell office:value-type="string" calcext:value-type="string">
            <text:p><text:s/>Adelsdorf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" calcext:value-type="float">
            <text:p>44</text:p>
          </table:table-cell>
          <table:table-cell office:value-type="float" office:value="52.9336" calcext:value-type="float">
            <text:p>52.9336</text:p>
          </table:table-cell>
          <table:table-cell office:value-type="float" office:value="8.237" calcext:value-type="float">
            <text:p>8.237</text:p>
          </table:table-cell>
          <table:table-cell office:value-type="string" calcext:value-type="string">
            <text:p><text:s/>Gro�enknet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60103" calcext:value-type="float">
            <text:p>200601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5" calcext:value-type="float">
            <text:p>325</text:p>
          </table:table-cell>
          <table:table-cell office:value-type="float" office:value="48.945" calcext:value-type="float">
            <text:p>48.945</text:p>
          </table:table-cell>
          <table:table-cell office:value-type="float" office:value="12.4639" calcext:value-type="float">
            <text:p>12.4639</text:p>
          </table:table-cell>
          <table:table-cell office:value-type="string" calcext:value-type="string">
            <text:p><text:s/>Aholf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81103" calcext:value-type="float">
            <text:p>20081103</text:p>
          </table:table-cell>
          <table:table-cell office:value-type="float" office:value="20131127" calcext:value-type="float">
            <text:p>20131127</text:p>
          </table:table-cell>
          <table:table-cell office:value-type="float" office:value="338" calcext:value-type="float">
            <text:p>338</text:p>
          </table:table-cell>
          <table:table-cell office:value-type="float" office:value="49.4997" calcext:value-type="float">
            <text:p>49.4997</text:p>
          </table:table-cell>
          <table:table-cell office:value-type="float" office:value="9.5439" calcext:value-type="float">
            <text:p>9.5439</text:p>
          </table:table-cell>
          <table:table-cell office:value-type="string" calcext:value-type="string">
            <text:p><text:s/>Ahorn-Eubig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" calcext:value-type="float">
            <text:p>60</text:p>
          </table:table-cell>
          <table:table-cell office:value-type="float" office:value="52.585" calcext:value-type="float">
            <text:p>52.585</text:p>
          </table:table-cell>
          <table:table-cell office:value-type="float" office:value="13.5634" calcext:value-type="float">
            <text:p>13.5634</text:p>
          </table:table-cell>
          <table:table-cell office:value-type="string" calcext:value-type="string">
            <text:p><text:s/>Ahrensfel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41022" calcext:value-type="float">
            <text:p>20041022</text:p>
          </table:table-cell>
          <table:table-cell office:value-type="float" office:value="20200101" calcext:value-type="float">
            <text:p>20200101</text:p>
          </table:table-cell>
          <table:table-cell office:value-type="float" office:value="759" calcext:value-type="float">
            <text:p>759</text:p>
          </table:table-cell>
          <table:table-cell office:value-type="float" office:value="48.2156" calcext:value-type="float">
            <text:p>48.2156</text:p>
          </table:table-cell>
          <table:table-cell office:value-type="float" office:value="8.9784" calcext:value-type="float">
            <text:p>8.9784</text:p>
          </table:table-cell>
          <table:table-cell office:value-type="string" calcext:value-type="string">
            <text:p><text:s/>Albstadt-Badkap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48.6159" calcext:value-type="float">
            <text:p>48.6159</text:p>
          </table:table-cell>
          <table:table-cell office:value-type="float" office:value="13.0506" calcext:value-type="float">
            <text:p>13.0506</text:p>
          </table:table-cell>
          <table:table-cell office:value-type="string" calcext:value-type="string">
            <text:p><text:s/>Aldersbach-Kriest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" calcext:value-type="float">
            <text:p>65</text:p>
          </table:table-cell>
          <table:table-cell office:value-type="float" office:value="52.4853" calcext:value-type="float">
            <text:p>52.4853</text:p>
          </table:table-cell>
          <table:table-cell office:value-type="float" office:value="7.9126" calcext:value-type="float">
            <text:p>7.9126</text:p>
          </table:table-cell>
          <table:table-cell office:value-type="string" calcext:value-type="string">
            <text:p><text:s/>Alf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8" calcext:value-type="float">
            <text:p>158</text:p>
          </table:table-cell>
          <table:table-cell office:value-type="float" office:value="51.095" calcext:value-type="float">
            <text:p>51.095</text:p>
          </table:table-cell>
          <table:table-cell office:value-type="float" office:value="11.0479" calcext:value-type="float">
            <text:p>11.0479</text:p>
          </table:table-cell>
          <table:table-cell office:value-type="string" calcext:value-type="string">
            <text:p><text:s/>Alperstedt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0" calcext:value-type="float">
            <text:p>300</text:p>
          </table:table-cell>
          <table:table-cell office:value-type="float" office:value="50.7446" calcext:value-type="float">
            <text:p>50.7446</text:p>
          </table:table-cell>
          <table:table-cell office:value-type="float" office:value="9.345" calcext:value-type="float">
            <text:p>9.345</text:p>
          </table:table-cell>
          <table:table-cell office:value-type="string" calcext:value-type="string">
            <text:p><text:s/>Alsfeld-Eif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90409" calcext:value-type="float">
            <text:p>201904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" calcext:value-type="float">
            <text:p>50</text:p>
          </table:table-cell>
          <table:table-cell office:value-type="float" office:value="52.9437" calcext:value-type="float">
            <text:p>52.9437</text:p>
          </table:table-cell>
          <table:table-cell office:value-type="float" office:value="12.8518" calcext:value-type="float">
            <text:p>12.8518</text:p>
          </table:table-cell>
          <table:table-cell office:value-type="string" calcext:value-type="string">
            <text:p><text:s/>Neuruppin-Alt Rupp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4" calcext:value-type="float">
            <text:p>364</text:p>
          </table:table-cell>
          <table:table-cell office:value-type="float" office:value="48.896" calcext:value-type="float">
            <text:p>48.896</text:p>
          </table:table-cell>
          <table:table-cell office:value-type="float" office:value="12.217" calcext:value-type="float">
            <text:p>12.217</text:p>
          </table:table-cell>
          <table:table-cell office:value-type="string" calcext:value-type="string">
            <text:p><text:s/>Hagel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8" calcext:value-type="float">
            <text:p>388</text:p>
          </table:table-cell>
          <table:table-cell office:value-type="float" office:value="49.4053" calcext:value-type="float">
            <text:p>49.4053</text:p>
          </table:table-cell>
          <table:table-cell office:value-type="float" office:value="12.2852" calcext:value-type="float">
            <text:p>12.2852</text:p>
          </table:table-cell>
          <table:table-cell office:value-type="string" calcext:value-type="string">
            <text:p><text:s/>Alt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5" calcext:value-type="float">
            <text:p>265</text:p>
          </table:table-cell>
          <table:table-cell office:value-type="float" office:value="51.2388" calcext:value-type="float">
            <text:p>51.2388</text:p>
          </table:table-cell>
          <table:table-cell office:value-type="float" office:value="11.577" calcext:value-type="float">
            <text:p>11.577</text:p>
          </table:table-cell>
          <table:table-cell office:value-type="string" calcext:value-type="string">
            <text:p><text:s/>Bibra, Bad-Altenroda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0" calcext:value-type="float">
            <text:p>300</text:p>
          </table:table-cell>
          <table:table-cell office:value-type="float" office:value="49.7283" calcext:value-type="float">
            <text:p>49.7283</text:p>
          </table:table-cell>
          <table:table-cell office:value-type="float" office:value="9.7692" calcext:value-type="float">
            <text:p>9.7692</text:p>
          </table:table-cell>
          <table:table-cell office:value-type="string" calcext:value-type="string">
            <text:p><text:s/>Altertheim-Oberaltert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6" calcext:value-type="float">
            <text:p>296</text:p>
          </table:table-cell>
          <table:table-cell office:value-type="float" office:value="51.0881" calcext:value-type="float">
            <text:p>51.0881</text:p>
          </table:table-cell>
          <table:table-cell office:value-type="float" office:value="12.9326" calcext:value-type="float">
            <text:p>12.9326</text:p>
          </table:table-cell>
          <table:table-cell office:value-type="string" calcext:value-type="string">
            <text:p><text:s/>Geringswalde-Altgeringswald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1" calcext:value-type="float">
            <text:p>511</text:p>
          </table:table-cell>
          <table:table-cell office:value-type="float" office:value="48.406" calcext:value-type="float">
            <text:p>48.406</text:p>
          </table:table-cell>
          <table:table-cell office:value-type="float" office:value="11.3117" calcext:value-type="float">
            <text:p>11.3117</text:p>
          </table:table-cell>
          <table:table-cell office:value-type="string" calcext:value-type="string">
            <text:p><text:s/>Altom�nster-Mais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60108" calcext:value-type="float">
            <text:p>200601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0" calcext:value-type="float">
            <text:p>730</text:p>
          </table:table-cell>
          <table:table-cell office:value-type="float" office:value="47.7922" calcext:value-type="float">
            <text:p>47.7922</text:p>
          </table:table-cell>
          <table:table-cell office:value-type="float" office:value="10.0988" calcext:value-type="float">
            <text:p>10.0988</text:p>
          </table:table-cell>
          <table:table-cell office:value-type="string" calcext:value-type="string">
            <text:p><text:s/>Altusried-Muthmanns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5" calcext:value-type="float">
            <text:p>215</text:p>
          </table:table-cell>
          <table:table-cell office:value-type="float" office:value="49.7273" calcext:value-type="float">
            <text:p>49.7273</text:p>
          </table:table-cell>
          <table:table-cell office:value-type="float" office:value="8.1164" calcext:value-type="float">
            <text:p>8.1164</text:p>
          </table:table-cell>
          <table:table-cell office:value-type="string" calcext:value-type="string">
            <text:p><text:s/>Alzey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2" calcext:value-type="float">
            <text:p>382</text:p>
          </table:table-cell>
          <table:table-cell office:value-type="float" office:value="49.4691" calcext:value-type="float">
            <text:p>49.4691</text:p>
          </table:table-cell>
          <table:table-cell office:value-type="float" office:value="11.8546" calcext:value-type="float">
            <text:p>11.8546</text:p>
          </table:table-cell>
          <table:table-cell office:value-type="string" calcext:value-type="string">
            <text:p><text:s/>Amberg-Unterammersrich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90701" calcext:value-type="float">
            <text:p>20090701</text:p>
          </table:table-cell>
          <table:table-cell office:value-type="float" office:value="20120112" calcext:value-type="float">
            <text:p>20120112</text:p>
          </table:table-cell>
          <table:table-cell office:value-type="float" office:value="57" calcext:value-type="float">
            <text:p>57</text:p>
          </table:table-cell>
          <table:table-cell office:value-type="float" office:value="53.1268" calcext:value-type="float">
            <text:p>53.1268</text:p>
          </table:table-cell>
          <table:table-cell office:value-type="float" office:value="10.2184" calcext:value-type="float">
            <text:p>10.2184</text:p>
          </table:table-cell>
          <table:table-cell office:value-type="string" calcext:value-type="string">
            <text:p><text:s/>Ameling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6" calcext:value-type="float">
            <text:p>516</text:p>
          </table:table-cell>
          <table:table-cell office:value-type="float" office:value="48.0197" calcext:value-type="float">
            <text:p>48.0197</text:p>
          </table:table-cell>
          <table:table-cell office:value-type="float" office:value="12.2925" calcext:value-type="float">
            <text:p>12.2925</text:p>
          </table:table-cell>
          <table:table-cell office:value-type="string" calcext:value-type="string">
            <text:p><text:s/>Amerang-Pfaff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0" calcext:value-type="float">
            <text:p>210</text:p>
          </table:table-cell>
          <table:table-cell office:value-type="float" office:value="50.784" calcext:value-type="float">
            <text:p>50.784</text:p>
          </table:table-cell>
          <table:table-cell office:value-type="float" office:value="8.9545" calcext:value-type="float">
            <text:p>8.9545</text:p>
          </table:table-cell>
          <table:table-cell office:value-type="string" calcext:value-type="string">
            <text:p><text:s/>Am�neburg-R�dig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10901" calcext:value-type="float">
            <text:p>2011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5" calcext:value-type="float">
            <text:p>75</text:p>
          </table:table-cell>
          <table:table-cell office:value-type="float" office:value="50.4237" calcext:value-type="float">
            <text:p>50.4237</text:p>
          </table:table-cell>
          <table:table-cell office:value-type="float" office:value="7.4202" calcext:value-type="float">
            <text:p>7.4202</text:p>
          </table:table-cell>
          <table:table-cell office:value-type="string" calcext:value-type="string">
            <text:p><text:s/>Andern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" calcext:value-type="float">
            <text:p>54</text:p>
          </table:table-cell>
          <table:table-cell office:value-type="float" office:value="53.0316" calcext:value-type="float">
            <text:p>53.0316</text:p>
          </table:table-cell>
          <table:table-cell office:value-type="float" office:value="13.9908" calcext:value-type="float">
            <text:p>13.9908</text:p>
          </table:table-cell>
          <table:table-cell office:value-type="string" calcext:value-type="string">
            <text:p><text:s/>Angerm�n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" calcext:value-type="float">
            <text:p>11</text:p>
          </table:table-cell>
          <table:table-cell office:value-type="float" office:value="53.8408" calcext:value-type="float">
            <text:p>53.8408</text:p>
          </table:table-cell>
          <table:table-cell office:value-type="float" office:value="13.6857" calcext:value-type="float">
            <text:p>13.6857</text:p>
          </table:table-cell>
          <table:table-cell office:value-type="string" calcext:value-type="string">
            <text:p><text:s/>Anklam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" calcext:value-type="float">
            <text:p>42</text:p>
          </table:table-cell>
          <table:table-cell office:value-type="float" office:value="54.6791" calcext:value-type="float">
            <text:p>54.6791</text:p>
          </table:table-cell>
          <table:table-cell office:value-type="float" office:value="13.4344" calcext:value-type="float">
            <text:p>13.4344</text:p>
          </table:table-cell>
          <table:table-cell office:value-type="string" calcext:value-type="string">
            <text:p><text:s/>Arkona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7" calcext:value-type="float">
            <text:p>217</text:p>
          </table:table-cell>
          <table:table-cell office:value-type="float" office:value="49.9694" calcext:value-type="float">
            <text:p>49.9694</text:p>
          </table:table-cell>
          <table:table-cell office:value-type="float" office:value="9.9114" calcext:value-type="float">
            <text:p>9.9114</text:p>
          </table:table-cell>
          <table:table-cell office:value-type="string" calcext:value-type="string">
            <text:p><text:s/>Arnstein-M�des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5" calcext:value-type="float">
            <text:p>265</text:p>
          </table:table-cell>
          <table:table-cell office:value-type="float" office:value="51.3431" calcext:value-type="float">
            <text:p>51.3431</text:p>
          </table:table-cell>
          <table:table-cell office:value-type="float" office:value="9.0763" calcext:value-type="float">
            <text:p>9.0763</text:p>
          </table:table-cell>
          <table:table-cell office:value-type="string" calcext:value-type="string">
            <text:p><text:s/>Arolsen-Landau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4" calcext:value-type="float">
            <text:p>164</text:p>
          </table:table-cell>
          <table:table-cell office:value-type="float" office:value="51.3744" calcext:value-type="float">
            <text:p>51.3744</text:p>
          </table:table-cell>
          <table:table-cell office:value-type="float" office:value="11.292" calcext:value-type="float">
            <text:p>11.292</text:p>
          </table:table-cell>
          <table:table-cell office:value-type="string" calcext:value-type="string">
            <text:p><text:s/>Arter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7" calcext:value-type="float">
            <text:p>517</text:p>
          </table:table-cell>
          <table:table-cell office:value-type="float" office:value="50.085" calcext:value-type="float">
            <text:p>50.085</text:p>
          </table:table-cell>
          <table:table-cell office:value-type="float" office:value="6.3161" calcext:value-type="float">
            <text:p>6.3161</text:p>
          </table:table-cell>
          <table:table-cell office:value-type="string" calcext:value-type="string">
            <text:p><text:s/>Lauperath-Scheidch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1" calcext:value-type="float">
            <text:p>681</text:p>
          </table:table-cell>
          <table:table-cell office:value-type="float" office:value="47.7275" calcext:value-type="float">
            <text:p>47.7275</text:p>
          </table:table-cell>
          <table:table-cell office:value-type="float" office:value="12.2982" calcext:value-type="float">
            <text:p>12.2982</text:p>
          </table:table-cell>
          <table:table-cell office:value-type="string" calcext:value-type="string">
            <text:p><text:s/>Aschau-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0" calcext:value-type="float">
            <text:p>200</text:p>
          </table:table-cell>
          <table:table-cell office:value-type="float" office:value="50.58" calcext:value-type="float">
            <text:p>50.58</text:p>
          </table:table-cell>
          <table:table-cell office:value-type="float" office:value="8.4685" calcext:value-type="float">
            <text:p>8.4685</text:p>
          </table:table-cell>
          <table:table-cell office:value-type="string" calcext:value-type="string">
            <text:p><text:s/>A�lar Klein-Altenst�dt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0" calcext:value-type="float">
            <text:p>170</text:p>
          </table:table-cell>
          <table:table-cell office:value-type="float" office:value="51.9375" calcext:value-type="float">
            <text:p>51.9375</text:p>
          </table:table-cell>
          <table:table-cell office:value-type="float" office:value="10.9897" calcext:value-type="float">
            <text:p>10.9897</text:p>
          </table:table-cell>
          <table:table-cell office:value-type="string" calcext:value-type="string">
            <text:p><text:s/>Sargsted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8" calcext:value-type="float">
            <text:p>298</text:p>
          </table:table-cell>
          <table:table-cell office:value-type="float" office:value="51.1143" calcext:value-type="float">
            <text:p>51.1143</text:p>
          </table:table-cell>
          <table:table-cell office:value-type="float" office:value="7.8807" calcext:value-type="float">
            <text:p>7.8807</text:p>
          </table:table-cell>
          <table:table-cell office:value-type="string" calcext:value-type="string">
            <text:p><text:s/>Attendorn-Neulisternoh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70" calcext:value-type="float">
            <text:p>670</text:p>
          </table:table-cell>
          <table:table-cell office:value-type="float" office:value="47.8774" calcext:value-type="float">
            <text:p>47.8774</text:p>
          </table:table-cell>
          <table:table-cell office:value-type="float" office:value="11.3643" calcext:value-type="float">
            <text:p>11.3643</text:p>
          </table:table-cell>
          <table:table-cell office:value-type="string" calcext:value-type="string">
            <text:p><text:s/>Attenka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3" calcext:value-type="float">
            <text:p>393</text:p>
          </table:table-cell>
          <table:table-cell office:value-type="float" office:value="50.5908" calcext:value-type="float">
            <text:p>50.5908</text:p>
          </table:table-cell>
          <table:table-cell office:value-type="float" office:value="12.7139" calcext:value-type="float">
            <text:p>12.7139</text:p>
          </table:table-cell>
          <table:table-cell office:value-type="string" calcext:value-type="string">
            <text:p><text:s/>Au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2" calcext:value-type="float">
            <text:p>432</text:p>
          </table:table-cell>
          <table:table-cell office:value-type="float" office:value="49.8823" calcext:value-type="float">
            <text:p>49.8823</text:p>
          </table:table-cell>
          <table:table-cell office:value-type="float" office:value="11.2656" calcext:value-type="float">
            <text:p>11.2656</text:p>
          </table:table-cell>
          <table:table-cell office:value-type="string" calcext:value-type="string">
            <text:p><text:s/>Aufse�-Hochstah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961107" calcext:value-type="float">
            <text:p>19961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2" calcext:value-type="float">
            <text:p>462</text:p>
          </table:table-cell>
          <table:table-cell office:value-type="float" office:value="48.4253" calcext:value-type="float">
            <text:p>48.4253</text:p>
          </table:table-cell>
          <table:table-cell office:value-type="float" office:value="10.9417" calcext:value-type="float">
            <text:p>10.9417</text:p>
          </table:table-cell>
          <table:table-cell office:value-type="string" calcext:value-type="string">
            <text:p><text:s/>Augs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3" calcext:value-type="float">
            <text:p>293</text:p>
          </table:table-cell>
          <table:table-cell office:value-type="float" office:value="50.1805" calcext:value-type="float">
            <text:p>50.1805</text:p>
          </table:table-cell>
          <table:table-cell office:value-type="float" office:value="9.5743" calcext:value-type="float">
            <text:p>9.5743</text:p>
          </table:table-cell>
          <table:table-cell office:value-type="string" calcext:value-type="string">
            <text:p><text:s/>Aura im Sinngrun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080812" calcext:value-type="float">
            <text:p>20080812</text:p>
          </table:table-cell>
          <table:table-cell office:value-type="float" office:value="73" calcext:value-type="float">
            <text:p>7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12.8909" calcext:value-type="float">
            <text:p>12.8909</text:p>
          </table:table-cell>
          <table:table-cell office:value-type="string" calcext:value-type="string">
            <text:p><text:s/>Axi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0" calcext:value-type="float">
            <text:p>240</text:p>
          </table:table-cell>
          <table:table-cell office:value-type="float" office:value="48.727" calcext:value-type="float">
            <text:p>48.727</text:p>
          </table:table-cell>
          <table:table-cell office:value-type="float" office:value="8.2457" calcext:value-type="float">
            <text:p>8.2457</text:p>
          </table:table-cell>
          <table:table-cell office:value-type="string" calcext:value-type="string">
            <text:p><text:s/>Baden-Baden-Gerolds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5" calcext:value-type="float">
            <text:p>275</text:p>
          </table:table-cell>
          <table:table-cell office:value-type="float" office:value="47.8064" calcext:value-type="float">
            <text:p>47.8064</text:p>
          </table:table-cell>
          <table:table-cell office:value-type="float" office:value="7.6387" calcext:value-type="float">
            <text:p>7.6387</text:p>
          </table:table-cell>
          <table:table-cell office:value-type="string" calcext:value-type="string">
            <text:p><text:s/>M�ll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060524" calcext:value-type="float">
            <text:p>200605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9" calcext:value-type="float">
            <text:p>599</text:p>
          </table:table-cell>
          <table:table-cell office:value-type="float" office:value="48.5116" calcext:value-type="float">
            <text:p>48.5116</text:p>
          </table:table-cell>
          <table:table-cell office:value-type="float" office:value="8.3176" calcext:value-type="float">
            <text:p>8.3176</text:p>
          </table:table-cell>
          <table:table-cell office:value-type="string" calcext:value-type="string">
            <text:p><text:s/>Baiersbronn-Mittel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39" calcext:value-type="float">
            <text:p>1039</text:p>
          </table:table-cell>
          <table:table-cell office:value-type="float" office:value="47.465" calcext:value-type="float">
            <text:p>47.465</text:p>
          </table:table-cell>
          <table:table-cell office:value-type="float" office:value="10.1043" calcext:value-type="float">
            <text:p>10.1043</text:p>
          </table:table-cell>
          <table:table-cell office:value-type="string" calcext:value-type="string">
            <text:p><text:s/>Baldersch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7" calcext:value-type="float">
            <text:p>457</text:p>
          </table:table-cell>
          <table:table-cell office:value-type="float" office:value="48.7574" calcext:value-type="float">
            <text:p>48.7574</text:p>
          </table:table-cell>
          <table:table-cell office:value-type="float" office:value="9.4514" calcext:value-type="float">
            <text:p>9.4514</text:p>
          </table:table-cell>
          <table:table-cell office:value-type="string" calcext:value-type="string">
            <text:p><text:s/>Baltmannsweiler-Hohengehr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0" calcext:value-type="float">
            <text:p>240</text:p>
          </table:table-cell>
          <table:table-cell office:value-type="float" office:value="49.8743" calcext:value-type="float">
            <text:p>49.8743</text:p>
          </table:table-cell>
          <table:table-cell office:value-type="float" office:value="10.9206" calcext:value-type="float">
            <text:p>10.9206</text:p>
          </table:table-cell>
          <table:table-cell office:value-type="string" calcext:value-type="string">
            <text:p><text:s/>Bam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1.9611" calcext:value-type="float">
            <text:p>51.9611</text:p>
          </table:table-cell>
          <table:table-cell office:value-type="float" office:value="11.9159" calcext:value-type="float">
            <text:p>11.9159</text:p>
          </table:table-cell>
          <table:table-cell office:value-type="string" calcext:value-type="string">
            <text:p><text:s/>Walternienburg-Ronney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" calcext:value-type="float">
            <text:p>37</text:p>
          </table:table-cell>
          <table:table-cell office:value-type="float" office:value="52.6965" calcext:value-type="float">
            <text:p>52.6965</text:p>
          </table:table-cell>
          <table:table-cell office:value-type="float" office:value="8.487" calcext:value-type="float">
            <text:p>8.487</text:p>
          </table:table-cell>
          <table:table-cell office:value-type="string" calcext:value-type="string">
            <text:p><text:s/>Barnstorf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52.3199" calcext:value-type="float">
            <text:p>52.3199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<text:s/>Barsinghausen-Hohenbost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4.3405" calcext:value-type="float">
            <text:p>54.3405</text:p>
          </table:table-cell>
          <table:table-cell office:value-type="float" office:value="12.7108" calcext:value-type="float">
            <text:p>12.7108</text:p>
          </table:table-cell>
          <table:table-cell office:value-type="string" calcext:value-type="string">
            <text:p><text:s/>Barth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9" calcext:value-type="float">
            <text:p>659</text:p>
          </table:table-cell>
          <table:table-cell office:value-type="float" office:value="48.7584" calcext:value-type="float">
            <text:p>48.7584</text:p>
          </table:table-cell>
          <table:table-cell office:value-type="float" office:value="9.9855" calcext:value-type="float">
            <text:p>9.9855</text:p>
          </table:table-cell>
          <table:table-cell office:value-type="string" calcext:value-type="string">
            <text:p><text:s/>Bartholom�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" calcext:value-type="float">
            <text:p>55</text:p>
          </table:table-cell>
          <table:table-cell office:value-type="float" office:value="52.0613" calcext:value-type="float">
            <text:p>52.0613</text:p>
          </table:table-cell>
          <table:table-cell office:value-type="float" office:value="13.4997" calcext:value-type="float">
            <text:p>13.4997</text:p>
          </table:table-cell>
          <table:table-cell office:value-type="string" calcext:value-type="string">
            <text:p><text:s/>Baruth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0" calcext:value-type="float">
            <text:p>590</text:p>
          </table:table-cell>
          <table:table-cell office:value-type="float" office:value="51.0662" calcext:value-type="float">
            <text:p>51.0662</text:p>
          </table:table-cell>
          <table:table-cell office:value-type="float" office:value="8.5375" calcext:value-type="float">
            <text:p>8.5375</text:p>
          </table:table-cell>
          <table:table-cell office:value-type="string" calcext:value-type="string">
            <text:p><text:s/>Battenberg-Hof Karlsbu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3.8149" calcext:value-type="float">
            <text:p>53.8149</text:p>
          </table:table-cell>
          <table:table-cell office:value-type="float" office:value="11.8818" calcext:value-type="float">
            <text:p>11.8818</text:p>
          </table:table-cell>
          <table:table-cell office:value-type="string" calcext:value-type="string">
            <text:p><text:s/>Baumgart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4" calcext:value-type="float">
            <text:p>234</text:p>
          </table:table-cell>
          <table:table-cell office:value-type="float" office:value="51.1604" calcext:value-type="float">
            <text:p>51.1604</text:p>
          </table:table-cell>
          <table:table-cell office:value-type="float" office:value="14.5042" calcext:value-type="float">
            <text:p>14.5042</text:p>
          </table:table-cell>
          <table:table-cell office:value-type="string" calcext:value-type="string">
            <text:p><text:s/>Kubsch�tz, Kr. Bautz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49.6957" calcext:value-type="float">
            <text:p>49.6957</text:p>
          </table:table-cell>
          <table:table-cell office:value-type="float" office:value="7.8387" calcext:value-type="float">
            <text:p>7.8387</text:p>
          </table:table-cell>
          <table:table-cell office:value-type="string" calcext:value-type="string">
            <text:p><text:s/>Bayerfeld-Steckweiler -Schmalfelder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49.9666" calcext:value-type="float">
            <text:p>49.9666</text:p>
          </table:table-cell>
          <table:table-cell office:value-type="float" office:value="11.5198" calcext:value-type="float">
            <text:p>11.5198</text:p>
          </table:table-cell>
          <table:table-cell office:value-type="string" calcext:value-type="string">
            <text:p><text:s/>Heinersreuth-Voll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5" calcext:value-type="float">
            <text:p>425</text:p>
          </table:table-cell>
          <table:table-cell office:value-type="float" office:value="49.1626" calcext:value-type="float">
            <text:p>49.1626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<text:s/>Bechhofen/Mittelfranken -Vogg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130708" calcext:value-type="float">
            <text:p>20130708</text:p>
          </table:table-cell>
          <table:table-cell office:value-type="float" office:value="120" calcext:value-type="float">
            <text:p>120</text:p>
          </table:table-cell>
          <table:table-cell office:value-type="float" office:value="51.7204" calcext:value-type="float">
            <text:p>51.7204</text:p>
          </table:table-cell>
          <table:table-cell office:value-type="float" office:value="8.0577" calcext:value-type="float">
            <text:p>8.0577</text:p>
          </table:table-cell>
          <table:table-cell office:value-type="string" calcext:value-type="string">
            <text:p><text:s/>Beckum-Unter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5" calcext:value-type="float">
            <text:p>455</text:p>
          </table:table-cell>
          <table:table-cell office:value-type="float" office:value="49.5617" calcext:value-type="float">
            <text:p>49.5617</text:p>
          </table:table-cell>
          <table:table-cell office:value-type="float" office:value="8.9673" calcext:value-type="float">
            <text:p>8.9673</text:p>
          </table:table-cell>
          <table:table-cell office:value-type="string" calcext:value-type="string">
            <text:p><text:s/>Oberzent-Beerfeld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0" calcext:value-type="float">
            <text:p>290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0.5148" calcext:value-type="float">
            <text:p>10.5148</text:p>
          </table:table-cell>
          <table:table-cell office:value-type="string" calcext:value-type="string">
            <text:p><text:s/>H�rselberg-Hainich-Behr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01201" calcext:value-type="float">
            <text:p>2010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3" calcext:value-type="float">
            <text:p>103</text:p>
          </table:table-cell>
          <table:table-cell office:value-type="float" office:value="52.317" calcext:value-type="float">
            <text:p>52.317</text:p>
          </table:table-cell>
          <table:table-cell office:value-type="float" office:value="8.1694" calcext:value-type="float">
            <text:p>8.1694</text:p>
          </table:table-cell>
          <table:table-cell office:value-type="string" calcext:value-type="string">
            <text:p><text:s/>Bel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10902" calcext:value-type="float">
            <text:p>20110902</text:p>
          </table:table-cell>
          <table:table-cell office:value-type="float" office:value="127" calcext:value-type="float">
            <text:p>127</text:p>
          </table:table-cell>
          <table:table-cell office:value-type="float" office:value="50.4135" calcext:value-type="float">
            <text:p>50.4135</text:p>
          </table:table-cell>
          <table:table-cell office:value-type="float" office:value="7.5886" calcext:value-type="float">
            <text:p>7.5886</text:p>
          </table:table-cell>
          <table:table-cell office:value-type="string" calcext:value-type="string">
            <text:p><text:s/>Ben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" calcext:value-type="float">
            <text:p>50</text:p>
          </table:table-cell>
          <table:table-cell office:value-type="float" office:value="52.3018" calcext:value-type="float">
            <text:p>52.3018</text:p>
          </table:table-cell>
          <table:table-cell office:value-type="float" office:value="7.1301" calcext:value-type="float">
            <text:p>7.1301</text:p>
          </table:table-cell>
          <table:table-cell office:value-type="string" calcext:value-type="string">
            <text:p><text:s/>Bentheim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4" calcext:value-type="float">
            <text:p>464</text:p>
          </table:table-cell>
          <table:table-cell office:value-type="float" office:value="49.1022" calcext:value-type="float">
            <text:p>49.1022</text:p>
          </table:table-cell>
          <table:table-cell office:value-type="float" office:value="11.796" calcext:value-type="float">
            <text:p>11.796</text:p>
          </table:table-cell>
          <table:table-cell office:value-type="string" calcext:value-type="string">
            <text:p><text:s/>Beratz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3" calcext:value-type="float">
            <text:p>403</text:p>
          </table:table-cell>
          <table:table-cell office:value-type="float" office:value="49.1115" calcext:value-type="float">
            <text:p>49.1115</text:p>
          </table:table-cell>
          <table:table-cell office:value-type="float" office:value="11.4328" calcext:value-type="float">
            <text:p>11.4328</text:p>
          </table:table-cell>
          <table:table-cell office:value-type="string" calcext:value-type="string">
            <text:p><text:s/>Ber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0" calcext:value-type="float">
            <text:p>210</text:p>
          </table:table-cell>
          <table:table-cell office:value-type="float" office:value="49.107" calcext:value-type="float">
            <text:p>49.107</text:p>
          </table:table-cell>
          <table:table-cell office:value-type="float" office:value="7.9967" calcext:value-type="float">
            <text:p>7.9967</text:p>
          </table:table-cell>
          <table:table-cell office:value-type="string" calcext:value-type="string">
            <text:p><text:s/>Bergzabern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6" calcext:value-type="float">
            <text:p>136</text:p>
          </table:table-cell>
          <table:table-cell office:value-type="float" office:value="51.6843" calcext:value-type="float">
            <text:p>51.6843</text:p>
          </table:table-cell>
          <table:table-cell office:value-type="float" office:value="10.1077" calcext:value-type="float">
            <text:p>10.1077</text:p>
          </table:table-cell>
          <table:table-cell office:value-type="string" calcext:value-type="string">
            <text:p><text:s/>Berka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70901" calcext:value-type="float">
            <text:p>2017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3" calcext:value-type="float">
            <text:p>303</text:p>
          </table:table-cell>
          <table:table-cell office:value-type="float" office:value="50.9074" calcext:value-type="float">
            <text:p>50.9074</text:p>
          </table:table-cell>
          <table:table-cell office:value-type="float" office:value="11.2665" calcext:value-type="float">
            <text:p>11.2665</text:p>
          </table:table-cell>
          <table:table-cell office:value-type="string" calcext:value-type="string">
            <text:p><text:s/>Berka, Bad (Flugplatz)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050622" calcext:value-type="float">
            <text:p>20050622</text:p>
          </table:table-cell>
          <table:table-cell office:value-type="float" office:value="20140918" calcext:value-type="float">
            <text:p>20140918</text:p>
          </table:table-cell>
          <table:table-cell office:value-type="float" office:value="570" calcext:value-type="float">
            <text:p>570</text:p>
          </table:table-cell>
          <table:table-cell office:value-type="float" office:value="48.0409" calcext:value-type="float">
            <text:p>48.0409</text:p>
          </table:table-cell>
          <table:table-cell office:value-type="float" office:value="10.0808" calcext:value-type="float">
            <text:p>10.0808</text:p>
          </table:table-cell>
          <table:table-cell office:value-type="string" calcext:value-type="string">
            <text:p><text:s/>Berk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091101" calcext:value-type="float">
            <text:p>2009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6" calcext:value-type="float">
            <text:p>436</text:p>
          </table:table-cell>
          <table:table-cell office:value-type="float" office:value="51.0148" calcext:value-type="float">
            <text:p>51.0148</text:p>
          </table:table-cell>
          <table:table-cell office:value-type="float" office:value="8.4318" calcext:value-type="float">
            <text:p>8.4318</text:p>
          </table:table-cell>
          <table:table-cell office:value-type="string" calcext:value-type="string">
            <text:p><text:s/>Berleburg, Bad-Arfel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0" calcext:value-type="float">
            <text:p>610</text:p>
          </table:table-cell>
          <table:table-cell office:value-type="float" office:value="50.9837" calcext:value-type="float">
            <text:p>50.9837</text:p>
          </table:table-cell>
          <table:table-cell office:value-type="float" office:value="8.3683" calcext:value-type="float">
            <text:p>8.3683</text:p>
          </table:table-cell>
          <table:table-cell office:value-type="string" calcext:value-type="string">
            <text:p><text:s/>Berleburg, Bad-St�nz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10801" calcext:value-type="float">
            <text:p>20110801</text:p>
          </table:table-cell>
          <table:table-cell office:value-type="float" office:value="36" calcext:value-type="float">
            <text:p>36</text:p>
          </table:table-cell>
          <table:table-cell office:value-type="float" office:value="52.5198" calcext:value-type="float">
            <text:p>52.5198</text:p>
          </table:table-cell>
          <table:table-cell office:value-type="float" office:value="13.4057" calcext:value-type="float">
            <text:p>13.4057</text:p>
          </table:table-cell>
          <table:table-cell office:value-type="string" calcext:value-type="string">
            <text:p><text:s/>Berlin-Alexanderplatz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" calcext:value-type="float">
            <text:p>60</text:p>
          </table:table-cell>
          <table:table-cell office:value-type="float" office:value="52.6309" calcext:value-type="float">
            <text:p>52.6309</text:p>
          </table:table-cell>
          <table:table-cell office:value-type="float" office:value="13.5022" calcext:value-type="float">
            <text:p>13.5022</text:p>
          </table:table-cell>
          <table:table-cell office:value-type="string" calcext:value-type="string">
            <text:p><text:s/>Berlin-Buch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020128" calcext:value-type="float">
            <text:p>200201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" calcext:value-type="float">
            <text:p>51</text:p>
          </table:table-cell>
          <table:table-cell office:value-type="float" office:value="52.4537" calcext:value-type="float">
            <text:p>52.4537</text:p>
          </table:table-cell>
          <table:table-cell office:value-type="float" office:value="13.3017" calcext:value-type="float">
            <text:p>13.3017</text:p>
          </table:table-cell>
          <table:table-cell office:value-type="string" calcext:value-type="string">
            <text:p><text:s/>Berlin-Dahlem (FU)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00616" calcext:value-type="float">
            <text:p>20200616</text:p>
          </table:table-cell>
          <table:table-cell office:value-type="float" office:value="33" calcext:value-type="float">
            <text:p>33</text:p>
          </table:table-cell>
          <table:table-cell office:value-type="float" office:value="52.404" calcext:value-type="float">
            <text:p>52.404</text:p>
          </table:table-cell>
          <table:table-cell office:value-type="float" office:value="13.7309" calcext:value-type="float">
            <text:p>13.7309</text:p>
          </table:table-cell>
          <table:table-cell office:value-type="string" calcext:value-type="string">
            <text:p><text:s/>Berlin-Kaniswall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" calcext:value-type="float">
            <text:p>60</text:p>
          </table:table-cell>
          <table:table-cell office:value-type="float" office:value="52.5447" calcext:value-type="float">
            <text:p>52.5447</text:p>
          </table:table-cell>
          <table:table-cell office:value-type="float" office:value="13.5598" calcext:value-type="float">
            <text:p>13.5598</text:p>
          </table:table-cell>
          <table:table-cell office:value-type="string" calcext:value-type="string">
            <text:p><text:s/>Berlin-Marzahn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2.3807" calcext:value-type="float">
            <text:p>52.3807</text:p>
          </table:table-cell>
          <table:table-cell office:value-type="float" office:value="13.5306" calcext:value-type="float">
            <text:p>13.5306</text:p>
          </table:table-cell>
          <table:table-cell office:value-type="string" calcext:value-type="string">
            <text:p><text:s/>Berlin Brand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10505" calcext:value-type="float">
            <text:p>20210505</text:p>
          </table:table-cell>
          <table:table-cell office:value-type="float" office:value="36" calcext:value-type="float">
            <text:p>36</text:p>
          </table:table-cell>
          <table:table-cell office:value-type="float" office:value="52.5644" calcext:value-type="float">
            <text:p>52.5644</text:p>
          </table:table-cell>
          <table:table-cell office:value-type="float" office:value="13.3082" calcext:value-type="float">
            <text:p>13.3082</text:p>
          </table:table-cell>
          <table:table-cell office:value-type="string" calcext:value-type="string">
            <text:p><text:s/>Berlin-Tegel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2.4675" calcext:value-type="float">
            <text:p>52.4675</text:p>
          </table:table-cell>
          <table:table-cell office:value-type="float" office:value="13.4021" calcext:value-type="float">
            <text:p>13.4021</text:p>
          </table:table-cell>
          <table:table-cell office:value-type="string" calcext:value-type="string">
            <text:p><text:s/>Berlin-Tempelhof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36" calcext:value-type="float">
            <text:p>936</text:p>
          </table:table-cell>
          <table:table-cell office:value-type="float" office:value="47.7388" calcext:value-type="float">
            <text:p>47.7388</text:p>
          </table:table-cell>
          <table:table-cell office:value-type="float" office:value="10.7448" calcext:value-type="float">
            <text:p>10.7448</text:p>
          </table:table-cell>
          <table:table-cell office:value-type="string" calcext:value-type="string">
            <text:p><text:s/>Bernbeuren-Prachtsrie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5" calcext:value-type="float">
            <text:p>85</text:p>
          </table:table-cell>
          <table:table-cell office:value-type="float" office:value="51.8218" calcext:value-type="float">
            <text:p>51.8218</text:p>
          </table:table-cell>
          <table:table-cell office:value-type="float" office:value="11.711" calcext:value-type="float">
            <text:p>11.711</text:p>
          </table:table-cell>
          <table:table-cell office:value-type="string" calcext:value-type="string">
            <text:p><text:s/>Bernburg/Saale (Nord)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121204" calcext:value-type="float">
            <text:p>20121204</text:p>
          </table:table-cell>
          <table:table-cell office:value-type="float" office:value="120" calcext:value-type="float">
            <text:p>120</text:p>
          </table:table-cell>
          <table:table-cell office:value-type="float" office:value="49.9186" calcext:value-type="float">
            <text:p>49.9186</text:p>
          </table:table-cell>
          <table:table-cell office:value-type="float" office:value="7.0664" calcext:value-type="float">
            <text:p>7.0664</text:p>
          </table:table-cell>
          <table:table-cell office:value-type="string" calcext:value-type="string">
            <text:p><text:s/>Bernkastel-Kue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3" calcext:value-type="float">
            <text:p>363</text:p>
          </table:table-cell>
          <table:table-cell office:value-type="float" office:value="49.2641" calcext:value-type="float">
            <text:p>49.2641</text:p>
          </table:table-cell>
          <table:table-cell office:value-type="float" office:value="6.6868" calcext:value-type="float">
            <text:p>6.6868</text:p>
          </table:table-cell>
          <table:table-cell office:value-type="string" calcext:value-type="string">
            <text:p><text:s/>Berus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5" calcext:value-type="float">
            <text:p>505</text:p>
          </table:table-cell>
          <table:table-cell office:value-type="float" office:value="49.7291" calcext:value-type="float">
            <text:p>49.7291</text:p>
          </table:table-cell>
          <table:table-cell office:value-type="float" office:value="6.9175" calcext:value-type="float">
            <text:p>6.9175</text:p>
          </table:table-cell>
          <table:table-cell office:value-type="string" calcext:value-type="string">
            <text:p><text:s/>Beuren (Hochwald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8" calcext:value-type="float">
            <text:p>138</text:p>
          </table:table-cell>
          <table:table-cell office:value-type="float" office:value="50.2435" calcext:value-type="float">
            <text:p>50.2435</text:p>
          </table:table-cell>
          <table:table-cell office:value-type="float" office:value="9.2893" calcext:value-type="float">
            <text:p>9.2893</text:p>
          </table:table-cell>
          <table:table-cell office:value-type="string" calcext:value-type="string">
            <text:p><text:s/>W�chters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060724" calcext:value-type="float">
            <text:p>200607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60" calcext:value-type="float">
            <text:p>760</text:p>
          </table:table-cell>
          <table:table-cell office:value-type="float" office:value="47.7453" calcext:value-type="float">
            <text:p>47.7453</text:p>
          </table:table-cell>
          <table:table-cell office:value-type="float" office:value="8.3111" calcext:value-type="float">
            <text:p>8.3111</text:p>
          </table:table-cell>
          <table:table-cell office:value-type="string" calcext:value-type="string">
            <text:p><text:s/>�hlingen-Birken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9" calcext:value-type="float">
            <text:p>79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13.9716" calcext:value-type="float">
            <text:p>13.9716</text:p>
          </table:table-cell>
          <table:table-cell office:value-type="string" calcext:value-type="string">
            <text:p><text:s/>Bischdorf, Kreis Oberspreewald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060616" calcext:value-type="float">
            <text:p>20060616</text:p>
          </table:table-cell>
          <table:table-cell office:value-type="float" office:value="332" calcext:value-type="float">
            <text:p>332</text:p>
          </table:table-cell>
          <table:table-cell office:value-type="float" office:value="51.4268" calcext:value-type="float">
            <text:p>51.4268</text:p>
          </table:table-cell>
          <table:table-cell office:value-type="float" office:value="10.0932" calcext:value-type="float">
            <text:p>10.0932</text:p>
          </table:table-cell>
          <table:table-cell office:value-type="string" calcext:value-type="string">
            <text:p><text:s/>Bischha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050220" calcext:value-type="float">
            <text:p>200502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5" calcext:value-type="float">
            <text:p>425</text:p>
          </table:table-cell>
          <table:table-cell office:value-type="float" office:value="48.7092" calcext:value-type="float">
            <text:p>48.7092</text:p>
          </table:table-cell>
          <table:table-cell office:value-type="float" office:value="10.6283" calcext:value-type="float">
            <text:p>10.6283</text:p>
          </table:table-cell>
          <table:table-cell office:value-type="string" calcext:value-type="string">
            <text:p><text:s/>Bissing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359" calcext:value-type="float">
            <text:p>359</text:p>
          </table:table-cell>
          <table:table-cell office:value-type="float" office:value="49.9797" calcext:value-type="float">
            <text:p>49.9797</text:p>
          </table:table-cell>
          <table:table-cell office:value-type="float" office:value="6.5325" calcext:value-type="float">
            <text:p>6.5325</text:p>
          </table:table-cell>
          <table:table-cell office:value-type="string" calcext:value-type="string">
            <text:p><text:s/>Bitbu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7" calcext:value-type="float">
            <text:p>417</text:p>
          </table:table-cell>
          <table:table-cell office:value-type="float" office:value="50.0372" calcext:value-type="float">
            <text:p>50.0372</text:p>
          </table:table-cell>
          <table:table-cell office:value-type="float" office:value="7.3079" calcext:value-type="float">
            <text:p>7.3079</text:p>
          </table:table-cell>
          <table:table-cell office:value-type="string" calcext:value-type="string">
            <text:p><text:s/>Blankenra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3.2401" calcext:value-type="float">
            <text:p>53.2401</text:p>
          </table:table-cell>
          <table:table-cell office:value-type="float" office:value="10.8522" calcext:value-type="float">
            <text:p>10.8522</text:p>
          </table:table-cell>
          <table:table-cell office:value-type="string" calcext:value-type="string">
            <text:p><text:s/>Bleckede-Walms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4" calcext:value-type="float">
            <text:p>344</text:p>
          </table:table-cell>
          <table:table-cell office:value-type="float" office:value="50.9041" calcext:value-type="float">
            <text:p>50.9041</text:p>
          </table:table-cell>
          <table:table-cell office:value-type="float" office:value="11.7985" calcext:value-type="float">
            <text:p>11.7985</text:p>
          </table:table-cell>
          <table:table-cell office:value-type="string" calcext:value-type="string">
            <text:p><text:s/>Bobeck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7" calcext:value-type="float">
            <text:p>517</text:p>
          </table:table-cell>
          <table:table-cell office:value-type="float" office:value="50.3887" calcext:value-type="float">
            <text:p>50.3887</text:p>
          </table:table-cell>
          <table:table-cell office:value-type="float" office:value="11.9955" calcext:value-type="float">
            <text:p>11.9955</text:p>
          </table:table-cell>
          <table:table-cell office:value-type="string" calcext:value-type="string">
            <text:p><text:s/>Weischlitz-Heinersgr�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" calcext:value-type="float">
            <text:p>23</text:p>
          </table:table-cell>
          <table:table-cell office:value-type="float" office:value="51.8293" calcext:value-type="float">
            <text:p>51.8293</text:p>
          </table:table-cell>
          <table:table-cell office:value-type="float" office:value="6.5365" calcext:value-type="float">
            <text:p>6.5365</text:p>
          </table:table-cell>
          <table:table-cell office:value-type="string" calcext:value-type="string">
            <text:p><text:s/>Bocholt-Liedern (Wasserwerk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0181101" calcext:value-type="float">
            <text:p>20181101</text:p>
          </table:table-cell>
          <table:table-cell office:value-type="float" office:value="101" calcext:value-type="float">
            <text:p>101</text:p>
          </table:table-cell>
          <table:table-cell office:value-type="float" office:value="51.4789" calcext:value-type="float">
            <text:p>51.4789</text:p>
          </table:table-cell>
          <table:table-cell office:value-type="float" office:value="7.2697" calcext:value-type="float">
            <text:p>7.2697</text:p>
          </table:table-cell>
          <table:table-cell office:value-type="string" calcext:value-type="string">
            <text:p><text:s/>Bochu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" calcext:value-type="float">
            <text:p>11</text:p>
          </table:table-cell>
          <table:table-cell office:value-type="float" office:value="53.367" calcext:value-type="float">
            <text:p>53.367</text:p>
          </table:table-cell>
          <table:table-cell office:value-type="float" office:value="7.9679" calcext:value-type="float">
            <text:p>7.9679</text:p>
          </table:table-cell>
          <table:table-cell office:value-type="string" calcext:value-type="string">
            <text:p><text:s/>Bockhorn-Grabst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090901" calcext:value-type="float">
            <text:p>2009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8" calcext:value-type="float">
            <text:p>258</text:p>
          </table:table-cell>
          <table:table-cell office:value-type="float" office:value="51.6957" calcext:value-type="float">
            <text:p>51.6957</text:p>
          </table:table-cell>
          <table:table-cell office:value-type="float" office:value="9.5135" calcext:value-type="float">
            <text:p>9.5135</text:p>
          </table:table-cell>
          <table:table-cell office:value-type="string" calcext:value-type="string">
            <text:p><text:s/>Bodenfelde-Amelith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3" calcext:value-type="float">
            <text:p>343</text:p>
          </table:table-cell>
          <table:table-cell office:value-type="float" office:value="48.8846" calcext:value-type="float">
            <text:p>48.8846</text:p>
          </table:table-cell>
          <table:table-cell office:value-type="float" office:value="12.7453" calcext:value-type="float">
            <text:p>12.7453</text:p>
          </table:table-cell>
          <table:table-cell office:value-type="string" calcext:value-type="string">
            <text:p><text:s/>Bogen-Pfel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" calcext:value-type="float">
            <text:p>45</text:p>
          </table:table-cell>
          <table:table-cell office:value-type="float" office:value="53.3911" calcext:value-type="float">
            <text:p>53.3911</text:p>
          </table:table-cell>
          <table:table-cell office:value-type="float" office:value="10.6878" calcext:value-type="float">
            <text:p>10.6878</text:p>
          </table:table-cell>
          <table:table-cell office:value-type="string" calcext:value-type="string">
            <text:p><text:s/>Boizenbu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" calcext:value-type="float">
            <text:p>15</text:p>
          </table:table-cell>
          <table:table-cell office:value-type="float" office:value="54.0027" calcext:value-type="float">
            <text:p>54.0027</text:p>
          </table:table-cell>
          <table:table-cell office:value-type="float" office:value="11.1908" calcext:value-type="float">
            <text:p>11.1908</text:p>
          </table:table-cell>
          <table:table-cell office:value-type="string" calcext:value-type="string">
            <text:p><text:s/>Boltenhag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19990302" calcext:value-type="float">
            <text:p>19990302</text:p>
          </table:table-cell>
          <table:table-cell office:value-type="float" office:value="62" calcext:value-type="float">
            <text:p>62</text:p>
          </table:table-cell>
          <table:table-cell office:value-type="float" office:value="50.7055" calcext:value-type="float">
            <text:p>50.7055</text:p>
          </table:table-cell>
          <table:table-cell office:value-type="float" office:value="7.1467" calcext:value-type="float">
            <text:p>7.1467</text:p>
          </table:table-cell>
          <table:table-cell office:value-type="string" calcext:value-type="string">
            <text:p><text:s/>Bonn-Fries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990303" calcext:value-type="float">
            <text:p>199903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7" calcext:value-type="float">
            <text:p>147</text:p>
          </table:table-cell>
          <table:table-cell office:value-type="float" office:value="50.7293" calcext:value-type="float">
            <text:p>50.7293</text:p>
          </table:table-cell>
          <table:table-cell office:value-type="float" office:value="7.204" calcext:value-type="float">
            <text:p>7.204</text:p>
          </table:table-cell>
          <table:table-cell office:value-type="string" calcext:value-type="string">
            <text:p><text:s/>K�nigswinter-Heiderho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5" calcext:value-type="float">
            <text:p>875</text:p>
          </table:table-cell>
          <table:table-cell office:value-type="float" office:value="47.8194" calcext:value-type="float">
            <text:p>47.8194</text:p>
          </table:table-cell>
          <table:table-cell office:value-type="float" office:value="8.3348" calcext:value-type="float">
            <text:p>8.3348</text:p>
          </table:table-cell>
          <table:table-cell office:value-type="string" calcext:value-type="string">
            <text:p><text:s/>Bonndorf/Schwarz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6" calcext:value-type="float">
            <text:p>206</text:p>
          </table:table-cell>
          <table:table-cell office:value-type="float" office:value="51.5677" calcext:value-type="float">
            <text:p>51.5677</text:p>
          </table:table-cell>
          <table:table-cell office:value-type="float" office:value="9.2324" calcext:value-type="float">
            <text:p>9.2324</text:p>
          </table:table-cell>
          <table:table-cell office:value-type="string" calcext:value-type="string">
            <text:p><text:s/>Borgentreic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" calcext:value-type="float">
            <text:p>47</text:p>
          </table:table-cell>
          <table:table-cell office:value-type="float" office:value="51.873" calcext:value-type="float">
            <text:p>51.873</text:p>
          </table:table-cell>
          <table:table-cell office:value-type="float" office:value="6.8863" calcext:value-type="float">
            <text:p>6.8863</text:p>
          </table:table-cell>
          <table:table-cell office:value-type="string" calcext:value-type="string">
            <text:p><text:s/>Borken in Westfal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" calcext:value-type="float">
            <text:p>66</text:p>
          </table:table-cell>
          <table:table-cell office:value-type="float" office:value="52.3745" calcext:value-type="float">
            <text:p>52.3745</text:p>
          </table:table-cell>
          <table:table-cell office:value-type="float" office:value="11.4655" calcext:value-type="float">
            <text:p>11.4655</text:p>
          </table:table-cell>
          <table:table-cell office:value-type="string" calcext:value-type="string">
            <text:p><text:s/>Westheide-Bor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" calcext:value-type="float">
            <text:p>87</text:p>
          </table:table-cell>
          <table:table-cell office:value-type="float" office:value="52.0193" calcext:value-type="float">
            <text:p>52.0193</text:p>
          </table:table-cell>
          <table:table-cell office:value-type="float" office:value="11.4059" calcext:value-type="float">
            <text:p>11.4059</text:p>
          </table:table-cell>
          <table:table-cell office:value-type="string" calcext:value-type="string">
            <text:p><text:s/>Bottmersdorf-Klein Germersle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6" calcext:value-type="float">
            <text:p>126</text:p>
          </table:table-cell>
          <table:table-cell office:value-type="float" office:value="51.4041" calcext:value-type="float">
            <text:p>51.4041</text:p>
          </table:table-cell>
          <table:table-cell office:value-type="float" office:value="14.5681" calcext:value-type="float">
            <text:p>14.5681</text:p>
          </table:table-cell>
          <table:table-cell office:value-type="string" calcext:value-type="string">
            <text:p><text:s/>Box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7049" calcext:value-type="float">
            <text:p>51.7049</text:p>
          </table:table-cell>
          <table:table-cell office:value-type="float" office:value="9.1738" calcext:value-type="float">
            <text:p>9.1738</text:p>
          </table:table-cell>
          <table:table-cell office:value-type="string" calcext:value-type="string">
            <text:p><text:s/>Brak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3" calcext:value-type="float">
            <text:p>483</text:p>
          </table:table-cell>
          <table:table-cell office:value-type="float" office:value="47.7241" calcext:value-type="float">
            <text:p>47.7241</text:p>
          </table:table-cell>
          <table:table-cell office:value-type="float" office:value="12.1092" calcext:value-type="float">
            <text:p>12.1092</text:p>
          </table:table-cell>
          <table:table-cell office:value-type="string" calcext:value-type="string">
            <text:p><text:s/>Brannenburg-Deger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7" calcext:value-type="float">
            <text:p>607</text:p>
          </table:table-cell>
          <table:table-cell office:value-type="float" office:value="51.7234" calcext:value-type="float">
            <text:p>51.7234</text:p>
          </table:table-cell>
          <table:table-cell office:value-type="float" office:value="10.6021" calcext:value-type="float">
            <text:p>10.6021</text:p>
          </table:table-cell>
          <table:table-cell office:value-type="string" calcext:value-type="string">
            <text:p><text:s/>Braun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971022" calcext:value-type="float">
            <text:p>1997102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" calcext:value-type="float">
            <text:p>81</text:p>
          </table:table-cell>
          <table:table-cell office:value-type="float" office:value="52.2915" calcext:value-type="float">
            <text:p>52.2915</text:p>
          </table:table-cell>
          <table:table-cell office:value-type="float" office:value="10.4464" calcext:value-type="float">
            <text:p>10.4464</text:p>
          </table:table-cell>
          <table:table-cell office:value-type="string" calcext:value-type="string">
            <text:p><text:s/>Braunschwei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030421" calcext:value-type="float">
            <text:p>2003042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0" calcext:value-type="float">
            <text:p>610</text:p>
          </table:table-cell>
          <table:table-cell office:value-type="float" office:value="48.1266" calcext:value-type="float">
            <text:p>48.1266</text:p>
          </table:table-cell>
          <table:table-cell office:value-type="float" office:value="10.3649" calcext:value-type="float">
            <text:p>10.3649</text:p>
          </table:table-cell>
          <table:table-cell office:value-type="string" calcext:value-type="string">
            <text:p><text:s/>Breitenbrunn-F�rbu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050621" calcext:value-type="float">
            <text:p>2005062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00" calcext:value-type="float">
            <text:p>1000</text:p>
          </table:table-cell>
          <table:table-cell office:value-type="float" office:value="47.9385" calcext:value-type="float">
            <text:p>47.9385</text:p>
          </table:table-cell>
          <table:table-cell office:value-type="float" office:value="8.0761" calcext:value-type="float">
            <text:p>8.0761</text:p>
          </table:table-cell>
          <table:table-cell office:value-type="string" calcext:value-type="string">
            <text:p><text:s/>Breitn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9950928" calcext:value-type="float">
            <text:p>19950928</text:p>
          </table:table-cell>
          <table:table-cell office:value-type="float" office:value="20061102" calcext:value-type="float">
            <text:p>20061102</text:p>
          </table:table-cell>
          <table:table-cell office:value-type="float" office:value="585" calcext:value-type="float">
            <text:p>585</text:p>
          </table:table-cell>
          <table:table-cell office:value-type="float" office:value="49.9017" calcext:value-type="float">
            <text:p>49.9017</text:p>
          </table:table-cell>
          <table:table-cell office:value-type="float" office:value="9.4281" calcext:value-type="float">
            <text:p>9.4281</text:p>
          </table:table-cell>
          <table:table-cell office:value-type="string" calcext:value-type="string">
            <text:p><text:s/>Breitso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" calcext:value-type="float">
            <text:p>4</text:p>
          </table:table-cell>
          <table:table-cell office:value-type="float" office:value="53.0451" calcext:value-type="float">
            <text:p>53.0451</text:p>
          </table:table-cell>
          <table:table-cell office:value-type="float" office:value="8.7981" calcext:value-type="float">
            <text:p>8.7981</text:p>
          </table:table-cell>
          <table:table-cell office:value-type="string" calcext:value-type="string">
            <text:p><text:s/>Bremen</text:p>
          </table:table-cell>
          <table:table-cell office:value-type="string" calcext:value-type="string">
            <text:p>Bremen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980610" calcext:value-type="float">
            <text:p>199806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" calcext:value-type="float">
            <text:p>7</text:p>
          </table:table-cell>
          <table:table-cell office:value-type="float" office:value="53.5332" calcext:value-type="float">
            <text:p>53.5332</text:p>
          </table:table-cell>
          <table:table-cell office:value-type="float" office:value="8.5761" calcext:value-type="float">
            <text:p>8.5761</text:p>
          </table:table-cell>
          <table:table-cell office:value-type="string" calcext:value-type="string">
            <text:p><text:s/>Bremerhaven</text:p>
          </table:table-cell>
          <table:table-cell office:value-type="string" calcext:value-type="string">
            <text:p>Breme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" calcext:value-type="float">
            <text:p>11</text:p>
          </table:table-cell>
          <table:table-cell office:value-type="float" office:value="53.4451" calcext:value-type="float">
            <text:p>53.4451</text:p>
          </table:table-cell>
          <table:table-cell office:value-type="float" office:value="9.139" calcext:value-type="float">
            <text:p>9.139</text:p>
          </table:table-cell>
          <table:table-cell office:value-type="string" calcext:value-type="string">
            <text:p><text:s/>Bremerv�r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2.3653" calcext:value-type="float">
            <text:p>52.3653</text:p>
          </table:table-cell>
          <table:table-cell office:value-type="float" office:value="14.2474" calcext:value-type="float">
            <text:p>14.2474</text:p>
          </table:table-cell>
          <table:table-cell office:value-type="string" calcext:value-type="string">
            <text:p><text:s/>Neu Madl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1" calcext:value-type="float">
            <text:p>101</text:p>
          </table:table-cell>
          <table:table-cell office:value-type="float" office:value="51.5168" calcext:value-type="float">
            <text:p>51.5168</text:p>
          </table:table-cell>
          <table:table-cell office:value-type="float" office:value="12.4356" calcext:value-type="float">
            <text:p>12.4356</text:p>
          </table:table-cell>
          <table:table-cell office:value-type="string" calcext:value-type="string">
            <text:p><text:s/>Sch�nw�lkau-Brinnis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0" calcext:value-type="float">
            <text:p>290</text:p>
          </table:table-cell>
          <table:table-cell office:value-type="float" office:value="50.1841" calcext:value-type="float">
            <text:p>50.1841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<text:s/>Kai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110120" calcext:value-type="float">
            <text:p>20110120</text:p>
          </table:table-cell>
          <table:table-cell office:value-type="float" office:value="238" calcext:value-type="float">
            <text:p>238</text:p>
          </table:table-cell>
          <table:table-cell office:value-type="float" office:value="49.3864" calcext:value-type="float">
            <text:p>49.3864</text:p>
          </table:table-cell>
          <table:table-cell office:value-type="float" office:value="7.4567" calcext:value-type="float">
            <text:p>7.4567</text:p>
          </table:table-cell>
          <table:table-cell office:value-type="string" calcext:value-type="string">
            <text:p><text:s/>Bruchm�hlbach-Miesau/Gla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0" calcext:value-type="float">
            <text:p>130</text:p>
          </table:table-cell>
          <table:table-cell office:value-type="float" office:value="49.1127" calcext:value-type="float">
            <text:p>49.1127</text:p>
          </table:table-cell>
          <table:table-cell office:value-type="float" office:value="8.6372" calcext:value-type="float">
            <text:p>8.6372</text:p>
          </table:table-cell>
          <table:table-cell office:value-type="string" calcext:value-type="string">
            <text:p><text:s/>Bruchsal-Heidels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040919" calcext:value-type="float">
            <text:p>200409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5" calcext:value-type="float">
            <text:p>545</text:p>
          </table:table-cell>
          <table:table-cell office:value-type="float" office:value="49.7985" calcext:value-type="float">
            <text:p>49.7985</text:p>
          </table:table-cell>
          <table:table-cell office:value-type="float" office:value="7.2278" calcext:value-type="float">
            <text:p>7.2278</text:p>
          </table:table-cell>
          <table:table-cell office:value-type="string" calcext:value-type="string">
            <text:p><text:s/>Bruchweiler, Kr. Birkenfel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2.1692" calcext:value-type="float">
            <text:p>52.1692</text:p>
          </table:table-cell>
          <table:table-cell office:value-type="float" office:value="12.7334" calcext:value-type="float">
            <text:p>12.7334</text:p>
          </table:table-cell>
          <table:table-cell office:value-type="string" calcext:value-type="string">
            <text:p><text:s/>Br�ck-G�mnig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5" calcext:value-type="float">
            <text:p>305</text:p>
          </table:table-cell>
          <table:table-cell office:value-type="float" office:value="50.87" calcext:value-type="float">
            <text:p>50.87</text:p>
          </table:table-cell>
          <table:table-cell office:value-type="float" office:value="11.5022" calcext:value-type="float">
            <text:p>11.5022</text:p>
          </table:table-cell>
          <table:table-cell office:value-type="string" calcext:value-type="string">
            <text:p><text:s/>Buch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49.5182" calcext:value-type="float">
            <text:p>49.5182</text:p>
          </table:table-cell>
          <table:table-cell office:value-type="float" office:value="9.3213" calcext:value-type="float">
            <text:p>9.3213</text:p>
          </table:table-cell>
          <table:table-cell office:value-type="string" calcext:value-type="string">
            <text:p><text:s/>Buchen, Kr. Neckar-Oden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5" calcext:value-type="float">
            <text:p>445</text:p>
          </table:table-cell>
          <table:table-cell office:value-type="float" office:value="47.9625" calcext:value-type="float">
            <text:p>47.9625</text:p>
          </table:table-cell>
          <table:table-cell office:value-type="float" office:value="7.9983" calcext:value-type="float">
            <text:p>7.9983</text:p>
          </table:table-cell>
          <table:table-cell office:value-type="string" calcext:value-type="string">
            <text:p><text:s/>Buchen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71201" calcext:value-type="float">
            <text:p>201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" calcext:value-type="float">
            <text:p>82</text:p>
          </table:table-cell>
          <table:table-cell office:value-type="float" office:value="53.3629" calcext:value-type="float">
            <text:p>53.3629</text:p>
          </table:table-cell>
          <table:table-cell office:value-type="float" office:value="9.9435" calcext:value-type="float">
            <text:p>9.9435</text:p>
          </table:table-cell>
          <table:table-cell office:value-type="string" calcext:value-type="string">
            <text:p><text:s/>Rosengarten-Kleck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.6323" calcext:value-type="float">
            <text:p>10.6323</text:p>
          </table:table-cell>
          <table:table-cell office:value-type="string" calcext:value-type="string">
            <text:p><text:s/>Osterwieck-Rimbeck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3" calcext:value-type="float">
            <text:p>263</text:p>
          </table:table-cell>
          <table:table-cell office:value-type="float" office:value="49.6063" calcext:value-type="float">
            <text:p>49.6063</text:p>
          </table:table-cell>
          <table:table-cell office:value-type="float" office:value="9.8834" calcext:value-type="float">
            <text:p>9.8834</text:p>
          </table:table-cell>
          <table:table-cell office:value-type="string" calcext:value-type="string">
            <text:p><text:s/>B�tthar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" calcext:value-type="float">
            <text:p>8</text:p>
          </table:table-cell>
          <table:table-cell office:value-type="float" office:value="54.6328" calcext:value-type="float">
            <text:p>54.6328</text:p>
          </table:table-cell>
          <table:table-cell office:value-type="float" office:value="8.937" calcext:value-type="float">
            <text:p>8.937</text:p>
          </table:table-cell>
          <table:table-cell office:value-type="string" calcext:value-type="string">
            <text:p><text:s/>Bordelum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2" calcext:value-type="float">
            <text:p>412</text:p>
          </table:table-cell>
          <table:table-cell office:value-type="float" office:value="50.7556" calcext:value-type="float">
            <text:p>50.7556</text:p>
          </table:table-cell>
          <table:table-cell office:value-type="float" office:value="8.1257" calcext:value-type="float">
            <text:p>8.1257</text:p>
          </table:table-cell>
          <table:table-cell office:value-type="string" calcext:value-type="string">
            <text:p><text:s/>Burbach-W�rg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" calcext:value-type="float">
            <text:p>39</text:p>
          </table:table-cell>
          <table:table-cell office:value-type="float" office:value="52.3241" calcext:value-type="float">
            <text:p>52.3241</text:p>
          </table:table-cell>
          <table:table-cell office:value-type="float" office:value="11.8339" calcext:value-type="float">
            <text:p>11.8339</text:p>
          </table:table-cell>
          <table:table-cell office:value-type="string" calcext:value-type="string">
            <text:p><text:s/>Burg-Blumenthal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1" calcext:value-type="float">
            <text:p>331</text:p>
          </table:table-cell>
          <table:table-cell office:value-type="float" office:value="49.4549" calcext:value-type="float">
            <text:p>49.4549</text:p>
          </table:table-cell>
          <table:table-cell office:value-type="float" office:value="10.3241" calcext:value-type="float">
            <text:p>10.3241</text:p>
          </table:table-cell>
          <table:table-cell office:value-type="string" calcext:value-type="string">
            <text:p><text:s/>Burgbern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070425" calcext:value-type="float">
            <text:p>2007042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0" calcext:value-type="float">
            <text:p>290</text:p>
          </table:table-cell>
          <table:table-cell office:value-type="float" office:value="49.745" calcext:value-type="float">
            <text:p>49.745</text:p>
          </table:table-cell>
          <table:table-cell office:value-type="float" office:value="10.6434" calcext:value-type="float">
            <text:p>10.6434</text:p>
          </table:table-cell>
          <table:table-cell office:value-type="string" calcext:value-type="string">
            <text:p><text:s/>Schl�sselfeld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3" calcext:value-type="float">
            <text:p>413</text:p>
          </table:table-cell>
          <table:table-cell office:value-type="float" office:value="48.187" calcext:value-type="float">
            <text:p>48.187</text:p>
          </table:table-cell>
          <table:table-cell office:value-type="float" office:value="12.8098" calcext:value-type="float">
            <text:p>12.8098</text:p>
          </table:table-cell>
          <table:table-cell office:value-type="string" calcext:value-type="string">
            <text:p><text:s/>Mehring, Kr. Alt�tting-Niederholz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8" calcext:value-type="float">
            <text:p>278</text:p>
          </table:table-cell>
          <table:table-cell office:value-type="float" office:value="50.1429" calcext:value-type="float">
            <text:p>50.1429</text:p>
          </table:table-cell>
          <table:table-cell office:value-type="float" office:value="11.2322" calcext:value-type="float">
            <text:p>11.2322</text:p>
          </table:table-cell>
          <table:table-cell office:value-type="string" calcext:value-type="string">
            <text:p><text:s/>Burgkun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060108" calcext:value-type="float">
            <text:p>200601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0" calcext:value-type="float">
            <text:p>270</text:p>
          </table:table-cell>
          <table:table-cell office:value-type="float" office:value="50.1451" calcext:value-type="float">
            <text:p>50.1451</text:p>
          </table:table-cell>
          <table:table-cell office:value-type="float" office:value="10.7066" calcext:value-type="float">
            <text:p>10.7066</text:p>
          </table:table-cell>
          <table:table-cell office:value-type="string" calcext:value-type="string">
            <text:p><text:s/>Pfarrweisach-Lohr (Pegel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4" calcext:value-type="float">
            <text:p>154</text:p>
          </table:table-cell>
          <table:table-cell office:value-type="float" office:value="51.5427" calcext:value-type="float">
            <text:p>51.5427</text:p>
          </table:table-cell>
          <table:table-cell office:value-type="float" office:value="11.6948" calcext:value-type="float">
            <text:p>11.6948</text:p>
          </table:table-cell>
          <table:table-cell office:value-type="string" calcext:value-type="string">
            <text:p><text:s/>Seegebiet Mansfelder Land-Dedersted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3" calcext:value-type="float">
            <text:p>293</text:p>
          </table:table-cell>
          <table:table-cell office:value-type="float" office:value="51.0306" calcext:value-type="float">
            <text:p>51.0306</text:p>
          </table:table-cell>
          <table:table-cell office:value-type="float" office:value="8.8146" calcext:value-type="float">
            <text:p>8.8146</text:p>
          </table:table-cell>
          <table:table-cell office:value-type="string" calcext:value-type="string">
            <text:p><text:s/>Burgwald-Bottendorf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4" calcext:value-type="float">
            <text:p>244</text:p>
          </table:table-cell>
          <table:table-cell office:value-type="float" office:value="50.2863" calcext:value-type="float">
            <text:p>50.2863</text:p>
          </table:table-cell>
          <table:table-cell office:value-type="float" office:value="8.2949" calcext:value-type="float">
            <text:p>8.2949</text:p>
          </table:table-cell>
          <table:table-cell office:value-type="string" calcext:value-type="string">
            <text:p><text:s/>Camberg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110105" calcext:value-type="float">
            <text:p>20110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3.7575" calcext:value-type="float">
            <text:p>53.7575</text:p>
          </table:table-cell>
          <table:table-cell office:value-type="float" office:value="10.9288" calcext:value-type="float">
            <text:p>10.9288</text:p>
          </table:table-cell>
          <table:table-cell office:value-type="string" calcext:value-type="string">
            <text:p><text:s/>Carl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95" calcext:value-type="float">
            <text:p>895</text:p>
          </table:table-cell>
          <table:table-cell office:value-type="float" office:value="50.4313" calcext:value-type="float">
            <text:p>50.4313</text:p>
          </table:table-cell>
          <table:table-cell office:value-type="float" office:value="12.6114" calcext:value-type="float">
            <text:p>12.6114</text:p>
          </table:table-cell>
          <table:table-cell office:value-type="string" calcext:value-type="string">
            <text:p><text:s/>Carlsfeld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080801" calcext:value-type="float">
            <text:p>2008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" calcext:value-type="float">
            <text:p>38</text:p>
          </table:table-cell>
          <table:table-cell office:value-type="float" office:value="52.6146" calcext:value-type="float">
            <text:p>52.6146</text:p>
          </table:table-cell>
          <table:table-cell office:value-type="float" office:value="10.0726" calcext:value-type="float">
            <text:p>10.0726</text:p>
          </table:table-cell>
          <table:table-cell office:value-type="string" calcext:value-type="string">
            <text:p><text:s/>Celle (Stadt)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50.7913" calcext:value-type="float">
            <text:p>50.7913</text:p>
          </table:table-cell>
          <table:table-cell office:value-type="float" office:value="12.872" calcext:value-type="float">
            <text:p>12.872</text:p>
          </table:table-cell>
          <table:table-cell office:value-type="string" calcext:value-type="string">
            <text:p><text:s/>Chemn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950907" calcext:value-type="float">
            <text:p>199509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1" calcext:value-type="float">
            <text:p>551</text:p>
          </table:table-cell>
          <table:table-cell office:value-type="float" office:value="47.8843" calcext:value-type="float">
            <text:p>47.8843</text:p>
          </table:table-cell>
          <table:table-cell office:value-type="float" office:value="12.5404" calcext:value-type="float">
            <text:p>12.5404</text:p>
          </table:table-cell>
          <table:table-cell office:value-type="string" calcext:value-type="string">
            <text:p><text:s/>Chiem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5" calcext:value-type="float">
            <text:p>535</text:p>
          </table:table-cell>
          <table:table-cell office:value-type="float" office:value="47.8665" calcext:value-type="float">
            <text:p>47.8665</text:p>
          </table:table-cell>
          <table:table-cell office:value-type="float" office:value="12.395" calcext:value-type="float">
            <text:p>12.395</text:p>
          </table:table-cell>
          <table:table-cell office:value-type="string" calcext:value-type="string">
            <text:p><text:s/>Chiemsee-Herrenchiemse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071001" calcext:value-type="float">
            <text:p>20071001</text:p>
          </table:table-cell>
          <table:table-cell office:value-type="float" office:value="20120405" calcext:value-type="float">
            <text:p>20120405</text:p>
          </table:table-cell>
          <table:table-cell office:value-type="float" office:value="585" calcext:value-type="float">
            <text:p>585</text:p>
          </table:table-cell>
          <table:table-cell office:value-type="float" office:value="51.7904" calcext:value-type="float">
            <text:p>51.7904</text:p>
          </table:table-cell>
          <table:table-cell office:value-type="float" office:value="10.347" calcext:value-type="float">
            <text:p>10.347</text:p>
          </table:table-cell>
          <table:table-cell office:value-type="string" calcext:value-type="string">
            <text:p><text:s/>Clausthal-Zeller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4" calcext:value-type="float">
            <text:p>344</text:p>
          </table:table-cell>
          <table:table-cell office:value-type="float" office:value="50.3066" calcext:value-type="float">
            <text:p>50.3066</text:p>
          </table:table-cell>
          <table:table-cell office:value-type="float" office:value="10.9679" calcext:value-type="float">
            <text:p>10.9679</text:p>
          </table:table-cell>
          <table:table-cell office:value-type="string" calcext:value-type="string">
            <text:p><text:s/>Lautertal-Oberlaut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" calcext:value-type="float">
            <text:p>87</text:p>
          </table:table-cell>
          <table:table-cell office:value-type="float" office:value="51.9618" calcext:value-type="float">
            <text:p>51.9618</text:p>
          </table:table-cell>
          <table:table-cell office:value-type="float" office:value="7.1585" calcext:value-type="float">
            <text:p>7.1585</text:p>
          </table:table-cell>
          <table:table-cell office:value-type="string" calcext:value-type="string">
            <text:p><text:s/>Coesfel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2.2994" calcext:value-type="float">
            <text:p>52.2994</text:p>
          </table:table-cell>
          <table:table-cell office:value-type="float" office:value="11.6733" calcext:value-type="float">
            <text:p>11.6733</text:p>
          </table:table-cell>
          <table:table-cell office:value-type="string" calcext:value-type="string">
            <text:p><text:s/>Ziel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" calcext:value-type="float">
            <text:p>69</text:p>
          </table:table-cell>
          <table:table-cell office:value-type="float" office:value="51.776" calcext:value-type="float">
            <text:p>51.776</text:p>
          </table:table-cell>
          <table:table-cell office:value-type="float" office:value="14.3168" calcext:value-type="float">
            <text:p>14.3168</text:p>
          </table:table-cell>
          <table:table-cell office:value-type="string" calcext:value-type="string">
            <text:p><text:s/>Cottbus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6" calcext:value-type="float">
            <text:p>20220106</text:p>
          </table:table-cell>
          <table:table-cell office:value-type="float" office:value="450" calcext:value-type="float">
            <text:p>450</text:p>
          </table:table-cell>
          <table:table-cell office:value-type="float" office:value="49.8449" calcext:value-type="float">
            <text:p>49.8449</text:p>
          </table:table-cell>
          <table:table-cell office:value-type="float" office:value="11.616" calcext:value-type="float">
            <text:p>11.616</text:p>
          </table:table-cell>
          <table:table-cell office:value-type="string" calcext:value-type="string">
            <text:p><text:s/>Creu�en-B�h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000510" calcext:value-type="float">
            <text:p>200005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" calcext:value-type="float">
            <text:p>5</text:p>
          </table:table-cell>
          <table:table-cell office:value-type="float" office:value="53.8713" calcext:value-type="float">
            <text:p>53.8713</text:p>
          </table:table-cell>
          <table:table-cell office:value-type="float" office:value="8.7058" calcext:value-type="float">
            <text:p>8.7058</text:p>
          </table:table-cell>
          <table:table-cell office:value-type="string" calcext:value-type="string">
            <text:p><text:s/>Cuxhav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0" calcext:value-type="float">
            <text:p>170</text:p>
          </table:table-cell>
          <table:table-cell office:value-type="float" office:value="51.0778" calcext:value-type="float">
            <text:p>51.0778</text:p>
          </table:table-cell>
          <table:table-cell office:value-type="float" office:value="10.8619" calcext:value-type="float">
            <text:p>10.8619</text:p>
          </table:table-cell>
          <table:table-cell office:value-type="string" calcext:value-type="string">
            <text:p><text:s/>Dachwi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3" calcext:value-type="float">
            <text:p>573</text:p>
          </table:table-cell>
          <table:table-cell office:value-type="float" office:value="50.4115" calcext:value-type="float">
            <text:p>50.4115</text:p>
          </table:table-cell>
          <table:table-cell office:value-type="float" office:value="6.5615" calcext:value-type="float">
            <text:p>6.5615</text:p>
          </table:table-cell>
          <table:table-cell office:value-type="string" calcext:value-type="string">
            <text:p><text:s/>Dahlem-Schmidt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2" calcext:value-type="float">
            <text:p>162</text:p>
          </table:table-cell>
          <table:table-cell office:value-type="float" office:value="49.8809" calcext:value-type="float">
            <text:p>49.8809</text:p>
          </table:table-cell>
          <table:table-cell office:value-type="float" office:value="8.6779" calcext:value-type="float">
            <text:p>8.6779</text:p>
          </table:table-cell>
          <table:table-cell office:value-type="string" calcext:value-type="string">
            <text:p><text:s/>Darmsta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120731" calcext:value-type="float">
            <text:p>20120731</text:p>
          </table:table-cell>
          <table:table-cell office:value-type="float" office:value="352" calcext:value-type="float">
            <text:p>352</text:p>
          </table:table-cell>
          <table:table-cell office:value-type="float" office:value="50.045" calcext:value-type="float">
            <text:p>50.045</text:p>
          </table:table-cell>
          <table:table-cell office:value-type="float" office:value="6.1369" calcext:value-type="float">
            <text:p>6.1369</text:p>
          </table:table-cell>
          <table:table-cell office:value-type="string" calcext:value-type="string">
            <text:p><text:s/>Dasburg/Ou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060110" calcext:value-type="float">
            <text:p>20060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48.395" calcext:value-type="float">
            <text:p>48.395</text:p>
          </table:table-cell>
          <table:table-cell office:value-type="float" office:value="11.0594" calcext:value-type="float">
            <text:p>11.0594</text:p>
          </table:table-cell>
          <table:table-cell office:value-type="string" calcext:value-type="string">
            <text:p><text:s/>Dasin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041019" calcext:value-type="float">
            <text:p>200410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2" calcext:value-type="float">
            <text:p>712</text:p>
          </table:table-cell>
          <table:table-cell office:value-type="float" office:value="47.8007" calcext:value-type="float">
            <text:p>47.8007</text:p>
          </table:table-cell>
          <table:table-cell office:value-type="float" office:value="9.4108" calcext:value-type="float">
            <text:p>9.4108</text:p>
          </table:table-cell>
          <table:table-cell office:value-type="string" calcext:value-type="string">
            <text:p><text:s/>Deggenhausertal-Azenweil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5" calcext:value-type="float">
            <text:p>585</text:p>
          </table:table-cell>
          <table:table-cell office:value-type="float" office:value="48.0368" calcext:value-type="float">
            <text:p>48.0368</text:p>
          </table:table-cell>
          <table:table-cell office:value-type="float" office:value="11.5777" calcext:value-type="float">
            <text:p>11.5777</text:p>
          </table:table-cell>
          <table:table-cell office:value-type="string" calcext:value-type="string">
            <text:p><text:s/>Deisenhofen, Kreis M�n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" calcext:value-type="float">
            <text:p>88</text:p>
          </table:table-cell>
          <table:table-cell office:value-type="float" office:value="51.7835" calcext:value-type="float">
            <text:p>51.7835</text:p>
          </table:table-cell>
          <table:table-cell office:value-type="float" office:value="8.5658" calcext:value-type="float">
            <text:p>8.5658</text:p>
          </table:table-cell>
          <table:table-cell office:value-type="string" calcext:value-type="string">
            <text:p><text:s/>Delbr�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8" calcext:value-type="float">
            <text:p>308</text:p>
          </table:table-cell>
          <table:table-cell office:value-type="float" office:value="50.122" calcext:value-type="float">
            <text:p>50.122</text:p>
          </table:table-cell>
          <table:table-cell office:value-type="float" office:value="6.599" calcext:value-type="float">
            <text:p>6.599</text:p>
          </table:table-cell>
          <table:table-cell office:value-type="string" calcext:value-type="string">
            <text:p><text:s/>Densbo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971210" calcext:value-type="float">
            <text:p>199712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1" calcext:value-type="float">
            <text:p>481</text:p>
          </table:table-cell>
          <table:table-cell office:value-type="float" office:value="49.7619" calcext:value-type="float">
            <text:p>49.7619</text:p>
          </table:table-cell>
          <table:table-cell office:value-type="float" office:value="7.0542" calcext:value-type="float">
            <text:p>7.0542</text:p>
          </table:table-cell>
          <table:table-cell office:value-type="string" calcext:value-type="string">
            <text:p><text:s/>Deusel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8" calcext:value-type="float">
            <text:p>258</text:p>
          </table:table-cell>
          <table:table-cell office:value-type="float" office:value="51.4743" calcext:value-type="float">
            <text:p>51.4743</text:p>
          </table:table-cell>
          <table:table-cell office:value-type="float" office:value="9.0039" calcext:value-type="float">
            <text:p>9.0039</text:p>
          </table:table-cell>
          <table:table-cell office:value-type="string" calcext:value-type="string">
            <text:p><text:s/>Diemelstadt-Rhod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6" calcext:value-type="float">
            <text:p>326</text:p>
          </table:table-cell>
          <table:table-cell office:value-type="float" office:value="50.8018" calcext:value-type="float">
            <text:p>50.8018</text:p>
          </table:table-cell>
          <table:table-cell office:value-type="float" office:value="11.1692" calcext:value-type="float">
            <text:p>11.1692</text:p>
          </table:table-cell>
          <table:table-cell office:value-type="string" calcext:value-type="string">
            <text:p><text:s/>Stadtilm-Dienstedt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960603" calcext:value-type="float">
            <text:p>199606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" calcext:value-type="float">
            <text:p>38</text:p>
          </table:table-cell>
          <table:table-cell office:value-type="float" office:value="52.5881" calcext:value-type="float">
            <text:p>52.5881</text:p>
          </table:table-cell>
          <table:table-cell office:value-type="float" office:value="8.3424" calcext:value-type="float">
            <text:p>8.3424</text:p>
          </table:table-cell>
          <table:table-cell office:value-type="string" calcext:value-type="string">
            <text:p><text:s/>Diepholz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060201" calcext:value-type="float">
            <text:p>2006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" calcext:value-type="float">
            <text:p>65</text:p>
          </table:table-cell>
          <table:table-cell office:value-type="float" office:value="52.7522" calcext:value-type="float">
            <text:p>52.7522</text:p>
          </table:table-cell>
          <table:table-cell office:value-type="float" office:value="10.8831" calcext:value-type="float">
            <text:p>10.8831</text:p>
          </table:table-cell>
          <table:table-cell office:value-type="string" calcext:value-type="string">
            <text:p><text:s/>Die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5" calcext:value-type="float">
            <text:p>405</text:p>
          </table:table-cell>
          <table:table-cell office:value-type="float" office:value="49.4158" calcext:value-type="float">
            <text:p>49.4158</text:p>
          </table:table-cell>
          <table:table-cell office:value-type="float" office:value="10.6734" calcext:value-type="float">
            <text:p>10.6734</text:p>
          </table:table-cell>
          <table:table-cell office:value-type="string" calcext:value-type="string">
            <text:p><text:s/>Dieten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0" calcext:value-type="float">
            <text:p>440</text:p>
          </table:table-cell>
          <table:table-cell office:value-type="float" office:value="51.5307" calcext:value-type="float">
            <text:p>51.5307</text:p>
          </table:table-cell>
          <table:table-cell office:value-type="float" office:value="11.0457" calcext:value-type="float">
            <text:p>11.0457</text:p>
          </table:table-cell>
          <table:table-cell office:value-type="string" calcext:value-type="string">
            <text:p><text:s/>S�dharz-Dieter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377" calcext:value-type="float">
            <text:p>377</text:p>
          </table:table-cell>
          <table:table-cell office:value-type="float" office:value="50.8541" calcext:value-type="float">
            <text:p>50.8541</text:p>
          </table:table-cell>
          <table:table-cell office:value-type="float" office:value="8.3416" calcext:value-type="float">
            <text:p>8.3416</text:p>
          </table:table-cell>
          <table:table-cell office:value-type="string" calcext:value-type="string">
            <text:p><text:s/>Dietzh�lztal-Mandel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5" calcext:value-type="float">
            <text:p>155</text:p>
          </table:table-cell>
          <table:table-cell office:value-type="float" office:value="50.3574" calcext:value-type="float">
            <text:p>50.3574</text:p>
          </table:table-cell>
          <table:table-cell office:value-type="float" office:value="8.0485" calcext:value-type="float">
            <text:p>8.0485</text:p>
          </table:table-cell>
          <table:table-cell office:value-type="string" calcext:value-type="string">
            <text:p><text:s/>Holzheim bei Diez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4" calcext:value-type="float">
            <text:p>314</text:p>
          </table:table-cell>
          <table:table-cell office:value-type="float" office:value="50.7364" calcext:value-type="float">
            <text:p>50.7364</text:p>
          </table:table-cell>
          <table:table-cell office:value-type="float" office:value="8.2672" calcext:value-type="float">
            <text:p>8.2672</text:p>
          </table:table-cell>
          <table:table-cell office:value-type="string" calcext:value-type="string">
            <text:p><text:s/>Dillenbu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9" calcext:value-type="float">
            <text:p>419</text:p>
          </table:table-cell>
          <table:table-cell office:value-type="float" office:value="48.5562" calcext:value-type="float">
            <text:p>48.5562</text:p>
          </table:table-cell>
          <table:table-cell office:value-type="float" office:value="10.5599" calcext:value-type="float">
            <text:p>10.5599</text:p>
          </table:table-cell>
          <table:table-cell office:value-type="string" calcext:value-type="string">
            <text:p><text:s/>Dillingen/Donau-Frist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2" calcext:value-type="float">
            <text:p>492</text:p>
          </table:table-cell>
          <table:table-cell office:value-type="float" office:value="49.0504" calcext:value-type="float">
            <text:p>49.0504</text:p>
          </table:table-cell>
          <table:table-cell office:value-type="float" office:value="10.2892" calcext:value-type="float">
            <text:p>10.2892</text:p>
          </table:table-cell>
          <table:table-cell office:value-type="string" calcext:value-type="string">
            <text:p><text:s/>Dinkelsb�hl-Oberwinstett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" calcext:value-type="float">
            <text:p>23</text:p>
          </table:table-cell>
          <table:table-cell office:value-type="float" office:value="52.6746" calcext:value-type="float">
            <text:p>52.6746</text:p>
          </table:table-cell>
          <table:table-cell office:value-type="float" office:value="8.114" calcext:value-type="float">
            <text:p>8.114</text:p>
          </table:table-cell>
          <table:table-cell office:value-type="string" calcext:value-type="string">
            <text:p><text:s/>Dink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1.5765" calcext:value-type="float">
            <text:p>51.5765</text:p>
          </table:table-cell>
          <table:table-cell office:value-type="float" office:value="6.7849" calcext:value-type="float">
            <text:p>6.7849</text:p>
          </table:table-cell>
          <table:table-cell office:value-type="string" calcext:value-type="string">
            <text:p><text:s/>Dinslak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9" calcext:value-type="float">
            <text:p>359</text:p>
          </table:table-cell>
          <table:table-cell office:value-type="float" office:value="50.9116" calcext:value-type="float">
            <text:p>50.9116</text:p>
          </table:table-cell>
          <table:table-cell office:value-type="float" office:value="13.7087" calcext:value-type="float">
            <text:p>13.7087</text:p>
          </table:table-cell>
          <table:table-cell office:value-type="string" calcext:value-type="string">
            <text:p><text:s/>Dippoldiswalde-Rein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" calcext:value-type="float">
            <text:p>97</text:p>
          </table:table-cell>
          <table:table-cell office:value-type="float" office:value="51.6451" calcext:value-type="float">
            <text:p>51.6451</text:p>
          </table:table-cell>
          <table:table-cell office:value-type="float" office:value="13.5747" calcext:value-type="float">
            <text:p>13.5747</text:p>
          </table:table-cell>
          <table:table-cell office:value-type="string" calcext:value-type="string">
            <text:p><text:s/>Doberlug-Kirchha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3.2289" calcext:value-type="float">
            <text:p>53.2289</text:p>
          </table:table-cell>
          <table:table-cell office:value-type="float" office:value="7.2191" calcext:value-type="float">
            <text:p>7.2191</text:p>
          </table:table-cell>
          <table:table-cell office:value-type="string" calcext:value-type="string">
            <text:p><text:s/>Dollart-Kanalpold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111129" calcext:value-type="float">
            <text:p>20111129</text:p>
          </table:table-cell>
          <table:table-cell office:value-type="float" office:value="677" calcext:value-type="float">
            <text:p>677</text:p>
          </table:table-cell>
          <table:table-cell office:value-type="float" office:value="47.9422" calcext:value-type="float">
            <text:p>47.9422</text:p>
          </table:table-cell>
          <table:table-cell office:value-type="float" office:value="8.5046" calcext:value-type="float">
            <text:p>8.5046</text:p>
          </table:table-cell>
          <table:table-cell office:value-type="string" calcext:value-type="string">
            <text:p><text:s/>Donauesch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060103" calcext:value-type="float">
            <text:p>200601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0" calcext:value-type="float">
            <text:p>430</text:p>
          </table:table-cell>
          <table:table-cell office:value-type="float" office:value="48.2746" calcext:value-type="float">
            <text:p>48.2746</text:p>
          </table:table-cell>
          <table:table-cell office:value-type="float" office:value="12.1616" calcext:value-type="float">
            <text:p>12.1616</text:p>
          </table:table-cell>
          <table:table-cell office:value-type="string" calcext:value-type="string">
            <text:p><text:s/>Dorf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" calcext:value-type="float">
            <text:p>37</text:p>
          </table:table-cell>
          <table:table-cell office:value-type="float" office:value="51.1157" calcext:value-type="float">
            <text:p>51.1157</text:p>
          </table:table-cell>
          <table:table-cell office:value-type="float" office:value="6.851" calcext:value-type="float">
            <text:p>6.851</text:p>
          </table:table-cell>
          <table:table-cell office:value-type="string" calcext:value-type="string">
            <text:p><text:s/>Dormagen-Zons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646" calcext:value-type="float">
            <text:p>53.646</text:p>
          </table:table-cell>
          <table:table-cell office:value-type="float" office:value="7.4302" calcext:value-type="float">
            <text:p>7.4302</text:p>
          </table:table-cell>
          <table:table-cell office:value-type="string" calcext:value-type="string">
            <text:p><text:s/>Dorn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7" calcext:value-type="float">
            <text:p>317</text:p>
          </table:table-cell>
          <table:table-cell office:value-type="float" office:value="51.5263" calcext:value-type="float">
            <text:p>51.5263</text:p>
          </table:table-cell>
          <table:table-cell office:value-type="float" office:value="9.7978" calcext:value-type="float">
            <text:p>9.7978</text:p>
          </table:table-cell>
          <table:table-cell office:value-type="string" calcext:value-type="string">
            <text:p><text:s/>Dransfeld-Ossen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" calcext:value-type="float">
            <text:p>72</text:p>
          </table:table-cell>
          <table:table-cell office:value-type="float" office:value="51.7585" calcext:value-type="float">
            <text:p>51.7585</text:p>
          </table:table-cell>
          <table:table-cell office:value-type="float" office:value="7.7528" calcext:value-type="float">
            <text:p>7.7528</text:p>
          </table:table-cell>
          <table:table-cell office:value-type="string" calcext:value-type="string">
            <text:p><text:s/>Drensteinfur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8" calcext:value-type="float">
            <text:p>228</text:p>
          </table:table-cell>
          <table:table-cell office:value-type="float" office:value="51.1278" calcext:value-type="float">
            <text:p>51.1278</text:p>
          </table:table-cell>
          <table:table-cell office:value-type="float" office:value="13.7543" calcext:value-type="float">
            <text:p>13.7543</text:p>
          </table:table-cell>
          <table:table-cell office:value-type="string" calcext:value-type="string">
            <text:p><text:s/>Dresden-Klotzsch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2" calcext:value-type="float">
            <text:p>112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3.847" calcext:value-type="float">
            <text:p>13.847</text:p>
          </table:table-cell>
          <table:table-cell office:value-type="string" calcext:value-type="string">
            <text:p><text:s/>Dresden-Hosterw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0" calcext:value-type="float">
            <text:p>120</text:p>
          </table:table-cell>
          <table:table-cell office:value-type="float" office:value="51.0248" calcext:value-type="float">
            <text:p>51.0248</text:p>
          </table:table-cell>
          <table:table-cell office:value-type="float" office:value="13.775" calcext:value-type="float">
            <text:p>13.775</text:p>
          </table:table-cell>
          <table:table-cell office:value-type="string" calcext:value-type="string">
            <text:p><text:s/>Dresden-Strehl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0" calcext:value-type="float">
            <text:p>80</text:p>
          </table:table-cell>
          <table:table-cell office:value-type="float" office:value="52.2174" calcext:value-type="float">
            <text:p>52.2174</text:p>
          </table:table-cell>
          <table:table-cell office:value-type="float" office:value="12.1641" calcext:value-type="float">
            <text:p>12.1641</text:p>
          </table:table-cell>
          <table:table-cell office:value-type="string" calcext:value-type="string">
            <text:p><text:s/>Drewitz bei Bu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2" calcext:value-type="float">
            <text:p>482</text:p>
          </table:table-cell>
          <table:table-cell office:value-type="float" office:value="50.6316" calcext:value-type="float">
            <text:p>50.6316</text:p>
          </table:table-cell>
          <table:table-cell office:value-type="float" office:value="8.1813" calcext:value-type="float">
            <text:p>8.1813</text:p>
          </table:table-cell>
          <table:table-cell office:value-type="string" calcext:value-type="string">
            <text:p><text:s/>Driedorf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3.7118" calcext:value-type="float">
            <text:p>53.7118</text:p>
          </table:table-cell>
          <table:table-cell office:value-type="float" office:value="9.3791" calcext:value-type="float">
            <text:p>9.3791</text:p>
          </table:table-cell>
          <table:table-cell office:value-type="string" calcext:value-type="string">
            <text:p><text:s/>Drochter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5" calcext:value-type="float">
            <text:p>95</text:p>
          </table:table-cell>
          <table:table-cell office:value-type="float" office:value="51.9265" calcext:value-type="float">
            <text:p>51.9265</text:p>
          </table:table-cell>
          <table:table-cell office:value-type="float" office:value="12.3852" calcext:value-type="float">
            <text:p>12.3852</text:p>
          </table:table-cell>
          <table:table-cell office:value-type="string" calcext:value-type="string">
            <text:p><text:s/>D�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7" calcext:value-type="float">
            <text:p>107</text:p>
          </table:table-cell>
          <table:table-cell office:value-type="float" office:value="49.4719" calcext:value-type="float">
            <text:p>49.4719</text:p>
          </table:table-cell>
          <table:table-cell office:value-type="float" office:value="8.1929" calcext:value-type="float">
            <text:p>8.1929</text:p>
          </table:table-cell>
          <table:table-cell office:value-type="string" calcext:value-type="string">
            <text:p><text:s/>D�rkheim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" calcext:value-type="float">
            <text:p>37</text:p>
          </table:table-cell>
          <table:table-cell office:value-type="float" office:value="51.296" calcext:value-type="float">
            <text:p>51.296</text:p>
          </table:table-cell>
          <table:table-cell office:value-type="float" office:value="6.7686" calcext:value-type="float">
            <text:p>6.7686</text:p>
          </table:table-cell>
          <table:table-cell office:value-type="string" calcext:value-type="string">
            <text:p><text:s/>D�ssel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0060608" calcext:value-type="float">
            <text:p>200606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7" calcext:value-type="float">
            <text:p>197</text:p>
          </table:table-cell>
          <table:table-cell office:value-type="float" office:value="48.5017" calcext:value-type="float">
            <text:p>48.5017</text:p>
          </table:table-cell>
          <table:table-cell office:value-type="float" office:value="7.9943" calcext:value-type="float">
            <text:p>7.9943</text:p>
          </table:table-cell>
          <table:table-cell office:value-type="string" calcext:value-type="string">
            <text:p><text:s/>Durbach-Eberswei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49.4593" calcext:value-type="float">
            <text:p>49.4593</text:p>
          </table:table-cell>
          <table:table-cell office:value-type="float" office:value="8.9595" calcext:value-type="float">
            <text:p>8.9595</text:p>
          </table:table-cell>
          <table:table-cell office:value-type="string" calcext:value-type="string">
            <text:p><text:s/>Eber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0090924" calcext:value-type="float">
            <text:p>200909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1" calcext:value-type="float">
            <text:p>611</text:p>
          </table:table-cell>
          <table:table-cell office:value-type="float" office:value="47.7958" calcext:value-type="float">
            <text:p>47.7958</text:p>
          </table:table-cell>
          <table:table-cell office:value-type="float" office:value="11.1991" calcext:value-type="float">
            <text:p>11.1991</text:p>
          </table:table-cell>
          <table:table-cell office:value-type="string" calcext:value-type="string">
            <text:p><text:s/>Eberf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110725" calcext:value-type="float">
            <text:p>20110725</text:p>
          </table:table-cell>
          <table:table-cell office:value-type="float" office:value="192" calcext:value-type="float">
            <text:p>192</text:p>
          </table:table-cell>
          <table:table-cell office:value-type="float" office:value="51.6001" calcext:value-type="float">
            <text:p>51.6001</text:p>
          </table:table-cell>
          <table:table-cell office:value-type="float" office:value="10.1105" calcext:value-type="float">
            <text:p>10.1105</text:p>
          </table:table-cell>
          <table:table-cell office:value-type="string" calcext:value-type="string">
            <text:p><text:s/>Krebeck-Ren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2" calcext:value-type="float">
            <text:p>592</text:p>
          </table:table-cell>
          <table:table-cell office:value-type="float" office:value="48.1003" calcext:value-type="float">
            <text:p>48.1003</text:p>
          </table:table-cell>
          <table:table-cell office:value-type="float" office:value="11.9872" calcext:value-type="float">
            <text:p>11.9872</text:p>
          </table:table-cell>
          <table:table-cell office:value-type="string" calcext:value-type="string">
            <text:p><text:s/>Ebersberg-Halb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6" calcext:value-type="float">
            <text:p>346</text:p>
          </table:table-cell>
          <table:table-cell office:value-type="float" office:value="49.852" calcext:value-type="float">
            <text:p>49.852</text:p>
          </table:table-cell>
          <table:table-cell office:value-type="float" office:value="10.4991" calcext:value-type="float">
            <text:p>10.4991</text:p>
          </table:table-cell>
          <table:table-cell office:value-type="string" calcext:value-type="string">
            <text:p><text:s/>Ebr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0040923" calcext:value-type="float">
            <text:p>200409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5" calcext:value-type="float">
            <text:p>535</text:p>
          </table:table-cell>
          <table:table-cell office:value-type="float" office:value="49.5767" calcext:value-type="float">
            <text:p>49.5767</text:p>
          </table:table-cell>
          <table:table-cell office:value-type="float" office:value="11.6975" calcext:value-type="float">
            <text:p>11.6975</text:p>
          </table:table-cell>
          <table:table-cell office:value-type="string" calcext:value-type="string">
            <text:p><text:s/>Edels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0090701" calcext:value-type="float">
            <text:p>2009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" calcext:value-type="float">
            <text:p>17</text:p>
          </table:table-cell>
          <table:table-cell office:value-type="float" office:value="54.6282" calcext:value-type="float">
            <text:p>54.6282</text:p>
          </table:table-cell>
          <table:table-cell office:value-type="float" office:value="9.3649" calcext:value-type="float">
            <text:p>9.3649</text:p>
          </table:table-cell>
          <table:table-cell office:value-type="string" calcext:value-type="string">
            <text:p><text:s/>Egge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0060110" calcext:value-type="float">
            <text:p>20060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0" calcext:value-type="float">
            <text:p>410</text:p>
          </table:table-cell>
          <table:table-cell office:value-type="float" office:value="48.3956" calcext:value-type="float">
            <text:p>48.3956</text:p>
          </table:table-cell>
          <table:table-cell office:value-type="float" office:value="12.7287" calcext:value-type="float">
            <text:p>12.7287</text:p>
          </table:table-cell>
          <table:table-cell office:value-type="string" calcext:value-type="string">
            <text:p><text:s/>Eggenfel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101220" calcext:value-type="float">
            <text:p>20101220</text:p>
          </table:table-cell>
          <table:table-cell office:value-type="float" office:value="400" calcext:value-type="float">
            <text:p>400</text:p>
          </table:table-cell>
          <table:table-cell office:value-type="float" office:value="48.6846" calcext:value-type="float">
            <text:p>48.6846</text:p>
          </table:table-cell>
          <table:table-cell office:value-type="float" office:value="13.2512" calcext:value-type="float">
            <text:p>13.2512</text:p>
          </table:table-cell>
          <table:table-cell office:value-type="string" calcext:value-type="string">
            <text:p><text:s/>Eging am See-Burgsta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0040728" calcext:value-type="float">
            <text:p>200407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48.636" calcext:value-type="float">
            <text:p>48.636</text:p>
          </table:table-cell>
          <table:table-cell office:value-type="float" office:value="12.8531" calcext:value-type="float">
            <text:p>12.8531</text:p>
          </table:table-cell>
          <table:table-cell office:value-type="string" calcext:value-type="string">
            <text:p><text:s/>Eich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4" calcext:value-type="float">
            <text:p>384</text:p>
          </table:table-cell>
          <table:table-cell office:value-type="float" office:value="48.8777" calcext:value-type="float">
            <text:p>48.8777</text:p>
          </table:table-cell>
          <table:table-cell office:value-type="float" office:value="11.2349" calcext:value-type="float">
            <text:p>11.2349</text:p>
          </table:table-cell>
          <table:table-cell office:value-type="string" calcext:value-type="string">
            <text:p><text:s/>Eichst�tt-Landers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7" calcext:value-type="float">
            <text:p>107</text:p>
          </table:table-cell>
          <table:table-cell office:value-type="float" office:value="51.4603" calcext:value-type="float">
            <text:p>51.4603</text:p>
          </table:table-cell>
          <table:table-cell office:value-type="float" office:value="12.6687" calcext:value-type="float">
            <text:p>12.6687</text:p>
          </table:table-cell>
          <table:table-cell office:value-type="string" calcext:value-type="string">
            <text:p><text:s/>Eilenbu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5" calcext:value-type="float">
            <text:p>265</text:p>
          </table:table-cell>
          <table:table-cell office:value-type="float" office:value="51.8873" calcext:value-type="float">
            <text:p>51.8873</text:p>
          </table:table-cell>
          <table:table-cell office:value-type="float" office:value="9.728" calcext:value-type="float">
            <text:p>9.728</text:p>
          </table:table-cell>
          <table:table-cell office:value-type="string" calcext:value-type="string">
            <text:p><text:s/>Eimen-Vorwohl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0041102" calcext:value-type="float">
            <text:p>200411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6" calcext:value-type="float">
            <text:p>976</text:p>
          </table:table-cell>
          <table:table-cell office:value-type="float" office:value="47.9634" calcext:value-type="float">
            <text:p>47.9634</text:p>
          </table:table-cell>
          <table:table-cell office:value-type="float" office:value="8.2693" calcext:value-type="float">
            <text:p>8.2693</text:p>
          </table:table-cell>
          <table:table-cell office:value-type="string" calcext:value-type="string">
            <text:p><text:s/>Eisen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48.9895" calcext:value-type="float">
            <text:p>48.9895</text:p>
          </table:table-cell>
          <table:table-cell office:value-type="float" office:value="10.1312" calcext:value-type="float">
            <text:p>10.1312</text:p>
          </table:table-cell>
          <table:table-cell office:value-type="string" calcext:value-type="string">
            <text:p><text:s/>Ellwangen-Rindel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4.0691" calcext:value-type="float">
            <text:p>54.0691</text:p>
          </table:table-cell>
          <table:table-cell office:value-type="float" office:value="9.0105" calcext:value-type="float">
            <text:p>9.0105</text:p>
          </table:table-cell>
          <table:table-cell office:value-type="string" calcext:value-type="string">
            <text:p><text:s/>Elpersb�ttel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8" calcext:value-type="float">
            <text:p>558</text:p>
          </table:table-cell>
          <table:table-cell office:value-type="float" office:value="50.2705" calcext:value-type="float">
            <text:p>50.2705</text:p>
          </table:table-cell>
          <table:table-cell office:value-type="float" office:value="12.2742" calcext:value-type="float">
            <text:p>12.2742</text:p>
          </table:table-cell>
          <table:table-cell office:value-type="string" calcext:value-type="string">
            <text:p><text:s/>Elster, Bad-Soh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" calcext:value-type="float">
            <text:p>90</text:p>
          </table:table-cell>
          <table:table-cell office:value-type="float" office:value="51.4505" calcext:value-type="float">
            <text:p>51.4505</text:p>
          </table:table-cell>
          <table:table-cell office:value-type="float" office:value="13.5046" calcext:value-type="float">
            <text:p>13.5046</text:p>
          </table:table-cell>
          <table:table-cell office:value-type="string" calcext:value-type="string">
            <text:p><text:s/>Elsterwerda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1" calcext:value-type="float">
            <text:p>431</text:p>
          </table:table-cell>
          <table:table-cell office:value-type="float" office:value="48.2012" calcext:value-type="float">
            <text:p>48.2012</text:p>
          </table:table-cell>
          <table:table-cell office:value-type="float" office:value="8.1088" calcext:value-type="float">
            <text:p>8.1088</text:p>
          </table:table-cell>
          <table:table-cell office:value-type="string" calcext:value-type="string">
            <text:p><text:s/>Elzach-Fisnach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2" calcext:value-type="float">
            <text:p>312</text:p>
          </table:table-cell>
          <table:table-cell office:value-type="float" office:value="49.4251" calcext:value-type="float">
            <text:p>49.4251</text:p>
          </table:table-cell>
          <table:table-cell office:value-type="float" office:value="9.243" calcext:value-type="float">
            <text:p>9.243</text:p>
          </table:table-cell>
          <table:table-cell office:value-type="string" calcext:value-type="string">
            <text:p><text:s/>Elztal-Ritter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19970630" calcext:value-type="float">
            <text:p>19970630</text:p>
          </table:table-cell>
          <table:table-cell office:value-type="float" office:value="5" calcext:value-type="float">
            <text:p>5</text:p>
          </table:table-cell>
          <table:table-cell office:value-type="float" office:value="53.3449" calcext:value-type="float">
            <text:p>53.3449</text:p>
          </table:table-cell>
          <table:table-cell office:value-type="float" office:value="7.1909" calcext:value-type="float">
            <text:p>7.1909</text:p>
          </table:table-cell>
          <table:table-cell office:value-type="string" calcext:value-type="string">
            <text:p><text:s/>Emden-Nesserlan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" calcext:value-type="float">
            <text:p>13</text:p>
          </table:table-cell>
          <table:table-cell office:value-type="float" office:value="52.5983" calcext:value-type="float">
            <text:p>52.5983</text:p>
          </table:table-cell>
          <table:table-cell office:value-type="float" office:value="6.9449" calcext:value-type="float">
            <text:p>6.9449</text:p>
          </table:table-cell>
          <table:table-cell office:value-type="string" calcext:value-type="string">
            <text:p><text:s/>Ringe-Gro�rin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0021201" calcext:value-type="float">
            <text:p>2002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1" calcext:value-type="float">
            <text:p>201</text:p>
          </table:table-cell>
          <table:table-cell office:value-type="float" office:value="48.1378" calcext:value-type="float">
            <text:p>48.1378</text:p>
          </table:table-cell>
          <table:table-cell office:value-type="float" office:value="7.8351" calcext:value-type="float">
            <text:p>7.8351</text:p>
          </table:table-cell>
          <table:table-cell office:value-type="string" calcext:value-type="string">
            <text:p><text:s/>Emmendingen-Mun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7" calcext:value-type="float">
            <text:p>507</text:p>
          </table:table-cell>
          <table:table-cell office:value-type="float" office:value="48.089" calcext:value-type="float">
            <text:p>48.089</text:p>
          </table:table-cell>
          <table:table-cell office:value-type="float" office:value="12.5073" calcext:value-type="float">
            <text:p>12.5073</text:p>
          </table:table-cell>
          <table:table-cell office:value-type="string" calcext:value-type="string">
            <text:p><text:s/>Tacherting-Sprei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080921" calcext:value-type="float">
            <text:p>20080921</text:p>
          </table:table-cell>
          <table:table-cell office:value-type="float" office:value="540" calcext:value-type="float">
            <text:p>540</text:p>
          </table:table-cell>
          <table:table-cell office:value-type="float" office:value="47.8516" calcext:value-type="float">
            <text:p>47.8516</text:p>
          </table:table-cell>
          <table:table-cell office:value-type="float" office:value="8.7673" calcext:value-type="float">
            <text:p>8.7673</text:p>
          </table:table-cell>
          <table:table-cell office:value-type="string" calcext:value-type="string">
            <text:p><text:s/>Engen/Heg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8" calcext:value-type="float">
            <text:p>128</text:p>
          </table:table-cell>
          <table:table-cell office:value-type="float" office:value="52.15" calcext:value-type="float">
            <text:p>52.15</text:p>
          </table:table-cell>
          <table:table-cell office:value-type="float" office:value="8.5226" calcext:value-type="float">
            <text:p>8.5226</text:p>
          </table:table-cell>
          <table:table-cell office:value-type="string" calcext:value-type="string">
            <text:p><text:s/>Enger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0150801" calcext:value-type="float">
            <text:p>201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4" calcext:value-type="float">
            <text:p>104</text:p>
          </table:table-cell>
          <table:table-cell office:value-type="float" office:value="51.8418" calcext:value-type="float">
            <text:p>51.8418</text:p>
          </table:table-cell>
          <table:table-cell office:value-type="float" office:value="8.0607" calcext:value-type="float">
            <text:p>8.0607</text:p>
          </table:table-cell>
          <table:table-cell office:value-type="string" calcext:value-type="string">
            <text:p><text:s/>Ennigerloh-Ostenfel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6" calcext:value-type="float">
            <text:p>286</text:p>
          </table:table-cell>
          <table:table-cell office:value-type="float" office:value="50.426" calcext:value-type="float">
            <text:p>50.426</text:p>
          </table:table-cell>
          <table:table-cell office:value-type="float" office:value="7.9395" calcext:value-type="float">
            <text:p>7.9395</text:p>
          </table:table-cell>
          <table:table-cell office:value-type="string" calcext:value-type="string">
            <text:p><text:s/>Nentershausen (KA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0021201" calcext:value-type="float">
            <text:p>2002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6" calcext:value-type="float">
            <text:p>226</text:p>
          </table:table-cell>
          <table:table-cell office:value-type="float" office:value="49.1661" calcext:value-type="float">
            <text:p>49.1661</text:p>
          </table:table-cell>
          <table:table-cell office:value-type="float" office:value="8.8483" calcext:value-type="float">
            <text:p>8.8483</text:p>
          </table:table-cell>
          <table:table-cell office:value-type="string" calcext:value-type="string">
            <text:p><text:s/>Eppingen-Else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6" calcext:value-type="float">
            <text:p>446</text:p>
          </table:table-cell>
          <table:table-cell office:value-type="float" office:value="48.3477" calcext:value-type="float">
            <text:p>48.3477</text:p>
          </table:table-cell>
          <table:table-cell office:value-type="float" office:value="11.8134" calcext:value-type="float">
            <text:p>11.8134</text:p>
          </table:table-cell>
          <table:table-cell office:value-type="string" calcext:value-type="string">
            <text:p><text:s/>M�nchen-Flugha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" calcext:value-type="float">
            <text:p>18</text:p>
          </table:table-cell>
          <table:table-cell office:value-type="float" office:value="54.2992" calcext:value-type="float">
            <text:p>54.2992</text:p>
          </table:table-cell>
          <table:table-cell office:value-type="float" office:value="9.3162" calcext:value-type="float">
            <text:p>9.3162</text:p>
          </table:table-cell>
          <table:table-cell office:value-type="string" calcext:value-type="string">
            <text:p><text:s/>Erf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6" calcext:value-type="float">
            <text:p>316</text:p>
          </table:table-cell>
          <table:table-cell office:value-type="float" office:value="50.9829" calcext:value-type="float">
            <text:p>50.9829</text:p>
          </table:table-cell>
          <table:table-cell office:value-type="float" office:value="10.9608" calcext:value-type="float">
            <text:p>10.9608</text:p>
          </table:table-cell>
          <table:table-cell office:value-type="string" calcext:value-type="string">
            <text:p><text:s/>Erfurt-Weima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52.2449" calcext:value-type="float">
            <text:p>52.2449</text:p>
          </table:table-cell>
          <table:table-cell office:value-type="float" office:value="10.7182" calcext:value-type="float">
            <text:p>10.7182</text:p>
          </table:table-cell>
          <table:table-cell office:value-type="string" calcext:value-type="string">
            <text:p><text:s/>Cremlingen-De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8" calcext:value-type="float">
            <text:p>268</text:p>
          </table:table-cell>
          <table:table-cell office:value-type="float" office:value="49.6497" calcext:value-type="float">
            <text:p>49.6497</text:p>
          </table:table-cell>
          <table:table-cell office:value-type="float" office:value="11.0075" calcext:value-type="float">
            <text:p>11.0075</text:p>
          </table:table-cell>
          <table:table-cell office:value-type="string" calcext:value-type="string">
            <text:p><text:s/>M�hrendorf-Kleinsee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5" calcext:value-type="float">
            <text:p>565</text:p>
          </table:table-cell>
          <table:table-cell office:value-type="float" office:value="50.3043" calcext:value-type="float">
            <text:p>50.3043</text:p>
          </table:table-cell>
          <table:table-cell office:value-type="float" office:value="12.3834" calcext:value-type="float">
            <text:p>12.3834</text:p>
          </table:table-cell>
          <table:table-cell office:value-type="string" calcext:value-type="string">
            <text:p><text:s/>Erlbach-Eubabrun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6" calcext:value-type="float">
            <text:p>716</text:p>
          </table:table-cell>
          <table:table-cell office:value-type="float" office:value="48.1868" calcext:value-type="float">
            <text:p>48.1868</text:p>
          </table:table-cell>
          <table:table-cell office:value-type="float" office:value="8.4672" calcext:value-type="float">
            <text:p>8.4672</text:p>
          </table:table-cell>
          <table:table-cell office:value-type="string" calcext:value-type="string">
            <text:p><text:s/>Eschbronn-Mariazel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6" calcext:value-type="float">
            <text:p>156</text:p>
          </table:table-cell>
          <table:table-cell office:value-type="float" office:value="51.2041" calcext:value-type="float">
            <text:p>51.2041</text:p>
          </table:table-cell>
          <table:table-cell office:value-type="float" office:value="10.0138" calcext:value-type="float">
            <text:p>10.0138</text:p>
          </table:table-cell>
          <table:table-cell office:value-type="string" calcext:value-type="string">
            <text:p><text:s/>Eschweg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1" calcext:value-type="float">
            <text:p>351</text:p>
          </table:table-cell>
          <table:table-cell office:value-type="float" office:value="51.254" calcext:value-type="float">
            <text:p>51.254</text:p>
          </table:table-cell>
          <table:table-cell office:value-type="float" office:value="8.1565" calcext:value-type="float">
            <text:p>8.1565</text:p>
          </table:table-cell>
          <table:table-cell office:value-type="string" calcext:value-type="string">
            <text:p><text:s/>Esloh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4041" calcext:value-type="float">
            <text:p>51.4041</text:p>
          </table:table-cell>
          <table:table-cell office:value-type="float" office:value="6.9677" calcext:value-type="float">
            <text:p>6.9677</text:p>
          </table:table-cell>
          <table:table-cell office:value-type="string" calcext:value-type="string">
            <text:p><text:s/>Essen-Bredeney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2.3345" calcext:value-type="float">
            <text:p>52.3345</text:p>
          </table:table-cell>
          <table:table-cell office:value-type="float" office:value="8.3877" calcext:value-type="float">
            <text:p>8.3877</text:p>
          </table:table-cell>
          <table:table-cell office:value-type="string" calcext:value-type="string">
            <text:p><text:s/>Essen-Brockhausen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0031022" calcext:value-type="float">
            <text:p>20031022</text:p>
          </table:table-cell>
          <table:table-cell office:value-type="float" office:value="20211217" calcext:value-type="float">
            <text:p>20211217</text:p>
          </table:table-cell>
          <table:table-cell office:value-type="float" office:value="940" calcext:value-type="float">
            <text:p>940</text:p>
          </table:table-cell>
          <table:table-cell office:value-type="float" office:value="47.5665" calcext:value-type="float">
            <text:p>47.5665</text:p>
          </table:table-cell>
          <table:table-cell office:value-type="float" office:value="10.9583" calcext:value-type="float">
            <text:p>10.9583</text:p>
          </table:table-cell>
          <table:table-cell office:value-type="string" calcext:value-type="string">
            <text:p><text:s/>Ettal-Linder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101110" calcext:value-type="float">
            <text:p>20101110</text:p>
          </table:table-cell>
          <table:table-cell office:value-type="float" office:value="118" calcext:value-type="float">
            <text:p>118</text:p>
          </table:table-cell>
          <table:table-cell office:value-type="float" office:value="48.9246" calcext:value-type="float">
            <text:p>48.9246</text:p>
          </table:table-cell>
          <table:table-cell office:value-type="float" office:value="8.3824" calcext:value-type="float">
            <text:p>8.3824</text:p>
          </table:table-cell>
          <table:table-cell office:value-type="string" calcext:value-type="string">
            <text:p><text:s/>Ettlingen-Ettlingenwei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7" calcext:value-type="float">
            <text:p>137</text:p>
          </table:table-cell>
          <table:table-cell office:value-type="float" office:value="51.261" calcext:value-type="float">
            <text:p>51.261</text:p>
          </table:table-cell>
          <table:table-cell office:value-type="float" office:value="11.1754" calcext:value-type="float">
            <text:p>11.1754</text:p>
          </table:table-cell>
          <table:table-cell office:value-type="string" calcext:value-type="string">
            <text:p><text:s/>Etzleb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7" calcext:value-type="float">
            <text:p>147</text:p>
          </table:table-cell>
          <table:table-cell office:value-type="float" office:value="50.7119" calcext:value-type="float">
            <text:p>50.7119</text:p>
          </table:table-cell>
          <table:table-cell office:value-type="float" office:value="6.7905" calcext:value-type="float">
            <text:p>6.7905</text:p>
          </table:table-cell>
          <table:table-cell office:value-type="string" calcext:value-type="string">
            <text:p><text:s/>Weilerswist-Lommersu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1" calcext:value-type="float">
            <text:p>471</text:p>
          </table:table-cell>
          <table:table-cell office:value-type="float" office:value="48.4832" calcext:value-type="float">
            <text:p>48.4832</text:p>
          </table:table-cell>
          <table:table-cell office:value-type="float" office:value="12.7241" calcext:value-type="float">
            <text:p>12.7241</text:p>
          </table:table-cell>
          <table:table-cell office:value-type="string" calcext:value-type="string">
            <text:p><text:s/>Falkenberg,Kr.Rottal-I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0" calcext:value-type="float">
            <text:p>70</text:p>
          </table:table-cell>
          <table:table-cell office:value-type="float" office:value="52.8568" calcext:value-type="float">
            <text:p>52.8568</text:p>
          </table:table-cell>
          <table:table-cell office:value-type="float" office:value="9.6756" calcext:value-type="float">
            <text:p>9.6756</text:p>
          </table:table-cell>
          <table:table-cell office:value-type="string" calcext:value-type="string">
            <text:p><text:s/>Fallingbostel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051015" calcext:value-type="float">
            <text:p>200510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6" calcext:value-type="float">
            <text:p>476</text:p>
          </table:table-cell>
          <table:table-cell office:value-type="float" office:value="47.7956" calcext:value-type="float">
            <text:p>47.7956</text:p>
          </table:table-cell>
          <table:table-cell office:value-type="float" office:value="12.0161" calcext:value-type="float">
            <text:p>12.0161</text:p>
          </table:table-cell>
          <table:table-cell office:value-type="string" calcext:value-type="string">
            <text:p><text:s/>Feilnbach,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0000816" calcext:value-type="float">
            <text:p>2000081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90" calcext:value-type="float">
            <text:p>1490</text:p>
          </table:table-cell>
          <table:table-cell office:value-type="float" office:value="47.8749" calcext:value-type="float">
            <text:p>47.8749</text:p>
          </table:table-cell>
          <table:table-cell office:value-type="float" office:value="8.0038" calcext:value-type="float">
            <text:p>8.0038</text:p>
          </table:table-cell>
          <table:table-cell office:value-type="string" calcext:value-type="string">
            <text:p><text:s/>Feldberg/Schwarz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2.0997" calcext:value-type="float">
            <text:p>52.0997</text:p>
          </table:table-cell>
          <table:table-cell office:value-type="float" office:value="13.0016" calcext:value-type="float">
            <text:p>13.0016</text:p>
          </table:table-cell>
          <table:table-cell office:value-type="string" calcext:value-type="string">
            <text:p><text:s/>Felgentreu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5" calcext:value-type="float">
            <text:p>655</text:p>
          </table:table-cell>
          <table:table-cell office:value-type="float" office:value="49.9807" calcext:value-type="float">
            <text:p>49.9807</text:p>
          </table:table-cell>
          <table:table-cell office:value-type="float" office:value="11.8376" calcext:value-type="float">
            <text:p>11.8376</text:p>
          </table:table-cell>
          <table:table-cell office:value-type="string" calcext:value-type="string">
            <text:p><text:s/>Fichtelberg/Oberfranken-H�ttstad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13" calcext:value-type="float">
            <text:p>1213</text:p>
          </table:table-cell>
          <table:table-cell office:value-type="float" office:value="50.4283" calcext:value-type="float">
            <text:p>50.4283</text:p>
          </table:table-cell>
          <table:table-cell office:value-type="float" office:value="12.9536" calcext:value-type="float">
            <text:p>12.9536</text:p>
          </table:table-cell>
          <table:table-cell office:value-type="string" calcext:value-type="string">
            <text:p><text:s/>Fichtel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0060110" calcext:value-type="float">
            <text:p>20060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8" calcext:value-type="float">
            <text:p>498</text:p>
          </table:table-cell>
          <table:table-cell office:value-type="float" office:value="48.2213" calcext:value-type="float">
            <text:p>48.2213</text:p>
          </table:table-cell>
          <table:table-cell office:value-type="float" office:value="11.7989" calcext:value-type="float">
            <text:p>11.7989</text:p>
          </table:table-cell>
          <table:table-cell office:value-type="string" calcext:value-type="string">
            <text:p><text:s/>Finsing (Kraftwerk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0100401" calcext:value-type="float">
            <text:p>2010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21" calcext:value-type="float">
            <text:p>621</text:p>
          </table:table-cell>
          <table:table-cell office:value-type="float" office:value="49.7316" calcext:value-type="float">
            <text:p>49.7316</text:p>
          </table:table-cell>
          <table:table-cell office:value-type="float" office:value="12.3489" calcext:value-type="float">
            <text:p>12.3489</text:p>
          </table:table-cell>
          <table:table-cell office:value-type="string" calcext:value-type="string">
            <text:p><text:s/>Flossenb�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47" calcext:value-type="float">
            <text:p>747</text:p>
          </table:table-cell>
          <table:table-cell office:value-type="float" office:value="50.5309" calcext:value-type="float">
            <text:p>50.5309</text:p>
          </table:table-cell>
          <table:table-cell office:value-type="float" office:value="10.0479" calcext:value-type="float">
            <text:p>10.0479</text:p>
          </table:table-cell>
          <table:table-cell office:value-type="string" calcext:value-type="string">
            <text:p><text:s/>Birx/Rh�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0" calcext:value-type="float">
            <text:p>100</text:p>
          </table:table-cell>
          <table:table-cell office:value-type="float" office:value="50.0259" calcext:value-type="float">
            <text:p>50.0259</text:p>
          </table:table-cell>
          <table:table-cell office:value-type="float" office:value="8.5213" calcext:value-type="float">
            <text:p>8.5213</text:p>
          </table:table-cell>
          <table:table-cell office:value-type="string" calcext:value-type="string">
            <text:p><text:s/>Frankfurt/Ma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0080801" calcext:value-type="float">
            <text:p>2008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4" calcext:value-type="float">
            <text:p>124</text:p>
          </table:table-cell>
          <table:table-cell office:value-type="float" office:value="50.1269" calcext:value-type="float">
            <text:p>50.1269</text:p>
          </table:table-cell>
          <table:table-cell office:value-type="float" office:value="8.6694" calcext:value-type="float">
            <text:p>8.6694</text:p>
          </table:table-cell>
          <table:table-cell office:value-type="string" calcext:value-type="string">
            <text:p><text:s/>Frankfurt/Main-Westen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68" calcext:value-type="float">
            <text:p>768</text:p>
          </table:table-cell>
          <table:table-cell office:value-type="float" office:value="50.5921" calcext:value-type="float">
            <text:p>50.5921</text:p>
          </table:table-cell>
          <table:table-cell office:value-type="float" office:value="10.8575" calcext:value-type="float">
            <text:p>10.8575</text:p>
          </table:table-cell>
          <table:table-cell office:value-type="string" calcext:value-type="string">
            <text:p><text:s/>Ilmenau-Frauenwald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0150401" calcext:value-type="float">
            <text:p>201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50.9263" calcext:value-type="float">
            <text:p>50.9263</text:p>
          </table:table-cell>
          <table:table-cell office:value-type="float" office:value="13.2711" calcext:value-type="float">
            <text:p>13.2711</text:p>
          </table:table-cell>
          <table:table-cell office:value-type="string" calcext:value-type="string">
            <text:p><text:s/>Frei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7" calcext:value-type="float">
            <text:p>237</text:p>
          </table:table-cell>
          <table:table-cell office:value-type="float" office:value="48.0232" calcext:value-type="float">
            <text:p>48.0232</text:p>
          </table:table-cell>
          <table:table-cell office:value-type="float" office:value="7.8343" calcext:value-type="float">
            <text:p>7.8343</text:p>
          </table:table-cell>
          <table:table-cell office:value-type="string" calcext:value-type="string">
            <text:p><text:s/>Freibu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3.8277" calcext:value-type="float">
            <text:p>53.8277</text:p>
          </table:table-cell>
          <table:table-cell office:value-type="float" office:value="9.2493" calcext:value-type="float">
            <text:p>9.2493</text:p>
          </table:table-cell>
          <table:table-cell office:value-type="string" calcext:value-type="string">
            <text:p><text:s/>Freiburg/Elb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2" calcext:value-type="float">
            <text:p>492</text:p>
          </table:table-cell>
          <table:table-cell office:value-type="float" office:value="49.5747" calcext:value-type="float">
            <text:p>49.5747</text:p>
          </table:table-cell>
          <table:table-cell office:value-type="float" office:value="11.8859" calcext:value-type="float">
            <text:p>11.8859</text:p>
          </table:table-cell>
          <table:table-cell office:value-type="string" calcext:value-type="string">
            <text:p><text:s/>Freihung-Gro�sch�n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97" calcext:value-type="float">
            <text:p>797</text:p>
          </table:table-cell>
          <table:table-cell office:value-type="float" office:value="48.4538" calcext:value-type="float">
            <text:p>48.4538</text:p>
          </table:table-cell>
          <table:table-cell office:value-type="float" office:value="8.409" calcext:value-type="float">
            <text:p>8.409</text:p>
          </table:table-cell>
          <table:table-cell office:value-type="string" calcext:value-type="string">
            <text:p><text:s/>Freudenstad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190301" calcext:value-type="float">
            <text:p>20190301</text:p>
          </table:table-cell>
          <table:table-cell office:value-type="float" office:value="414" calcext:value-type="float">
            <text:p>414</text:p>
          </table:table-cell>
          <table:table-cell office:value-type="float" office:value="49.1869" calcext:value-type="float">
            <text:p>49.1869</text:p>
          </table:table-cell>
          <table:table-cell office:value-type="float" office:value="11.308" calcext:value-type="float">
            <text:p>11.308</text:p>
          </table:table-cell>
          <table:table-cell office:value-type="string" calcext:value-type="string">
            <text:p><text:s/>Freystadt-Michel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3.5389" calcext:value-type="float">
            <text:p>53.5389</text:p>
          </table:table-cell>
          <table:table-cell office:value-type="float" office:value="11.7607" calcext:value-type="float">
            <text:p>11.7607</text:p>
          </table:table-cell>
          <table:table-cell office:value-type="string" calcext:value-type="string">
            <text:p><text:s/>Goldenb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5" calcext:value-type="float">
            <text:p>75</text:p>
          </table:table-cell>
          <table:table-cell office:value-type="float" office:value="53.0238" calcext:value-type="float">
            <text:p>53.0238</text:p>
          </table:table-cell>
          <table:table-cell office:value-type="float" office:value="13.7088" calcext:value-type="float">
            <text:p>13.7088</text:p>
          </table:table-cell>
          <table:table-cell office:value-type="string" calcext:value-type="string">
            <text:p><text:s/>Friedrichswal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" calcext:value-type="float">
            <text:p>6</text:p>
          </table:table-cell>
          <table:table-cell office:value-type="float" office:value="53.0643" calcext:value-type="float">
            <text:p>53.0643</text:p>
          </table:table-cell>
          <table:table-cell office:value-type="float" office:value="7.902" calcext:value-type="float">
            <text:p>7.902</text:p>
          </table:table-cell>
          <table:table-cell office:value-type="string" calcext:value-type="string">
            <text:p><text:s/>Friesoythe-Altenoyth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0041006" calcext:value-type="float">
            <text:p>2004100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0" calcext:value-type="float">
            <text:p>400</text:p>
          </table:table-cell>
          <table:table-cell office:value-type="float" office:value="48.5587" calcext:value-type="float">
            <text:p>48.5587</text:p>
          </table:table-cell>
          <table:table-cell office:value-type="float" office:value="12.5719" calcext:value-type="float">
            <text:p>12.5719</text:p>
          </table:table-cell>
          <table:table-cell office:value-type="string" calcext:value-type="string">
            <text:p><text:s/>Marklkofen (Betriebsstelle Vilstalse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2" calcext:value-type="float">
            <text:p>242</text:p>
          </table:table-cell>
          <table:table-cell office:value-type="float" office:value="50.5668" calcext:value-type="float">
            <text:p>50.5668</text:p>
          </table:table-cell>
          <table:table-cell office:value-type="float" office:value="9.6533" calcext:value-type="float">
            <text:p>9.6533</text:p>
          </table:table-cell>
          <table:table-cell office:value-type="string" calcext:value-type="string">
            <text:p><text:s/>Fulda-Horas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61111" calcext:value-type="float">
            <text:p>20161111</text:p>
          </table:table-cell>
          <table:table-cell office:value-type="float" office:value="351" calcext:value-type="float">
            <text:p>351</text:p>
          </table:table-cell>
          <table:table-cell office:value-type="float" office:value="49.0182" calcext:value-type="float">
            <text:p>49.0182</text:p>
          </table:table-cell>
          <table:table-cell office:value-type="float" office:value="9.7414" calcext:value-type="float">
            <text:p>9.7414</text:p>
          </table:table-cell>
          <table:table-cell office:value-type="string" calcext:value-type="string">
            <text:p><text:s/>Gaildorf-H�gen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0040122" calcext:value-type="float">
            <text:p>2004012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8" calcext:value-type="float">
            <text:p>498</text:p>
          </table:table-cell>
          <table:table-cell office:value-type="float" office:value="48.4327" calcext:value-type="float">
            <text:p>48.4327</text:p>
          </table:table-cell>
          <table:table-cell office:value-type="float" office:value="12.5714" calcext:value-type="float">
            <text:p>12.5714</text:p>
          </table:table-cell>
          <table:table-cell office:value-type="string" calcext:value-type="string">
            <text:p><text:s/>Gangkof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" calcext:value-type="float">
            <text:p>47</text:p>
          </table:table-cell>
          <table:table-cell office:value-type="float" office:value="52.5129" calcext:value-type="float">
            <text:p>52.5129</text:p>
          </table:table-cell>
          <table:table-cell office:value-type="float" office:value="11.3942" calcext:value-type="float">
            <text:p>11.3942</text:p>
          </table:table-cell>
          <table:table-cell office:value-type="string" calcext:value-type="string">
            <text:p><text:s/>Gardeleg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9" calcext:value-type="float">
            <text:p>719</text:p>
          </table:table-cell>
          <table:table-cell office:value-type="float" office:value="47.483" calcext:value-type="float">
            <text:p>47.483</text:p>
          </table:table-cell>
          <table:table-cell office:value-type="float" office:value="11.0621" calcext:value-type="float">
            <text:p>11.0621</text:p>
          </table:table-cell>
          <table:table-cell office:value-type="string" calcext:value-type="string">
            <text:p><text:s/>Garmisch-Parten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070228" calcext:value-type="float">
            <text:p>20070228</text:p>
          </table:table-cell>
          <table:table-cell office:value-type="float" office:value="402" calcext:value-type="float">
            <text:p>402</text:p>
          </table:table-cell>
          <table:table-cell office:value-type="float" office:value="50.7421" calcext:value-type="float">
            <text:p>50.7421</text:p>
          </table:table-cell>
          <table:table-cell office:value-type="float" office:value="7.8163" calcext:value-type="float">
            <text:p>7.8163</text:p>
          </table:table-cell>
          <table:table-cell office:value-type="string" calcext:value-type="string">
            <text:p><text:s/>Gebhardshai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4" calcext:value-type="float">
            <text:p>414</text:p>
          </table:table-cell>
          <table:table-cell office:value-type="float" office:value="50.4034" calcext:value-type="float">
            <text:p>50.4034</text:p>
          </table:table-cell>
          <table:table-cell office:value-type="float" office:value="9.2076" calcext:value-type="float">
            <text:p>9.2076</text:p>
          </table:table-cell>
          <table:table-cell office:value-type="string" calcext:value-type="string">
            <text:p><text:s/>Gedern-Sch�n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1" calcext:value-type="float">
            <text:p>281</text:p>
          </table:table-cell>
          <table:table-cell office:value-type="float" office:value="50.7133" calcext:value-type="float">
            <text:p>50.7133</text:p>
          </table:table-cell>
          <table:table-cell office:value-type="float" office:value="9.9539" calcext:value-type="float">
            <text:p>9.9539</text:p>
          </table:table-cell>
          <table:table-cell office:value-type="string" calcext:value-type="string">
            <text:p><text:s/>Geis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395" calcext:value-type="float">
            <text:p>395</text:p>
          </table:table-cell>
          <table:table-cell office:value-type="float" office:value="48.6516" calcext:value-type="float">
            <text:p>48.6516</text:p>
          </table:table-cell>
          <table:table-cell office:value-type="float" office:value="11.5845" calcext:value-type="float">
            <text:p>11.5845</text:p>
          </table:table-cell>
          <table:table-cell office:value-type="string" calcext:value-type="string">
            <text:p><text:s/>Geisenfeld-Eichel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49.9859" calcext:value-type="float">
            <text:p>49.9859</text:p>
          </table:table-cell>
          <table:table-cell office:value-type="float" office:value="7.9548" calcext:value-type="float">
            <text:p>7.9548</text:p>
          </table:table-cell>
          <table:table-cell office:value-type="string" calcext:value-type="string">
            <text:p><text:s/>Geisen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0090601" calcext:value-type="float">
            <text:p>2009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72" calcext:value-type="float">
            <text:p>672</text:p>
          </table:table-cell>
          <table:table-cell office:value-type="float" office:value="47.9242" calcext:value-type="float">
            <text:p>47.9242</text:p>
          </table:table-cell>
          <table:table-cell office:value-type="float" office:value="8.6473" calcext:value-type="float">
            <text:p>8.6473</text:p>
          </table:table-cell>
          <table:table-cell office:value-type="string" calcext:value-type="string">
            <text:p><text:s/>Geis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9960830" calcext:value-type="float">
            <text:p>199608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6" calcext:value-type="float">
            <text:p>536</text:p>
          </table:table-cell>
          <table:table-cell office:value-type="float" office:value="48.9481" calcext:value-type="float">
            <text:p>48.9481</text:p>
          </table:table-cell>
          <table:table-cell office:value-type="float" office:value="11.4289" calcext:value-type="float">
            <text:p>11.4289</text:p>
          </table:table-cell>
          <table:table-cell office:value-type="string" calcext:value-type="string">
            <text:p><text:s/>Gelbelse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0030701" calcext:value-type="float">
            <text:p>2003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" calcext:value-type="float">
            <text:p>37</text:p>
          </table:table-cell>
          <table:table-cell office:value-type="float" office:value="51.4942" calcext:value-type="float">
            <text:p>51.4942</text:p>
          </table:table-cell>
          <table:table-cell office:value-type="float" office:value="6.2463" calcext:value-type="float">
            <text:p>6.2463</text:p>
          </table:table-cell>
          <table:table-cell office:value-type="string" calcext:value-type="string">
            <text:p><text:s/>Geldern-Walbe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1" calcext:value-type="float">
            <text:p>91</text:p>
          </table:table-cell>
          <table:table-cell office:value-type="float" office:value="51.5762" calcext:value-type="float">
            <text:p>51.5762</text:p>
          </table:table-cell>
          <table:table-cell office:value-type="float" office:value="7.0652" calcext:value-type="float">
            <text:p>7.0652</text:p>
          </table:table-cell>
          <table:table-cell office:value-type="string" calcext:value-type="string">
            <text:p><text:s/>Gelsenkirchen-Buer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8" calcext:value-type="float">
            <text:p>328</text:p>
          </table:table-cell>
          <table:table-cell office:value-type="float" office:value="50.248" calcext:value-type="float">
            <text:p>50.248</text:p>
          </table:table-cell>
          <table:table-cell office:value-type="float" office:value="7.7456" calcext:value-type="float">
            <text:p>7.7456</text:p>
          </table:table-cell>
          <table:table-cell office:value-type="string" calcext:value-type="string">
            <text:p><text:s/>Oberbach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7" calcext:value-type="float">
            <text:p>177</text:p>
          </table:table-cell>
          <table:table-cell office:value-type="float" office:value="48.433" calcext:value-type="float">
            <text:p>48.433</text:p>
          </table:table-cell>
          <table:table-cell office:value-type="float" office:value="7.993" calcext:value-type="float">
            <text:p>7.993</text:p>
          </table:table-cell>
          <table:table-cell office:value-type="string" calcext:value-type="string">
            <text:p><text:s/>Ohl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" calcext:value-type="float">
            <text:p>35</text:p>
          </table:table-cell>
          <table:table-cell office:value-type="float" office:value="52.3875" calcext:value-type="float">
            <text:p>52.3875</text:p>
          </table:table-cell>
          <table:table-cell office:value-type="float" office:value="12.1602" calcext:value-type="float">
            <text:p>12.1602</text:p>
          </table:table-cell>
          <table:table-cell office:value-type="string" calcext:value-type="string">
            <text:p><text:s/>Genthi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4" calcext:value-type="float">
            <text:p>344</text:p>
          </table:table-cell>
          <table:table-cell office:value-type="float" office:value="49.1934" calcext:value-type="float">
            <text:p>49.1934</text:p>
          </table:table-cell>
          <table:table-cell office:value-type="float" office:value="11.0267" calcext:value-type="float">
            <text:p>11.0267</text:p>
          </table:table-cell>
          <table:table-cell office:value-type="string" calcext:value-type="string">
            <text:p><text:s/>Georgensgm�n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1" calcext:value-type="float">
            <text:p>311</text:p>
          </table:table-cell>
          <table:table-cell office:value-type="float" office:value="50.8812" calcext:value-type="float">
            <text:p>50.8812</text:p>
          </table:table-cell>
          <table:table-cell office:value-type="float" office:value="12.1289" calcext:value-type="float">
            <text:p>12.1289</text:p>
          </table:table-cell>
          <table:table-cell office:value-type="string" calcext:value-type="string">
            <text:p><text:s/>Gera-Leumn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9970320" calcext:value-type="float">
            <text:p>199703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3" calcext:value-type="float">
            <text:p>203</text:p>
          </table:table-cell>
          <table:table-cell office:value-type="float" office:value="50.6017" calcext:value-type="float">
            <text:p>50.6017</text:p>
          </table:table-cell>
          <table:table-cell office:value-type="float" office:value="8.6439" calcext:value-type="float">
            <text:p>8.6439</text:p>
          </table:table-cell>
          <table:table-cell office:value-type="string" calcext:value-type="string">
            <text:p><text:s/>Gie�en/Wetten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0031009" calcext:value-type="float">
            <text:p>200310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0" calcext:value-type="float">
            <text:p>550</text:p>
          </table:table-cell>
          <table:table-cell office:value-type="float" office:value="48.1085" calcext:value-type="float">
            <text:p>48.1085</text:p>
          </table:table-cell>
          <table:table-cell office:value-type="float" office:value="11.2781" calcext:value-type="float">
            <text:p>11.2781</text:p>
          </table:table-cell>
          <table:table-cell office:value-type="string" calcext:value-type="string">
            <text:p><text:s/>Gil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50.9656" calcext:value-type="float">
            <text:p>50.9656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<text:s/>Gilserberg-Moischei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0" calcext:value-type="float">
            <text:p>250</text:p>
          </table:table-cell>
          <table:table-cell office:value-type="float" office:value="49.4648" calcext:value-type="float">
            <text:p>49.4648</text:p>
          </table:table-cell>
          <table:table-cell office:value-type="float" office:value="7.4111" calcext:value-type="float">
            <text:p>7.4111</text:p>
          </table:table-cell>
          <table:table-cell office:value-type="string" calcext:value-type="string">
            <text:p><text:s/>Henscht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" calcext:value-type="float">
            <text:p>43</text:p>
          </table:table-cell>
          <table:table-cell office:value-type="float" office:value="53.808" calcext:value-type="float">
            <text:p>53.808</text:p>
          </table:table-cell>
          <table:table-cell office:value-type="float" office:value="12.9608" calcext:value-type="float">
            <text:p>12.9608</text:p>
          </table:table-cell>
          <table:table-cell office:value-type="string" calcext:value-type="string">
            <text:p><text:s/>Borrentin-Wolkwit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9" calcext:value-type="float">
            <text:p>239</text:p>
          </table:table-cell>
          <table:table-cell office:value-type="float" office:value="51.1621" calcext:value-type="float">
            <text:p>51.1621</text:p>
          </table:table-cell>
          <table:table-cell office:value-type="float" office:value="14.9506" calcext:value-type="float">
            <text:p>14.9506</text:p>
          </table:table-cell>
          <table:table-cell office:value-type="string" calcext:value-type="string">
            <text:p><text:s/>G�rl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1" calcext:value-type="float">
            <text:p>441</text:p>
          </table:table-cell>
          <table:table-cell office:value-type="float" office:value="49.7656" calcext:value-type="float">
            <text:p>49.7656</text:p>
          </table:table-cell>
          <table:table-cell office:value-type="float" office:value="11.3062" calcext:value-type="float">
            <text:p>11.3062</text:p>
          </table:table-cell>
          <table:table-cell office:value-type="string" calcext:value-type="string">
            <text:p><text:s/>G��wein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7" calcext:value-type="float">
            <text:p>167</text:p>
          </table:table-cell>
          <table:table-cell office:value-type="float" office:value="51.5002" calcext:value-type="float">
            <text:p>51.5002</text:p>
          </table:table-cell>
          <table:table-cell office:value-type="float" office:value="9.9507" calcext:value-type="float">
            <text:p>9.9507</text:p>
          </table:table-cell>
          <table:table-cell office:value-type="string" calcext:value-type="string">
            <text:p><text:s/>G�tt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" calcext:value-type="float">
            <text:p>58</text:p>
          </table:table-cell>
          <table:table-cell office:value-type="float" office:value="53.6058" calcext:value-type="float">
            <text:p>53.6058</text:p>
          </table:table-cell>
          <table:table-cell office:value-type="float" office:value="12.1034" calcext:value-type="float">
            <text:p>12.1034</text:p>
          </table:table-cell>
          <table:table-cell office:value-type="string" calcext:value-type="string">
            <text:p><text:s/>Goldbe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8" calcext:value-type="float">
            <text:p>438</text:p>
          </table:table-cell>
          <table:table-cell office:value-type="float" office:value="47.7344" calcext:value-type="float">
            <text:p>47.7344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<text:s/>Gottma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" calcext:value-type="float">
            <text:p>28</text:p>
          </table:table-cell>
          <table:table-cell office:value-type="float" office:value="53.2651" calcext:value-type="float">
            <text:p>53.2651</text:p>
          </table:table-cell>
          <table:table-cell office:value-type="float" office:value="11.5042" calcext:value-type="float">
            <text:p>11.5042</text:p>
          </table:table-cell>
          <table:table-cell office:value-type="string" calcext:value-type="string">
            <text:p><text:s/>Grabow (Kl�ranlage Fahlenkamp)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6" calcext:value-type="float">
            <text:p>506</text:p>
          </table:table-cell>
          <table:table-cell office:value-type="float" office:value="49.664" calcext:value-type="float">
            <text:p>49.664</text:p>
          </table:table-cell>
          <table:table-cell office:value-type="float" office:value="11.2239" calcext:value-type="float">
            <text:p>11.2239</text:p>
          </table:table-cell>
          <table:table-cell office:value-type="string" calcext:value-type="string">
            <text:p><text:s/>Gr�fenberg-Kas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28" calcext:value-type="float">
            <text:p>628</text:p>
          </table:table-cell>
          <table:table-cell office:value-type="float" office:value="48.7894" calcext:value-type="float">
            <text:p>48.7894</text:p>
          </table:table-cell>
          <table:table-cell office:value-type="float" office:value="13.629" calcext:value-type="float">
            <text:p>13.629</text:p>
          </table:table-cell>
          <table:table-cell office:value-type="string" calcext:value-type="string">
            <text:p><text:s/>Grainet-Reh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0020702" calcext:value-type="float">
            <text:p>200207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3.5731" calcext:value-type="float">
            <text:p>53.5731</text:p>
          </table:table-cell>
          <table:table-cell office:value-type="float" office:value="10.6797" calcext:value-type="float">
            <text:p>10.6797</text:p>
          </table:table-cell>
          <table:table-cell office:value-type="string" calcext:value-type="string">
            <text:p><text:s/>Gram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9" calcext:value-type="float">
            <text:p>139</text:p>
          </table:table-cell>
          <table:table-cell office:value-type="float" office:value="51.5718" calcext:value-type="float">
            <text:p>51.5718</text:p>
          </table:table-cell>
          <table:table-cell office:value-type="float" office:value="14.4763" calcext:value-type="float">
            <text:p>14.4763</text:p>
          </table:table-cell>
          <table:table-cell office:value-type="string" calcext:value-type="string">
            <text:p><text:s/>Grauste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0" calcext:value-type="float">
            <text:p>190</text:p>
          </table:table-cell>
          <table:table-cell office:value-type="float" office:value="51.451" calcext:value-type="float">
            <text:p>51.451</text:p>
          </table:table-cell>
          <table:table-cell office:value-type="float" office:value="9.4138" calcext:value-type="float">
            <text:p>9.4138</text:p>
          </table:table-cell>
          <table:table-cell office:value-type="string" calcext:value-type="string">
            <text:p><text:s/>Grebenste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4.0967" calcext:value-type="float">
            <text:p>54.0967</text:p>
          </table:table-cell>
          <table:table-cell office:value-type="float" office:value="13.4056" calcext:value-type="float">
            <text:p>13.4056</text:p>
          </table:table-cell>
          <table:table-cell office:value-type="string" calcext:value-type="string">
            <text:p><text:s/>Greifswald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0010117" calcext:value-type="float">
            <text:p>200101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4.2437" calcext:value-type="float">
            <text:p>54.2437</text:p>
          </table:table-cell>
          <table:table-cell office:value-type="float" office:value="13.9102" calcext:value-type="float">
            <text:p>13.9102</text:p>
          </table:table-cell>
          <table:table-cell office:value-type="string" calcext:value-type="string">
            <text:p><text:s/>Greifswalder Oi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2.1344" calcext:value-type="float">
            <text:p>52.1344</text:p>
          </table:table-cell>
          <table:table-cell office:value-type="float" office:value="7.6969" calcext:value-type="float">
            <text:p>7.6969</text:p>
          </table:table-cell>
          <table:table-cell office:value-type="string" calcext:value-type="string">
            <text:p><text:s/>M�nster/Osnabr�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" calcext:value-type="float">
            <text:p>25</text:p>
          </table:table-cell>
          <table:table-cell office:value-type="float" office:value="53.8312" calcext:value-type="float">
            <text:p>53.8312</text:p>
          </table:table-cell>
          <table:table-cell office:value-type="float" office:value="11.1713" calcext:value-type="float">
            <text:p>11.1713</text:p>
          </table:table-cell>
          <table:table-cell office:value-type="string" calcext:value-type="string">
            <text:p><text:s/>Grevesm�hl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" calcext:value-type="float">
            <text:p>38</text:p>
          </table:table-cell>
          <table:table-cell office:value-type="float" office:value="52.4233" calcext:value-type="float">
            <text:p>52.4233</text:p>
          </table:table-cell>
          <table:table-cell office:value-type="float" office:value="11.966" calcext:value-type="float">
            <text:p>11.966</text:p>
          </table:table-cell>
          <table:table-cell office:value-type="string" calcext:value-type="string">
            <text:p><text:s/>Tangerh�tte-Grie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2.7553" calcext:value-type="float">
            <text:p>52.7553</text:p>
          </table:table-cell>
          <table:table-cell office:value-type="float" office:value="7.4815" calcext:value-type="float">
            <text:p>7.4815</text:p>
          </table:table-cell>
          <table:table-cell office:value-type="string" calcext:value-type="string">
            <text:p><text:s/>Gro� Ber�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4" calcext:value-type="float">
            <text:p>104</text:p>
          </table:table-cell>
          <table:table-cell office:value-type="float" office:value="51.8806" calcext:value-type="float">
            <text:p>51.8806</text:p>
          </table:table-cell>
          <table:table-cell office:value-type="float" office:value="11.465" calcext:value-type="float">
            <text:p>11.465</text:p>
          </table:table-cell>
          <table:table-cell office:value-type="string" calcext:value-type="string">
            <text:p><text:s/>Hecklingen-Gro� B�rneck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" calcext:value-type="float">
            <text:p>31</text:p>
          </table:table-cell>
          <table:table-cell office:value-type="float" office:value="52.4169" calcext:value-type="float">
            <text:p>52.4169</text:p>
          </table:table-cell>
          <table:table-cell office:value-type="float" office:value="12.8006" calcext:value-type="float">
            <text:p>12.8006</text:p>
          </table:table-cell>
          <table:table-cell office:value-type="string" calcext:value-type="string">
            <text:p><text:s/>Gro� Kreutz-Kriel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" calcext:value-type="float">
            <text:p>34</text:p>
          </table:table-cell>
          <table:table-cell office:value-type="float" office:value="54.0714" calcext:value-type="float">
            <text:p>54.0714</text:p>
          </table:table-cell>
          <table:table-cell office:value-type="float" office:value="12.3238" calcext:value-type="float">
            <text:p>12.3238</text:p>
          </table:table-cell>
          <table:table-cell office:value-type="string" calcext:value-type="string">
            <text:p><text:s/>Gro� L�sewit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0140701" calcext:value-type="float">
            <text:p>201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" calcext:value-type="float">
            <text:p>56</text:p>
          </table:table-cell>
          <table:table-cell office:value-type="float" office:value="52.9094" calcext:value-type="float">
            <text:p>52.9094</text:p>
          </table:table-cell>
          <table:table-cell office:value-type="float" office:value="13.5371" calcext:value-type="float">
            <text:p>13.5371</text:p>
          </table:table-cell>
          <table:table-cell office:value-type="string" calcext:value-type="string">
            <text:p><text:s/>Schorfheide-Gro� Sch�nebec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" calcext:value-type="float">
            <text:p>15</text:p>
          </table:table-cell>
          <table:table-cell office:value-type="float" office:value="54.4032" calcext:value-type="float">
            <text:p>54.4032</text:p>
          </table:table-cell>
          <table:table-cell office:value-type="float" office:value="9.7654" calcext:value-type="float">
            <text:p>9.7654</text:p>
          </table:table-cell>
          <table:table-cell office:value-type="string" calcext:value-type="string">
            <text:p><text:s/>Gro� Wittense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" calcext:value-type="float">
            <text:p>87</text:p>
          </table:table-cell>
          <table:table-cell office:value-type="float" office:value="49.9052" calcext:value-type="float">
            <text:p>49.9052</text:p>
          </table:table-cell>
          <table:table-cell office:value-type="float" office:value="8.4459" calcext:value-type="float">
            <text:p>8.4459</text:p>
          </table:table-cell>
          <table:table-cell office:value-type="string" calcext:value-type="string">
            <text:p><text:s/>Gro�-Gerau-Wallerst�dt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4.3726" calcext:value-type="float">
            <text:p>54.3726</text:p>
          </table:table-cell>
          <table:table-cell office:value-type="float" office:value="11.0828" calcext:value-type="float">
            <text:p>11.0828</text:p>
          </table:table-cell>
          <table:table-cell office:value-type="string" calcext:value-type="string">
            <text:p><text:s/>Gro�enbro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110121" calcext:value-type="float">
            <text:p>20110121</text:p>
          </table:table-cell>
          <table:table-cell office:value-type="float" office:value="270" calcext:value-type="float">
            <text:p>270</text:p>
          </table:table-cell>
          <table:table-cell office:value-type="float" office:value="50.5455" calcext:value-type="float">
            <text:p>50.5455</text:p>
          </table:table-cell>
          <table:table-cell office:value-type="float" office:value="9.5175" calcext:value-type="float">
            <text:p>9.5175</text:p>
          </table:table-cell>
          <table:table-cell office:value-type="string" calcext:value-type="string">
            <text:p><text:s/>Gro�enl�der-Kleinl�de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0000816" calcext:value-type="float">
            <text:p>2000081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36" calcext:value-type="float">
            <text:p>1436</text:p>
          </table:table-cell>
          <table:table-cell office:value-type="float" office:value="49.1129" calcext:value-type="float">
            <text:p>49.1129</text:p>
          </table:table-cell>
          <table:table-cell office:value-type="float" office:value="13.1338" calcext:value-type="float">
            <text:p>13.1338</text:p>
          </table:table-cell>
          <table:table-cell office:value-type="string" calcext:value-type="string">
            <text:p><text:s/>Gro�er Arb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7" calcext:value-type="float">
            <text:p>517</text:p>
          </table:table-cell>
          <table:table-cell office:value-type="float" office:value="47.9411" calcext:value-type="float">
            <text:p>47.9411</text:p>
          </table:table-cell>
          <table:table-cell office:value-type="float" office:value="11.9004" calcext:value-type="float">
            <text:p>11.9004</text:p>
          </table:table-cell>
          <table:table-cell office:value-type="string" calcext:value-type="string">
            <text:p><text:s/>Feldkirchen-Westerham-Lenz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0060302" calcext:value-type="float">
            <text:p>20060302</text:p>
          </table:table-cell>
          <table:table-cell office:value-type="float" office:value="20211230" calcext:value-type="float">
            <text:p>20211230</text:p>
          </table:table-cell>
          <table:table-cell office:value-type="float" office:value="344" calcext:value-type="float">
            <text:p>344</text:p>
          </table:table-cell>
          <table:table-cell office:value-type="float" office:value="48.6773" calcext:value-type="float">
            <text:p>48.6773</text:p>
          </table:table-cell>
          <table:table-cell office:value-type="float" office:value="12.6207" calcext:value-type="float">
            <text:p>12.6207</text:p>
          </table:table-cell>
          <table:table-cell office:value-type="string" calcext:value-type="string">
            <text:p><text:s/>Pilsting-B�cker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2" calcext:value-type="float">
            <text:p>92</text:p>
          </table:table-cell>
          <table:table-cell office:value-type="float" office:value="51.2743" calcext:value-type="float">
            <text:p>51.2743</text:p>
          </table:table-cell>
          <table:table-cell office:value-type="float" office:value="12.0517" calcext:value-type="float">
            <text:p>12.0517</text:p>
          </table:table-cell>
          <table:table-cell office:value-type="string" calcext:value-type="string">
            <text:p><text:s/>Wei�enfels-Wengel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8" calcext:value-type="float">
            <text:p>118</text:p>
          </table:table-cell>
          <table:table-cell office:value-type="float" office:value="51.309" calcext:value-type="float">
            <text:p>51.309</text:p>
          </table:table-cell>
          <table:table-cell office:value-type="float" office:value="12.1718" calcext:value-type="float">
            <text:p>12.1718</text:p>
          </table:table-cell>
          <table:table-cell office:value-type="string" calcext:value-type="string">
            <text:p><text:s/>Markranst�dt-Gro�lehn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0030429" calcext:value-type="float">
            <text:p>2003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49.9229" calcext:value-type="float">
            <text:p>49.9229</text:p>
          </table:table-cell>
          <table:table-cell office:value-type="float" office:value="9.0904" calcext:value-type="float">
            <text:p>9.0904</text:p>
          </table:table-cell>
          <table:table-cell office:value-type="string" calcext:value-type="string">
            <text:p><text:s/>Gro�ost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8" calcext:value-type="float">
            <text:p>258</text:p>
          </table:table-cell>
          <table:table-cell office:value-type="float" office:value="50.2667" calcext:value-type="float">
            <text:p>50.2667</text:p>
          </table:table-cell>
          <table:table-cell office:value-type="float" office:value="9.1854" calcext:value-type="float">
            <text:p>9.1854</text:p>
          </table:table-cell>
          <table:table-cell office:value-type="string" calcext:value-type="string">
            <text:p><text:s/>Gr�ndau-Breitenbor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" calcext:value-type="float">
            <text:p>56</text:p>
          </table:table-cell>
          <table:table-cell office:value-type="float" office:value="53.3153" calcext:value-type="float">
            <text:p>53.3153</text:p>
          </table:table-cell>
          <table:table-cell office:value-type="float" office:value="13.9338" calcext:value-type="float">
            <text:p>13.9338</text:p>
          </table:table-cell>
          <table:table-cell office:value-type="string" calcext:value-type="string">
            <text:p><text:s/>Gr�n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49.5665" calcext:value-type="float">
            <text:p>49.5665</text:p>
          </table:table-cell>
          <table:table-cell office:value-type="float" office:value="8.178" calcext:value-type="float">
            <text:p>8.178</text:p>
          </table:table-cell>
          <table:table-cell office:value-type="string" calcext:value-type="string">
            <text:p><text:s/>Gr�nstad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4" calcext:value-type="float">
            <text:p>444</text:p>
          </table:table-cell>
          <table:table-cell office:value-type="float" office:value="48.4878" calcext:value-type="float">
            <text:p>48.4878</text:p>
          </table:table-cell>
          <table:table-cell office:value-type="float" office:value="10.2608" calcext:value-type="float">
            <text:p>10.2608</text:p>
          </table:table-cell>
          <table:table-cell office:value-type="string" calcext:value-type="string">
            <text:p><text:s/>G�nz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" calcext:value-type="float">
            <text:p>10</text:p>
          </table:table-cell>
          <table:table-cell office:value-type="float" office:value="53.8119" calcext:value-type="float">
            <text:p>53.8119</text:p>
          </table:table-cell>
          <table:table-cell office:value-type="float" office:value="12.114" calcext:value-type="float">
            <text:p>12.114</text:p>
          </table:table-cell>
          <table:table-cell office:value-type="string" calcext:value-type="string">
            <text:p><text:s/>Parum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60103" calcext:value-type="float">
            <text:p>200601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0" calcext:value-type="float">
            <text:p>450</text:p>
          </table:table-cell>
          <table:table-cell office:value-type="float" office:value="48.4522" calcext:value-type="float">
            <text:p>48.4522</text:p>
          </table:table-cell>
          <table:table-cell office:value-type="float" office:value="12.1549" calcext:value-type="float">
            <text:p>12.1549</text:p>
          </table:table-cell>
          <table:table-cell office:value-type="string" calcext:value-type="string">
            <text:p><text:s/>Vilsheim-M�nch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4" calcext:value-type="float">
            <text:p>524</text:p>
          </table:table-cell>
          <table:table-cell office:value-type="float" office:value="48.3705" calcext:value-type="float">
            <text:p>48.3705</text:p>
          </table:table-cell>
          <table:table-cell office:value-type="float" office:value="8.7666" calcext:value-type="float">
            <text:p>8.7666</text:p>
          </table:table-cell>
          <table:table-cell office:value-type="string" calcext:value-type="string">
            <text:p><text:s/>Haigerloch-Weil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030424" calcext:value-type="float">
            <text:p>200304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4" calcext:value-type="float">
            <text:p>464</text:p>
          </table:table-cell>
          <table:table-cell office:value-type="float" office:value="48.3028" calcext:value-type="float">
            <text:p>48.3028</text:p>
          </table:table-cell>
          <table:table-cell office:value-type="float" office:value="11.5318" calcext:value-type="float">
            <text:p>11.5318</text:p>
          </table:table-cell>
          <table:table-cell office:value-type="string" calcext:value-type="string">
            <text:p><text:s/>Haimhausen-Otters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60110" calcext:value-type="float">
            <text:p>20060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80" calcext:value-type="float">
            <text:p>780</text:p>
          </table:table-cell>
          <table:table-cell office:value-type="float" office:value="47.6463" calcext:value-type="float">
            <text:p>47.6463</text:p>
          </table:table-cell>
          <table:table-cell office:value-type="float" office:value="10.8073" calcext:value-type="float">
            <text:p>10.8073</text:p>
          </table:table-cell>
          <table:table-cell office:value-type="string" calcext:value-type="string">
            <text:p><text:s/>Halblech-Trauchg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50323" calcext:value-type="float">
            <text:p>20150323</text:p>
          </table:table-cell>
          <table:table-cell office:value-type="float" office:value="93" calcext:value-type="float">
            <text:p>93</text:p>
          </table:table-cell>
          <table:table-cell office:value-type="float" office:value="51.5138" calcext:value-type="float">
            <text:p>51.5138</text:p>
          </table:table-cell>
          <table:table-cell office:value-type="float" office:value="11.9499" calcext:value-type="float">
            <text:p>11.9499</text:p>
          </table:table-cell>
          <table:table-cell office:value-type="string" calcext:value-type="string">
            <text:p><text:s/>Halle-Kr�llw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8" calcext:value-type="float">
            <text:p>328</text:p>
          </table:table-cell>
          <table:table-cell office:value-type="float" office:value="49.9445" calcext:value-type="float">
            <text:p>49.9445</text:p>
          </table:table-cell>
          <table:table-cell office:value-type="float" office:value="6.3821" calcext:value-type="float">
            <text:p>6.3821</text:p>
          </table:table-cell>
          <table:table-cell office:value-type="string" calcext:value-type="string">
            <text:p><text:s/>Ols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50905" calcext:value-type="float">
            <text:p>199509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" calcext:value-type="float">
            <text:p>11</text:p>
          </table:table-cell>
          <table:table-cell office:value-type="float" office:value="53.6332" calcext:value-type="float">
            <text:p>53.6332</text:p>
          </table:table-cell>
          <table:table-cell office:value-type="float" office:value="9.9881" calcext:value-type="float">
            <text:p>9.9881</text:p>
          </table:table-cell>
          <table:table-cell office:value-type="string" calcext:value-type="string">
            <text:p><text:s/>Hamburg-Fuhlsb�ttel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3.4777" calcext:value-type="float">
            <text:p>53.4777</text:p>
          </table:table-cell>
          <table:table-cell office:value-type="float" office:value="9.8957" calcext:value-type="float">
            <text:p>9.8957</text:p>
          </table:table-cell>
          <table:table-cell office:value-type="string" calcext:value-type="string">
            <text:p><text:s/>Hamburg-Neuwiedenthal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40308" calcext:value-type="float">
            <text:p>200403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0" calcext:value-type="float">
            <text:p>220</text:p>
          </table:table-cell>
          <table:table-cell office:value-type="float" office:value="50.1219" calcext:value-type="float">
            <text:p>50.1219</text:p>
          </table:table-cell>
          <table:table-cell office:value-type="float" office:value="9.9079" calcext:value-type="float">
            <text:p>9.9079</text:p>
          </table:table-cell>
          <table:table-cell office:value-type="string" calcext:value-type="string">
            <text:p><text:s/>Hammel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" calcext:value-type="float">
            <text:p>50</text:p>
          </table:table-cell>
          <table:table-cell office:value-type="float" office:value="52.3965" calcext:value-type="float">
            <text:p>52.3965</text:p>
          </table:table-cell>
          <table:table-cell office:value-type="float" office:value="9.6629" calcext:value-type="float">
            <text:p>9.6629</text:p>
          </table:table-cell>
          <table:table-cell office:value-type="string" calcext:value-type="string">
            <text:p><text:s/>Hannover-Herren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00601" calcext:value-type="float">
            <text:p>2010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" calcext:value-type="float">
            <text:p>57</text:p>
          </table:table-cell>
          <table:table-cell office:value-type="float" office:value="52.3671" calcext:value-type="float">
            <text:p>52.3671</text:p>
          </table:table-cell>
          <table:table-cell office:value-type="float" office:value="9.819" calcext:value-type="float">
            <text:p>9.819</text:p>
          </table:table-cell>
          <table:table-cell office:value-type="string" calcext:value-type="string">
            <text:p><text:s/>Hannover-Kirchro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" calcext:value-type="float">
            <text:p>55</text:p>
          </table:table-cell>
          <table:table-cell office:value-type="float" office:value="52.4644" calcext:value-type="float">
            <text:p>52.4644</text:p>
          </table:table-cell>
          <table:table-cell office:value-type="float" office:value="9.6779" calcext:value-type="float">
            <text:p>9.6779</text:p>
          </table:table-cell>
          <table:table-cell office:value-type="string" calcext:value-type="string">
            <text:p><text:s/>Hannov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1" calcext:value-type="float">
            <text:p>501</text:p>
          </table:table-cell>
          <table:table-cell office:value-type="float" office:value="48.7918" calcext:value-type="float">
            <text:p>48.7918</text:p>
          </table:table-cell>
          <table:table-cell office:value-type="float" office:value="10.7062" calcext:value-type="float">
            <text:p>10.7062</text:p>
          </table:table-cell>
          <table:table-cell office:value-type="string" calcext:value-type="string">
            <text:p><text:s/>Har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" calcext:value-type="float">
            <text:p>63</text:p>
          </table:table-cell>
          <table:table-cell office:value-type="float" office:value="51.9753" calcext:value-type="float">
            <text:p>51.9753</text:p>
          </table:table-cell>
          <table:table-cell office:value-type="float" office:value="8.2094" calcext:value-type="float">
            <text:p>8.2094</text:p>
          </table:table-cell>
          <table:table-cell office:value-type="string" calcext:value-type="string">
            <text:p><text:s/>Harsewink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1" calcext:value-type="float">
            <text:p>201</text:p>
          </table:table-cell>
          <table:table-cell office:value-type="float" office:value="51.9002" calcext:value-type="float">
            <text:p>51.9002</text:p>
          </table:table-cell>
          <table:table-cell office:value-type="float" office:value="10.5699" calcext:value-type="float">
            <text:p>10.5699</text:p>
          </table:table-cell>
          <table:table-cell office:value-type="string" calcext:value-type="string">
            <text:p><text:s/>Harzburg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4" calcext:value-type="float">
            <text:p>404</text:p>
          </table:table-cell>
          <table:table-cell office:value-type="float" office:value="51.652" calcext:value-type="float">
            <text:p>51.652</text:p>
          </table:table-cell>
          <table:table-cell office:value-type="float" office:value="11.1366" calcext:value-type="float">
            <text:p>11.1366</text:p>
          </table:table-cell>
          <table:table-cell office:value-type="string" calcext:value-type="string">
            <text:p><text:s/>Harzgero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8" calcext:value-type="float">
            <text:p>218</text:p>
          </table:table-cell>
          <table:table-cell office:value-type="float" office:value="48.2766" calcext:value-type="float">
            <text:p>48.2766</text:p>
          </table:table-cell>
          <table:table-cell office:value-type="float" office:value="8.0841" calcext:value-type="float">
            <text:p>8.0841</text:p>
          </table:table-cell>
          <table:table-cell office:value-type="string" calcext:value-type="string">
            <text:p><text:s/>Haslach im Kinzig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060107" calcext:value-type="float">
            <text:p>2006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0" calcext:value-type="float">
            <text:p>130</text:p>
          </table:table-cell>
          <table:table-cell office:value-type="float" office:value="49.7845" calcext:value-type="float">
            <text:p>49.7845</text:p>
          </table:table-cell>
          <table:table-cell office:value-type="float" office:value="9.4722" calcext:value-type="float">
            <text:p>9.4722</text:p>
          </table:table-cell>
          <table:table-cell office:value-type="string" calcext:value-type="string">
            <text:p><text:s/>Hasloch/Ma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9" calcext:value-type="float">
            <text:p>449</text:p>
          </table:table-cell>
          <table:table-cell office:value-type="float" office:value="49.184" calcext:value-type="float">
            <text:p>49.184</text:p>
          </table:table-cell>
          <table:table-cell office:value-type="float" office:value="10.8243" calcext:value-type="float">
            <text:p>10.8243</text:p>
          </table:table-cell>
          <table:table-cell office:value-type="string" calcext:value-type="string">
            <text:p><text:s/>Haundorf-Obererl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7" calcext:value-type="float">
            <text:p>257</text:p>
          </table:table-cell>
          <table:table-cell office:value-type="float" office:value="50.7383" calcext:value-type="float">
            <text:p>50.7383</text:p>
          </table:table-cell>
          <table:table-cell office:value-type="float" office:value="9.6608" calcext:value-type="float">
            <text:p>9.6608</text:p>
          </table:table-cell>
          <table:table-cell office:value-type="string" calcext:value-type="string">
            <text:p><text:s/>Haunetal-Wehrd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61025" calcext:value-type="float">
            <text:p>20161025</text:p>
          </table:table-cell>
          <table:table-cell office:value-type="float" office:value="665" calcext:value-type="float">
            <text:p>665</text:p>
          </table:table-cell>
          <table:table-cell office:value-type="float" office:value="48.2738" calcext:value-type="float">
            <text:p>48.2738</text:p>
          </table:table-cell>
          <table:table-cell office:value-type="float" office:value="9.4745" calcext:value-type="float">
            <text:p>9.4745</text:p>
          </table:table-cell>
          <table:table-cell office:value-type="string" calcext:value-type="string">
            <text:p><text:s/>Hay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8" calcext:value-type="float">
            <text:p>518</text:p>
          </table:table-cell>
          <table:table-cell office:value-type="float" office:value="48.3752" calcext:value-type="float">
            <text:p>48.3752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<text:s/>Hech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120912" calcext:value-type="float">
            <text:p>20120912</text:p>
          </table:table-cell>
          <table:table-cell office:value-type="float" office:value="110" calcext:value-type="float">
            <text:p>110</text:p>
          </table:table-cell>
          <table:table-cell office:value-type="float" office:value="49.4206" calcext:value-type="float">
            <text:p>49.4206</text:p>
          </table:table-cell>
          <table:table-cell office:value-type="float" office:value="8.6676" calcext:value-type="float">
            <text:p>8.6676</text:p>
          </table:table-cell>
          <table:table-cell office:value-type="string" calcext:value-type="string">
            <text:p><text:s/>Heidelbe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050512" calcext:value-type="float">
            <text:p>20050512</text:p>
          </table:table-cell>
          <table:table-cell office:value-type="float" office:value="498" calcext:value-type="float">
            <text:p>498</text:p>
          </table:table-cell>
          <table:table-cell office:value-type="float" office:value="48.6765" calcext:value-type="float">
            <text:p>48.6765</text:p>
          </table:table-cell>
          <table:table-cell office:value-type="float" office:value="10.1307" calcext:value-type="float">
            <text:p>10.1307</text:p>
          </table:table-cell>
          <table:table-cell office:value-type="string" calcext:value-type="string">
            <text:p><text:s/>Heidenheim/Bre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0" calcext:value-type="float">
            <text:p>450</text:p>
          </table:table-cell>
          <table:table-cell office:value-type="float" office:value="50.0664" calcext:value-type="float">
            <text:p>50.0664</text:p>
          </table:table-cell>
          <table:table-cell office:value-type="float" office:value="9.3458" calcext:value-type="float">
            <text:p>9.3458</text:p>
          </table:table-cell>
          <table:table-cell office:value-type="string" calcext:value-type="string">
            <text:p><text:s/>Heinrichstha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030105" calcext:value-type="float">
            <text:p>20030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" calcext:value-type="float">
            <text:p>57</text:p>
          </table:table-cell>
          <table:table-cell office:value-type="float" office:value="51.0411" calcext:value-type="float">
            <text:p>51.0411</text:p>
          </table:table-cell>
          <table:table-cell office:value-type="float" office:value="6.1042" calcext:value-type="float">
            <text:p>6.1042</text:p>
          </table:table-cell>
          <table:table-cell office:value-type="string" calcext:value-type="string">
            <text:p><text:s/>Heinsberg-Schleid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000209" calcext:value-type="float">
            <text:p>200002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" calcext:value-type="float">
            <text:p>4</text:p>
          </table:table-cell>
          <table:table-cell office:value-type="float" office:value="54.175" calcext:value-type="float">
            <text:p>54.175</text:p>
          </table:table-cell>
          <table:table-cell office:value-type="float" office:value="7.892" calcext:value-type="float">
            <text:p>7.892</text:p>
          </table:table-cell>
          <table:table-cell office:value-type="string" calcext:value-type="string">
            <text:p><text:s/>Helgoland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650" calcext:value-type="float">
            <text:p>650</text:p>
          </table:table-cell>
          <table:table-cell office:value-type="float" office:value="50.238" calcext:value-type="float">
            <text:p>50.238</text:p>
          </table:table-cell>
          <table:table-cell office:value-type="float" office:value="11.7033" calcext:value-type="float">
            <text:p>11.7033</text:p>
          </table:table-cell>
          <table:table-cell office:value-type="string" calcext:value-type="string">
            <text:p><text:s/>Helmbrecht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51.0423" calcext:value-type="float">
            <text:p>51.0423</text:p>
          </table:table-cell>
          <table:table-cell office:value-type="float" office:value="10.1469" calcext:value-type="float">
            <text:p>10.1469</text:p>
          </table:table-cell>
          <table:table-cell office:value-type="string" calcext:value-type="string">
            <text:p><text:s/>Herleshausen-Archfel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4" calcext:value-type="float">
            <text:p>434</text:p>
          </table:table-cell>
          <table:table-cell office:value-type="float" office:value="48.5915" calcext:value-type="float">
            <text:p>48.5915</text:p>
          </table:table-cell>
          <table:table-cell office:value-type="float" office:value="8.8541" calcext:value-type="float">
            <text:p>8.8541</text:p>
          </table:table-cell>
          <table:table-cell office:value-type="string" calcext:value-type="string">
            <text:p><text:s/>Herrenbe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120402" calcext:value-type="float">
            <text:p>20120402</text:p>
          </table:table-cell>
          <table:table-cell office:value-type="float" office:value="302" calcext:value-type="float">
            <text:p>302</text:p>
          </table:table-cell>
          <table:table-cell office:value-type="float" office:value="49.7672" calcext:value-type="float">
            <text:p>49.7672</text:p>
          </table:table-cell>
          <table:table-cell office:value-type="float" office:value="7.3356" calcext:value-type="float">
            <text:p>7.3356</text:p>
          </table:table-cell>
          <table:table-cell office:value-type="string" calcext:value-type="string">
            <text:p><text:s/>Niederw�rres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6" calcext:value-type="float">
            <text:p>526</text:p>
          </table:table-cell>
          <table:table-cell office:value-type="float" office:value="50.1499" calcext:value-type="float">
            <text:p>50.1499</text:p>
          </table:table-cell>
          <table:table-cell office:value-type="float" office:value="6.5527" calcext:value-type="float">
            <text:p>6.5527</text:p>
          </table:table-cell>
          <table:table-cell office:value-type="string" calcext:value-type="string">
            <text:p><text:s/>Wei�enseif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2" calcext:value-type="float">
            <text:p>272</text:p>
          </table:table-cell>
          <table:table-cell office:value-type="float" office:value="50.852" calcext:value-type="float">
            <text:p>50.852</text:p>
          </table:table-cell>
          <table:table-cell office:value-type="float" office:value="9.7377" calcext:value-type="float">
            <text:p>9.7377</text:p>
          </table:table-cell>
          <table:table-cell office:value-type="string" calcext:value-type="string">
            <text:p><text:s/>Hersfeld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101101" calcext:value-type="float">
            <text:p>2010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8" calcext:value-type="float">
            <text:p>238</text:p>
          </table:table-cell>
          <table:table-cell office:value-type="float" office:value="51.6255" calcext:value-type="float">
            <text:p>51.6255</text:p>
          </table:table-cell>
          <table:table-cell office:value-type="float" office:value="10.3695" calcext:value-type="float">
            <text:p>10.3695</text:p>
          </table:table-cell>
          <table:table-cell office:value-type="string" calcext:value-type="string">
            <text:p><text:s/>Herzbe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51.689" calcext:value-type="float">
            <text:p>51.689</text:p>
          </table:table-cell>
          <table:table-cell office:value-type="float" office:value="10.357" calcext:value-type="float">
            <text:p>10.357</text:p>
          </table:table-cell>
          <table:table-cell office:value-type="string" calcext:value-type="string">
            <text:p><text:s/>Herzberg-Lona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190726" calcext:value-type="float">
            <text:p>20190726</text:p>
          </table:table-cell>
          <table:table-cell office:value-type="float" office:value="340" calcext:value-type="float">
            <text:p>340</text:p>
          </table:table-cell>
          <table:table-cell office:value-type="float" office:value="51.2099" calcext:value-type="float">
            <text:p>51.2099</text:p>
          </table:table-cell>
          <table:table-cell office:value-type="float" office:value="9.6914" calcext:value-type="float">
            <text:p>9.6914</text:p>
          </table:table-cell>
          <table:table-cell office:value-type="string" calcext:value-type="string">
            <text:p><text:s/>Hessisch Lichtenau-F�rstenhag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4.575" calcext:value-type="float">
            <text:p>54.575</text:p>
          </table:table-cell>
          <table:table-cell office:value-type="float" office:value="13.1044" calcext:value-type="float">
            <text:p>13.1044</text:p>
          </table:table-cell>
          <table:table-cell office:value-type="string" calcext:value-type="string">
            <text:p><text:s/>Hiddensee-Vitt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5" calcext:value-type="float">
            <text:p>295</text:p>
          </table:table-cell>
          <table:table-cell office:value-type="float" office:value="50.737" calcext:value-type="float">
            <text:p>50.737</text:p>
          </table:table-cell>
          <table:table-cell office:value-type="float" office:value="7.6525" calcext:value-type="float">
            <text:p>7.6525</text:p>
          </table:table-cell>
          <table:table-cell office:value-type="string" calcext:value-type="string">
            <text:p><text:s/>Hilgenro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7" calcext:value-type="float">
            <text:p>407</text:p>
          </table:table-cell>
          <table:table-cell office:value-type="float" office:value="50.3105" calcext:value-type="float">
            <text:p>50.3105</text:p>
          </table:table-cell>
          <table:table-cell office:value-type="float" office:value="6.6236" calcext:value-type="float">
            <text:p>6.6236</text:p>
          </table:table-cell>
          <table:table-cell office:value-type="string" calcext:value-type="string">
            <text:p><text:s/>Lissen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15" calcext:value-type="float">
            <text:p>1015</text:p>
          </table:table-cell>
          <table:table-cell office:value-type="float" office:value="47.5561" calcext:value-type="float">
            <text:p>47.5561</text:p>
          </table:table-cell>
          <table:table-cell office:value-type="float" office:value="10.4274" calcext:value-type="float">
            <text:p>10.4274</text:p>
          </table:table-cell>
          <table:table-cell office:value-type="string" calcext:value-type="string">
            <text:p><text:s/>Unterjo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6" calcext:value-type="float">
            <text:p>446</text:p>
          </table:table-cell>
          <table:table-cell office:value-type="float" office:value="50.404" calcext:value-type="float">
            <text:p>50.404</text:p>
          </table:table-cell>
          <table:table-cell office:value-type="float" office:value="11.8193" calcext:value-type="float">
            <text:p>11.8193</text:p>
          </table:table-cell>
          <table:table-cell office:value-type="string" calcext:value-type="string">
            <text:p><text:s/>Hirsch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180101" calcext:value-type="float">
            <text:p>20180101</text:p>
          </table:table-cell>
          <table:table-cell office:value-type="float" office:value="205" calcext:value-type="float">
            <text:p>205</text:p>
          </table:table-cell>
          <table:table-cell office:value-type="float" office:value="49.049" calcext:value-type="float">
            <text:p>49.049</text:p>
          </table:table-cell>
          <table:table-cell office:value-type="float" office:value="7.756" calcext:value-type="float">
            <text:p>7.756</text:p>
          </table:table-cell>
          <table:table-cell office:value-type="string" calcext:value-type="string">
            <text:p><text:s/>Hirschth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0" calcext:value-type="float">
            <text:p>270</text:p>
          </table:table-cell>
          <table:table-cell office:value-type="float" office:value="50.899" calcext:value-type="float">
            <text:p>50.899</text:p>
          </table:table-cell>
          <table:table-cell office:value-type="float" office:value="14.7457" calcext:value-type="float">
            <text:p>14.7457</text:p>
          </table:table-cell>
          <table:table-cell office:value-type="string" calcext:value-type="string">
            <text:p><text:s/>Bertsdorf-H�rn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2.2396" calcext:value-type="float">
            <text:p>52.2396</text:p>
          </table:table-cell>
          <table:table-cell office:value-type="float" office:value="7.6449" calcext:value-type="float">
            <text:p>7.6449</text:p>
          </table:table-cell>
          <table:table-cell office:value-type="string" calcext:value-type="string">
            <text:p><text:s/>H�rstel-Riesenbe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9991202" calcext:value-type="float">
            <text:p>199912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5" calcext:value-type="float">
            <text:p>565</text:p>
          </table:table-cell>
          <table:table-cell office:value-type="float" office:value="50.3123" calcext:value-type="float">
            <text:p>50.3123</text:p>
          </table:table-cell>
          <table:table-cell office:value-type="float" office:value="11.876" calcext:value-type="float">
            <text:p>11.876</text:p>
          </table:table-cell>
          <table:table-cell office:value-type="string" calcext:value-type="string">
            <text:p><text:s/>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091201" calcext:value-type="float">
            <text:p>2009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" calcext:value-type="float">
            <text:p>43</text:p>
          </table:table-cell>
          <table:table-cell office:value-type="float" office:value="53.7784" calcext:value-type="float">
            <text:p>53.7784</text:p>
          </table:table-cell>
          <table:table-cell office:value-type="float" office:value="11.5595" calcext:value-type="float">
            <text:p>11.5595</text:p>
          </table:table-cell>
          <table:table-cell office:value-type="string" calcext:value-type="string">
            <text:p><text:s/>Ventsch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8" calcext:value-type="float">
            <text:p>518</text:p>
          </table:table-cell>
          <table:table-cell office:value-type="float" office:value="50.092" calcext:value-type="float">
            <text:p>50.092</text:p>
          </table:table-cell>
          <table:table-cell office:value-type="float" office:value="12.2134" calcext:value-type="float">
            <text:p>12.2134</text:p>
          </table:table-cell>
          <table:table-cell office:value-type="string" calcext:value-type="string">
            <text:p><text:s/>Hohenberg/Eg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51.764" calcext:value-type="float">
            <text:p>51.764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<text:s/>Hohenbucko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7" calcext:value-type="float">
            <text:p>977</text:p>
          </table:table-cell>
          <table:table-cell office:value-type="float" office:value="47.8009" calcext:value-type="float">
            <text:p>47.8009</text:p>
          </table:table-cell>
          <table:table-cell office:value-type="float" office:value="11.0108" calcext:value-type="float">
            <text:p>11.0108</text:p>
          </table:table-cell>
          <table:table-cell office:value-type="string" calcext:value-type="string">
            <text:p><text:s/>Hohenpei�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041026" calcext:value-type="float">
            <text:p>20041026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740" calcext:value-type="float">
            <text:p>740</text:p>
          </table:table-cell>
          <table:table-cell office:value-type="float" office:value="48.3551" calcext:value-type="float">
            <text:p>48.3551</text:p>
          </table:table-cell>
          <table:table-cell office:value-type="float" office:value="9.3356" calcext:value-type="float">
            <text:p>9.3356</text:p>
          </table:table-cell>
          <table:table-cell office:value-type="string" calcext:value-type="string">
            <text:p><text:s/>Hohenstein-Bernlo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5" calcext:value-type="float">
            <text:p>315</text:p>
          </table:table-cell>
          <table:table-cell office:value-type="float" office:value="50.1918" calcext:value-type="float">
            <text:p>50.1918</text:p>
          </table:table-cell>
          <table:table-cell office:value-type="float" office:value="8.0888" calcext:value-type="float">
            <text:p>8.0888</text:p>
          </table:table-cell>
          <table:table-cell office:value-type="string" calcext:value-type="string">
            <text:p><text:s/>Hohenstein-Breithar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8" calcext:value-type="float">
            <text:p>468</text:p>
          </table:table-cell>
          <table:table-cell office:value-type="float" office:value="48.6572" calcext:value-type="float">
            <text:p>48.6572</text:p>
          </table:table-cell>
          <table:table-cell office:value-type="float" office:value="12.0887" calcext:value-type="float">
            <text:p>12.0887</text:p>
          </table:table-cell>
          <table:table-cell office:value-type="string" calcext:value-type="string">
            <text:p><text:s/>Hohentha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" calcext:value-type="float">
            <text:p>8</text:p>
          </table:table-cell>
          <table:table-cell office:value-type="float" office:value="54.3194" calcext:value-type="float">
            <text:p>54.3194</text:p>
          </table:table-cell>
          <table:table-cell office:value-type="float" office:value="10.6732" calcext:value-type="float">
            <text:p>10.6732</text:p>
          </table:table-cell>
          <table:table-cell office:value-type="string" calcext:value-type="string">
            <text:p><text:s/>Hohwach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5" calcext:value-type="float">
            <text:p>685</text:p>
          </table:table-cell>
          <table:table-cell office:value-type="float" office:value="47.8823" calcext:value-type="float">
            <text:p>47.8823</text:p>
          </table:table-cell>
          <table:table-cell office:value-type="float" office:value="11.6961" calcext:value-type="float">
            <text:p>11.6961</text:p>
          </table:table-cell>
          <table:table-cell office:value-type="string" calcext:value-type="string">
            <text:p><text:s/>Holz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51.8529" calcext:value-type="float">
            <text:p>51.8529</text:p>
          </table:table-cell>
          <table:table-cell office:value-type="float" office:value="9.4953" calcext:value-type="float">
            <text:p>9.4953</text:p>
          </table:table-cell>
          <table:table-cell office:value-type="string" calcext:value-type="string">
            <text:p><text:s/>Bevern, Kr. Holzmind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5" calcext:value-type="float">
            <text:p>255</text:p>
          </table:table-cell>
          <table:table-cell office:value-type="float" office:value="50.2446" calcext:value-type="float">
            <text:p>50.2446</text:p>
          </table:table-cell>
          <table:table-cell office:value-type="float" office:value="8.5725" calcext:value-type="float">
            <text:p>8.5725</text:p>
          </table:table-cell>
          <table:table-cell office:value-type="string" calcext:value-type="string">
            <text:p><text:s/>Homburg, Bad (Filterwerk)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5" calcext:value-type="float">
            <text:p>235</text:p>
          </table:table-cell>
          <table:table-cell office:value-type="float" office:value="49.3278" calcext:value-type="float">
            <text:p>49.3278</text:p>
          </table:table-cell>
          <table:table-cell office:value-type="float" office:value="7.3533" calcext:value-type="float">
            <text:p>7.3533</text:p>
          </table:table-cell>
          <table:table-cell office:value-type="string" calcext:value-type="string">
            <text:p><text:s/>Homburg/Saa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" calcext:value-type="float">
            <text:p>4</text:p>
          </table:table-cell>
          <table:table-cell office:value-type="float" office:value="53.1228" calcext:value-type="float">
            <text:p>53.1228</text:p>
          </table:table-cell>
          <table:table-cell office:value-type="float" office:value="8.4205" calcext:value-type="float">
            <text:p>8.4205</text:p>
          </table:table-cell>
          <table:table-cell office:value-type="string" calcext:value-type="string">
            <text:p><text:s/>Hude/Old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8" calcext:value-type="float">
            <text:p>328</text:p>
          </table:table-cell>
          <table:table-cell office:value-type="float" office:value="50.5651" calcext:value-type="float">
            <text:p>50.5651</text:p>
          </table:table-cell>
          <table:table-cell office:value-type="float" office:value="7.4843" calcext:value-type="float">
            <text:p>7.4843</text:p>
          </table:table-cell>
          <table:table-cell office:value-type="string" calcext:value-type="string">
            <text:p><text:s/>H�mmeri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4" calcext:value-type="float">
            <text:p>604</text:p>
          </table:table-cell>
          <table:table-cell office:value-type="float" office:value="50.5466" calcext:value-type="float">
            <text:p>50.5466</text:p>
          </table:table-cell>
          <table:table-cell office:value-type="float" office:value="12.5706" calcext:value-type="float">
            <text:p>12.5706</text:p>
          </table:table-cell>
          <table:table-cell office:value-type="string" calcext:value-type="string">
            <text:p><text:s/>St�tzengr�n-Hundsh�be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5" calcext:value-type="float">
            <text:p>455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13.5077" calcext:value-type="float">
            <text:p>13.5077</text:p>
          </table:table-cell>
          <table:table-cell office:value-type="string" calcext:value-type="string">
            <text:p><text:s/>B�chlberg-Tann�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26" calcext:value-type="float">
            <text:p>626</text:p>
          </table:table-cell>
          <table:table-cell office:value-type="float" office:value="48.0374" calcext:value-type="float">
            <text:p>48.0374</text:p>
          </table:table-cell>
          <table:table-cell office:value-type="float" office:value="10.7409" calcext:value-type="float">
            <text:p>10.7409</text:p>
          </table:table-cell>
          <table:table-cell office:value-type="string" calcext:value-type="string">
            <text:p><text:s/>Buchlo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3" calcext:value-type="float">
            <text:p>193</text:p>
          </table:table-cell>
          <table:table-cell office:value-type="float" office:value="48.0419" calcext:value-type="float">
            <text:p>48.0419</text:p>
          </table:table-cell>
          <table:table-cell office:value-type="float" office:value="7.6322" calcext:value-type="float">
            <text:p>7.6322</text:p>
          </table:table-cell>
          <table:table-cell office:value-type="string" calcext:value-type="string">
            <text:p><text:s/>Ih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60" calcext:value-type="float">
            <text:p>960</text:p>
          </table:table-cell>
          <table:table-cell office:value-type="float" office:value="47.6078" calcext:value-type="float">
            <text:p>47.6078</text:p>
          </table:table-cell>
          <table:table-cell office:value-type="float" office:value="10.202" calcext:value-type="float">
            <text:p>10.202</text:p>
          </table:table-cell>
          <table:table-cell office:value-type="string" calcext:value-type="string">
            <text:p><text:s/>Immenstadt-Reu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0090122" calcext:value-type="float">
            <text:p>2009012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0" calcext:value-type="float">
            <text:p>360</text:p>
          </table:table-cell>
          <table:table-cell office:value-type="float" office:value="48.7662" calcext:value-type="float">
            <text:p>48.7662</text:p>
          </table:table-cell>
          <table:table-cell office:value-type="float" office:value="11.4539" calcext:value-type="float">
            <text:p>11.4539</text:p>
          </table:table-cell>
          <table:table-cell office:value-type="string" calcext:value-type="string">
            <text:p><text:s/>Ingolstadt (Flussmeisterstell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2" office:value-type="float" office:value="20180511" calcext:value-type="float">
            <text:p>20180511</text:p>
          </table:table-cell>
          <table:table-cell office:value-type="float" office:value="364" calcext:value-type="float">
            <text:p>364</text:p>
          </table:table-cell>
          <table:table-cell office:value-type="float" office:value="48.7111" calcext:value-type="float">
            <text:p>48.7111</text:p>
          </table:table-cell>
          <table:table-cell office:value-type="float" office:value="11.5363" calcext:value-type="float">
            <text:p>11.5363</text:p>
          </table:table-cell>
          <table:table-cell office:value-type="string" calcext:value-type="string">
            <text:p><text:s/>Ingolstadt (Flugplatz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0060302" calcext:value-type="float">
            <text:p>200603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0" calcext:value-type="float">
            <text:p>690</text:p>
          </table:table-cell>
          <table:table-cell office:value-type="float" office:value="47.7592" calcext:value-type="float">
            <text:p>47.7592</text:p>
          </table:table-cell>
          <table:table-cell office:value-type="float" office:value="12.7502" calcext:value-type="float">
            <text:p>12.7502</text:p>
          </table:table-cell>
          <table:table-cell office:value-type="string" calcext:value-type="string">
            <text:p><text:s/>In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3" calcext:value-type="float">
            <text:p>713</text:p>
          </table:table-cell>
          <table:table-cell office:value-type="float" office:value="47.8177" calcext:value-type="float">
            <text:p>47.8177</text:p>
          </table:table-cell>
          <table:table-cell office:value-type="float" office:value="11.8681" calcext:value-type="float">
            <text:p>11.8681</text:p>
          </table:table-cell>
          <table:table-cell office:value-type="string" calcext:value-type="string">
            <text:p><text:s/>Irschenberg-Kasthub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9" calcext:value-type="float">
            <text:p>549</text:p>
          </table:table-cell>
          <table:table-cell office:value-type="float" office:value="48.2022" calcext:value-type="float">
            <text:p>48.2022</text:p>
          </table:table-cell>
          <table:table-cell office:value-type="float" office:value="12.0382" calcext:value-type="float">
            <text:p>12.0382</text:p>
          </table:table-cell>
          <table:table-cell office:value-type="string" calcext:value-type="string">
            <text:p><text:s/>Isen-West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0030626" calcext:value-type="float">
            <text:p>200306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" calcext:value-type="float">
            <text:p>21</text:p>
          </table:table-cell>
          <table:table-cell office:value-type="float" office:value="53.9897" calcext:value-type="float">
            <text:p>53.9897</text:p>
          </table:table-cell>
          <table:table-cell office:value-type="float" office:value="9.5696" calcext:value-type="float">
            <text:p>9.5696</text:p>
          </table:table-cell>
          <table:table-cell office:value-type="string" calcext:value-type="string">
            <text:p><text:s/>Itzeho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7" calcext:value-type="float">
            <text:p>367</text:p>
          </table:table-cell>
          <table:table-cell office:value-type="float" office:value="50.1337" calcext:value-type="float">
            <text:p>50.1337</text:p>
          </table:table-cell>
          <table:table-cell office:value-type="float" office:value="10.9317" calcext:value-type="float">
            <text:p>10.9317</text:p>
          </table:table-cell>
          <table:table-cell office:value-type="string" calcext:value-type="string">
            <text:p><text:s/>Itzgrund-Herre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" calcext:value-type="float">
            <text:p>41</text:p>
          </table:table-cell>
          <table:table-cell office:value-type="float" office:value="53.4277" calcext:value-type="float">
            <text:p>53.4277</text:p>
          </table:table-cell>
          <table:table-cell office:value-type="float" office:value="13.8166" calcext:value-type="float">
            <text:p>13.8166</text:p>
          </table:table-cell>
          <table:table-cell office:value-type="string" calcext:value-type="string">
            <text:p><text:s/>Uckerland-Karlste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5" calcext:value-type="float">
            <text:p>155</text:p>
          </table:table-cell>
          <table:table-cell office:value-type="float" office:value="50.9251" calcext:value-type="float">
            <text:p>50.9251</text:p>
          </table:table-cell>
          <table:table-cell office:value-type="float" office:value="11.583" calcext:value-type="float">
            <text:p>11.583</text:p>
          </table:table-cell>
          <table:table-cell office:value-type="string" calcext:value-type="string">
            <text:p><text:s/>Jena (Sternwarte)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3" calcext:value-type="float">
            <text:p>403</text:p>
          </table:table-cell>
          <table:table-cell office:value-type="float" office:value="48.178" calcext:value-type="float">
            <text:p>48.178</text:p>
          </table:table-cell>
          <table:table-cell office:value-type="float" office:value="12.3798" calcext:value-type="float">
            <text:p>12.3798</text:p>
          </table:table-cell>
          <table:table-cell office:value-type="string" calcext:value-type="string">
            <text:p><text:s/>Jetten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0020701" calcext:value-type="float">
            <text:p>2002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5083" calcext:value-type="float">
            <text:p>53.5083</text:p>
          </table:table-cell>
          <table:table-cell office:value-type="float" office:value="9.7376" calcext:value-type="float">
            <text:p>9.7376</text:p>
          </table:table-cell>
          <table:table-cell office:value-type="string" calcext:value-type="string">
            <text:p><text:s/>Jork-Mooren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6" calcext:value-type="float">
            <text:p>76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6.3431" calcext:value-type="float">
            <text:p>6.3431</text:p>
          </table:table-cell>
          <table:table-cell office:value-type="string" calcext:value-type="string">
            <text:p><text:s/>J�lich (Kl�ranlage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8" calcext:value-type="float">
            <text:p>108</text:p>
          </table:table-cell>
          <table:table-cell office:value-type="float" office:value="50.0643" calcext:value-type="float">
            <text:p>50.0643</text:p>
          </table:table-cell>
          <table:table-cell office:value-type="float" office:value="8.993" calcext:value-type="float">
            <text:p>8.993</text:p>
          </table:table-cell>
          <table:table-cell office:value-type="string" calcext:value-type="string">
            <text:p><text:s/>Kahl/Ma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9951012" calcext:value-type="float">
            <text:p>199510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39" calcext:value-type="float">
            <text:p>839</text:p>
          </table:table-cell>
          <table:table-cell office:value-type="float" office:value="51.1803" calcext:value-type="float">
            <text:p>51.1803</text:p>
          </table:table-cell>
          <table:table-cell office:value-type="float" office:value="8.4891" calcext:value-type="float">
            <text:p>8.4891</text:p>
          </table:table-cell>
          <table:table-cell office:value-type="string" calcext:value-type="string">
            <text:p><text:s/>Kahler As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0110502" calcext:value-type="float">
            <text:p>201105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9" calcext:value-type="float">
            <text:p>489</text:p>
          </table:table-cell>
          <table:table-cell office:value-type="float" office:value="48.917" calcext:value-type="float">
            <text:p>48.917</text:p>
          </table:table-cell>
          <table:table-cell office:value-type="float" office:value="9.6871" calcext:value-type="float">
            <text:p>9.6871</text:p>
          </table:table-cell>
          <table:table-cell office:value-type="string" calcext:value-type="string">
            <text:p><text:s/>Kaisersbach-Cronh�tt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1" calcext:value-type="float">
            <text:p>271</text:p>
          </table:table-cell>
          <table:table-cell office:value-type="float" office:value="49.4262" calcext:value-type="float">
            <text:p>49.4262</text:p>
          </table:table-cell>
          <table:table-cell office:value-type="float" office:value="7.7557" calcext:value-type="float">
            <text:p>7.7557</text:p>
          </table:table-cell>
          <table:table-cell office:value-type="string" calcext:value-type="string">
            <text:p><text:s/>Kaiserslaute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5" calcext:value-type="float">
            <text:p>505</text:p>
          </table:table-cell>
          <table:table-cell office:value-type="float" office:value="50.5014" calcext:value-type="float">
            <text:p>50.5014</text:p>
          </table:table-cell>
          <table:table-cell office:value-type="float" office:value="6.5264" calcext:value-type="float">
            <text:p>6.5264</text:p>
          </table:table-cell>
          <table:table-cell office:value-type="string" calcext:value-type="string">
            <text:p><text:s/>Kall-Sisti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0" calcext:value-type="float">
            <text:p>570</text:p>
          </table:table-cell>
          <table:table-cell office:value-type="float" office:value="50.3953" calcext:value-type="float">
            <text:p>50.3953</text:p>
          </table:table-cell>
          <table:table-cell office:value-type="float" office:value="6.9896" calcext:value-type="float">
            <text:p>6.9896</text:p>
          </table:table-cell>
          <table:table-cell office:value-type="string" calcext:value-type="string">
            <text:p><text:s/>Kaltenborn, Hohe Ach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030502" calcext:value-type="float">
            <text:p>20030502</text:p>
          </table:table-cell>
          <table:table-cell office:value-type="float" office:value="487" calcext:value-type="float">
            <text:p>487</text:p>
          </table:table-cell>
          <table:table-cell office:value-type="float" office:value="50.6266" calcext:value-type="float">
            <text:p>50.6266</text:p>
          </table:table-cell>
          <table:table-cell office:value-type="float" office:value="10.1455" calcext:value-type="float">
            <text:p>10.1455</text:p>
          </table:table-cell>
          <table:table-cell office:value-type="string" calcext:value-type="string">
            <text:p><text:s/>Kaltennordheim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" calcext:value-type="float">
            <text:p>34</text:p>
          </table:table-cell>
          <table:table-cell office:value-type="float" office:value="54.0117" calcext:value-type="float">
            <text:p>54.0117</text:p>
          </table:table-cell>
          <table:table-cell office:value-type="float" office:value="13.4999" calcext:value-type="float">
            <text:p>13.4999</text:p>
          </table:table-cell>
          <table:table-cell office:value-type="string" calcext:value-type="string">
            <text:p><text:s/>Gro� Kiesow-Schlagt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9960128" calcext:value-type="float">
            <text:p>19960128</text:p>
          </table:table-cell>
          <table:table-cell office:value-type="float" office:value="20081101" calcext:value-type="float">
            <text:p>20081101</text:p>
          </table:table-cell>
          <table:table-cell office:value-type="float" office:value="112" calcext:value-type="float">
            <text:p>112</text:p>
          </table:table-cell>
          <table:table-cell office:value-type="float" office:value="49.0382" calcext:value-type="float">
            <text:p>49.0382</text:p>
          </table:table-cell>
          <table:table-cell office:value-type="float" office:value="8.3641" calcext:value-type="float">
            <text:p>8.3641</text:p>
          </table:table-cell>
          <table:table-cell office:value-type="string" calcext:value-type="string">
            <text:p><text:s/>Karlsruh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" calcext:value-type="float">
            <text:p>32</text:p>
          </table:table-cell>
          <table:table-cell office:value-type="float" office:value="53.1724" calcext:value-type="float">
            <text:p>53.1724</text:p>
          </table:table-cell>
          <table:table-cell office:value-type="float" office:value="11.7491" calcext:value-type="float">
            <text:p>11.7491</text:p>
          </table:table-cell>
          <table:table-cell office:value-type="string" calcext:value-type="string">
            <text:p><text:s/>Karst�dt/Prign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0000419" calcext:value-type="float">
            <text:p>20000419</text:p>
          </table:table-cell>
          <table:table-cell office:value-type="float" office:value="20131101" calcext:value-type="float">
            <text:p>20131101</text:p>
          </table:table-cell>
          <table:table-cell office:value-type="float" office:value="231" calcext:value-type="float">
            <text:p>231</text:p>
          </table:table-cell>
          <table:table-cell office:value-type="float" office:value="51.2963" calcext:value-type="float">
            <text:p>51.2963</text:p>
          </table:table-cell>
          <table:table-cell office:value-type="float" office:value="9.4424" calcext:value-type="float">
            <text:p>9.4424</text:p>
          </table:table-cell>
          <table:table-cell office:value-type="string" calcext:value-type="string">
            <text:p><text:s/>Kassel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5" calcext:value-type="float">
            <text:p>425</text:p>
          </table:table-cell>
          <table:table-cell office:value-type="float" office:value="49.3658" calcext:value-type="float">
            <text:p>49.3658</text:p>
          </table:table-cell>
          <table:table-cell office:value-type="float" office:value="11.6925" calcext:value-type="float">
            <text:p>11.6925</text:p>
          </table:table-cell>
          <table:table-cell office:value-type="string" calcext:value-type="string">
            <text:p><text:s/>Kastl, Kreis Amberg-Sulz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2" calcext:value-type="float">
            <text:p>452</text:p>
          </table:table-cell>
          <table:table-cell office:value-type="float" office:value="50.5467" calcext:value-type="float">
            <text:p>50.5467</text:p>
          </table:table-cell>
          <table:table-cell office:value-type="float" office:value="11.0317" calcext:value-type="float">
            <text:p>11.0317</text:p>
          </table:table-cell>
          <table:table-cell office:value-type="string" calcext:value-type="string">
            <text:p><text:s/>Katzh�tt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160401" calcext:value-type="float">
            <text:p>20160401</text:p>
          </table:table-cell>
          <table:table-cell office:value-type="float" office:value="716" calcext:value-type="float">
            <text:p>716</text:p>
          </table:table-cell>
          <table:table-cell office:value-type="float" office:value="47.8652" calcext:value-type="float">
            <text:p>47.8652</text:p>
          </table:table-cell>
          <table:table-cell office:value-type="float" office:value="10.6007" calcext:value-type="float">
            <text:p>10.6007</text:p>
          </table:table-cell>
          <table:table-cell office:value-type="string" calcext:value-type="string">
            <text:p><text:s/>Kaufbeur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1" calcext:value-type="float">
            <text:p>141</text:p>
          </table:table-cell>
          <table:table-cell office:value-type="float" office:value="48.5576" calcext:value-type="float">
            <text:p>48.5576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<text:s/>Kehl-Odels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0060111" calcext:value-type="float">
            <text:p>200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48.9244" calcext:value-type="float">
            <text:p>48.9244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<text:s/>Kel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10401" calcext:value-type="float">
            <text:p>20210401</text:p>
          </table:table-cell>
          <table:table-cell office:value-type="float" office:value="460" calcext:value-type="float">
            <text:p>460</text:p>
          </table:table-cell>
          <table:table-cell office:value-type="float" office:value="49.8671" calcext:value-type="float">
            <text:p>49.8671</text:p>
          </table:table-cell>
          <table:table-cell office:value-type="float" office:value="11.8807" calcext:value-type="float">
            <text:p>11.8807</text:p>
          </table:table-cell>
          <table:table-cell office:value-type="string" calcext:value-type="string">
            <text:p><text:s/>Kemna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05" calcext:value-type="float">
            <text:p>705</text:p>
          </table:table-cell>
          <table:table-cell office:value-type="float" office:value="47.7233" calcext:value-type="float">
            <text:p>47.7233</text:p>
          </table:table-cell>
          <table:table-cell office:value-type="float" office:value="10.3348" calcext:value-type="float">
            <text:p>10.3348</text:p>
          </table:table-cell>
          <table:table-cell office:value-type="string" calcext:value-type="string">
            <text:p><text:s/>Kempt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0090301" calcext:value-type="float">
            <text:p>2009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8" calcext:value-type="float">
            <text:p>428</text:p>
          </table:table-cell>
          <table:table-cell office:value-type="float" office:value="51.334" calcext:value-type="float">
            <text:p>51.334</text:p>
          </table:table-cell>
          <table:table-cell office:value-type="float" office:value="10.529" calcext:value-type="float">
            <text:p>10.529</text:p>
          </table:table-cell>
          <table:table-cell office:value-type="string" calcext:value-type="string">
            <text:p><text:s/>Helbed�ndorf-Keul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0100714" calcext:value-type="float">
            <text:p>201007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" calcext:value-type="float">
            <text:p>28</text:p>
          </table:table-cell>
          <table:table-cell office:value-type="float" office:value="54.3776" calcext:value-type="float">
            <text:p>54.3776</text:p>
          </table:table-cell>
          <table:table-cell office:value-type="float" office:value="10.1424" calcext:value-type="float">
            <text:p>10.1424</text:p>
          </table:table-cell>
          <table:table-cell office:value-type="string" calcext:value-type="string">
            <text:p><text:s/>Kiel-Holtenau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2" calcext:value-type="float">
            <text:p>432</text:p>
          </table:table-cell>
          <table:table-cell office:value-type="float" office:value="49.1804" calcext:value-type="float">
            <text:p>49.1804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Kirchberg/Jagst-Herbolds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" calcext:value-type="float">
            <text:p>34</text:p>
          </table:table-cell>
          <table:table-cell office:value-type="float" office:value="52.6007" calcext:value-type="float">
            <text:p>52.6007</text:p>
          </table:table-cell>
          <table:table-cell office:value-type="float" office:value="8.8522" calcext:value-type="float">
            <text:p>8.8522</text:p>
          </table:table-cell>
          <table:table-cell office:value-type="string" calcext:value-type="string">
            <text:p><text:s/>Kirchdorf, Kreis Diepholz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3.9995" calcext:value-type="float">
            <text:p>53.9995</text:p>
          </table:table-cell>
          <table:table-cell office:value-type="float" office:value="11.4341" calcext:value-type="float">
            <text:p>11.4341</text:p>
          </table:table-cell>
          <table:table-cell office:value-type="string" calcext:value-type="string">
            <text:p><text:s/>Kirchdorf/Poe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1" calcext:value-type="float">
            <text:p>181</text:p>
          </table:table-cell>
          <table:table-cell office:value-type="float" office:value="49.789" calcext:value-type="float">
            <text:p>49.789</text:p>
          </table:table-cell>
          <table:table-cell office:value-type="float" office:value="7.4853" calcext:value-type="float">
            <text:p>7.4853</text:p>
          </table:table-cell>
          <table:table-cell office:value-type="string" calcext:value-type="string">
            <text:p><text:s/>Ki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2" calcext:value-type="float">
            <text:p>282</text:p>
          </table:table-cell>
          <table:table-cell office:value-type="float" office:value="50.224" calcext:value-type="float">
            <text:p>50.224</text:p>
          </table:table-cell>
          <table:table-cell office:value-type="float" office:value="10.0792" calcext:value-type="float">
            <text:p>10.0792</text:p>
          </table:table-cell>
          <table:table-cell office:value-type="string" calcext:value-type="string">
            <text:p><text:s/>Kissingen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3" calcext:value-type="float">
            <text:p>193</text:p>
          </table:table-cell>
          <table:table-cell office:value-type="float" office:value="49.7363" calcext:value-type="float">
            <text:p>49.7363</text:p>
          </table:table-cell>
          <table:table-cell office:value-type="float" office:value="10.1781" calcext:value-type="float">
            <text:p>10.1781</text:p>
          </table:table-cell>
          <table:table-cell office:value-type="string" calcext:value-type="string">
            <text:p><text:s/>Kitz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6" calcext:value-type="float">
            <text:p>826</text:p>
          </table:table-cell>
          <table:table-cell office:value-type="float" office:value="50.2218" calcext:value-type="float">
            <text:p>50.2218</text:p>
          </table:table-cell>
          <table:table-cell office:value-type="float" office:value="8.4469" calcext:value-type="float">
            <text:p>8.4469</text:p>
          </table:table-cell>
          <table:table-cell office:value-type="string" calcext:value-type="string">
            <text:p><text:s/>Kleiner Feldberg/Taunus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2" calcext:value-type="float">
            <text:p>732</text:p>
          </table:table-cell>
          <table:table-cell office:value-type="float" office:value="50.8458" calcext:value-type="float">
            <text:p>50.8458</text:p>
          </table:table-cell>
          <table:table-cell office:value-type="float" office:value="10.4803" calcext:value-type="float">
            <text:p>10.4803</text:p>
          </table:table-cell>
          <table:table-cell office:value-type="string" calcext:value-type="string">
            <text:p><text:s/>Kleiner Insels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7" calcext:value-type="float">
            <text:p>447</text:p>
          </table:table-cell>
          <table:table-cell office:value-type="float" office:value="49.8939" calcext:value-type="float">
            <text:p>49.8939</text:p>
          </table:table-cell>
          <table:table-cell office:value-type="float" office:value="7.1885" calcext:value-type="float">
            <text:p>7.1885</text:p>
          </table:table-cell>
          <table:table-cell office:value-type="string" calcext:value-type="string">
            <text:p><text:s/>Kleinich, Kr. Bernkastel-Wittli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" calcext:value-type="float">
            <text:p>38</text:p>
          </table:table-cell>
          <table:table-cell office:value-type="float" office:value="52.739" calcext:value-type="float">
            <text:p>52.739</text:p>
          </table:table-cell>
          <table:table-cell office:value-type="float" office:value="12.4984" calcext:value-type="float">
            <text:p>12.4984</text:p>
          </table:table-cell>
          <table:table-cell office:value-type="string" calcext:value-type="string">
            <text:p><text:s/>Kle�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8" calcext:value-type="float">
            <text:p>128</text:p>
          </table:table-cell>
          <table:table-cell office:value-type="float" office:value="51.5554" calcext:value-type="float">
            <text:p>51.5554</text:p>
          </table:table-cell>
          <table:table-cell office:value-type="float" office:value="13.8845" calcext:value-type="float">
            <text:p>13.8845</text:p>
          </table:table-cell>
          <table:table-cell office:value-type="string" calcext:value-type="string">
            <text:p><text:s/>Klettw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1.7612" calcext:value-type="float">
            <text:p>51.7612</text:p>
          </table:table-cell>
          <table:table-cell office:value-type="float" office:value="6.0954" calcext:value-type="float">
            <text:p>6.0954</text:p>
          </table:table-cell>
          <table:table-cell office:value-type="string" calcext:value-type="string">
            <text:p><text:s/>Klev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4" calcext:value-type="float">
            <text:p>974</text:p>
          </table:table-cell>
          <table:table-cell office:value-type="float" office:value="48.1054" calcext:value-type="float">
            <text:p>48.1054</text:p>
          </table:table-cell>
          <table:table-cell office:value-type="float" office:value="8.7548" calcext:value-type="float">
            <text:p>8.7548</text:p>
          </table:table-cell>
          <table:table-cell office:value-type="string" calcext:value-type="string">
            <text:p><text:s/>Klippeneck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" calcext:value-type="float">
            <text:p>90</text:p>
          </table:table-cell>
          <table:table-cell office:value-type="float" office:value="51.5185" calcext:value-type="float">
            <text:p>51.5185</text:p>
          </table:table-cell>
          <table:table-cell office:value-type="float" office:value="12.9065" calcext:value-type="float">
            <text:p>12.9065</text:p>
          </table:table-cell>
          <table:table-cell office:value-type="string" calcext:value-type="string">
            <text:p><text:s/>Klitzschen bei Torg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0040711" calcext:value-type="float">
            <text:p>200407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05" calcext:value-type="float">
            <text:p>805</text:p>
          </table:table-cell>
          <table:table-cell office:value-type="float" office:value="47.5699" calcext:value-type="float">
            <text:p>47.5699</text:p>
          </table:table-cell>
          <table:table-cell office:value-type="float" office:value="11.3006" calcext:value-type="float">
            <text:p>11.3006</text:p>
          </table:table-cell>
          <table:table-cell office:value-type="string" calcext:value-type="string">
            <text:p><text:s/>Kochel-Einsiedl (Kraftwerk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" calcext:value-type="float">
            <text:p>59</text:p>
          </table:table-cell>
          <table:table-cell office:value-type="float" office:value="52.5233" calcext:value-type="float">
            <text:p>52.5233</text:p>
          </table:table-cell>
          <table:table-cell office:value-type="float" office:value="11.1261" calcext:value-type="float">
            <text:p>11.1261</text:p>
          </table:table-cell>
          <table:table-cell office:value-type="string" calcext:value-type="string">
            <text:p><text:s/>K�ckt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2" calcext:value-type="float">
            <text:p>92</text:p>
          </table:table-cell>
          <table:table-cell office:value-type="float" office:value="50.8646" calcext:value-type="float">
            <text:p>50.8646</text:p>
          </table:table-cell>
          <table:table-cell office:value-type="float" office:value="7.1575" calcext:value-type="float">
            <text:p>7.1575</text:p>
          </table:table-cell>
          <table:table-cell office:value-type="string" calcext:value-type="string">
            <text:p><text:s/>K�ln-Bon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2.133" calcext:value-type="float">
            <text:p>52.133</text:p>
          </table:table-cell>
          <table:table-cell office:value-type="float" office:value="11.7757" calcext:value-type="float">
            <text:p>11.7757</text:p>
          </table:table-cell>
          <table:table-cell office:value-type="string" calcext:value-type="string">
            <text:p><text:s/>K�nigsbor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0" calcext:value-type="float">
            <text:p>730</text:p>
          </table:table-cell>
          <table:table-cell office:value-type="float" office:value="48.1413" calcext:value-type="float">
            <text:p>48.1413</text:p>
          </table:table-cell>
          <table:table-cell office:value-type="float" office:value="8.4285" calcext:value-type="float">
            <text:p>8.4285</text:p>
          </table:table-cell>
          <table:table-cell office:value-type="string" calcext:value-type="string">
            <text:p><text:s/>K�nigsfeld/Schwarz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9" calcext:value-type="float">
            <text:p>289</text:p>
          </table:table-cell>
          <table:table-cell office:value-type="float" office:value="50.284" calcext:value-type="float">
            <text:p>50.284</text:p>
          </table:table-cell>
          <table:table-cell office:value-type="float" office:value="10.4456" calcext:value-type="float">
            <text:p>10.4456</text:p>
          </table:table-cell>
          <table:table-cell office:value-type="string" calcext:value-type="string">
            <text:p><text:s/>K�nigshofen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3.2279" calcext:value-type="float">
            <text:p>53.2279</text:p>
          </table:table-cell>
          <table:table-cell office:value-type="float" office:value="9.6527" calcext:value-type="float">
            <text:p>9.6527</text:p>
          </table:table-cell>
          <table:table-cell office:value-type="string" calcext:value-type="string">
            <text:p><text:s/>K�nigsmoo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48.8302" calcext:value-type="float">
            <text:p>48.8302</text:p>
          </table:table-cell>
          <table:table-cell office:value-type="float" office:value="11.4872" calcext:value-type="float">
            <text:p>11.4872</text:p>
          </table:table-cell>
          <table:table-cell office:value-type="string" calcext:value-type="string">
            <text:p><text:s/>K�s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001010" calcext:value-type="float">
            <text:p>20001010</text:p>
          </table:table-cell>
          <table:table-cell office:value-type="float" office:value="496" calcext:value-type="float">
            <text:p>496</text:p>
          </table:table-cell>
          <table:table-cell office:value-type="float" office:value="51.855" calcext:value-type="float">
            <text:p>51.855</text:p>
          </table:table-cell>
          <table:table-cell office:value-type="float" office:value="9.3239" calcext:value-type="float">
            <text:p>9.3239</text:p>
          </table:table-cell>
          <table:table-cell office:value-type="string" calcext:value-type="string">
            <text:p><text:s/>K�ter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6" calcext:value-type="float">
            <text:p>76</text:p>
          </table:table-cell>
          <table:table-cell office:value-type="float" office:value="51.7511" calcext:value-type="float">
            <text:p>51.7511</text:p>
          </table:table-cell>
          <table:table-cell office:value-type="float" office:value="12.0094" calcext:value-type="float">
            <text:p>12.0094</text:p>
          </table:table-cell>
          <table:table-cell office:value-type="string" calcext:value-type="string">
            <text:p><text:s/>K�then (Anhalt)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42" calcext:value-type="float">
            <text:p>742</text:p>
          </table:table-cell>
          <table:table-cell office:value-type="float" office:value="47.6652" calcext:value-type="float">
            <text:p>47.6652</text:p>
          </table:table-cell>
          <table:table-cell office:value-type="float" office:value="11.0805" calcext:value-type="float">
            <text:p>11.0805</text:p>
          </table:table-cell>
          <table:table-cell office:value-type="string" calcext:value-type="string">
            <text:p><text:s/>Kohlgrub, Bad (Rosshof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0" calcext:value-type="float">
            <text:p>230</text:p>
          </table:table-cell>
          <table:table-cell office:value-type="float" office:value="49.9164" calcext:value-type="float">
            <text:p>49.9164</text:p>
          </table:table-cell>
          <table:table-cell office:value-type="float" office:value="10.2363" calcext:value-type="float">
            <text:p>10.2363</text:p>
          </table:table-cell>
          <table:table-cell office:value-type="string" calcext:value-type="string">
            <text:p><text:s/>Kolitz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8" calcext:value-type="float">
            <text:p>428</text:p>
          </table:table-cell>
          <table:table-cell office:value-type="float" office:value="47.6952" calcext:value-type="float">
            <text:p>47.6952</text:p>
          </table:table-cell>
          <table:table-cell office:value-type="float" office:value="9.1307" calcext:value-type="float">
            <text:p>9.1307</text:p>
          </table:table-cell>
          <table:table-cell office:value-type="string" calcext:value-type="string">
            <text:p><text:s/>Konsta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8" calcext:value-type="float">
            <text:p>458</text:p>
          </table:table-cell>
          <table:table-cell office:value-type="float" office:value="51.288" calcext:value-type="float">
            <text:p>51.288</text:p>
          </table:table-cell>
          <table:table-cell office:value-type="float" office:value="8.7928" calcext:value-type="float">
            <text:p>8.7928</text:p>
          </table:table-cell>
          <table:table-cell office:value-type="string" calcext:value-type="string">
            <text:p><text:s/>Korbach-Rhen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2.7277" calcext:value-type="float">
            <text:p>52.7277</text:p>
          </table:table-cell>
          <table:table-cell office:value-type="float" office:value="13.0121" calcext:value-type="float">
            <text:p>13.0121</text:p>
          </table:table-cell>
          <table:table-cell office:value-type="string" calcext:value-type="string">
            <text:p><text:s/>Kremmen-Gro� Zieth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4.3237" calcext:value-type="float">
            <text:p>54.3237</text:p>
          </table:table-cell>
          <table:table-cell office:value-type="float" office:value="9.0247" calcext:value-type="float">
            <text:p>9.0247</text:p>
          </table:table-cell>
          <table:table-cell office:value-type="string" calcext:value-type="string">
            <text:p><text:s/>Krempel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97" calcext:value-type="float">
            <text:p>897</text:p>
          </table:table-cell>
          <table:table-cell office:value-type="float" office:value="47.6105" calcext:value-type="float">
            <text:p>47.6105</text:p>
          </table:table-cell>
          <table:table-cell office:value-type="float" office:value="11.6462" calcext:value-type="float">
            <text:p>11.6462</text:p>
          </table:table-cell>
          <table:table-cell office:value-type="string" calcext:value-type="string">
            <text:p><text:s/>Kreuth-Glash�t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4.0805" calcext:value-type="float">
            <text:p>54.0805</text:p>
          </table:table-cell>
          <table:table-cell office:value-type="float" office:value="11.7425" calcext:value-type="float">
            <text:p>11.7425</text:p>
          </table:table-cell>
          <table:table-cell office:value-type="string" calcext:value-type="string">
            <text:p><text:s/>Gersdorf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50.2524" calcext:value-type="float">
            <text:p>50.2524</text:p>
          </table:table-cell>
          <table:table-cell office:value-type="float" office:value="11.3209" calcext:value-type="float">
            <text:p>11.3209</text:p>
          </table:table-cell>
          <table:table-cell office:value-type="string" calcext:value-type="string">
            <text:p><text:s/>Kron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0060110" calcext:value-type="float">
            <text:p>20060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3" calcext:value-type="float">
            <text:p>873</text:p>
          </table:table-cell>
          <table:table-cell office:value-type="float" office:value="47.5041" calcext:value-type="float">
            <text:p>47.5041</text:p>
          </table:table-cell>
          <table:table-cell office:value-type="float" office:value="11.2814" calcext:value-type="float">
            <text:p>11.2814</text:p>
          </table:table-cell>
          <table:table-cell office:value-type="string" calcext:value-type="string">
            <text:p><text:s/>Kr�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5039" calcext:value-type="float">
            <text:p>53.5039</text:p>
          </table:table-cell>
          <table:table-cell office:value-type="float" office:value="7.1217" calcext:value-type="float">
            <text:p>7.1217</text:p>
          </table:table-cell>
          <table:table-cell office:value-type="string" calcext:value-type="string">
            <text:p><text:s/>Norden-Leybuchtpold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" calcext:value-type="float">
            <text:p>63</text:p>
          </table:table-cell>
          <table:table-cell office:value-type="float" office:value="53.1486" calcext:value-type="float">
            <text:p>53.1486</text:p>
          </table:table-cell>
          <table:table-cell office:value-type="float" office:value="12.0851" calcext:value-type="float">
            <text:p>12.0851</text:p>
          </table:table-cell>
          <table:table-cell office:value-type="string" calcext:value-type="string">
            <text:p><text:s/>Kuhbier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4" calcext:value-type="float">
            <text:p>354</text:p>
          </table:table-cell>
          <table:table-cell office:value-type="float" office:value="49.2428" calcext:value-type="float">
            <text:p>49.2428</text:p>
          </table:table-cell>
          <table:table-cell office:value-type="float" office:value="9.6786" calcext:value-type="float">
            <text:p>9.6786</text:p>
          </table:table-cell>
          <table:table-cell office:value-type="string" calcext:value-type="string">
            <text:p><text:s/>Kupferzell-Rech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8" calcext:value-type="float">
            <text:p>498</text:p>
          </table:table-cell>
          <table:table-cell office:value-type="float" office:value="48.3737" calcext:value-type="float">
            <text:p>48.3737</text:p>
          </table:table-cell>
          <table:table-cell office:value-type="float" office:value="10.7604" calcext:value-type="float">
            <text:p>10.7604</text:p>
          </table:table-cell>
          <table:table-cell office:value-type="string" calcext:value-type="string">
            <text:p><text:s/>Diedorf/Schwaben-Bi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2.9363" calcext:value-type="float">
            <text:p>52.9363</text:p>
          </table:table-cell>
          <table:table-cell office:value-type="float" office:value="12.4093" calcext:value-type="float">
            <text:p>12.4093</text:p>
          </table:table-cell>
          <table:table-cell office:value-type="string" calcext:value-type="string">
            <text:p><text:s/>Kyr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9446" calcext:value-type="float">
            <text:p>51.9446</text:p>
          </table:table-cell>
          <table:table-cell office:value-type="float" office:value="8.7749" calcext:value-type="float">
            <text:p>8.7749</text:p>
          </table:table-cell>
          <table:table-cell office:value-type="string" calcext:value-type="string">
            <text:p><text:s/>Lage, Kreis Lippe-H�rst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9960327" calcext:value-type="float">
            <text:p>199603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6" calcext:value-type="float">
            <text:p>15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7.828" calcext:value-type="float">
            <text:p>7.828</text:p>
          </table:table-cell>
          <table:table-cell office:value-type="string" calcext:value-type="string">
            <text:p><text:s/>Lah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7" calcext:value-type="float">
            <text:p>687</text:p>
          </table:table-cell>
          <table:table-cell office:value-type="float" office:value="48.5122" calcext:value-type="float">
            <text:p>48.5122</text:p>
          </table:table-cell>
          <table:table-cell office:value-type="float" office:value="9.7644" calcext:value-type="float">
            <text:p>9.7644</text:p>
          </table:table-cell>
          <table:table-cell office:value-type="string" calcext:value-type="string">
            <text:p><text:s/>Merkl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" calcext:value-type="float">
            <text:p>25</text:p>
          </table:table-cell>
          <table:table-cell office:value-type="float" office:value="53.6369" calcext:value-type="float">
            <text:p>53.6369</text:p>
          </table:table-cell>
          <table:table-cell office:value-type="float" office:value="9.0979" calcext:value-type="float">
            <text:p>9.0979</text:p>
          </table:table-cell>
          <table:table-cell office:value-type="string" calcext:value-type="string">
            <text:p><text:s/>Lam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110803" calcext:value-type="float">
            <text:p>20110803</text:p>
          </table:table-cell>
          <table:table-cell office:value-type="float" office:value="525" calcext:value-type="float">
            <text:p>525</text:p>
          </table:table-cell>
          <table:table-cell office:value-type="float" office:value="49.2845" calcext:value-type="float">
            <text:p>49.2845</text:p>
          </table:table-cell>
          <table:table-cell office:value-type="float" office:value="7.9124" calcext:value-type="float">
            <text:p>7.9124</text:p>
          </table:table-cell>
          <table:table-cell office:value-type="string" calcext:value-type="string">
            <text:p><text:s/>Landau-Taubensuh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0" calcext:value-type="float">
            <text:p>210</text:p>
          </table:table-cell>
          <table:table-cell office:value-type="float" office:value="51.9262" calcext:value-type="float">
            <text:p>51.9262</text:p>
          </table:table-cell>
          <table:table-cell office:value-type="float" office:value="10.3461" calcext:value-type="float">
            <text:p>10.3461</text:p>
          </table:table-cell>
          <table:table-cell office:value-type="string" calcext:value-type="string">
            <text:p><text:s/>Langelsheim-Ast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0000816" calcext:value-type="float">
            <text:p>20000816</text:p>
          </table:table-cell>
          <table:table-cell office:value-type="float" office:value="20151231" calcext:value-type="float">
            <text:p>20151231</text:p>
          </table:table-cell>
          <table:table-cell office:value-type="float" office:value="125" calcext:value-type="float">
            <text:p>125</text:p>
          </table:table-cell>
          <table:table-cell office:value-type="float" office:value="50.0075" calcext:value-type="float">
            <text:p>50.0075</text:p>
          </table:table-cell>
          <table:table-cell office:value-type="float" office:value="8.6547" calcext:value-type="float">
            <text:p>8.6547</text:p>
          </table:table-cell>
          <table:table-cell office:value-type="string" calcext:value-type="string">
            <text:p><text:s/>Langen (BZ)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0071001" calcext:value-type="float">
            <text:p>2007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" calcext:value-type="float">
            <text:p>13</text:p>
          </table:table-cell>
          <table:table-cell office:value-type="float" office:value="53.6956" calcext:value-type="float">
            <text:p>53.6956</text:p>
          </table:table-cell>
          <table:table-cell office:value-type="float" office:value="8.6291" calcext:value-type="float">
            <text:p>8.6291</text:p>
          </table:table-cell>
          <table:table-cell office:value-type="string" calcext:value-type="string">
            <text:p><text:s/>Langen-Hol�el, Kreis Cuxhav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78" calcext:value-type="float">
            <text:p>778</text:p>
          </table:table-cell>
          <table:table-cell office:value-type="float" office:value="48.1994" calcext:value-type="float">
            <text:p>48.1994</text:p>
          </table:table-cell>
          <table:table-cell office:value-type="float" office:value="9.3327" calcext:value-type="float">
            <text:p>9.3327</text:p>
          </table:table-cell>
          <table:table-cell office:value-type="string" calcext:value-type="string">
            <text:p><text:s/>Langenenslingen-Itten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1" calcext:value-type="float">
            <text:p>91</text:p>
          </table:table-cell>
          <table:table-cell office:value-type="float" office:value="51.9173" calcext:value-type="float">
            <text:p>51.9173</text:p>
          </table:table-cell>
          <table:table-cell office:value-type="float" office:value="13.0878" calcext:value-type="float">
            <text:p>13.0878</text:p>
          </table:table-cell>
          <table:table-cell office:value-type="string" calcext:value-type="string">
            <text:p><text:s/>Langenlipsdorf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1" calcext:value-type="float">
            <text:p>371</text:p>
          </table:table-cell>
          <table:table-cell office:value-type="float" office:value="49.5076" calcext:value-type="float">
            <text:p>49.5076</text:p>
          </table:table-cell>
          <table:table-cell office:value-type="float" office:value="10.7885" calcext:value-type="float">
            <text:p>10.7885</text:p>
          </table:table-cell>
          <table:table-cell office:value-type="string" calcext:value-type="string">
            <text:p><text:s/>Langenze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0170801" calcext:value-type="float">
            <text:p>201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7" calcext:value-type="float">
            <text:p>117</text:p>
          </table:table-cell>
          <table:table-cell office:value-type="float" office:value="51.3909" calcext:value-type="float">
            <text:p>51.3909</text:p>
          </table:table-cell>
          <table:table-cell office:value-type="float" office:value="11.8786" calcext:value-type="float">
            <text:p>11.8786</text:p>
          </table:table-cell>
          <table:table-cell office:value-type="string" calcext:value-type="string">
            <text:p><text:s/>Lauchst�dt, Bad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0050711" calcext:value-type="float">
            <text:p>200507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9" calcext:value-type="float">
            <text:p>319</text:p>
          </table:table-cell>
          <table:table-cell office:value-type="float" office:value="49.5522" calcext:value-type="float">
            <text:p>49.5522</text:p>
          </table:table-cell>
          <table:table-cell office:value-type="float" office:value="9.6345" calcext:value-type="float">
            <text:p>9.6345</text:p>
          </table:table-cell>
          <table:table-cell office:value-type="string" calcext:value-type="string">
            <text:p><text:s/>Lauda-K�nigshofen-Heckfe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49.5042" calcext:value-type="float">
            <text:p>49.5042</text:p>
          </table:table-cell>
          <table:table-cell office:value-type="float" office:value="11.2736" calcext:value-type="float">
            <text:p>11.2736</text:p>
          </table:table-cell>
          <table:table-cell office:value-type="string" calcext:value-type="string">
            <text:p><text:s/>Lauf/Pegnitz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0060104" calcext:value-type="float">
            <text:p>200601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0" calcext:value-type="float">
            <text:p>430</text:p>
          </table:table-cell>
          <table:table-cell office:value-type="float" office:value="47.9522" calcext:value-type="float">
            <text:p>47.9522</text:p>
          </table:table-cell>
          <table:table-cell office:value-type="float" office:value="12.8978" calcext:value-type="float">
            <text:p>12.8978</text:p>
          </table:table-cell>
          <table:table-cell office:value-type="string" calcext:value-type="string">
            <text:p><text:s/>Laufen/Obb.-Leben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5" calcext:value-type="float">
            <text:p>305</text:p>
          </table:table-cell>
          <table:table-cell office:value-type="float" office:value="51.5957" calcext:value-type="float">
            <text:p>51.5957</text:p>
          </table:table-cell>
          <table:table-cell office:value-type="float" office:value="10.463" calcext:value-type="float">
            <text:p>10.463</text:p>
          </table:table-cell>
          <table:table-cell office:value-type="string" calcext:value-type="string">
            <text:p><text:s/>Lauterberg,Bad-Bartolfel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8" calcext:value-type="float">
            <text:p>208</text:p>
          </table:table-cell>
          <table:table-cell office:value-type="float" office:value="49.709" calcext:value-type="float">
            <text:p>49.709</text:p>
          </table:table-cell>
          <table:table-cell office:value-type="float" office:value="8.6908" calcext:value-type="float">
            <text:p>8.6908</text:p>
          </table:table-cell>
          <table:table-cell office:value-type="string" calcext:value-type="string">
            <text:p><text:s/>Lautertal/Odenwald-Reichen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9990201" calcext:value-type="float">
            <text:p>1999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" calcext:value-type="float">
            <text:p>7</text:p>
          </table:table-cell>
          <table:table-cell office:value-type="float" office:value="54.7903" calcext:value-type="float">
            <text:p>54.7903</text:p>
          </table:table-cell>
          <table:table-cell office:value-type="float" office:value="8.9514" calcext:value-type="float">
            <text:p>8.9514</text:p>
          </table:table-cell>
          <table:table-cell office:value-type="string" calcext:value-type="string">
            <text:p><text:s/>Lec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6" calcext:value-type="float">
            <text:p>356</text:p>
          </table:table-cell>
          <table:table-cell office:value-type="float" office:value="51.3932" calcext:value-type="float">
            <text:p>51.3932</text:p>
          </table:table-cell>
          <table:table-cell office:value-type="float" office:value="10.3123" calcext:value-type="float">
            <text:p>10.3123</text:p>
          </table:table-cell>
          <table:table-cell office:value-type="string" calcext:value-type="string">
            <text:p><text:s/>Leinefeld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9970407" calcext:value-type="float">
            <text:p>199704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8" calcext:value-type="float">
            <text:p>138</text:p>
          </table:table-cell>
          <table:table-cell office:value-type="float" office:value="51.3151" calcext:value-type="float">
            <text:p>51.3151</text:p>
          </table:table-cell>
          <table:table-cell office:value-type="float" office:value="12.4462" calcext:value-type="float">
            <text:p>12.4462</text:p>
          </table:table-cell>
          <table:table-cell office:value-type="string" calcext:value-type="string">
            <text:p><text:s/>Leipzig-Holzhaus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51.4347" calcext:value-type="float">
            <text:p>51.4347</text:p>
          </table:table-cell>
          <table:table-cell office:value-type="float" office:value="12.2396" calcext:value-type="float">
            <text:p>12.2396</text:p>
          </table:table-cell>
          <table:table-cell office:value-type="string" calcext:value-type="string">
            <text:p><text:s/>Leipzig/Hall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6" calcext:value-type="float">
            <text:p>286</text:p>
          </table:table-cell>
          <table:table-cell office:value-type="float" office:value="51.1333" calcext:value-type="float">
            <text:p>51.1333</text:p>
          </table:table-cell>
          <table:table-cell office:value-type="float" office:value="8.0348" calcext:value-type="float">
            <text:p>8.0348</text:p>
          </table:table-cell>
          <table:table-cell office:value-type="string" calcext:value-type="string">
            <text:p><text:s/>Lennestadt-The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" calcext:value-type="float">
            <text:p>20</text:p>
          </table:table-cell>
          <table:table-cell office:value-type="float" office:value="53.1007" calcext:value-type="float">
            <text:p>53.1007</text:p>
          </table:table-cell>
          <table:table-cell office:value-type="float" office:value="11.4864" calcext:value-type="float">
            <text:p>11.4864</text:p>
          </table:table-cell>
          <table:table-cell office:value-type="string" calcext:value-type="string">
            <text:p><text:s/>Lenzen/Elb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52" calcext:value-type="float">
            <text:p>852</text:p>
          </table:table-cell>
          <table:table-cell office:value-type="float" office:value="47.8597" calcext:value-type="float">
            <text:p>47.8597</text:p>
          </table:table-cell>
          <table:table-cell office:value-type="float" office:value="8.2308" calcext:value-type="float">
            <text:p>8.2308</text:p>
          </table:table-cell>
          <table:table-cell office:value-type="string" calcext:value-type="string">
            <text:p><text:s/>Lenzkirch-Ruhb�h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4" calcext:value-type="float">
            <text:p>204</text:p>
          </table:table-cell>
          <table:table-cell office:value-type="float" office:value="51.0265" calcext:value-type="float">
            <text:p>51.0265</text:p>
          </table:table-cell>
          <table:table-cell office:value-type="float" office:value="14.9357" calcext:value-type="float">
            <text:p>14.9357</text:p>
          </table:table-cell>
          <table:table-cell office:value-type="string" calcext:value-type="string">
            <text:p><text:s/>Ostr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" calcext:value-type="float">
            <text:p>43</text:p>
          </table:table-cell>
          <table:table-cell office:value-type="float" office:value="50.9894" calcext:value-type="float">
            <text:p>50.9894</text:p>
          </table:table-cell>
          <table:table-cell office:value-type="float" office:value="6.9777" calcext:value-type="float">
            <text:p>6.9777</text:p>
          </table:table-cell>
          <table:table-cell office:value-type="string" calcext:value-type="string">
            <text:p><text:s/>K�ln-Stamm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1" calcext:value-type="float">
            <text:p>321</text:p>
          </table:table-cell>
          <table:table-cell office:value-type="float" office:value="50.9383" calcext:value-type="float">
            <text:p>50.9383</text:p>
          </table:table-cell>
          <table:table-cell office:value-type="float" office:value="14.2094" calcext:value-type="float">
            <text:p>14.2094</text:p>
          </table:table-cell>
          <table:table-cell office:value-type="string" calcext:value-type="string">
            <text:p><text:s/>Lichtenhain-Mittelndorf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2" calcext:value-type="float">
            <text:p>162</text:p>
          </table:table-cell>
          <table:table-cell office:value-type="float" office:value="51.4882" calcext:value-type="float">
            <text:p>51.4882</text:p>
          </table:table-cell>
          <table:table-cell office:value-type="float" office:value="9.2493" calcext:value-type="float">
            <text:p>9.2493</text:p>
          </table:table-cell>
          <table:table-cell office:value-type="string" calcext:value-type="string">
            <text:p><text:s/>Liebenau-Haued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5" calcext:value-type="float">
            <text:p>495</text:p>
          </table:table-cell>
          <table:table-cell office:value-type="float" office:value="50.5276" calcext:value-type="float">
            <text:p>50.5276</text:p>
          </table:table-cell>
          <table:table-cell office:value-type="float" office:value="11.6604" calcext:value-type="float">
            <text:p>11.6604</text:p>
          </table:table-cell>
          <table:table-cell office:value-type="string" calcext:value-type="string">
            <text:p><text:s/>Rempte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161027" calcext:value-type="float">
            <text:p>20161027</text:p>
          </table:table-cell>
          <table:table-cell office:value-type="float" office:value="352" calcext:value-type="float">
            <text:p>352</text:p>
          </table:table-cell>
          <table:table-cell office:value-type="float" office:value="48.7726" calcext:value-type="float">
            <text:p>48.7726</text:p>
          </table:table-cell>
          <table:table-cell office:value-type="float" office:value="8.7287" calcext:value-type="float">
            <text:p>8.7287</text:p>
          </table:table-cell>
          <table:table-cell office:value-type="string" calcext:value-type="string">
            <text:p><text:s/>Liebenzell, Ba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" calcext:value-type="float">
            <text:p>47</text:p>
          </table:table-cell>
          <table:table-cell office:value-type="float" office:value="51.9861" calcext:value-type="float">
            <text:p>51.9861</text:p>
          </table:table-cell>
          <table:table-cell office:value-type="float" office:value="14.3044" calcext:value-type="float">
            <text:p>14.3044</text:p>
          </table:table-cell>
          <table:table-cell office:value-type="string" calcext:value-type="string">
            <text:p><text:s/>Lieberos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" calcext:value-type="float">
            <text:p>55</text:p>
          </table:table-cell>
          <table:table-cell office:value-type="float" office:value="52.1211" calcext:value-type="float">
            <text:p>52.1211</text:p>
          </table:table-cell>
          <table:table-cell office:value-type="float" office:value="7.8699" calcext:value-type="float">
            <text:p>7.8699</text:p>
          </table:table-cell>
          <table:table-cell office:value-type="string" calcext:value-type="string">
            <text:p><text:s/>Lienen-Kattenvenn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50" calcext:value-type="float">
            <text:p>750</text:p>
          </table:table-cell>
          <table:table-cell office:value-type="float" office:value="49.0315" calcext:value-type="float">
            <text:p>49.0315</text:p>
          </table:table-cell>
          <table:table-cell office:value-type="float" office:value="13.3272" calcext:value-type="float">
            <text:p>13.3272</text:p>
          </table:table-cell>
          <table:table-cell office:value-type="string" calcext:value-type="string">
            <text:p><text:s/>Lindberg-Buchen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" calcext:value-type="float">
            <text:p>98</text:p>
          </table:table-cell>
          <table:table-cell office:value-type="float" office:value="52.2085" calcext:value-type="float">
            <text:p>52.2085</text:p>
          </table:table-cell>
          <table:table-cell office:value-type="float" office:value="14.118" calcext:value-type="float">
            <text:p>14.118</text:p>
          </table:table-cell>
          <table:table-cell office:value-type="string" calcext:value-type="string">
            <text:p><text:s/>Linden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61231" calcext:value-type="float">
            <text:p>20161231</text:p>
          </table:table-cell>
          <table:table-cell office:value-type="float" office:value="22" calcext:value-type="float">
            <text:p>22</text:p>
          </table:table-cell>
          <table:table-cell office:value-type="float" office:value="52.5181" calcext:value-type="float">
            <text:p>52.5181</text:p>
          </table:table-cell>
          <table:table-cell office:value-type="float" office:value="7.3081" calcext:value-type="float">
            <text:p>7.3081</text:p>
          </table:table-cell>
          <table:table-cell office:value-type="string" calcext:value-type="string">
            <text:p><text:s/>L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5" calcext:value-type="float">
            <text:p>485</text:p>
          </table:table-cell>
          <table:table-cell office:value-type="float" office:value="50.094" calcext:value-type="float">
            <text:p>50.094</text:p>
          </table:table-cell>
          <table:table-cell office:value-type="float" office:value="7.5675" calcext:value-type="float">
            <text:p>7.5675</text:p>
          </table:table-cell>
          <table:table-cell office:value-type="string" calcext:value-type="string">
            <text:p><text:s/>Lingerhahn/Hunsr�ck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7" calcext:value-type="float">
            <text:p>157</text:p>
          </table:table-cell>
          <table:table-cell office:value-type="float" office:value="51.7854" calcext:value-type="float">
            <text:p>51.7854</text:p>
          </table:table-cell>
          <table:table-cell office:value-type="float" office:value="8.8388" calcext:value-type="float">
            <text:p>8.8388</text:p>
          </table:table-cell>
          <table:table-cell office:value-type="string" calcext:value-type="string">
            <text:p><text:s/>Lippspringe, Ba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2" calcext:value-type="float">
            <text:p>92</text:p>
          </table:table-cell>
          <table:table-cell office:value-type="float" office:value="51.6336" calcext:value-type="float">
            <text:p>51.6336</text:p>
          </table:table-cell>
          <table:table-cell office:value-type="float" office:value="8.3945" calcext:value-type="float">
            <text:p>8.3945</text:p>
          </table:table-cell>
          <table:table-cell office:value-type="string" calcext:value-type="string">
            <text:p><text:s/>Lippstadt-B�kenf�r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9951130" calcext:value-type="float">
            <text:p>199511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" calcext:value-type="float">
            <text:p>25</text:p>
          </table:table-cell>
          <table:table-cell office:value-type="float" office:value="55.011" calcext:value-type="float">
            <text:p>55.011</text:p>
          </table:table-cell>
          <table:table-cell office:value-type="float" office:value="8.4125" calcext:value-type="float">
            <text:p>8.4125</text:p>
          </table:table-cell>
          <table:table-cell office:value-type="string" calcext:value-type="string">
            <text:p><text:s/>List auf Syl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6" calcext:value-type="float">
            <text:p>496</text:p>
          </table:table-cell>
          <table:table-cell office:value-type="float" office:value="50.4505" calcext:value-type="float">
            <text:p>50.4505</text:p>
          </table:table-cell>
          <table:table-cell office:value-type="float" office:value="11.635" calcext:value-type="float">
            <text:p>11.635</text:p>
          </table:table-cell>
          <table:table-cell office:value-type="string" calcext:value-type="string">
            <text:p><text:s/>Lobenstein, Bad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0" calcext:value-type="float">
            <text:p>230</text:p>
          </table:table-cell>
          <table:table-cell office:value-type="float" office:value="50.5617" calcext:value-type="float">
            <text:p>50.5617</text:p>
          </table:table-cell>
          <table:table-cell office:value-type="float" office:value="8.2386" calcext:value-type="float">
            <text:p>8.2386</text:p>
          </table:table-cell>
          <table:table-cell office:value-type="string" calcext:value-type="string">
            <text:p><text:s/>L�hnberg-Obers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22" calcext:value-type="float">
            <text:p>22</text:p>
          </table:table-cell>
          <table:table-cell office:value-type="float" office:value="52.7198" calcext:value-type="float">
            <text:p>52.7198</text:p>
          </table:table-cell>
          <table:table-cell office:value-type="float" office:value="7.7472" calcext:value-type="float">
            <text:p>7.7472</text:p>
          </table:table-cell>
          <table:table-cell office:value-type="string" calcext:value-type="string">
            <text:p><text:s/>L�n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1" calcext:value-type="float">
            <text:p>521</text:p>
          </table:table-cell>
          <table:table-cell office:value-type="float" office:value="50.5131" calcext:value-type="float">
            <text:p>50.5131</text:p>
          </table:table-cell>
          <table:table-cell office:value-type="float" office:value="11.3664" calcext:value-type="float">
            <text:p>11.3664</text:p>
          </table:table-cell>
          <table:table-cell office:value-type="string" calcext:value-type="string">
            <text:p><text:s/>Ludwigsstadt-Lauen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" calcext:value-type="float">
            <text:p>65</text:p>
          </table:table-cell>
          <table:table-cell office:value-type="float" office:value="52.3452" calcext:value-type="float">
            <text:p>52.3452</text:p>
          </table:table-cell>
          <table:table-cell office:value-type="float" office:value="8.6477" calcext:value-type="float">
            <text:p>8.6477</text:p>
          </table:table-cell>
          <table:table-cell office:value-type="string" calcext:value-type="string">
            <text:p><text:s/>Espelkamp-Isensted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" calcext:value-type="float">
            <text:p>57</text:p>
          </table:table-cell>
          <table:table-cell office:value-type="float" office:value="51.9267" calcext:value-type="float">
            <text:p>51.9267</text:p>
          </table:table-cell>
          <table:table-cell office:value-type="float" office:value="13.8797" calcext:value-type="float">
            <text:p>13.8797</text:p>
          </table:table-cell>
          <table:table-cell office:value-type="string" calcext:value-type="string">
            <text:p><text:s/>L�bben-Blumenfel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19960626" calcext:value-type="float">
            <text:p>199606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" calcext:value-type="float">
            <text:p>15</text:p>
          </table:table-cell>
          <table:table-cell office:value-type="float" office:value="53.8025" calcext:value-type="float">
            <text:p>53.8025</text:p>
          </table:table-cell>
          <table:table-cell office:value-type="float" office:value="10.6989" calcext:value-type="float">
            <text:p>10.6989</text:p>
          </table:table-cell>
          <table:table-cell office:value-type="string" calcext:value-type="string">
            <text:p><text:s/>L�beck-Blankense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" calcext:value-type="float">
            <text:p>16</text:p>
          </table:table-cell>
          <table:table-cell office:value-type="float" office:value="52.9724" calcext:value-type="float">
            <text:p>52.9724</text:p>
          </table:table-cell>
          <table:table-cell office:value-type="float" office:value="11.1374" calcext:value-type="float">
            <text:p>11.1374</text:p>
          </table:table-cell>
          <table:table-cell office:value-type="string" calcext:value-type="string">
            <text:p><text:s/>L�chow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6" calcext:value-type="float">
            <text:p>166</text:p>
          </table:table-cell>
          <table:table-cell office:value-type="float" office:value="51.3122" calcext:value-type="float">
            <text:p>51.3122</text:p>
          </table:table-cell>
          <table:table-cell office:value-type="float" office:value="14.0499" calcext:value-type="float">
            <text:p>14.0499</text:p>
          </table:table-cell>
          <table:table-cell office:value-type="string" calcext:value-type="string">
            <text:p><text:s/>Kamenz-Cunnersdorf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7" calcext:value-type="float">
            <text:p>387</text:p>
          </table:table-cell>
          <table:table-cell office:value-type="float" office:value="51.2452" calcext:value-type="float">
            <text:p>51.2452</text:p>
          </table:table-cell>
          <table:table-cell office:value-type="float" office:value="7.6425" calcext:value-type="float">
            <text:p>7.6425</text:p>
          </table:table-cell>
          <table:table-cell office:value-type="string" calcext:value-type="string">
            <text:p><text:s/>L�den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77" calcext:value-type="float">
            <text:p>677</text:p>
          </table:table-cell>
          <table:table-cell office:value-type="float" office:value="49.9113" calcext:value-type="float">
            <text:p>49.9113</text:p>
          </table:table-cell>
          <table:table-cell office:value-type="float" office:value="12.5276" calcext:value-type="float">
            <text:p>12.5276</text:p>
          </table:table-cell>
          <table:table-cell office:value-type="string" calcext:value-type="string">
            <text:p><text:s/>M�hr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9" calcext:value-type="float">
            <text:p>79</text:p>
          </table:table-cell>
          <table:table-cell office:value-type="float" office:value="52.1029" calcext:value-type="float">
            <text:p>52.1029</text:p>
          </table:table-cell>
          <table:table-cell office:value-type="float" office:value="11.5827" calcext:value-type="float">
            <text:p>11.5827</text:p>
          </table:table-cell>
          <table:table-cell office:value-type="string" calcext:value-type="string">
            <text:p><text:s/>Magdebu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2" calcext:value-type="float">
            <text:p>102</text:p>
          </table:table-cell>
          <table:table-cell office:value-type="float" office:value="50.1294" calcext:value-type="float">
            <text:p>50.1294</text:p>
          </table:table-cell>
          <table:table-cell office:value-type="float" office:value="8.8209" calcext:value-type="float">
            <text:p>8.8209</text:p>
          </table:table-cell>
          <table:table-cell office:value-type="string" calcext:value-type="string">
            <text:p><text:s/>M�hlheim/Ma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5" calcext:value-type="float">
            <text:p>195</text:p>
          </table:table-cell>
          <table:table-cell office:value-type="float" office:value="49.9656" calcext:value-type="float">
            <text:p>49.9656</text:p>
          </table:table-cell>
          <table:table-cell office:value-type="float" office:value="8.2139" calcext:value-type="float">
            <text:p>8.2139</text:p>
          </table:table-cell>
          <table:table-cell office:value-type="string" calcext:value-type="string">
            <text:p><text:s/>Mainz-Lerchenberg (ZDF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" calcext:value-type="float">
            <text:p>31</text:p>
          </table:table-cell>
          <table:table-cell office:value-type="float" office:value="53.2141" calcext:value-type="float">
            <text:p>53.2141</text:p>
          </table:table-cell>
          <table:table-cell office:value-type="float" office:value="11.3686" calcext:value-type="float">
            <text:p>11.3686</text:p>
          </table:table-cell>
          <table:table-cell office:value-type="string" calcext:value-type="string">
            <text:p><text:s/>Malk G�hr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0130901" calcext:value-type="float">
            <text:p>20130901</text:p>
          </table:table-cell>
          <table:table-cell office:value-type="float" office:value="20200803" calcext:value-type="float">
            <text:p>20200803</text:p>
          </table:table-cell>
          <table:table-cell office:value-type="float" office:value="390" calcext:value-type="float">
            <text:p>390</text:p>
          </table:table-cell>
          <table:table-cell office:value-type="float" office:value="48.7548" calcext:value-type="float">
            <text:p>48.7548</text:p>
          </table:table-cell>
          <table:table-cell office:value-type="float" office:value="12.2118" calcext:value-type="float">
            <text:p>12.2118</text:p>
          </table:table-cell>
          <table:table-cell office:value-type="string" calcext:value-type="string">
            <text:p><text:s/>Mallersdorf-Pfaffenberg-Oberlindhar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070619" calcext:value-type="float">
            <text:p>20070619</text:p>
          </table:table-cell>
          <table:table-cell office:value-type="float" office:value="40" calcext:value-type="float">
            <text:p>40</text:p>
          </table:table-cell>
          <table:table-cell office:value-type="float" office:value="53.2113" calcext:value-type="float">
            <text:p>53.2113</text:p>
          </table:table-cell>
          <table:table-cell office:value-type="float" office:value="11.3247" calcext:value-type="float">
            <text:p>11.3247</text:p>
          </table:table-cell>
          <table:table-cell office:value-type="string" calcext:value-type="string">
            <text:p><text:s/>Malli�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9" calcext:value-type="float">
            <text:p>449</text:p>
          </table:table-cell>
          <table:table-cell office:value-type="float" office:value="48.6189" calcext:value-type="float">
            <text:p>48.6189</text:p>
          </table:table-cell>
          <table:table-cell office:value-type="float" office:value="12.6233" calcext:value-type="float">
            <text:p>12.6233</text:p>
          </table:table-cell>
          <table:table-cell office:value-type="string" calcext:value-type="string">
            <text:p><text:s/>Mamming-Schneider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3" calcext:value-type="float">
            <text:p>413</text:p>
          </table:table-cell>
          <table:table-cell office:value-type="float" office:value="50.1015" calcext:value-type="float">
            <text:p>50.1015</text:p>
          </table:table-cell>
          <table:table-cell office:value-type="float" office:value="6.8009" calcext:value-type="float">
            <text:p>6.8009</text:p>
          </table:table-cell>
          <table:table-cell office:value-type="string" calcext:value-type="string">
            <text:p><text:s/>Manderscheid-Sonnen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2.5468" calcext:value-type="float">
            <text:p>52.5468</text:p>
          </table:table-cell>
          <table:table-cell office:value-type="float" office:value="14.5452" calcext:value-type="float">
            <text:p>14.5452</text:p>
          </table:table-cell>
          <table:table-cell office:value-type="string" calcext:value-type="string">
            <text:p><text:s/>Manschn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7" calcext:value-type="float">
            <text:p>187</text:p>
          </table:table-cell>
          <table:table-cell office:value-type="float" office:value="50.8492" calcext:value-type="float">
            <text:p>50.8492</text:p>
          </table:table-cell>
          <table:table-cell office:value-type="float" office:value="8.7746" calcext:value-type="float">
            <text:p>8.7746</text:p>
          </table:table-cell>
          <table:table-cell office:value-type="string" calcext:value-type="string">
            <text:p><text:s/>C�lbe, Kr. Marburg-Biedenkopf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9" calcext:value-type="float">
            <text:p>639</text:p>
          </table:table-cell>
          <table:table-cell office:value-type="float" office:value="50.651" calcext:value-type="float">
            <text:p>50.651</text:p>
          </table:table-cell>
          <table:table-cell office:value-type="float" office:value="13.1469" calcext:value-type="float">
            <text:p>13.1469</text:p>
          </table:table-cell>
          <table:table-cell office:value-type="string" calcext:value-type="string">
            <text:p><text:s/>Marien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9990527" calcext:value-type="float">
            <text:p>199905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7" calcext:value-type="float">
            <text:p>547</text:p>
          </table:table-cell>
          <table:table-cell office:value-type="float" office:value="50.6621" calcext:value-type="float">
            <text:p>50.6621</text:p>
          </table:table-cell>
          <table:table-cell office:value-type="float" office:value="7.9603" calcext:value-type="float">
            <text:p>7.9603</text:p>
          </table:table-cell>
          <table:table-cell office:value-type="string" calcext:value-type="string">
            <text:p><text:s/>Marienberg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4" calcext:value-type="float">
            <text:p>504</text:p>
          </table:table-cell>
          <table:table-cell office:value-type="float" office:value="50.5219" calcext:value-type="float">
            <text:p>50.5219</text:p>
          </table:table-cell>
          <table:table-cell office:value-type="float" office:value="12.8282" calcext:value-type="float">
            <text:p>12.8282</text:p>
          </table:table-cell>
          <table:table-cell office:value-type="string" calcext:value-type="string">
            <text:p><text:s/>Rasch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0" calcext:value-type="float">
            <text:p>320</text:p>
          </table:table-cell>
          <table:table-cell office:value-type="float" office:value="49.666" calcext:value-type="float">
            <text:p>49.666</text:p>
          </table:table-cell>
          <table:table-cell office:value-type="float" office:value="10.3851" calcext:value-type="float">
            <text:p>10.3851</text:p>
          </table:table-cell>
          <table:table-cell office:value-type="string" calcext:value-type="string">
            <text:p><text:s/>Markt Bibar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0210801" calcext:value-type="float">
            <text:p>2021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0" calcext:value-type="float">
            <text:p>360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10.6277" calcext:value-type="float">
            <text:p>10.6277</text:p>
          </table:table-cell>
          <table:table-cell office:value-type="string" calcext:value-type="string">
            <text:p><text:s/>Markt Erlbach-Hagen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0041004" calcext:value-type="float">
            <text:p>200410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90" calcext:value-type="float">
            <text:p>790</text:p>
          </table:table-cell>
          <table:table-cell office:value-type="float" office:value="47.7196" calcext:value-type="float">
            <text:p>47.7196</text:p>
          </table:table-cell>
          <table:table-cell office:value-type="float" office:value="10.6433" calcext:value-type="float">
            <text:p>10.6433</text:p>
          </table:table-cell>
          <table:table-cell office:value-type="string" calcext:value-type="string">
            <text:p><text:s/>Marktoberdorf-Sulzschnei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6" calcext:value-type="float">
            <text:p>506</text:p>
          </table:table-cell>
          <table:table-cell office:value-type="float" office:value="47.7046" calcext:value-type="float">
            <text:p>47.7046</text:p>
          </table:table-cell>
          <table:table-cell office:value-type="float" office:value="13.0372" calcext:value-type="float">
            <text:p>13.0372</text:p>
          </table:table-cell>
          <table:table-cell office:value-type="string" calcext:value-type="string">
            <text:p><text:s/>Marktschell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" calcext:value-type="float">
            <text:p>81</text:p>
          </table:table-cell>
          <table:table-cell office:value-type="float" office:value="53.3222" calcext:value-type="float">
            <text:p>53.3222</text:p>
          </table:table-cell>
          <table:table-cell office:value-type="float" office:value="11.9321" calcext:value-type="float">
            <text:p>11.9321</text:p>
          </table:table-cell>
          <table:table-cell office:value-type="string" calcext:value-type="string">
            <text:p><text:s/>Marnit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20080701" calcext:value-type="float">
            <text:p>2008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9" calcext:value-type="float">
            <text:p>429</text:p>
          </table:table-cell>
          <table:table-cell office:value-type="float" office:value="50.7335" calcext:value-type="float">
            <text:p>50.7335</text:p>
          </table:table-cell>
          <table:table-cell office:value-type="float" office:value="10.8815" calcext:value-type="float">
            <text:p>10.8815</text:p>
          </table:table-cell>
          <table:table-cell office:value-type="string" calcext:value-type="string">
            <text:p><text:s/>Martinrod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" calcext:value-type="float">
            <text:p>33</text:p>
          </table:table-cell>
          <table:table-cell office:value-type="float" office:value="52.6579" calcext:value-type="float">
            <text:p>52.6579</text:p>
          </table:table-cell>
          <table:table-cell office:value-type="float" office:value="13.179" calcext:value-type="float">
            <text:p>13.179</text:p>
          </table:table-cell>
          <table:table-cell office:value-type="string" calcext:value-type="string">
            <text:p><text:s/>Marwitz (Wasserwerk)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8" calcext:value-type="float">
            <text:p>328</text:p>
          </table:table-cell>
          <table:table-cell office:value-type="float" office:value="50.1798" calcext:value-type="float">
            <text:p>50.1798</text:p>
          </table:table-cell>
          <table:table-cell office:value-type="float" office:value="10.272" calcext:value-type="float">
            <text:p>10.272</text:p>
          </table:table-cell>
          <table:table-cell office:value-type="string" calcext:value-type="string">
            <text:p><text:s/>Ma�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5" calcext:value-type="float">
            <text:p>375</text:p>
          </table:table-cell>
          <table:table-cell office:value-type="float" office:value="51.1683" calcext:value-type="float">
            <text:p>51.1683</text:p>
          </table:table-cell>
          <table:table-cell office:value-type="float" office:value="8.7125" calcext:value-type="float">
            <text:p>8.7125</text:p>
          </table:table-cell>
          <table:table-cell office:value-type="string" calcext:value-type="string">
            <text:p><text:s/>Medebach-Berg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" calcext:value-type="float">
            <text:p>22</text:p>
          </table:table-cell>
          <table:table-cell office:value-type="float" office:value="54.8373" calcext:value-type="float">
            <text:p>54.8373</text:p>
          </table:table-cell>
          <table:table-cell office:value-type="float" office:value="9.1481" calcext:value-type="float">
            <text:p>9.1481</text:p>
          </table:table-cell>
          <table:table-cell office:value-type="string" calcext:value-type="string">
            <text:p><text:s/>Weesby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0060109" calcext:value-type="float">
            <text:p>200601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0" calcext:value-type="float">
            <text:p>450</text:p>
          </table:table-cell>
          <table:table-cell office:value-type="float" office:value="50.3571" calcext:value-type="float">
            <text:p>50.3571</text:p>
          </table:table-cell>
          <table:table-cell office:value-type="float" office:value="10.8832" calcext:value-type="float">
            <text:p>10.8832</text:p>
          </table:table-cell>
          <table:table-cell office:value-type="string" calcext:value-type="string">
            <text:p><text:s/>Meeder-Ottowin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7" calcext:value-type="float">
            <text:p>107</text:p>
          </table:table-cell>
          <table:table-cell office:value-type="float" office:value="51.7259" calcext:value-type="float">
            <text:p>51.7259</text:p>
          </table:table-cell>
          <table:table-cell office:value-type="float" office:value="11.5109" calcext:value-type="float">
            <text:p>11.5109</text:p>
          </table:table-cell>
          <table:table-cell office:value-type="string" calcext:value-type="string">
            <text:p><text:s/>Aschersleben-Mehring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0" calcext:value-type="float">
            <text:p>450</text:p>
          </table:table-cell>
          <table:table-cell office:value-type="float" office:value="50.5611" calcext:value-type="float">
            <text:p>50.5611</text:p>
          </table:table-cell>
          <table:table-cell office:value-type="float" office:value="10.3771" calcext:value-type="float">
            <text:p>10.3771</text:p>
          </table:table-cell>
          <table:table-cell office:value-type="string" calcext:value-type="string">
            <text:p><text:s/>Mein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8" calcext:value-type="float">
            <text:p>158</text:p>
          </table:table-cell>
          <table:table-cell office:value-type="float" office:value="51.1294" calcext:value-type="float">
            <text:p>51.1294</text:p>
          </table:table-cell>
          <table:table-cell office:value-type="float" office:value="13.4328" calcext:value-type="float">
            <text:p>13.4328</text:p>
          </table:table-cell>
          <table:table-cell office:value-type="string" calcext:value-type="string">
            <text:p><text:s/>Garsebach bei Mei�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20110601" calcext:value-type="float">
            <text:p>2011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3.9497" calcext:value-type="float">
            <text:p>53.9497</text:p>
          </table:table-cell>
          <table:table-cell office:value-type="float" office:value="13.9742" calcext:value-type="float">
            <text:p>13.9742</text:p>
          </table:table-cell>
          <table:table-cell office:value-type="string" calcext:value-type="string">
            <text:p><text:s/>Dewich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20090801" calcext:value-type="float">
            <text:p>2009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4" calcext:value-type="float">
            <text:p>614</text:p>
          </table:table-cell>
          <table:table-cell office:value-type="float" office:value="47.9821" calcext:value-type="float">
            <text:p>47.9821</text:p>
          </table:table-cell>
          <table:table-cell office:value-type="float" office:value="10.1384" calcext:value-type="float">
            <text:p>10.1384</text:p>
          </table:table-cell>
          <table:table-cell office:value-type="string" calcext:value-type="string">
            <text:p><text:s/>Memm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9" calcext:value-type="float">
            <text:p>559</text:p>
          </table:table-cell>
          <table:table-cell office:value-type="float" office:value="48.0557" calcext:value-type="float">
            <text:p>48.0557</text:p>
          </table:table-cell>
          <table:table-cell office:value-type="float" office:value="9.3185" calcext:value-type="float">
            <text:p>9.3185</text:p>
          </table:table-cell>
          <table:table-cell office:value-type="string" calcext:value-type="string">
            <text:p><text:s/>Mengen-Ennet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6" calcext:value-type="float">
            <text:p>516</text:p>
          </table:table-cell>
          <table:table-cell office:value-type="float" office:value="50.3904" calcext:value-type="float">
            <text:p>50.3904</text:p>
          </table:table-cell>
          <table:table-cell office:value-type="float" office:value="11.1324" calcext:value-type="float">
            <text:p>11.1324</text:p>
          </table:table-cell>
          <table:table-cell office:value-type="string" calcext:value-type="string">
            <text:p><text:s/>Frankenblick-Mengersgereuth-H�mmer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1" calcext:value-type="float">
            <text:p>251</text:p>
          </table:table-cell>
          <table:table-cell office:value-type="float" office:value="49.4773" calcext:value-type="float">
            <text:p>49.4773</text:p>
          </table:table-cell>
          <table:table-cell office:value-type="float" office:value="9.7622" calcext:value-type="float">
            <text:p>9.7622</text:p>
          </table:table-cell>
          <table:table-cell office:value-type="string" calcext:value-type="string">
            <text:p><text:s/>Mergentheim, Bad-Neunkirch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0060111" calcext:value-type="float">
            <text:p>200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0" calcext:value-type="float">
            <text:p>510</text:p>
          </table:table-cell>
          <table:table-cell office:value-type="float" office:value="48.2708" calcext:value-type="float">
            <text:p>48.2708</text:p>
          </table:table-cell>
          <table:table-cell office:value-type="float" office:value="10.9768" calcext:value-type="float">
            <text:p>10.9768</text:p>
          </table:table-cell>
          <table:table-cell office:value-type="string" calcext:value-type="string">
            <text:p><text:s/>Mering (Bauhof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1" calcext:value-type="float">
            <text:p>171</text:p>
          </table:table-cell>
          <table:table-cell office:value-type="float" office:value="49.4566" calcext:value-type="float">
            <text:p>49.4566</text:p>
          </table:table-cell>
          <table:table-cell office:value-type="float" office:value="6.6266" calcext:value-type="float">
            <text:p>6.6266</text:p>
          </table:table-cell>
          <table:table-cell office:value-type="string" calcext:value-type="string">
            <text:p><text:s/>Merzig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0131002" calcext:value-type="float">
            <text:p>201310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0" calcext:value-type="float">
            <text:p>900</text:p>
          </table:table-cell>
          <table:table-cell office:value-type="float" office:value="48.1694" calcext:value-type="float">
            <text:p>48.1694</text:p>
          </table:table-cell>
          <table:table-cell office:value-type="float" office:value="8.9433" calcext:value-type="float">
            <text:p>8.9433</text:p>
          </table:table-cell>
          <table:table-cell office:value-type="string" calcext:value-type="string">
            <text:p><text:s/>Me�stetten-Appen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4" calcext:value-type="float">
            <text:p>314</text:p>
          </table:table-cell>
          <table:table-cell office:value-type="float" office:value="48.8548" calcext:value-type="float">
            <text:p>48.8548</text:p>
          </table:table-cell>
          <table:table-cell office:value-type="float" office:value="12.9189" calcext:value-type="float">
            <text:p>12.9189</text:p>
          </table:table-cell>
          <table:table-cell office:value-type="string" calcext:value-type="string">
            <text:p><text:s/>Mett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110428" calcext:value-type="float">
            <text:p>20110428</text:p>
          </table:table-cell>
          <table:table-cell office:value-type="float" office:value="89" calcext:value-type="float">
            <text:p>89</text:p>
          </table:table-cell>
          <table:table-cell office:value-type="float" office:value="49.7395" calcext:value-type="float">
            <text:p>49.7395</text:p>
          </table:table-cell>
          <table:table-cell office:value-type="float" office:value="8.3288" calcext:value-type="float">
            <text:p>8.3288</text:p>
          </table:table-cell>
          <table:table-cell office:value-type="string" calcext:value-type="string">
            <text:p><text:s/>Mettenheim (WWV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20030105" calcext:value-type="float">
            <text:p>20030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4" calcext:value-type="float">
            <text:p>354</text:p>
          </table:table-cell>
          <table:table-cell office:value-type="float" office:value="48.5377" calcext:value-type="float">
            <text:p>48.5377</text:p>
          </table:table-cell>
          <table:table-cell office:value-type="float" office:value="9.2734" calcext:value-type="float">
            <text:p>9.2734</text:p>
          </table:table-cell>
          <table:table-cell office:value-type="string" calcext:value-type="string">
            <text:p><text:s/>Metz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3" calcext:value-type="float">
            <text:p>173</text:p>
          </table:table-cell>
          <table:table-cell office:value-type="float" office:value="51.0452" calcext:value-type="float">
            <text:p>51.0452</text:p>
          </table:table-cell>
          <table:table-cell office:value-type="float" office:value="12.2989" calcext:value-type="float">
            <text:p>12.2989</text:p>
          </table:table-cell>
          <table:table-cell office:value-type="string" calcext:value-type="string">
            <text:p><text:s/>Meuselw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" calcext:value-type="float">
            <text:p>98</text:p>
          </table:table-cell>
          <table:table-cell office:value-type="float" office:value="53.3083" calcext:value-type="float">
            <text:p>53.3083</text:p>
          </table:table-cell>
          <table:table-cell office:value-type="float" office:value="12.2937" calcext:value-type="float">
            <text:p>12.2937</text:p>
          </table:table-cell>
          <table:table-cell office:value-type="string" calcext:value-type="string">
            <text:p><text:s/>Mey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0" calcext:value-type="float">
            <text:p>240</text:p>
          </table:table-cell>
          <table:table-cell office:value-type="float" office:value="49.6692" calcext:value-type="float">
            <text:p>49.6692</text:p>
          </table:table-cell>
          <table:table-cell office:value-type="float" office:value="9.0085" calcext:value-type="float">
            <text:p>9.0085</text:p>
          </table:table-cell>
          <table:table-cell office:value-type="string" calcext:value-type="string">
            <text:p><text:s/>Michelsta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3" calcext:value-type="float">
            <text:p>453</text:p>
          </table:table-cell>
          <table:table-cell office:value-type="float" office:value="49.7177" calcext:value-type="float">
            <text:p>49.7177</text:p>
          </table:table-cell>
          <table:table-cell office:value-type="float" office:value="9.0997" calcext:value-type="float">
            <text:p>9.0997</text:p>
          </table:table-cell>
          <table:table-cell office:value-type="string" calcext:value-type="string">
            <text:p><text:s/>Michelstadt-Vielbrun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0041110" calcext:value-type="float">
            <text:p>20041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6" calcext:value-type="float">
            <text:p>356</text:p>
          </table:table-cell>
          <table:table-cell office:value-type="float" office:value="50.7281" calcext:value-type="float">
            <text:p>50.7281</text:p>
          </table:table-cell>
          <table:table-cell office:value-type="float" office:value="11.7838" calcext:value-type="float">
            <text:p>11.7838</text:p>
          </table:table-cell>
          <table:table-cell office:value-type="string" calcext:value-type="string">
            <text:p><text:s/>Schmieritz-Weltw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0" calcext:value-type="float">
            <text:p>590</text:p>
          </table:table-cell>
          <table:table-cell office:value-type="float" office:value="48.064" calcext:value-type="float">
            <text:p>48.064</text:p>
          </table:table-cell>
          <table:table-cell office:value-type="float" office:value="10.4839" calcext:value-type="float">
            <text:p>10.4839</text:p>
          </table:table-cell>
          <table:table-cell office:value-type="string" calcext:value-type="string">
            <text:p><text:s/>Mindel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4" calcext:value-type="float">
            <text:p>64</text:p>
          </table:table-cell>
          <table:table-cell office:value-type="float" office:value="53.2681" calcext:value-type="float">
            <text:p>53.2681</text:p>
          </table:table-cell>
          <table:table-cell office:value-type="float" office:value="12.7221" calcext:value-type="float">
            <text:p>12.7221</text:p>
          </table:table-cell>
          <table:table-cell office:value-type="string" calcext:value-type="string">
            <text:p><text:s/>Kr�mme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4" calcext:value-type="float">
            <text:p>294</text:p>
          </table:table-cell>
          <table:table-cell office:value-type="float" office:value="51.2327" calcext:value-type="float">
            <text:p>51.2327</text:p>
          </table:table-cell>
          <table:table-cell office:value-type="float" office:value="10.7694" calcext:value-type="float">
            <text:p>10.7694</text:p>
          </table:table-cell>
          <table:table-cell office:value-type="string" calcext:value-type="string">
            <text:p><text:s/>Freienbess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4" calcext:value-type="float">
            <text:p>984</text:p>
          </table:table-cell>
          <table:table-cell office:value-type="float" office:value="47.4779" calcext:value-type="float">
            <text:p>47.4779</text:p>
          </table:table-cell>
          <table:table-cell office:value-type="float" office:value="11.2653" calcext:value-type="float">
            <text:p>11.2653</text:p>
          </table:table-cell>
          <table:table-cell office:value-type="string" calcext:value-type="string">
            <text:p><text:s/>Mittenwald-Buckelwie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" calcext:value-type="float">
            <text:p>72</text:p>
          </table:table-cell>
          <table:table-cell office:value-type="float" office:value="53.1846" calcext:value-type="float">
            <text:p>53.1846</text:p>
          </table:table-cell>
          <table:table-cell office:value-type="float" office:value="13.6546" calcext:value-type="float">
            <text:p>13.6546</text:p>
          </table:table-cell>
          <table:table-cell office:value-type="string" calcext:value-type="string">
            <text:p><text:s/>Mittenwalde/Uckermar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9" calcext:value-type="float">
            <text:p>239</text:p>
          </table:table-cell>
          <table:table-cell office:value-type="float" office:value="49.7644" calcext:value-type="float">
            <text:p>49.7644</text:p>
          </table:table-cell>
          <table:table-cell office:value-type="float" office:value="9.253" calcext:value-type="float">
            <text:p>9.253</text:p>
          </table:table-cell>
          <table:table-cell office:value-type="string" calcext:value-type="string">
            <text:p><text:s/>R�ll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7" calcext:value-type="float">
            <text:p>77</text:p>
          </table:table-cell>
          <table:table-cell office:value-type="float" office:value="51.1313" calcext:value-type="float">
            <text:p>51.1313</text:p>
          </table:table-cell>
          <table:table-cell office:value-type="float" office:value="6.3609" calcext:value-type="float">
            <text:p>6.3609</text:p>
          </table:table-cell>
          <table:table-cell office:value-type="string" calcext:value-type="string">
            <text:p><text:s/>M�nchengladbach-Hilderat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0210201" calcext:value-type="float">
            <text:p>2021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" calcext:value-type="float">
            <text:p>19</text:p>
          </table:table-cell>
          <table:table-cell office:value-type="float" office:value="51.4769" calcext:value-type="float">
            <text:p>51.4769</text:p>
          </table:table-cell>
          <table:table-cell office:value-type="float" office:value="6.6101" calcext:value-type="float">
            <text:p>6.6101</text:p>
          </table:table-cell>
          <table:table-cell office:value-type="string" calcext:value-type="string">
            <text:p><text:s/>Moers-Repel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1" calcext:value-type="float">
            <text:p>541</text:p>
          </table:table-cell>
          <table:table-cell office:value-type="float" office:value="50.5202" calcext:value-type="float">
            <text:p>50.5202</text:p>
          </table:table-cell>
          <table:table-cell office:value-type="float" office:value="6.2084" calcext:value-type="float">
            <text:p>6.2084</text:p>
          </table:table-cell>
          <table:table-cell office:value-type="string" calcext:value-type="string">
            <text:p><text:s/>Monschau-Kalterher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5" calcext:value-type="float">
            <text:p>265</text:p>
          </table:table-cell>
          <table:table-cell office:value-type="float" office:value="50.4383" calcext:value-type="float">
            <text:p>50.4383</text:p>
          </table:table-cell>
          <table:table-cell office:value-type="float" office:value="7.8061" calcext:value-type="float">
            <text:p>7.8061</text:p>
          </table:table-cell>
          <table:table-cell office:value-type="string" calcext:value-type="string">
            <text:p><text:s/>Montabau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0" calcext:value-type="float">
            <text:p>0</text:p>
          </table:table-cell>
          <table:table-cell office:value-type="float" office:value="53.311" calcext:value-type="float">
            <text:p>53.311</text:p>
          </table:table-cell>
          <table:table-cell office:value-type="float" office:value="7.4329" calcext:value-type="float">
            <text:p>7.4329</text:p>
          </table:table-cell>
          <table:table-cell office:value-type="string" calcext:value-type="string">
            <text:p><text:s/>Moormerland-Neermoo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0" calcext:value-type="float">
            <text:p>240</text:p>
          </table:table-cell>
          <table:table-cell office:value-type="float" office:value="51.7209" calcext:value-type="float">
            <text:p>51.7209</text:p>
          </table:table-cell>
          <table:table-cell office:value-type="float" office:value="9.8352" calcext:value-type="float">
            <text:p>9.8352</text:p>
          </table:table-cell>
          <table:table-cell office:value-type="string" calcext:value-type="string">
            <text:p><text:s/>Moringen-Lutterbe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3" calcext:value-type="float">
            <text:p>243</text:p>
          </table:table-cell>
          <table:table-cell office:value-type="float" office:value="48.9721" calcext:value-type="float">
            <text:p>48.9721</text:p>
          </table:table-cell>
          <table:table-cell office:value-type="float" office:value="8.8735" calcext:value-type="float">
            <text:p>8.8735</text:p>
          </table:table-cell>
          <table:table-cell office:value-type="string" calcext:value-type="string">
            <text:p><text:s/>M�hlack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6" calcext:value-type="float">
            <text:p>286</text:p>
          </table:table-cell>
          <table:table-cell office:value-type="float" office:value="50.8681" calcext:value-type="float">
            <text:p>50.8681</text:p>
          </table:table-cell>
          <table:table-cell office:value-type="float" office:value="10.8211" calcext:value-type="float">
            <text:p>10.8211</text:p>
          </table:table-cell>
          <table:table-cell office:value-type="string" calcext:value-type="string">
            <text:p><text:s/>Drei Gleichen-M�hl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6" calcext:value-type="float">
            <text:p>406</text:p>
          </table:table-cell>
          <table:table-cell office:value-type="float" office:value="48.279" calcext:value-type="float">
            <text:p>48.279</text:p>
          </table:table-cell>
          <table:table-cell office:value-type="float" office:value="12.5024" calcext:value-type="float">
            <text:p>12.5024</text:p>
          </table:table-cell>
          <table:table-cell office:value-type="string" calcext:value-type="string">
            <text:p><text:s/>M�hl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" calcext:value-type="float">
            <text:p>63</text:p>
          </table:table-cell>
          <table:table-cell office:value-type="float" office:value="52.5176" calcext:value-type="float">
            <text:p>52.5176</text:p>
          </table:table-cell>
          <table:table-cell office:value-type="float" office:value="14.1232" calcext:value-type="float">
            <text:p>14.1232</text:p>
          </table:table-cell>
          <table:table-cell office:value-type="string" calcext:value-type="string">
            <text:p><text:s/>M�nche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9970707" calcext:value-type="float">
            <text:p>199707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5" calcext:value-type="float">
            <text:p>515</text:p>
          </table:table-cell>
          <table:table-cell office:value-type="float" office:value="48.1632" calcext:value-type="float">
            <text:p>48.1632</text:p>
          </table:table-cell>
          <table:table-cell office:value-type="float" office:value="11.5429" calcext:value-type="float">
            <text:p>11.5429</text:p>
          </table:table-cell>
          <table:table-cell office:value-type="string" calcext:value-type="string">
            <text:p><text:s/>M�nchen-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55" calcext:value-type="float">
            <text:p>755</text:p>
          </table:table-cell>
          <table:table-cell office:value-type="float" office:value="48.3851" calcext:value-type="float">
            <text:p>48.3851</text:p>
          </table:table-cell>
          <table:table-cell office:value-type="float" office:value="9.4837" calcext:value-type="float">
            <text:p>9.4837</text:p>
          </table:table-cell>
          <table:table-cell office:value-type="string" calcext:value-type="string">
            <text:p><text:s/>M�nsingen-Apfelste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5" calcext:value-type="float">
            <text:p>155</text:p>
          </table:table-cell>
          <table:table-cell office:value-type="float" office:value="50.4522" calcext:value-type="float">
            <text:p>50.4522</text:p>
          </table:table-cell>
          <table:table-cell office:value-type="float" office:value="8.7317" calcext:value-type="float">
            <text:p>8.7317</text:p>
          </table:table-cell>
          <table:table-cell office:value-type="string" calcext:value-type="string">
            <text:p><text:s/>M�nzenberg-Gam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4" calcext:value-type="float">
            <text:p>594</text:p>
          </table:table-cell>
          <table:table-cell office:value-type="float" office:value="48.2754" calcext:value-type="float">
            <text:p>48.2754</text:p>
          </table:table-cell>
          <table:table-cell office:value-type="float" office:value="9.6355" calcext:value-type="float">
            <text:p>9.6355</text:p>
          </table:table-cell>
          <table:table-cell office:value-type="string" calcext:value-type="string">
            <text:p><text:s/>Ehingen-Kirch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7" calcext:value-type="float">
            <text:p>127</text:p>
          </table:table-cell>
          <table:table-cell office:value-type="float" office:value="51.566" calcext:value-type="float">
            <text:p>51.566</text:p>
          </table:table-cell>
          <table:table-cell office:value-type="float" office:value="14.7008" calcext:value-type="float">
            <text:p>14.7008</text:p>
          </table:table-cell>
          <table:table-cell office:value-type="string" calcext:value-type="string">
            <text:p><text:s/>Muskau, Bad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20060111" calcext:value-type="float">
            <text:p>200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6" calcext:value-type="float">
            <text:p>366</text:p>
          </table:table-cell>
          <table:table-cell office:value-type="float" office:value="49.4497" calcext:value-type="float">
            <text:p>49.4497</text:p>
          </table:table-cell>
          <table:table-cell office:value-type="float" office:value="12.1874" calcext:value-type="float">
            <text:p>12.1874</text:p>
          </table:table-cell>
          <table:table-cell office:value-type="string" calcext:value-type="string">
            <text:p><text:s/>Nabburg (Flussmeisterstell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48.5675" calcext:value-type="float">
            <text:p>48.5675</text:p>
          </table:table-cell>
          <table:table-cell office:value-type="float" office:value="8.7179" calcext:value-type="float">
            <text:p>8.7179</text:p>
          </table:table-cell>
          <table:table-cell office:value-type="string" calcext:value-type="string">
            <text:p><text:s/>Nago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7" calcext:value-type="float">
            <text:p>477</text:p>
          </table:table-cell>
          <table:table-cell office:value-type="float" office:value="48.5235" calcext:value-type="float">
            <text:p>48.5235</text:p>
          </table:table-cell>
          <table:table-cell office:value-type="float" office:value="11.8398" calcext:value-type="float">
            <text:p>11.8398</text:p>
          </table:table-cell>
          <table:table-cell office:value-type="string" calcext:value-type="string">
            <text:p><text:s/>Nandl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1" calcext:value-type="float">
            <text:p>401</text:p>
          </table:table-cell>
          <table:table-cell office:value-type="float" office:value="48.8016" calcext:value-type="float">
            <text:p>48.8016</text:p>
          </table:table-cell>
          <table:table-cell office:value-type="float" office:value="11.2181" calcext:value-type="float">
            <text:p>11.2181</text:p>
          </table:table-cell>
          <table:table-cell office:value-type="string" calcext:value-type="string">
            <text:p><text:s/>Nassenfel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0" calcext:value-type="float">
            <text:p>530</text:p>
          </table:table-cell>
          <table:table-cell office:value-type="float" office:value="48.7071" calcext:value-type="float">
            <text:p>48.7071</text:p>
          </table:table-cell>
          <table:table-cell office:value-type="float" office:value="10.2997" calcext:value-type="float">
            <text:p>10.2997</text:p>
          </table:table-cell>
          <table:table-cell office:value-type="string" calcext:value-type="string">
            <text:p><text:s/>Nattheim-Flei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9" calcext:value-type="float">
            <text:p>149</text:p>
          </table:table-cell>
          <table:table-cell office:value-type="float" office:value="50.3574" calcext:value-type="float">
            <text:p>50.3574</text:p>
          </table:table-cell>
          <table:table-cell office:value-type="float" office:value="8.7506" calcext:value-type="float">
            <text:p>8.7506</text:p>
          </table:table-cell>
          <table:table-cell office:value-type="string" calcext:value-type="string">
            <text:p><text:s/>Nauheim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170701" calcext:value-type="float">
            <text:p>20170701</text:p>
          </table:table-cell>
          <table:table-cell office:value-type="float" office:value="304" calcext:value-type="float">
            <text:p>304</text:p>
          </table:table-cell>
          <table:table-cell office:value-type="float" office:value="51.2748" calcext:value-type="float">
            <text:p>51.2748</text:p>
          </table:table-cell>
          <table:table-cell office:value-type="float" office:value="9.1975" calcext:value-type="float">
            <text:p>9.1975</text:p>
          </table:table-cell>
          <table:table-cell office:value-type="string" calcext:value-type="string">
            <text:p><text:s/>Naumburg-Altenst�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0" calcext:value-type="float">
            <text:p>100</text:p>
          </table:table-cell>
          <table:table-cell office:value-type="float" office:value="51.9245" calcext:value-type="float">
            <text:p>51.9245</text:p>
          </table:table-cell>
          <table:table-cell office:value-type="float" office:value="12.8888" calcext:value-type="float">
            <text:p>12.8888</text:p>
          </table:table-cell>
          <table:table-cell office:value-type="string" calcext:value-type="string">
            <text:p><text:s/>Jessen (Elster)-Naun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20100610" calcext:value-type="float">
            <text:p>201006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7" calcext:value-type="float">
            <text:p>117</text:p>
          </table:table-cell>
          <table:table-cell office:value-type="float" office:value="49.3945" calcext:value-type="float">
            <text:p>49.3945</text:p>
          </table:table-cell>
          <table:table-cell office:value-type="float" office:value="8.8046" calcext:value-type="float">
            <text:p>8.8046</text:p>
          </table:table-cell>
          <table:table-cell office:value-type="string" calcext:value-type="string">
            <text:p><text:s/>Neckargem�nd-Kleingem�n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20041120" calcext:value-type="float">
            <text:p>200411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9" calcext:value-type="float">
            <text:p>89</text:p>
          </table:table-cell>
          <table:table-cell office:value-type="float" office:value="53.0528" calcext:value-type="float">
            <text:p>53.0528</text:p>
          </table:table-cell>
          <table:table-cell office:value-type="float" office:value="12.7562" calcext:value-type="float">
            <text:p>12.7562</text:p>
          </table:table-cell>
          <table:table-cell office:value-type="string" calcext:value-type="string">
            <text:p><text:s/>Neuruppin-G�hlen Glienick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050817" calcext:value-type="float">
            <text:p>20050817</text:p>
          </table:table-cell>
          <table:table-cell office:value-type="float" office:value="81" calcext:value-type="float">
            <text:p>81</text:p>
          </table:table-cell>
          <table:table-cell office:value-type="float" office:value="53.5468" calcext:value-type="float">
            <text:p>53.5468</text:p>
          </table:table-cell>
          <table:table-cell office:value-type="float" office:value="13.1914" calcext:value-type="float">
            <text:p>13.1914</text:p>
          </table:table-cell>
          <table:table-cell office:value-type="string" calcext:value-type="string">
            <text:p><text:s/>Neubrandenbu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6" calcext:value-type="float">
            <text:p>486</text:p>
          </table:table-cell>
          <table:table-cell office:value-type="float" office:value="48.3115" calcext:value-type="float">
            <text:p>48.3115</text:p>
          </table:table-cell>
          <table:table-cell office:value-type="float" office:value="10.3773" calcext:value-type="float">
            <text:p>10.3773</text:p>
          </table:table-cell>
          <table:table-cell office:value-type="string" calcext:value-type="string">
            <text:p><text:s/>Neuburg/Kammel-Langenhasl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1" calcext:value-type="float">
            <text:p>111</text:p>
          </table:table-cell>
          <table:table-cell office:value-type="float" office:value="50.5346" calcext:value-type="float">
            <text:p>50.5346</text:p>
          </table:table-cell>
          <table:table-cell office:value-type="float" office:value="7.0853" calcext:value-type="float">
            <text:p>7.0853</text:p>
          </table:table-cell>
          <table:table-cell office:value-type="string" calcext:value-type="string">
            <text:p><text:s/>Neuenahr, Bad-Ahrweil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8" calcext:value-type="float">
            <text:p>738</text:p>
          </table:table-cell>
          <table:table-cell office:value-type="float" office:value="50.441" calcext:value-type="float">
            <text:p>50.441</text:p>
          </table:table-cell>
          <table:table-cell office:value-type="float" office:value="11.2401" calcext:value-type="float">
            <text:p>11.2401</text:p>
          </table:table-cell>
          <table:table-cell office:value-type="string" calcext:value-type="string">
            <text:p><text:s/>F�ritztal-Neuenbau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6" calcext:value-type="float">
            <text:p>336</text:p>
          </table:table-cell>
          <table:table-cell office:value-type="float" office:value="50.1226" calcext:value-type="float">
            <text:p>50.1226</text:p>
          </table:table-cell>
          <table:table-cell office:value-type="float" office:value="11.5596" calcext:value-type="float">
            <text:p>11.5596</text:p>
          </table:table-cell>
          <table:table-cell office:value-type="string" calcext:value-type="string">
            <text:p><text:s/>Ludwigschorgas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2" calcext:value-type="float">
            <text:p>292</text:p>
          </table:table-cell>
          <table:table-cell office:value-type="float" office:value="51.2915" calcext:value-type="float">
            <text:p>51.2915</text:p>
          </table:table-cell>
          <table:table-cell office:value-type="float" office:value="7.853" calcext:value-type="float">
            <text:p>7.853</text:p>
          </table:table-cell>
          <table:table-cell office:value-type="string" calcext:value-type="string">
            <text:p><text:s/>Neuenrade-Blintrop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8" calcext:value-type="float">
            <text:p>78</text:p>
          </table:table-cell>
          <table:table-cell office:value-type="float" office:value="53.102" calcext:value-type="float">
            <text:p>53.102</text:p>
          </table:table-cell>
          <table:table-cell office:value-type="float" office:value="13.0421" calcext:value-type="float">
            <text:p>13.0421</text:p>
          </table:table-cell>
          <table:table-cell office:value-type="string" calcext:value-type="string">
            <text:p><text:s/>Men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45" calcext:value-type="float">
            <text:p>845</text:p>
          </table:table-cell>
          <table:table-cell office:value-type="float" office:value="50.5002" calcext:value-type="float">
            <text:p>50.5002</text:p>
          </table:table-cell>
          <table:table-cell office:value-type="float" office:value="11.1344" calcext:value-type="float">
            <text:p>11.1344</text:p>
          </table:table-cell>
          <table:table-cell office:value-type="string" calcext:value-type="string">
            <text:p><text:s/>Neuhaus am Rennwe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3" calcext:value-type="float">
            <text:p>663</text:p>
          </table:table-cell>
          <table:table-cell office:value-type="float" office:value="47.9519" calcext:value-type="float">
            <text:p>47.9519</text:p>
          </table:table-cell>
          <table:table-cell office:value-type="float" office:value="8.9932" calcext:value-type="float">
            <text:p>8.9932</text:p>
          </table:table-cell>
          <table:table-cell office:value-type="string" calcext:value-type="string">
            <text:p><text:s/>Neuhausen ob Eck-Unterschwan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0030429" calcext:value-type="float">
            <text:p>2003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49.2586" calcext:value-type="float">
            <text:p>49.2586</text:p>
          </table:table-cell>
          <table:table-cell office:value-type="float" office:value="12.9601" calcext:value-type="float">
            <text:p>12.9601</text:p>
          </table:table-cell>
          <table:table-cell office:value-type="string" calcext:value-type="string">
            <text:p><text:s/>Neukirchen bei Heiligen Blu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0" calcext:value-type="float">
            <text:p>500</text:p>
          </table:table-cell>
          <table:table-cell office:value-type="float" office:value="50.8923" calcext:value-type="float">
            <text:p>50.8923</text:p>
          </table:table-cell>
          <table:table-cell office:value-type="float" office:value="9.405" calcext:value-type="float">
            <text:p>9.405</text:p>
          </table:table-cell>
          <table:table-cell office:value-type="string" calcext:value-type="string">
            <text:p><text:s/>Neukirchen-Hauptschwend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20060111" calcext:value-type="float">
            <text:p>200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8" calcext:value-type="float">
            <text:p>438</text:p>
          </table:table-cell>
          <table:table-cell office:value-type="float" office:value="48.3658" calcext:value-type="float">
            <text:p>48.3658</text:p>
          </table:table-cell>
          <table:table-cell office:value-type="float" office:value="12.5211" calcext:value-type="float">
            <text:p>12.5211</text:p>
          </table:table-cell>
          <table:table-cell office:value-type="string" calcext:value-type="string">
            <text:p><text:s/>Neumarkt-Sankt Veit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0030429" calcext:value-type="float">
            <text:p>2003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9.2835" calcext:value-type="float">
            <text:p>49.2835</text:p>
          </table:table-cell>
          <table:table-cell office:value-type="float" office:value="11.4525" calcext:value-type="float">
            <text:p>11.4525</text:p>
          </table:table-cell>
          <table:table-cell office:value-type="string" calcext:value-type="string">
            <text:p><text:s/>Neumarkt/Oberpfalz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19951023" calcext:value-type="float">
            <text:p>19951023</text:p>
          </table:table-cell>
          <table:table-cell office:value-type="float" office:value="20" calcext:value-type="float">
            <text:p>20</text:p>
          </table:table-cell>
          <table:table-cell office:value-type="float" office:value="54.0833" calcext:value-type="float">
            <text:p>54.0833</text:p>
          </table:table-cell>
          <table:table-cell office:value-type="float" office:value="9.9333" calcext:value-type="float">
            <text:p>9.9333</text:p>
          </table:table-cell>
          <table:table-cell office:value-type="string" calcext:value-type="string">
            <text:p><text:s/>Neum�nster-Was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5" calcext:value-type="float">
            <text:p>195</text:p>
          </table:table-cell>
          <table:table-cell office:value-type="float" office:value="50.8446" calcext:value-type="float">
            <text:p>50.8446</text:p>
          </table:table-cell>
          <table:table-cell office:value-type="float" office:value="7.372" calcext:value-type="float">
            <text:p>7.372</text:p>
          </table:table-cell>
          <table:table-cell office:value-type="string" calcext:value-type="string">
            <text:p><text:s/>Neunkirchen-Seelscheid-Krawink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6" calcext:value-type="float">
            <text:p>236</text:p>
          </table:table-cell>
          <table:table-cell office:value-type="float" office:value="49.344" calcext:value-type="float">
            <text:p>49.344</text:p>
          </table:table-cell>
          <table:table-cell office:value-type="float" office:value="7.2297" calcext:value-type="float">
            <text:p>7.2297</text:p>
          </table:table-cell>
          <table:table-cell office:value-type="string" calcext:value-type="string">
            <text:p><text:s/>Neunkirchen-Wellesweile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90408" calcext:value-type="float">
            <text:p>20190408</text:p>
          </table:table-cell>
          <table:table-cell office:value-type="float" office:value="38" calcext:value-type="float">
            <text:p>38</text:p>
          </table:table-cell>
          <table:table-cell office:value-type="float" office:value="52.9037" calcext:value-type="float">
            <text:p>52.9037</text:p>
          </table:table-cell>
          <table:table-cell office:value-type="float" office:value="12.8072" calcext:value-type="float">
            <text:p>12.8072</text:p>
          </table:table-cell>
          <table:table-cell office:value-type="string" calcext:value-type="string">
            <text:p><text:s/>Neurupp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" calcext:value-type="float">
            <text:p>41</text:p>
          </table:table-cell>
          <table:table-cell office:value-type="float" office:value="52.5" calcext:value-type="float">
            <text:p>52.5</text:p>
          </table:table-cell>
          <table:table-cell office:value-type="float" office:value="9.4941" calcext:value-type="float">
            <text:p>9.4941</text:p>
          </table:table-cell>
          <table:table-cell office:value-type="string" calcext:value-type="string">
            <text:p><text:s/>Neustadt am R�benber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0040301" calcext:value-type="float">
            <text:p>2004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0" calcext:value-type="float">
            <text:p>230</text:p>
          </table:table-cell>
          <table:table-cell office:value-type="float" office:value="50.3039" calcext:value-type="float">
            <text:p>50.3039</text:p>
          </table:table-cell>
          <table:table-cell office:value-type="float" office:value="10.176" calcext:value-type="float">
            <text:p>10.176</text:p>
          </table:table-cell>
          <table:table-cell office:value-type="string" calcext:value-type="string">
            <text:p><text:s/>Neustadt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" calcext:value-type="float">
            <text:p>35</text:p>
          </table:table-cell>
          <table:table-cell office:value-type="float" office:value="53.4571" calcext:value-type="float">
            <text:p>53.4571</text:p>
          </table:table-cell>
          <table:table-cell office:value-type="float" office:value="11.5687" calcext:value-type="float">
            <text:p>11.5687</text:p>
          </table:table-cell>
          <table:table-cell office:value-type="string" calcext:value-type="string">
            <text:p><text:s/>Neustadt-Glewe-Friedrichsmoor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2" calcext:value-type="float">
            <text:p>452</text:p>
          </table:table-cell>
          <table:table-cell office:value-type="float" office:value="49.8174" calcext:value-type="float">
            <text:p>49.8174</text:p>
          </table:table-cell>
          <table:table-cell office:value-type="float" office:value="11.8638" calcext:value-type="float">
            <text:p>11.8638</text:p>
          </table:table-cell>
          <table:table-cell office:value-type="string" calcext:value-type="string">
            <text:p><text:s/>Neustadt am Kulm-Filch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20060109" calcext:value-type="float">
            <text:p>200601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0" calcext:value-type="float">
            <text:p>330</text:p>
          </table:table-cell>
          <table:table-cell office:value-type="float" office:value="50.3198" calcext:value-type="float">
            <text:p>50.3198</text:p>
          </table:table-cell>
          <table:table-cell office:value-type="float" office:value="11.1104" calcext:value-type="float">
            <text:p>11.1104</text:p>
          </table:table-cell>
          <table:table-cell office:value-type="string" calcext:value-type="string">
            <text:p><text:s/>Neustadt bei Cobur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5" calcext:value-type="float">
            <text:p>365</text:p>
          </table:table-cell>
          <table:table-cell office:value-type="float" office:value="49.8135" calcext:value-type="float">
            <text:p>49.8135</text:p>
          </table:table-cell>
          <table:table-cell office:value-type="float" office:value="6.5857" calcext:value-type="float">
            <text:p>6.5857</text:p>
          </table:table-cell>
          <table:table-cell office:value-type="string" calcext:value-type="string">
            <text:p><text:s/>Newe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2" calcext:value-type="float">
            <text:p>162</text:p>
          </table:table-cell>
          <table:table-cell office:value-type="float" office:value="50.2741" calcext:value-type="float">
            <text:p>50.2741</text:p>
          </table:table-cell>
          <table:table-cell office:value-type="float" office:value="8.8653" calcext:value-type="float">
            <text:p>8.8653</text:p>
          </table:table-cell>
          <table:table-cell office:value-type="string" calcext:value-type="string">
            <text:p><text:s/>Nidderau-Erbsta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50.6743" calcext:value-type="float">
            <text:p>50.6743</text:p>
          </table:table-cell>
          <table:table-cell office:value-type="float" office:value="6.424" calcext:value-type="float">
            <text:p>6.424</text:p>
          </table:table-cell>
          <table:table-cell office:value-type="string" calcext:value-type="string">
            <text:p><text:s/>Nideggen-Schmid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1" calcext:value-type="float">
            <text:p>421</text:p>
          </table:table-cell>
          <table:table-cell office:value-type="float" office:value="50.1749" calcext:value-type="float">
            <text:p>50.1749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<text:s/>Oberstadtfel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48.6106" calcext:value-type="float">
            <text:p>48.6106</text:p>
          </table:table-cell>
          <table:table-cell office:value-type="float" office:value="12.4143" calcext:value-type="float">
            <text:p>12.4143</text:p>
          </table:table-cell>
          <table:table-cell office:value-type="string" calcext:value-type="string">
            <text:p><text:s/>Loi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" calcext:value-type="float">
            <text:p>25</text:p>
          </table:table-cell>
          <table:table-cell office:value-type="float" office:value="52.6711" calcext:value-type="float">
            <text:p>52.6711</text:p>
          </table:table-cell>
          <table:table-cell office:value-type="float" office:value="9.2229" calcext:value-type="float">
            <text:p>9.2229</text:p>
          </table:table-cell>
          <table:table-cell office:value-type="string" calcext:value-type="string">
            <text:p><text:s/>Ni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6" calcext:value-type="float">
            <text:p>306</text:p>
          </table:table-cell>
          <table:table-cell office:value-type="float" office:value="50.6603" calcext:value-type="float">
            <text:p>50.6603</text:p>
          </table:table-cell>
          <table:table-cell office:value-type="float" office:value="7.805" calcext:value-type="float">
            <text:p>7.805</text:p>
          </table:table-cell>
          <table:table-cell office:value-type="string" calcext:value-type="string">
            <text:p><text:s/>Hachenburg/Westerwaldkrei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1" calcext:value-type="float">
            <text:p>431</text:p>
          </table:table-cell>
          <table:table-cell office:value-type="float" office:value="49.1658" calcext:value-type="float">
            <text:p>49.1658</text:p>
          </table:table-cell>
          <table:table-cell office:value-type="float" office:value="12.2788" calcext:value-type="float">
            <text:p>12.2788</text:p>
          </table:table-cell>
          <table:table-cell office:value-type="string" calcext:value-type="string">
            <text:p><text:s/>Nittenau-Hart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5" calcext:value-type="float">
            <text:p>435</text:p>
          </table:table-cell>
          <table:table-cell office:value-type="float" office:value="48.8253" calcext:value-type="float">
            <text:p>48.8253</text:p>
          </table:table-cell>
          <table:table-cell office:value-type="float" office:value="10.5067" calcext:value-type="float">
            <text:p>10.5067</text:p>
          </table:table-cell>
          <table:table-cell office:value-type="string" calcext:value-type="string">
            <text:p><text:s/>Reiml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3" calcext:value-type="float">
            <text:p>403</text:p>
          </table:table-cell>
          <table:table-cell office:value-type="float" office:value="49.5568" calcext:value-type="float">
            <text:p>49.5568</text:p>
          </table:table-cell>
          <table:table-cell office:value-type="float" office:value="7.0716" calcext:value-type="float">
            <text:p>7.0716</text:p>
          </table:table-cell>
          <table:table-cell office:value-type="string" calcext:value-type="string">
            <text:p><text:s/>Nohfelden-Gonnesweile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3.7123" calcext:value-type="float">
            <text:p>53.7123</text:p>
          </table:table-cell>
          <table:table-cell office:value-type="float" office:value="7.1519" calcext:value-type="float">
            <text:p>7.1519</text:p>
          </table:table-cell>
          <table:table-cell office:value-type="string" calcext:value-type="string">
            <text:p><text:s/>Norderney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2" calcext:value-type="float">
            <text:p>212</text:p>
          </table:table-cell>
          <table:table-cell office:value-type="float" office:value="51.763" calcext:value-type="float">
            <text:p>51.763</text:p>
          </table:table-cell>
          <table:table-cell office:value-type="float" office:value="10.0416" calcext:value-type="float">
            <text:p>10.0416</text:p>
          </table:table-cell>
          <table:table-cell office:value-type="string" calcext:value-type="string">
            <text:p><text:s/>Northeim-Imb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5" calcext:value-type="float">
            <text:p>485</text:p>
          </table:table-cell>
          <table:table-cell office:value-type="float" office:value="50.3602" calcext:value-type="float">
            <text:p>50.3602</text:p>
          </table:table-cell>
          <table:table-cell office:value-type="float" office:value="6.8697" calcext:value-type="float">
            <text:p>6.8697</text:p>
          </table:table-cell>
          <table:table-cell office:value-type="string" calcext:value-type="string">
            <text:p><text:s/>N�rburg-Barweil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9" calcext:value-type="float">
            <text:p>369</text:p>
          </table:table-cell>
          <table:table-cell office:value-type="float" office:value="49.4258" calcext:value-type="float">
            <text:p>49.4258</text:p>
          </table:table-cell>
          <table:table-cell office:value-type="float" office:value="11.2539" calcext:value-type="float">
            <text:p>11.2539</text:p>
          </table:table-cell>
          <table:table-cell office:value-type="string" calcext:value-type="string">
            <text:p><text:s/>N�rnberg-Netzsta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4" calcext:value-type="float">
            <text:p>314</text:p>
          </table:table-cell>
          <table:table-cell office:value-type="float" office:value="49.503" calcext:value-type="float">
            <text:p>49.503</text:p>
          </table:table-cell>
          <table:table-cell office:value-type="float" office:value="11.0549" calcext:value-type="float">
            <text:p>11.0549</text:p>
          </table:table-cell>
          <table:table-cell office:value-type="string" calcext:value-type="string">
            <text:p><text:s/>N�r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32" calcext:value-type="float">
            <text:p>832</text:p>
          </table:table-cell>
          <table:table-cell office:value-type="float" office:value="47.603" calcext:value-type="float">
            <text:p>47.603</text:p>
          </table:table-cell>
          <table:table-cell office:value-type="float" office:value="11.0607" calcext:value-type="float">
            <text:p>11.0607</text:p>
          </table:table-cell>
          <table:table-cell office:value-type="string" calcext:value-type="string">
            <text:p><text:s/>Oberammerg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8" calcext:value-type="float">
            <text:p>518</text:p>
          </table:table-cell>
          <table:table-cell office:value-type="float" office:value="47.6187" calcext:value-type="float">
            <text:p>47.6187</text:p>
          </table:table-cell>
          <table:table-cell office:value-type="float" office:value="12.1665" calcext:value-type="float">
            <text:p>12.1665</text:p>
          </table:table-cell>
          <table:table-cell office:value-type="string" calcext:value-type="string">
            <text:p><text:s/>Kiefersfelden-G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0060105" calcext:value-type="float">
            <text:p>20060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6" calcext:value-type="float">
            <text:p>426</text:p>
          </table:table-cell>
          <table:table-cell office:value-type="float" office:value="49.9185" calcext:value-type="float">
            <text:p>49.9185</text:p>
          </table:table-cell>
          <table:table-cell office:value-type="float" office:value="10.5963" calcext:value-type="float">
            <text:p>10.5963</text:p>
          </table:table-cell>
          <table:table-cell office:value-type="string" calcext:value-type="string">
            <text:p><text:s/>Oberaurach-Fatschen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211004" calcext:value-type="float">
            <text:p>20211004</text:p>
          </table:table-cell>
          <table:table-cell office:value-type="float" office:value="372" calcext:value-type="float">
            <text:p>372</text:p>
          </table:table-cell>
          <table:table-cell office:value-type="float" office:value="48.3862" calcext:value-type="float">
            <text:p>48.3862</text:p>
          </table:table-cell>
          <table:table-cell office:value-type="float" office:value="8.1426" calcext:value-type="float">
            <text:p>8.1426</text:p>
          </table:table-cell>
          <table:table-cell office:value-type="string" calcext:value-type="string">
            <text:p><text:s/>Oberharmer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2" calcext:value-type="float">
            <text:p>472</text:p>
          </table:table-cell>
          <table:table-cell office:value-type="float" office:value="50.2661" calcext:value-type="float">
            <text:p>50.2661</text:p>
          </table:table-cell>
          <table:table-cell office:value-type="float" office:value="9.7727" calcext:value-type="float">
            <text:p>9.7727</text:p>
          </table:table-cell>
          <table:table-cell office:value-type="string" calcext:value-type="string">
            <text:p><text:s/>Oberleichtersbach-Modlo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6" calcext:value-type="float">
            <text:p>516</text:p>
          </table:table-cell>
          <table:table-cell office:value-type="float" office:value="48.2851" calcext:value-type="float">
            <text:p>48.2851</text:p>
          </table:table-cell>
          <table:table-cell office:value-type="float" office:value="8.5764" calcext:value-type="float">
            <text:p>8.5764</text:p>
          </table:table-cell>
          <table:table-cell office:value-type="string" calcext:value-type="string">
            <text:p><text:s/>Oberndorf/Necka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96" calcext:value-type="float">
            <text:p>896</text:p>
          </table:table-cell>
          <table:table-cell office:value-type="float" office:value="47.5538" calcext:value-type="float">
            <text:p>47.5538</text:p>
          </table:table-cell>
          <table:table-cell office:value-type="float" office:value="9.9406" calcext:value-type="float">
            <text:p>9.9406</text:p>
          </table:table-cell>
          <table:table-cell office:value-type="string" calcext:value-type="string">
            <text:p><text:s/>Oberreu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4" calcext:value-type="float">
            <text:p>484</text:p>
          </table:table-cell>
          <table:table-cell office:value-type="float" office:value="48.2443" calcext:value-type="float">
            <text:p>48.2443</text:p>
          </table:table-cell>
          <table:table-cell office:value-type="float" office:value="11.5528" calcext:value-type="float">
            <text:p>11.5528</text:p>
          </table:table-cell>
          <table:table-cell office:value-type="string" calcext:value-type="string">
            <text:p><text:s/>Oberschlei�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0050419" calcext:value-type="float">
            <text:p>200504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48" calcext:value-type="float">
            <text:p>748</text:p>
          </table:table-cell>
          <table:table-cell office:value-type="float" office:value="47.5577" calcext:value-type="float">
            <text:p>47.5577</text:p>
          </table:table-cell>
          <table:table-cell office:value-type="float" office:value="10.0938" calcext:value-type="float">
            <text:p>10.0938</text:p>
          </table:table-cell>
          <table:table-cell office:value-type="string" calcext:value-type="string">
            <text:p><text:s/>Oberstaufen-Thalkirch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06" calcext:value-type="float">
            <text:p>806</text:p>
          </table:table-cell>
          <table:table-cell office:value-type="float" office:value="47.3984" calcext:value-type="float">
            <text:p>47.3984</text:p>
          </table:table-cell>
          <table:table-cell office:value-type="float" office:value="10.2759" calcext:value-type="float">
            <text:p>10.2759</text:p>
          </table:table-cell>
          <table:table-cell office:value-type="string" calcext:value-type="string">
            <text:p><text:s/>Oberst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61020" calcext:value-type="float">
            <text:p>20161020</text:p>
          </table:table-cell>
          <table:table-cell office:value-type="float" office:value="468" calcext:value-type="float">
            <text:p>468</text:p>
          </table:table-cell>
          <table:table-cell office:value-type="float" office:value="49.0495" calcext:value-type="float">
            <text:p>49.0495</text:p>
          </table:table-cell>
          <table:table-cell office:value-type="float" office:value="9.3923" calcext:value-type="float">
            <text:p>9.3923</text:p>
          </table:table-cell>
          <table:table-cell office:value-type="string" calcext:value-type="string">
            <text:p><text:s/>Oberstenfeld-Prevors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0" calcext:value-type="float">
            <text:p>230</text:p>
          </table:table-cell>
          <table:table-cell office:value-type="float" office:value="49.128" calcext:value-type="float">
            <text:p>49.128</text:p>
          </table:table-cell>
          <table:table-cell office:value-type="float" office:value="9.3525" calcext:value-type="float">
            <text:p>9.3525</text:p>
          </table:table-cell>
          <table:table-cell office:value-type="string" calcext:value-type="string">
            <text:p><text:s/>Obersulm-Will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6" calcext:value-type="float">
            <text:p>596</text:p>
          </table:table-cell>
          <table:table-cell office:value-type="float" office:value="49.4521" calcext:value-type="float">
            <text:p>49.4521</text:p>
          </table:table-cell>
          <table:table-cell office:value-type="float" office:value="12.4365" calcext:value-type="float">
            <text:p>12.4365</text:p>
          </table:table-cell>
          <table:table-cell office:value-type="string" calcext:value-type="string">
            <text:p><text:s/>Oberviecht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5" calcext:value-type="float">
            <text:p>195</text:p>
          </table:table-cell>
          <table:table-cell office:value-type="float" office:value="50.9933" calcext:value-type="float">
            <text:p>50.9933</text:p>
          </table:table-cell>
          <table:table-cell office:value-type="float" office:value="13.9808" calcext:value-type="float">
            <text:p>13.9808</text:p>
          </table:table-cell>
          <table:table-cell office:value-type="string" calcext:value-type="string">
            <text:p><text:s/>Lohmen/Sachs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6" calcext:value-type="float">
            <text:p>276</text:p>
          </table:table-cell>
          <table:table-cell office:value-type="float" office:value="49.207" calcext:value-type="float">
            <text:p>49.207</text:p>
          </table:table-cell>
          <table:table-cell office:value-type="float" office:value="9.5176" calcext:value-type="float">
            <text:p>9.5176</text:p>
          </table:table-cell>
          <table:table-cell office:value-type="string" calcext:value-type="string">
            <text:p><text:s/>�h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9980930" calcext:value-type="float">
            <text:p>19980930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11" calcext:value-type="float">
            <text:p>11</text:p>
          </table:table-cell>
          <table:table-cell office:value-type="float" office:value="53.1763" calcext:value-type="float">
            <text:p>53.1763</text:p>
          </table:table-cell>
          <table:table-cell office:value-type="float" office:value="8.1824" calcext:value-type="float">
            <text:p>8.1824</text:p>
          </table:table-cell>
          <table:table-cell office:value-type="string" calcext:value-type="string">
            <text:p><text:s/>Old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" calcext:value-type="float">
            <text:p>49</text:p>
          </table:table-cell>
          <table:table-cell office:value-type="float" office:value="51.7066" calcext:value-type="float">
            <text:p>51.7066</text:p>
          </table:table-cell>
          <table:table-cell office:value-type="float" office:value="7.3564" calcext:value-type="float">
            <text:p>7.3564</text:p>
          </table:table-cell>
          <table:table-cell office:value-type="string" calcext:value-type="string">
            <text:p><text:s/>Olf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61027" calcext:value-type="float">
            <text:p>20161027</text:p>
          </table:table-cell>
          <table:table-cell office:value-type="float" office:value="315" calcext:value-type="float">
            <text:p>315</text:p>
          </table:table-cell>
          <table:table-cell office:value-type="float" office:value="48.4765" calcext:value-type="float">
            <text:p>48.4765</text:p>
          </table:table-cell>
          <table:table-cell office:value-type="float" office:value="8.1624" calcext:value-type="float">
            <text:p>8.1624</text:p>
          </table:table-cell>
          <table:table-cell office:value-type="string" calcext:value-type="string">
            <text:p><text:s/>Oppen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296" calcext:value-type="float">
            <text:p>51.296</text:p>
          </table:table-cell>
          <table:table-cell office:value-type="float" office:value="13.0928" calcext:value-type="float">
            <text:p>13.0928</text:p>
          </table:table-cell>
          <table:table-cell office:value-type="string" calcext:value-type="string">
            <text:p><text:s/>Oscha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01130" calcext:value-type="float">
            <text:p>20101130</text:p>
          </table:table-cell>
          <table:table-cell office:value-type="float" office:value="95" calcext:value-type="float">
            <text:p>95</text:p>
          </table:table-cell>
          <table:table-cell office:value-type="float" office:value="52.2553" calcext:value-type="float">
            <text:p>52.2553</text:p>
          </table:table-cell>
          <table:table-cell office:value-type="float" office:value="8.0534" calcext:value-type="float">
            <text:p>8.0534</text:p>
          </table:table-cell>
          <table:table-cell office:value-type="string" calcext:value-type="string">
            <text:p><text:s/>Osnabr�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" calcext:value-type="float">
            <text:p>52</text:p>
          </table:table-cell>
          <table:table-cell office:value-type="float" office:value="52.3657" calcext:value-type="float">
            <text:p>52.3657</text:p>
          </table:table-cell>
          <table:table-cell office:value-type="float" office:value="8.2013" calcext:value-type="float">
            <text:p>8.2013</text:p>
          </table:table-cell>
          <table:table-cell office:value-type="string" calcext:value-type="string">
            <text:p><text:s/>Ostercappeln-Schwagstorf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6" calcext:value-type="float">
            <text:p>246</text:p>
          </table:table-cell>
          <table:table-cell office:value-type="float" office:value="51.0873" calcext:value-type="float">
            <text:p>51.0873</text:p>
          </table:table-cell>
          <table:table-cell office:value-type="float" office:value="11.9293" calcext:value-type="float">
            <text:p>11.9293</text:p>
          </table:table-cell>
          <table:table-cell office:value-type="string" calcext:value-type="string">
            <text:p><text:s/>Osterfeld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4" calcext:value-type="float">
            <text:p>314</text:p>
          </table:table-cell>
          <table:table-cell office:value-type="float" office:value="50.4538" calcext:value-type="float">
            <text:p>50.4538</text:p>
          </table:table-cell>
          <table:table-cell office:value-type="float" office:value="10.2211" calcext:value-type="float">
            <text:p>10.2211</text:p>
          </table:table-cell>
          <table:table-cell office:value-type="string" calcext:value-type="string">
            <text:p><text:s/>Ostheim v.d. Rh�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0090701" calcext:value-type="float">
            <text:p>2009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5" calcext:value-type="float">
            <text:p>295</text:p>
          </table:table-cell>
          <table:table-cell office:value-type="float" office:value="51.9473" calcext:value-type="float">
            <text:p>51.9473</text:p>
          </table:table-cell>
          <table:table-cell office:value-type="float" office:value="9.3999" calcext:value-type="float">
            <text:p>9.3999</text:p>
          </table:table-cell>
          <table:table-cell office:value-type="string" calcext:value-type="string">
            <text:p><text:s/>Ottenstei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" calcext:value-type="float">
            <text:p>17</text:p>
          </table:table-cell>
          <table:table-cell office:value-type="float" office:value="53.1403" calcext:value-type="float">
            <text:p>53.1403</text:p>
          </table:table-cell>
          <table:table-cell office:value-type="float" office:value="9.1517" calcext:value-type="float">
            <text:p>9.1517</text:p>
          </table:table-cell>
          <table:table-cell office:value-type="string" calcext:value-type="string">
            <text:p><text:s/>Ottersberg-Otter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7" calcext:value-type="float">
            <text:p>667</text:p>
          </table:table-cell>
          <table:table-cell office:value-type="float" office:value="47.9303" calcext:value-type="float">
            <text:p>47.9303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<text:s/>Ottobeur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3.3819" calcext:value-type="float">
            <text:p>53.3819</text:p>
          </table:table-cell>
          <table:table-cell office:value-type="float" office:value="8.4493" calcext:value-type="float">
            <text:p>8.4493</text:p>
          </table:table-cell>
          <table:table-cell office:value-type="string" calcext:value-type="string">
            <text:p><text:s/>Ovelg�nn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6" calcext:value-type="float">
            <text:p>886</text:p>
          </table:table-cell>
          <table:table-cell office:value-type="float" office:value="47.6362" calcext:value-type="float">
            <text:p>47.6362</text:p>
          </table:table-cell>
          <table:table-cell office:value-type="float" office:value="10.3892" calcext:value-type="float">
            <text:p>10.3892</text:p>
          </table:table-cell>
          <table:table-cell office:value-type="string" calcext:value-type="string">
            <text:p><text:s/>Oy-Mittelberg-Peterstha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9" calcext:value-type="float">
            <text:p>549</text:p>
          </table:table-cell>
          <table:table-cell office:value-type="float" office:value="49.151" calcext:value-type="float">
            <text:p>49.151</text:p>
          </table:table-cell>
          <table:table-cell office:value-type="float" office:value="11.6896" calcext:value-type="float">
            <text:p>11.6896</text:p>
          </table:table-cell>
          <table:table-cell office:value-type="string" calcext:value-type="string">
            <text:p><text:s/>Parsberg/Oberpfalz-Egl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3.142" calcext:value-type="float">
            <text:p>53.142</text:p>
          </table:table-cell>
          <table:table-cell office:value-type="float" office:value="14.1075" calcext:value-type="float">
            <text:p>14.1075</text:p>
          </table:table-cell>
          <table:table-cell office:value-type="string" calcext:value-type="string">
            <text:p><text:s/>Pass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20060111" calcext:value-type="float">
            <text:p>200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9.7408" calcext:value-type="float">
            <text:p>49.7408</text:p>
          </table:table-cell>
          <table:table-cell office:value-type="float" office:value="11.5528" calcext:value-type="float">
            <text:p>11.5528</text:p>
          </table:table-cell>
          <table:table-cell office:value-type="string" calcext:value-type="string">
            <text:p><text:s/>Pegnitz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" calcext:value-type="float">
            <text:p>2</text:p>
          </table:table-cell>
          <table:table-cell office:value-type="float" office:value="54.0893" calcext:value-type="float">
            <text:p>54.0893</text:p>
          </table:table-cell>
          <table:table-cell office:value-type="float" office:value="10.8773" calcext:value-type="float">
            <text:p>10.8773</text:p>
          </table:table-cell>
          <table:table-cell office:value-type="string" calcext:value-type="string">
            <text:p><text:s/>Pelzerhake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2" calcext:value-type="float">
            <text:p>152</text:p>
          </table:table-cell>
          <table:table-cell office:value-type="float" office:value="49.5354" calcext:value-type="float">
            <text:p>49.5354</text:p>
          </table:table-cell>
          <table:table-cell office:value-type="float" office:value="6.3789" calcext:value-type="float">
            <text:p>6.3789</text:p>
          </table:table-cell>
          <table:table-cell office:value-type="string" calcext:value-type="string">
            <text:p><text:s/>Perl-Nennig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3.0952" calcext:value-type="float">
            <text:p>53.0952</text:p>
          </table:table-cell>
          <table:table-cell office:value-type="float" office:value="11.8603" calcext:value-type="float">
            <text:p>11.8603</text:p>
          </table:table-cell>
          <table:table-cell office:value-type="string" calcext:value-type="string">
            <text:p><text:s/>Perle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5" calcext:value-type="float">
            <text:p>30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9.725" calcext:value-type="float">
            <text:p>9.725</text:p>
          </table:table-cell>
          <table:table-cell office:value-type="string" calcext:value-type="string">
            <text:p><text:s/>Petersberg-Mar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" calcext:value-type="float">
            <text:p>43</text:p>
          </table:table-cell>
          <table:table-cell office:value-type="float" office:value="52.3817" calcext:value-type="float">
            <text:p>52.3817</text:p>
          </table:table-cell>
          <table:table-cell office:value-type="float" office:value="9.0176" calcext:value-type="float">
            <text:p>9.0176</text:p>
          </table:table-cell>
          <table:table-cell office:value-type="string" calcext:value-type="string">
            <text:p><text:s/>Petershag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1" calcext:value-type="float">
            <text:p>381</text:p>
          </table:table-cell>
          <table:table-cell office:value-type="float" office:value="48.4252" calcext:value-type="float">
            <text:p>48.4252</text:p>
          </table:table-cell>
          <table:table-cell office:value-type="float" office:value="12.9924" calcext:value-type="float">
            <text:p>12.9924</text:p>
          </table:table-cell>
          <table:table-cell office:value-type="string" calcext:value-type="string">
            <text:p><text:s/>Pfarr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2" calcext:value-type="float">
            <text:p>332</text:p>
          </table:table-cell>
          <table:table-cell office:value-type="float" office:value="48.9329" calcext:value-type="float">
            <text:p>48.9329</text:p>
          </table:table-cell>
          <table:table-cell office:value-type="float" office:value="8.6973" calcext:value-type="float">
            <text:p>8.6973</text:p>
          </table:table-cell>
          <table:table-cell office:value-type="string" calcext:value-type="string">
            <text:p><text:s/>Pforzheim-Isp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0" calcext:value-type="float">
            <text:p>630</text:p>
          </table:table-cell>
          <table:table-cell office:value-type="float" office:value="47.9345" calcext:value-type="float">
            <text:p>47.9345</text:p>
          </table:table-cell>
          <table:table-cell office:value-type="float" office:value="9.2869" calcext:value-type="float">
            <text:p>9.2869</text:p>
          </table:table-cell>
          <table:table-cell office:value-type="string" calcext:value-type="string">
            <text:p><text:s/>Pfullen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5" calcext:value-type="float">
            <text:p>385</text:p>
          </table:table-cell>
          <table:table-cell office:value-type="float" office:value="49.1912" calcext:value-type="float">
            <text:p>49.1912</text:p>
          </table:table-cell>
          <table:table-cell office:value-type="float" office:value="7.5879" calcext:value-type="float">
            <text:p>7.5879</text:p>
          </table:table-cell>
          <table:table-cell office:value-type="string" calcext:value-type="string">
            <text:p><text:s/>Pirmasen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" calcext:value-type="float">
            <text:p>66</text:p>
          </table:table-cell>
          <table:table-cell office:value-type="float" office:value="53.4584" calcext:value-type="float">
            <text:p>53.4584</text:p>
          </table:table-cell>
          <table:table-cell office:value-type="float" office:value="12.2417" calcext:value-type="float">
            <text:p>12.2417</text:p>
          </table:table-cell>
          <table:table-cell office:value-type="string" calcext:value-type="string">
            <text:p><text:s/>Plau am Se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7" calcext:value-type="float">
            <text:p>387</text:p>
          </table:table-cell>
          <table:table-cell office:value-type="float" office:value="50.4818" calcext:value-type="float">
            <text:p>50.4818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<text:s/>Plau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3" calcext:value-type="float">
            <text:p>443</text:p>
          </table:table-cell>
          <table:table-cell office:value-type="float" office:value="49.649" calcext:value-type="float">
            <text:p>49.649</text:p>
          </table:table-cell>
          <table:table-cell office:value-type="float" office:value="11.4685" calcext:value-type="float">
            <text:p>11.4685</text:p>
          </table:table-cell>
          <table:table-cell office:value-type="string" calcext:value-type="string">
            <text:p><text:s/>Ple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0030418" calcext:value-type="float">
            <text:p>2003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49.1248" calcext:value-type="float">
            <text:p>49.1248</text:p>
          </table:table-cell>
          <table:table-cell office:value-type="float" office:value="10.9731" calcext:value-type="float">
            <text:p>10.9731</text:p>
          </table:table-cell>
          <table:table-cell office:value-type="string" calcext:value-type="string">
            <text:p><text:s/>Pleinfeld-Mandles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3" calcext:value-type="float">
            <text:p>323</text:p>
          </table:table-cell>
          <table:table-cell office:value-type="float" office:value="48.3952" calcext:value-type="float">
            <text:p>48.3952</text:p>
          </table:table-cell>
          <table:table-cell office:value-type="float" office:value="13.3139" calcext:value-type="float">
            <text:p>13.3139</text:p>
          </table:table-cell>
          <table:table-cell office:value-type="string" calcext:value-type="string">
            <text:p><text:s/>Pock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" calcext:value-type="float">
            <text:p>5</text:p>
          </table:table-cell>
          <table:table-cell office:value-type="float" office:value="54.1034" calcext:value-type="float">
            <text:p>54.1034</text:p>
          </table:table-cell>
          <table:table-cell office:value-type="float" office:value="13.1533" calcext:value-type="float">
            <text:p>13.1533</text:p>
          </table:table-cell>
          <table:table-cell office:value-type="string" calcext:value-type="string">
            <text:p><text:s/>S�derholz-Neuendorf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0" calcext:value-type="float">
            <text:p>70</text:p>
          </table:table-cell>
          <table:table-cell office:value-type="float" office:value="52.1836" calcext:value-type="float">
            <text:p>52.1836</text:p>
          </table:table-cell>
          <table:table-cell office:value-type="float" office:value="14.5748" calcext:value-type="float">
            <text:p>14.5748</text:p>
          </table:table-cell>
          <table:table-cell office:value-type="string" calcext:value-type="string">
            <text:p><text:s/>Pohl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20040922" calcext:value-type="float">
            <text:p>2004092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5" calcext:value-type="float">
            <text:p>235</text:p>
          </table:table-cell>
          <table:table-cell office:value-type="float" office:value="50.3051" calcext:value-type="float">
            <text:p>50.3051</text:p>
          </table:table-cell>
          <table:table-cell office:value-type="float" office:value="7.3108" calcext:value-type="float">
            <text:p>7.3108</text:p>
          </table:table-cell>
          <table:table-cell office:value-type="string" calcext:value-type="string">
            <text:p><text:s/>Polch, Kr. Mayen-Koblenz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0" calcext:value-type="float">
            <text:p>510</text:p>
          </table:table-cell>
          <table:table-cell office:value-type="float" office:value="48.9343" calcext:value-type="float">
            <text:p>48.9343</text:p>
          </table:table-cell>
          <table:table-cell office:value-type="float" office:value="10.7586" calcext:value-type="float">
            <text:p>10.7586</text:p>
          </table:table-cell>
          <table:table-cell office:value-type="string" calcext:value-type="string">
            <text:p><text:s/>Polsingen-D�ck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2" calcext:value-type="float">
            <text:p>522</text:p>
          </table:table-cell>
          <table:table-cell office:value-type="float" office:value="49.4777" calcext:value-type="float">
            <text:p>49.4777</text:p>
          </table:table-cell>
          <table:table-cell office:value-type="float" office:value="11.5357" calcext:value-type="float">
            <text:p>11.5357</text:p>
          </table:table-cell>
          <table:table-cell office:value-type="string" calcext:value-type="string">
            <text:p><text:s/>Pommelsbrunn-Mittel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" calcext:value-type="float">
            <text:p>81</text:p>
          </table:table-cell>
          <table:table-cell office:value-type="float" office:value="52.3813" calcext:value-type="float">
            <text:p>52.3813</text:p>
          </table:table-cell>
          <table:table-cell office:value-type="float" office:value="13.0622" calcext:value-type="float">
            <text:p>13.0622</text:p>
          </table:table-cell>
          <table:table-cell office:value-type="string" calcext:value-type="string">
            <text:p><text:s/>Potsdam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7" calcext:value-type="float">
            <text:p>597</text:p>
          </table:table-cell>
          <table:table-cell office:value-type="float" office:value="49.7844" calcext:value-type="float">
            <text:p>49.7844</text:p>
          </table:table-cell>
          <table:table-cell office:value-type="float" office:value="12.0331" calcext:value-type="float">
            <text:p>12.0331</text:p>
          </table:table-cell>
          <table:table-cell office:value-type="string" calcext:value-type="string">
            <text:p><text:s/>Pressath-M�hl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40" calcext:value-type="float">
            <text:p>640</text:p>
          </table:table-cell>
          <table:table-cell office:value-type="float" office:value="50.2277" calcext:value-type="float">
            <text:p>50.2277</text:p>
          </table:table-cell>
          <table:table-cell office:value-type="float" office:value="11.5486" calcext:value-type="float">
            <text:p>11.5486</text:p>
          </table:table-cell>
          <table:table-cell office:value-type="string" calcext:value-type="string">
            <text:p><text:s/>Presse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4" calcext:value-type="float">
            <text:p>284</text:p>
          </table:table-cell>
          <table:table-cell office:value-type="float" office:value="49.8526" calcext:value-type="float">
            <text:p>49.8526</text:p>
          </table:table-cell>
          <table:table-cell office:value-type="float" office:value="10.1006" calcext:value-type="float">
            <text:p>10.1006</text:p>
          </table:table-cell>
          <table:table-cell office:value-type="string" calcext:value-type="string">
            <text:p><text:s/>Prosselsheim-Seligen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6" calcext:value-type="float">
            <text:p>386</text:p>
          </table:table-cell>
          <table:table-cell office:value-type="float" office:value="50.1807" calcext:value-type="float">
            <text:p>50.1807</text:p>
          </table:table-cell>
          <table:table-cell office:value-type="float" office:value="6.3509" calcext:value-type="float">
            <text:p>6.3509</text:p>
          </table:table-cell>
          <table:table-cell office:value-type="string" calcext:value-type="string">
            <text:p><text:s/>Pr�m-Watzera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20100401" calcext:value-type="float">
            <text:p>2010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0" calcext:value-type="float">
            <text:p>270</text:p>
          </table:table-cell>
          <table:table-cell office:value-type="float" office:value="51.2006" calcext:value-type="float">
            <text:p>51.2006</text:p>
          </table:table-cell>
          <table:table-cell office:value-type="float" office:value="14.0207" calcext:value-type="float">
            <text:p>14.0207</text:p>
          </table:table-cell>
          <table:table-cell office:value-type="string" calcext:value-type="string">
            <text:p><text:s/>Pulsn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4.3643" calcext:value-type="float">
            <text:p>54.3643</text:p>
          </table:table-cell>
          <table:table-cell office:value-type="float" office:value="13.4771" calcext:value-type="float">
            <text:p>13.4771</text:p>
          </table:table-cell>
          <table:table-cell office:value-type="string" calcext:value-type="string">
            <text:p><text:s/>Putbus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19960709" calcext:value-type="float">
            <text:p>19960709</text:p>
          </table:table-cell>
          <table:table-cell office:value-type="float" office:value="1" calcext:value-type="float">
            <text:p>1</text:p>
          </table:table-cell>
          <table:table-cell office:value-type="float" office:value="54.5" calcext:value-type="float">
            <text:p>54.5</text:p>
          </table:table-cell>
          <table:table-cell office:value-type="float" office:value="11.2167" calcext:value-type="float">
            <text:p>11.2167</text:p>
          </table:table-cell>
          <table:table-cell office:value-type="string" calcext:value-type="string">
            <text:p><text:s/>Puttgarde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2" calcext:value-type="float">
            <text:p>142</text:p>
          </table:table-cell>
          <table:table-cell office:value-type="float" office:value="51.7953" calcext:value-type="float">
            <text:p>51.7953</text:p>
          </table:table-cell>
          <table:table-cell office:value-type="float" office:value="11.132" calcext:value-type="float">
            <text:p>11.132</text:p>
          </table:table-cell>
          <table:table-cell office:value-type="string" calcext:value-type="string">
            <text:p><text:s/>Quedlinbu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4" calcext:value-type="float">
            <text:p>204</text:p>
          </table:table-cell>
          <table:table-cell office:value-type="float" office:value="51.3895" calcext:value-type="float">
            <text:p>51.3895</text:p>
          </table:table-cell>
          <table:table-cell office:value-type="float" office:value="11.5412" calcext:value-type="float">
            <text:p>11.5412</text:p>
          </table:table-cell>
          <table:table-cell office:value-type="string" calcext:value-type="string">
            <text:p><text:s/>Querfurt-M�hle Lodersle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9960207" calcext:value-type="float">
            <text:p>199602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" calcext:value-type="float">
            <text:p>11</text:p>
          </table:table-cell>
          <table:table-cell office:value-type="float" office:value="53.7331" calcext:value-type="float">
            <text:p>53.7331</text:p>
          </table:table-cell>
          <table:table-cell office:value-type="float" office:value="9.8776" calcext:value-type="float">
            <text:p>9.8776</text:p>
          </table:table-cell>
          <table:table-cell office:value-type="string" calcext:value-type="string">
            <text:p><text:s/>Quickbor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4" calcext:value-type="float">
            <text:p>94</text:p>
          </table:table-cell>
          <table:table-cell office:value-type="float" office:value="51.7556" calcext:value-type="float">
            <text:p>51.7556</text:p>
          </table:table-cell>
          <table:table-cell office:value-type="float" office:value="12.5103" calcext:value-type="float">
            <text:p>12.5103</text:p>
          </table:table-cell>
          <table:table-cell office:value-type="string" calcext:value-type="string">
            <text:p><text:s/>Kemberg-Radis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20030701" calcext:value-type="float">
            <text:p>2003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" calcext:value-type="float">
            <text:p>41</text:p>
          </table:table-cell>
          <table:table-cell office:value-type="float" office:value="52.4461" calcext:value-type="float">
            <text:p>52.4461</text:p>
          </table:table-cell>
          <table:table-cell office:value-type="float" office:value="8.5906" calcext:value-type="float">
            <text:p>8.5906</text:p>
          </table:table-cell>
          <table:table-cell office:value-type="string" calcext:value-type="string">
            <text:p><text:s/>Rahden-Klein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2" calcext:value-type="float">
            <text:p>462</text:p>
          </table:table-cell>
          <table:table-cell office:value-type="float" office:value="48.6192" calcext:value-type="float">
            <text:p>48.6192</text:p>
          </table:table-cell>
          <table:table-cell office:value-type="float" office:value="11.0059" calcext:value-type="float">
            <text:p>11.0059</text:p>
          </table:table-cell>
          <table:table-cell office:value-type="string" calcext:value-type="string">
            <text:p><text:s/>Rain am Lech-Waller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" calcext:value-type="float">
            <text:p>16</text:p>
          </table:table-cell>
          <table:table-cell office:value-type="float" office:value="53.2427" calcext:value-type="float">
            <text:p>53.2427</text:p>
          </table:table-cell>
          <table:table-cell office:value-type="float" office:value="8.2237" calcext:value-type="float">
            <text:p>8.2237</text:p>
          </table:table-cell>
          <table:table-cell office:value-type="string" calcext:value-type="string">
            <text:p><text:s/>Rast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" calcext:value-type="float">
            <text:p>10</text:p>
          </table:table-cell>
          <table:table-cell office:value-type="float" office:value="53.7409" calcext:value-type="float">
            <text:p>53.7409</text:p>
          </table:table-cell>
          <table:table-cell office:value-type="float" office:value="13.7906" calcext:value-type="float">
            <text:p>13.7906</text:p>
          </table:table-cell>
          <table:table-cell office:value-type="string" calcext:value-type="string">
            <text:p><text:s/>Rathebur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9" calcext:value-type="float">
            <text:p>89</text:p>
          </table:table-cell>
          <table:table-cell office:value-type="float" office:value="50.0056" calcext:value-type="float">
            <text:p>50.0056</text:p>
          </table:table-cell>
          <table:table-cell office:value-type="float" office:value="8.4291" calcext:value-type="float">
            <text:p>8.4291</text:p>
          </table:table-cell>
          <table:table-cell office:value-type="string" calcext:value-type="string">
            <text:p><text:s/>Raun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1" calcext:value-type="float">
            <text:p>441</text:p>
          </table:table-cell>
          <table:table-cell office:value-type="float" office:value="47.8062" calcext:value-type="float">
            <text:p>47.8062</text:p>
          </table:table-cell>
          <table:table-cell office:value-type="float" office:value="9.6206" calcext:value-type="float">
            <text:p>9.6206</text:p>
          </table:table-cell>
          <table:table-cell office:value-type="string" calcext:value-type="string">
            <text:p><text:s/>Weingarten, Kr. Ravensbu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" calcext:value-type="float">
            <text:p>16</text:p>
          </table:table-cell>
          <table:table-cell office:value-type="float" office:value="53.3469" calcext:value-type="float">
            <text:p>53.3469</text:p>
          </table:table-cell>
          <table:table-cell office:value-type="float" office:value="11.1992" calcext:value-type="float">
            <text:p>11.1992</text:p>
          </table:table-cell>
          <table:table-cell office:value-type="string" calcext:value-type="string">
            <text:p><text:s/>Redefi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5" calcext:value-type="float">
            <text:p>365</text:p>
          </table:table-cell>
          <table:table-cell office:value-type="float" office:value="49.0425" calcext:value-type="float">
            <text:p>49.0425</text:p>
          </table:table-cell>
          <table:table-cell office:value-type="float" office:value="12.1019" calcext:value-type="float">
            <text:p>12.1019</text:p>
          </table:table-cell>
          <table:table-cell office:value-type="string" calcext:value-type="string">
            <text:p><text:s/>Regens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6" calcext:value-type="float">
            <text:p>586</text:p>
          </table:table-cell>
          <table:table-cell office:value-type="float" office:value="50.2214" calcext:value-type="float">
            <text:p>50.2214</text:p>
          </table:table-cell>
          <table:table-cell office:value-type="float" office:value="12.0275" calcext:value-type="float">
            <text:p>12.0275</text:p>
          </table:table-cell>
          <table:table-cell office:value-type="string" calcext:value-type="string">
            <text:p><text:s/>Reh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" calcext:value-type="float">
            <text:p>60</text:p>
          </table:table-cell>
          <table:table-cell office:value-type="float" office:value="52.4396" calcext:value-type="float">
            <text:p>52.4396</text:p>
          </table:table-cell>
          <table:table-cell office:value-type="float" office:value="9.1335" calcext:value-type="float">
            <text:p>9.1335</text:p>
          </table:table-cell>
          <table:table-cell office:value-type="string" calcext:value-type="string">
            <text:p><text:s/>Rehburg-Locc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7" calcext:value-type="float">
            <text:p>347</text:p>
          </table:table-cell>
          <table:table-cell office:value-type="float" office:value="50.9906" calcext:value-type="float">
            <text:p>50.9906</text:p>
          </table:table-cell>
          <table:table-cell office:value-type="float" office:value="7.6958" calcext:value-type="float">
            <text:p>7.6958</text:p>
          </table:table-cell>
          <table:table-cell office:value-type="string" calcext:value-type="string">
            <text:p><text:s/>Reichshof-Eckenhag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5" calcext:value-type="float">
            <text:p>115</text:p>
          </table:table-cell>
          <table:table-cell office:value-type="float" office:value="51.4841" calcext:value-type="float">
            <text:p>51.4841</text:p>
          </table:table-cell>
          <table:table-cell office:value-type="float" office:value="9.6121" calcext:value-type="float">
            <text:p>9.6121</text:p>
          </table:table-cell>
          <table:table-cell office:value-type="string" calcext:value-type="string">
            <text:p><text:s/>Reinhardshagen-Vaak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181101" calcext:value-type="float">
            <text:p>20181101</text:p>
          </table:table-cell>
          <table:table-cell office:value-type="float" office:value="172" calcext:value-type="float">
            <text:p>172</text:p>
          </table:table-cell>
          <table:table-cell office:value-type="float" office:value="49.8366" calcext:value-type="float">
            <text:p>49.8366</text:p>
          </table:table-cell>
          <table:table-cell office:value-type="float" office:value="8.8806" calcext:value-type="float">
            <text:p>8.8806</text:p>
          </table:table-cell>
          <table:table-cell office:value-type="string" calcext:value-type="string">
            <text:p><text:s/>Otzberg-Habitz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6" calcext:value-type="float">
            <text:p>336</text:p>
          </table:table-cell>
          <table:table-cell office:value-type="float" office:value="51.4248" calcext:value-type="float">
            <text:p>51.4248</text:p>
          </table:table-cell>
          <table:table-cell office:value-type="float" office:value="10.1898" calcext:value-type="float">
            <text:p>10.1898</text:p>
          </table:table-cell>
          <table:table-cell office:value-type="string" calcext:value-type="string">
            <text:p><text:s/>Reinholterod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" calcext:value-type="float">
            <text:p>59</text:p>
          </table:table-cell>
          <table:table-cell office:value-type="float" office:value="51.8118" calcext:value-type="float">
            <text:p>51.8118</text:p>
          </table:table-cell>
          <table:table-cell office:value-type="float" office:value="7.0907" calcext:value-type="float">
            <text:p>7.0907</text:p>
          </table:table-cell>
          <table:table-cell office:value-type="string" calcext:value-type="string">
            <text:p><text:s/>Rek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20110201" calcext:value-type="float">
            <text:p>20110201</text:p>
          </table:table-cell>
          <table:table-cell office:value-type="float" office:value="20180701" calcext:value-type="float">
            <text:p>20180701</text:p>
          </table:table-cell>
          <table:table-cell office:value-type="float" office:value="345" calcext:value-type="float">
            <text:p>345</text:p>
          </table:table-cell>
          <table:table-cell office:value-type="float" office:value="51.18" calcext:value-type="float">
            <text:p>51.18</text:p>
          </table:table-cell>
          <table:table-cell office:value-type="float" office:value="7.2505" calcext:value-type="float">
            <text:p>7.2505</text:p>
          </table:table-cell>
          <table:table-cell office:value-type="string" calcext:value-type="string">
            <text:p><text:s/>Remscheid-Lennep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2" calcext:value-type="float">
            <text:p>522</text:p>
          </table:table-cell>
          <table:table-cell office:value-type="float" office:value="48.8104" calcext:value-type="float">
            <text:p>48.8104</text:p>
          </table:table-cell>
          <table:table-cell office:value-type="float" office:value="10.9359" calcext:value-type="float">
            <text:p>10.9359</text:p>
          </table:table-cell>
          <table:table-cell office:value-type="string" calcext:value-type="string">
            <text:p><text:s/>Tagmersheim-Blossen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8" calcext:value-type="float">
            <text:p>478</text:p>
          </table:table-cell>
          <table:table-cell office:value-type="float" office:value="48.7425" calcext:value-type="float">
            <text:p>48.7425</text:p>
          </table:table-cell>
          <table:table-cell office:value-type="float" office:value="8.924" calcext:value-type="float">
            <text:p>8.924</text:p>
          </table:table-cell>
          <table:table-cell office:value-type="string" calcext:value-type="string">
            <text:p><text:s/>Renningen-Ihinger Ho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30711" calcext:value-type="float">
            <text:p>20130711</text:p>
          </table:table-cell>
          <table:table-cell office:value-type="float" office:value="370" calcext:value-type="float">
            <text:p>370</text:p>
          </table:table-cell>
          <table:table-cell office:value-type="float" office:value="49.8633" calcext:value-type="float">
            <text:p>49.8633</text:p>
          </table:table-cell>
          <table:table-cell office:value-type="float" office:value="7.3378" calcext:value-type="float">
            <text:p>7.3378</text:p>
          </table:table-cell>
          <table:table-cell office:value-type="string" calcext:value-type="string">
            <text:p><text:s/>Rhaun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48.6703" calcext:value-type="float">
            <text:p>48.6703</text:p>
          </table:table-cell>
          <table:table-cell office:value-type="float" office:value="7.9939" calcext:value-type="float">
            <text:p>7.9939</text:p>
          </table:table-cell>
          <table:table-cell office:value-type="string" calcext:value-type="string">
            <text:p><text:s/>Rheinau-Memprechts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3" calcext:value-type="float">
            <text:p>283</text:p>
          </table:table-cell>
          <table:table-cell office:value-type="float" office:value="47.559" calcext:value-type="float">
            <text:p>47.559</text:p>
          </table:table-cell>
          <table:table-cell office:value-type="float" office:value="7.7721" calcext:value-type="float">
            <text:p>7.7721</text:p>
          </table:table-cell>
          <table:table-cell office:value-type="string" calcext:value-type="string">
            <text:p><text:s/>Rheinfeld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20081101" calcext:value-type="float">
            <text:p>2008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6" calcext:value-type="float">
            <text:p>116</text:p>
          </table:table-cell>
          <table:table-cell office:value-type="float" office:value="48.9726" calcext:value-type="float">
            <text:p>48.9726</text:p>
          </table:table-cell>
          <table:table-cell office:value-type="float" office:value="8.3301" calcext:value-type="float">
            <text:p>8.3301</text:p>
          </table:table-cell>
          <table:table-cell office:value-type="string" calcext:value-type="string">
            <text:p><text:s/>Rheinste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3" calcext:value-type="float">
            <text:p>363</text:p>
          </table:table-cell>
          <table:table-cell office:value-type="float" office:value="48.9557" calcext:value-type="float">
            <text:p>48.9557</text:p>
          </table:table-cell>
          <table:table-cell office:value-type="float" office:value="11.7278" calcext:value-type="float">
            <text:p>11.7278</text:p>
          </table:table-cell>
          <table:table-cell office:value-type="string" calcext:value-type="string">
            <text:p><text:s/>Rieden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4" calcext:value-type="float">
            <text:p>534</text:p>
          </table:table-cell>
          <table:table-cell office:value-type="float" office:value="48.1479" calcext:value-type="float">
            <text:p>48.1479</text:p>
          </table:table-cell>
          <table:table-cell office:value-type="float" office:value="9.4596" calcext:value-type="float">
            <text:p>9.4596</text:p>
          </table:table-cell>
          <table:table-cell office:value-type="string" calcext:value-type="string">
            <text:p><text:s/>Altheim, Kreis Biber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3" calcext:value-type="float">
            <text:p>493</text:p>
          </table:table-cell>
          <table:table-cell office:value-type="float" office:value="48.4245" calcext:value-type="float">
            <text:p>48.4245</text:p>
          </table:table-cell>
          <table:table-cell office:value-type="float" office:value="8.3303" calcext:value-type="float">
            <text:p>8.3303</text:p>
          </table:table-cell>
          <table:table-cell office:value-type="string" calcext:value-type="string">
            <text:p><text:s/>Rippoldsau, Ba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0" calcext:value-type="float">
            <text:p>300</text:p>
          </table:table-cell>
          <table:table-cell office:value-type="float" office:value="50.3311" calcext:value-type="float">
            <text:p>50.3311</text:p>
          </table:table-cell>
          <table:table-cell office:value-type="float" office:value="10.7918" calcext:value-type="float">
            <text:p>10.7918</text:p>
          </table:table-cell>
          <table:table-cell office:value-type="string" calcext:value-type="string">
            <text:p><text:s/>Rodach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2" calcext:value-type="float">
            <text:p>512</text:p>
          </table:table-cell>
          <table:table-cell office:value-type="float" office:value="50.3965" calcext:value-type="float">
            <text:p>50.3965</text:p>
          </table:table-cell>
          <table:table-cell office:value-type="float" office:value="6.8568" calcext:value-type="float">
            <text:p>6.8568</text:p>
          </table:table-cell>
          <table:table-cell office:value-type="string" calcext:value-type="string">
            <text:p><text:s/>Rodd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8" calcext:value-type="float">
            <text:p>388</text:p>
          </table:table-cell>
          <table:table-cell office:value-type="float" office:value="49.2412" calcext:value-type="float">
            <text:p>49.2412</text:p>
          </table:table-cell>
          <table:table-cell office:value-type="float" office:value="12.4125" calcext:value-type="float">
            <text:p>12.4125</text:p>
          </table:table-cell>
          <table:table-cell office:value-type="string" calcext:value-type="string">
            <text:p><text:s/>Roding-Neub�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7" calcext:value-type="float">
            <text:p>137</text:p>
          </table:table-cell>
          <table:table-cell office:value-type="float" office:value="49.9832" calcext:value-type="float">
            <text:p>49.9832</text:p>
          </table:table-cell>
          <table:table-cell office:value-type="float" office:value="8.8395" calcext:value-type="float">
            <text:p>8.8395</text:p>
          </table:table-cell>
          <table:table-cell office:value-type="string" calcext:value-type="string">
            <text:p><text:s/>R�dermark-Ober-Rod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2" calcext:value-type="float">
            <text:p>402</text:p>
          </table:table-cell>
          <table:table-cell office:value-type="float" office:value="49.3082" calcext:value-type="float">
            <text:p>49.3082</text:p>
          </table:table-cell>
          <table:table-cell office:value-type="float" office:value="10.9183" calcext:value-type="float">
            <text:p>10.9183</text:p>
          </table:table-cell>
          <table:table-cell office:value-type="string" calcext:value-type="string">
            <text:p><text:s/>Rohr/Mittelfranken-Dech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20050611" calcext:value-type="float">
            <text:p>200506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67" calcext:value-type="float">
            <text:p>1067</text:p>
          </table:table-cell>
          <table:table-cell office:value-type="float" office:value="47.4069" calcext:value-type="float">
            <text:p>47.4069</text:p>
          </table:table-cell>
          <table:table-cell office:value-type="float" office:value="10.1676" calcext:value-type="float">
            <text:p>10.1676</text:p>
          </table:table-cell>
          <table:table-cell office:value-type="string" calcext:value-type="string">
            <text:p><text:s/>Oberstdorf-Rohrmoo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2" calcext:value-type="float">
            <text:p>442</text:p>
          </table:table-cell>
          <table:table-cell office:value-type="float" office:value="47.8753" calcext:value-type="float">
            <text:p>47.8753</text:p>
          </table:table-cell>
          <table:table-cell office:value-type="float" office:value="12.128" calcext:value-type="float">
            <text:p>12.128</text:p>
          </table:table-cell>
          <table:table-cell office:value-type="string" calcext:value-type="string">
            <text:p><text:s/>Rosen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" calcext:value-type="float">
            <text:p>4</text:p>
          </table:table-cell>
          <table:table-cell office:value-type="float" office:value="54.1803" calcext:value-type="float">
            <text:p>54.1803</text:p>
          </table:table-cell>
          <table:table-cell office:value-type="float" office:value="12.0808" calcext:value-type="float">
            <text:p>12.0808</text:p>
          </table:table-cell>
          <table:table-cell office:value-type="string" calcext:value-type="string">
            <text:p><text:s/>Rostock-Warnem�nd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" calcext:value-type="float">
            <text:p>32</text:p>
          </table:table-cell>
          <table:table-cell office:value-type="float" office:value="53.1288" calcext:value-type="float">
            <text:p>53.1288</text:p>
          </table:table-cell>
          <table:table-cell office:value-type="float" office:value="9.3398" calcext:value-type="float">
            <text:p>9.3398</text:p>
          </table:table-cell>
          <table:table-cell office:value-type="string" calcext:value-type="string">
            <text:p><text:s/>Rotenburg (W�mme)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0100708" calcext:value-type="float">
            <text:p>201007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6" calcext:value-type="float">
            <text:p>386</text:p>
          </table:table-cell>
          <table:table-cell office:value-type="float" office:value="49.2162" calcext:value-type="float">
            <text:p>49.2162</text:p>
          </table:table-cell>
          <table:table-cell office:value-type="float" office:value="11.1035" calcext:value-type="float">
            <text:p>11.1035</text:p>
          </table:table-cell>
          <table:table-cell office:value-type="string" calcext:value-type="string">
            <text:p><text:s/>Ro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" calcext:value-type="float">
            <text:p>24</text:p>
          </table:table-cell>
          <table:table-cell office:value-type="float" office:value="53.5954" calcext:value-type="float">
            <text:p>53.5954</text:p>
          </table:table-cell>
          <table:table-cell office:value-type="float" office:value="13.8121" calcext:value-type="float">
            <text:p>13.8121</text:p>
          </table:table-cell>
          <table:table-cell office:value-type="string" calcext:value-type="string">
            <text:p><text:s/>Rothem�h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5" calcext:value-type="float">
            <text:p>415</text:p>
          </table:table-cell>
          <table:table-cell office:value-type="float" office:value="49.3848" calcext:value-type="float">
            <text:p>49.3848</text:p>
          </table:table-cell>
          <table:table-cell office:value-type="float" office:value="10.1732" calcext:value-type="float">
            <text:p>10.1732</text:p>
          </table:table-cell>
          <table:table-cell office:value-type="string" calcext:value-type="string">
            <text:p><text:s/>Rothenburg ob der Taub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5" calcext:value-type="float">
            <text:p>95</text:p>
          </table:table-cell>
          <table:table-cell office:value-type="float" office:value="52.1038" calcext:value-type="float">
            <text:p>52.1038</text:p>
          </table:table-cell>
          <table:table-cell office:value-type="float" office:value="8.1808" calcext:value-type="float">
            <text:p>8.1808</text:p>
          </table:table-cell>
          <table:table-cell office:value-type="string" calcext:value-type="string">
            <text:p><text:s/>Rothenfelde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170418" calcext:value-type="float">
            <text:p>20170418</text:p>
          </table:table-cell>
          <table:table-cell office:value-type="float" office:value="14" calcext:value-type="float">
            <text:p>14</text:p>
          </table:table-cell>
          <table:table-cell office:value-type="float" office:value="53.5169" calcext:value-type="float">
            <text:p>53.5169</text:p>
          </table:table-cell>
          <table:table-cell office:value-type="float" office:value="14.2044" calcext:value-type="float">
            <text:p>14.2044</text:p>
          </table:table-cell>
          <table:table-cell office:value-type="string" calcext:value-type="string">
            <text:p><text:s/>Rothenklempen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20041026" calcext:value-type="float">
            <text:p>200410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0" calcext:value-type="float">
            <text:p>360</text:p>
          </table:table-cell>
          <table:table-cell office:value-type="float" office:value="48.4704" calcext:value-type="float">
            <text:p>48.4704</text:p>
          </table:table-cell>
          <table:table-cell office:value-type="float" office:value="8.9687" calcext:value-type="float">
            <text:p>8.9687</text:p>
          </table:table-cell>
          <table:table-cell office:value-type="string" calcext:value-type="string">
            <text:p><text:s/>Rottenburg-Kieb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8" calcext:value-type="float">
            <text:p>588</text:p>
          </table:table-cell>
          <table:table-cell office:value-type="float" office:value="48.1814" calcext:value-type="float">
            <text:p>48.1814</text:p>
          </table:table-cell>
          <table:table-cell office:value-type="float" office:value="8.6356" calcext:value-type="float">
            <text:p>8.6356</text:p>
          </table:table-cell>
          <table:table-cell office:value-type="string" calcext:value-type="string">
            <text:p><text:s/>Rottwei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11204" calcext:value-type="float">
            <text:p>20211204</text:p>
          </table:table-cell>
          <table:table-cell office:value-type="float" office:value="102" calcext:value-type="float">
            <text:p>102</text:p>
          </table:table-cell>
          <table:table-cell office:value-type="float" office:value="49.8502" calcext:value-type="float">
            <text:p>49.8502</text:p>
          </table:table-cell>
          <table:table-cell office:value-type="float" office:value="7.871" calcext:value-type="float">
            <text:p>7.871</text:p>
          </table:table-cell>
          <table:table-cell office:value-type="string" calcext:value-type="string">
            <text:p><text:s/>Kreuznach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051013" calcext:value-type="float">
            <text:p>20051013</text:p>
          </table:table-cell>
          <table:table-cell office:value-type="float" office:value="395" calcext:value-type="float">
            <text:p>395</text:p>
          </table:table-cell>
          <table:table-cell office:value-type="float" office:value="48.6532" calcext:value-type="float">
            <text:p>48.6532</text:p>
          </table:table-cell>
          <table:table-cell office:value-type="float" office:value="13.4233" calcext:value-type="float">
            <text:p>13.4233</text:p>
          </table:table-cell>
          <table:table-cell office:value-type="string" calcext:value-type="string">
            <text:p><text:s/>Rudert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3" calcext:value-type="float">
            <text:p>403</text:p>
          </table:table-cell>
          <table:table-cell office:value-type="float" office:value="50.0517" calcext:value-type="float">
            <text:p>50.0517</text:p>
          </table:table-cell>
          <table:table-cell office:value-type="float" office:value="7.8876" calcext:value-type="float">
            <text:p>7.8876</text:p>
          </table:table-cell>
          <table:table-cell office:value-type="string" calcext:value-type="string">
            <text:p><text:s/>R�desheim-Pres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5" calcext:value-type="float">
            <text:p>105</text:p>
          </table:table-cell>
          <table:table-cell office:value-type="float" office:value="49.1609" calcext:value-type="float">
            <text:p>49.1609</text:p>
          </table:table-cell>
          <table:table-cell office:value-type="float" office:value="8.3009" calcext:value-type="float">
            <text:p>8.3009</text:p>
          </table:table-cell>
          <table:table-cell office:value-type="string" calcext:value-type="string">
            <text:p><text:s/>R�lz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0" calcext:value-type="float">
            <text:p>370</text:p>
          </table:table-cell>
          <table:table-cell office:value-type="float" office:value="51.4966" calcext:value-type="float">
            <text:p>51.4966</text:p>
          </table:table-cell>
          <table:table-cell office:value-type="float" office:value="8.4342" calcext:value-type="float">
            <text:p>8.4342</text:p>
          </table:table-cell>
          <table:table-cell office:value-type="string" calcext:value-type="string">
            <text:p><text:s/>R�th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14" calcext:value-type="float">
            <text:p>914</text:p>
          </table:table-cell>
          <table:table-cell office:value-type="float" office:value="48.5615" calcext:value-type="float">
            <text:p>48.5615</text:p>
          </table:table-cell>
          <table:table-cell office:value-type="float" office:value="8.2228" calcext:value-type="float">
            <text:p>8.2228</text:p>
          </table:table-cell>
          <table:table-cell office:value-type="string" calcext:value-type="string">
            <text:p><text:s/>Baiersbronn-Ruhestei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1" calcext:value-type="float">
            <text:p>461</text:p>
          </table:table-cell>
          <table:table-cell office:value-type="float" office:value="49.6468" calcext:value-type="float">
            <text:p>49.6468</text:p>
          </table:table-cell>
          <table:table-cell office:value-type="float" office:value="7.8837" calcext:value-type="float">
            <text:p>7.8837</text:p>
          </table:table-cell>
          <table:table-cell office:value-type="string" calcext:value-type="string">
            <text:p><text:s/>Ruppertseck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19960620" calcext:value-type="float">
            <text:p>199606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0" calcext:value-type="float">
            <text:p>320</text:p>
          </table:table-cell>
          <table:table-cell office:value-type="float" office:value="49.2128" calcext:value-type="float">
            <text:p>49.2128</text:p>
          </table:table-cell>
          <table:table-cell office:value-type="float" office:value="7.1077" calcext:value-type="float">
            <text:p>7.1077</text:p>
          </table:table-cell>
          <table:table-cell office:value-type="string" calcext:value-type="string">
            <text:p><text:s/>Saarbr�cken-Ensheim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1" calcext:value-type="float">
            <text:p>251</text:p>
          </table:table-cell>
          <table:table-cell office:value-type="float" office:value="48.9569" calcext:value-type="float">
            <text:p>48.9569</text:p>
          </table:table-cell>
          <table:table-cell office:value-type="float" office:value="9.0711" calcext:value-type="float">
            <text:p>9.0711</text:p>
          </table:table-cell>
          <table:table-cell office:value-type="string" calcext:value-type="string">
            <text:p><text:s/>Sachse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5" calcext:value-type="float">
            <text:p>295</text:p>
          </table:table-cell>
          <table:table-cell office:value-type="float" office:value="47.5582" calcext:value-type="float">
            <text:p>47.5582</text:p>
          </table:table-cell>
          <table:table-cell office:value-type="float" office:value="7.9773" calcext:value-type="float">
            <text:p>7.9773</text:p>
          </table:table-cell>
          <table:table-cell office:value-type="string" calcext:value-type="string">
            <text:p><text:s/>S�ckingen, Bad/ Rhei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20070901" calcext:value-type="float">
            <text:p>2007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" calcext:value-type="float">
            <text:p>5</text:p>
          </table:table-cell>
          <table:table-cell office:value-type="float" office:value="54.516" calcext:value-type="float">
            <text:p>54.516</text:p>
          </table:table-cell>
          <table:table-cell office:value-type="float" office:value="13.5313" calcext:value-type="float">
            <text:p>13.5313</text:p>
          </table:table-cell>
          <table:table-cell office:value-type="string" calcext:value-type="string">
            <text:p><text:s/>Sagard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7" calcext:value-type="float">
            <text:p>457</text:p>
          </table:table-cell>
          <table:table-cell office:value-type="float" office:value="48.7832" calcext:value-type="float">
            <text:p>48.7832</text:p>
          </table:table-cell>
          <table:table-cell office:value-type="float" office:value="13.3146" calcext:value-type="float">
            <text:p>13.3146</text:p>
          </table:table-cell>
          <table:table-cell office:value-type="string" calcext:value-type="string">
            <text:p><text:s/>Saldenburg-Entschenreu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20090901" calcext:value-type="float">
            <text:p>2009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5" calcext:value-type="float">
            <text:p>175</text:p>
          </table:table-cell>
          <table:table-cell office:value-type="float" office:value="52.0781" calcext:value-type="float">
            <text:p>52.0781</text:p>
          </table:table-cell>
          <table:table-cell office:value-type="float" office:value="9.552" calcext:value-type="float">
            <text:p>9.552</text:p>
          </table:table-cell>
          <table:table-cell office:value-type="string" calcext:value-type="string">
            <text:p><text:s/>Salzhemmendorf-Lauenstei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3" calcext:value-type="float">
            <text:p>93</text:p>
          </table:table-cell>
          <table:table-cell office:value-type="float" office:value="51.7098" calcext:value-type="float">
            <text:p>51.7098</text:p>
          </table:table-cell>
          <table:table-cell office:value-type="float" office:value="8.5796" calcext:value-type="float">
            <text:p>8.5796</text:p>
          </table:table-cell>
          <table:table-cell office:value-type="string" calcext:value-type="string">
            <text:p><text:s/>Salzkot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5" calcext:value-type="float">
            <text:p>135</text:p>
          </table:table-cell>
          <table:table-cell office:value-type="float" office:value="52.1042" calcext:value-type="float">
            <text:p>52.1042</text:p>
          </table:table-cell>
          <table:table-cell office:value-type="float" office:value="8.7521" calcext:value-type="float">
            <text:p>8.7521</text:p>
          </table:table-cell>
          <table:table-cell office:value-type="string" calcext:value-type="string">
            <text:p><text:s/>Salzuflen, Ba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7" calcext:value-type="float">
            <text:p>687</text:p>
          </table:table-cell>
          <table:table-cell office:value-type="float" office:value="47.7774" calcext:value-type="float">
            <text:p>47.7774</text:p>
          </table:table-cell>
          <table:table-cell office:value-type="float" office:value="12.2102" calcext:value-type="float">
            <text:p>12.2102</text:p>
          </table:table-cell>
          <table:table-cell office:value-type="string" calcext:value-type="string">
            <text:p><text:s/>Samerberg-Geisenka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8" calcext:value-type="float">
            <text:p>518</text:p>
          </table:table-cell>
          <table:table-cell office:value-type="float" office:value="50.3518" calcext:value-type="float">
            <text:p>50.3518</text:p>
          </table:table-cell>
          <table:table-cell office:value-type="float" office:value="10.0034" calcext:value-type="float">
            <text:p>10.0034</text:p>
          </table:table-cell>
          <table:table-cell office:value-type="string" calcext:value-type="string">
            <text:p><text:s/>Sand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05" calcext:value-type="float">
            <text:p>805</text:p>
          </table:table-cell>
          <table:table-cell office:value-type="float" office:value="49.0029" calcext:value-type="float">
            <text:p>49.0029</text:p>
          </table:table-cell>
          <table:table-cell office:value-type="float" office:value="12.8237" calcext:value-type="float">
            <text:p>12.8237</text:p>
          </table:table-cell>
          <table:table-cell office:value-type="string" calcext:value-type="string">
            <text:p><text:s/>Sankt Englma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9991130" calcext:value-type="float">
            <text:p>199911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" calcext:value-type="float">
            <text:p>5</text:p>
          </table:table-cell>
          <table:table-cell office:value-type="float" office:value="54.3279" calcext:value-type="float">
            <text:p>54.3279</text:p>
          </table:table-cell>
          <table:table-cell office:value-type="float" office:value="8.6031" calcext:value-type="float">
            <text:p>8.6031</text:p>
          </table:table-cell>
          <table:table-cell office:value-type="string" calcext:value-type="string">
            <text:p><text:s/>Sankt Peter-Ording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1" calcext:value-type="float">
            <text:p>171</text:p>
          </table:table-cell>
          <table:table-cell office:value-type="float" office:value="51.5439" calcext:value-type="float">
            <text:p>51.5439</text:p>
          </table:table-cell>
          <table:table-cell office:value-type="float" office:value="8.1808" calcext:value-type="float">
            <text:p>8.1808</text:p>
          </table:table-cell>
          <table:table-cell office:value-type="string" calcext:value-type="string">
            <text:p><text:s/>Sassendorf, Bad-Beusings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" calcext:value-type="float">
            <text:p>35</text:p>
          </table:table-cell>
          <table:table-cell office:value-type="float" office:value="54.6854" calcext:value-type="float">
            <text:p>54.6854</text:p>
          </table:table-cell>
          <table:table-cell office:value-type="float" office:value="9.6261" calcext:value-type="float">
            <text:p>9.6261</text:p>
          </table:table-cell>
          <table:table-cell office:value-type="string" calcext:value-type="string">
            <text:p><text:s/>Satrup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5" calcext:value-type="float">
            <text:p>155</text:p>
          </table:table-cell>
          <table:table-cell office:value-type="float" office:value="49.9195" calcext:value-type="float">
            <text:p>49.9195</text:p>
          </table:table-cell>
          <table:table-cell office:value-type="float" office:value="8.9671" calcext:value-type="float">
            <text:p>8.9671</text:p>
          </table:table-cell>
          <table:table-cell office:value-type="string" calcext:value-type="string">
            <text:p><text:s/>Schaafheim-Schlier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5" calcext:value-type="float">
            <text:p>95</text:p>
          </table:table-cell>
          <table:table-cell office:value-type="float" office:value="52.198" calcext:value-type="float">
            <text:p>52.198</text:p>
          </table:table-cell>
          <table:table-cell office:value-type="float" office:value="11.4218" calcext:value-type="float">
            <text:p>11.4218</text:p>
          </table:table-cell>
          <table:table-cell office:value-type="string" calcext:value-type="string">
            <text:p><text:s/>Schackensle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5" calcext:value-type="float">
            <text:p>555</text:p>
          </table:table-cell>
          <table:table-cell office:value-type="float" office:value="47.9767" calcext:value-type="float">
            <text:p>47.9767</text:p>
          </table:table-cell>
          <table:table-cell office:value-type="float" office:value="11.4693" calcext:value-type="float">
            <text:p>11.4693</text:p>
          </table:table-cell>
          <table:table-cell office:value-type="string" calcext:value-type="string">
            <text:p><text:s/>Sch�ftlarn-Kloster Sch�ftla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9" calcext:value-type="float">
            <text:p>479</text:p>
          </table:table-cell>
          <table:table-cell office:value-type="float" office:value="48.5025" calcext:value-type="float">
            <text:p>48.5025</text:p>
          </table:table-cell>
          <table:table-cell office:value-type="float" office:value="11.4543" calcext:value-type="float">
            <text:p>11.4543</text:p>
          </table:table-cell>
          <table:table-cell office:value-type="string" calcext:value-type="string">
            <text:p><text:s/>Scheye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9" calcext:value-type="float">
            <text:p>609</text:p>
          </table:table-cell>
          <table:table-cell office:value-type="float" office:value="51.7658" calcext:value-type="float">
            <text:p>51.7658</text:p>
          </table:table-cell>
          <table:table-cell office:value-type="float" office:value="10.6533" calcext:value-type="float">
            <text:p>10.6533</text:p>
          </table:table-cell>
          <table:table-cell office:value-type="string" calcext:value-type="string">
            <text:p><text:s/>Wernigerode-Schierk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1" calcext:value-type="float">
            <text:p>501</text:p>
          </table:table-cell>
          <table:table-cell office:value-type="float" office:value="50.5679" calcext:value-type="float">
            <text:p>50.5679</text:p>
          </table:table-cell>
          <table:table-cell office:value-type="float" office:value="11.8041" calcext:value-type="float">
            <text:p>11.8041</text:p>
          </table:table-cell>
          <table:table-cell office:value-type="string" calcext:value-type="string">
            <text:p><text:s/>Schlei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" calcext:value-type="float">
            <text:p>43</text:p>
          </table:table-cell>
          <table:table-cell office:value-type="float" office:value="54.5275" calcext:value-type="float">
            <text:p>54.5275</text:p>
          </table:table-cell>
          <table:table-cell office:value-type="float" office:value="9.5487" calcext:value-type="float">
            <text:p>9.5487</text:p>
          </table:table-cell>
          <table:table-cell office:value-type="string" calcext:value-type="string">
            <text:p><text:s/>Schleswig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9" calcext:value-type="float">
            <text:p>399</text:p>
          </table:table-cell>
          <table:table-cell office:value-type="float" office:value="50.5071" calcext:value-type="float">
            <text:p>50.5071</text:p>
          </table:table-cell>
          <table:table-cell office:value-type="float" office:value="10.762" calcext:value-type="float">
            <text:p>10.762</text:p>
          </table:table-cell>
          <table:table-cell office:value-type="string" calcext:value-type="string">
            <text:p><text:s/>Schleus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0" calcext:value-type="float">
            <text:p>230</text:p>
          </table:table-cell>
          <table:table-cell office:value-type="float" office:value="50.3447" calcext:value-type="float">
            <text:p>50.3447</text:p>
          </table:table-cell>
          <table:table-cell office:value-type="float" office:value="9.5534" calcext:value-type="float">
            <text:p>9.5534</text:p>
          </table:table-cell>
          <table:table-cell office:value-type="string" calcext:value-type="string">
            <text:p><text:s/>Schl�chtern-Herolz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170301" calcext:value-type="float">
            <text:p>20170301</text:p>
          </table:table-cell>
          <table:table-cell office:value-type="float" office:value="296" calcext:value-type="float">
            <text:p>296</text:p>
          </table:table-cell>
          <table:table-cell office:value-type="float" office:value="50.725" calcext:value-type="float">
            <text:p>50.725</text:p>
          </table:table-cell>
          <table:table-cell office:value-type="float" office:value="10.4539" calcext:value-type="float">
            <text:p>10.4539</text:p>
          </table:table-cell>
          <table:table-cell office:value-type="string" calcext:value-type="string">
            <text:p><text:s/>Schmalkalden, Kurort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3" calcext:value-type="float">
            <text:p>443</text:p>
          </table:table-cell>
          <table:table-cell office:value-type="float" office:value="51.2127" calcext:value-type="float">
            <text:p>51.2127</text:p>
          </table:table-cell>
          <table:table-cell office:value-type="float" office:value="8.2672" calcext:value-type="float">
            <text:p>8.2672</text:p>
          </table:table-cell>
          <table:table-cell office:value-type="string" calcext:value-type="string">
            <text:p><text:s/>Schmallenberg-Sellinghaus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3" calcext:value-type="float">
            <text:p>223</text:p>
          </table:table-cell>
          <table:table-cell office:value-type="float" office:value="49.4149" calcext:value-type="float">
            <text:p>49.4149</text:p>
          </table:table-cell>
          <table:table-cell office:value-type="float" office:value="6.836" calcext:value-type="float">
            <text:p>6.836</text:p>
          </table:table-cell>
          <table:table-cell office:value-type="string" calcext:value-type="string">
            <text:p><text:s/>Schmelz-H�ttersdorf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7" calcext:value-type="float">
            <text:p>417</text:p>
          </table:table-cell>
          <table:table-cell office:value-type="float" office:value="49.4116" calcext:value-type="float">
            <text:p>49.4116</text:p>
          </table:table-cell>
          <table:table-cell office:value-type="float" office:value="12.076" calcext:value-type="float">
            <text:p>12.076</text:p>
          </table:table-cell>
          <table:table-cell office:value-type="string" calcext:value-type="string">
            <text:p><text:s/>Schmidga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5" calcext:value-type="float">
            <text:p>455</text:p>
          </table:table-cell>
          <table:table-cell office:value-type="float" office:value="49.2806" calcext:value-type="float">
            <text:p>49.2806</text:p>
          </table:table-cell>
          <table:table-cell office:value-type="float" office:value="11.914" calcext:value-type="float">
            <text:p>11.914</text:p>
          </table:table-cell>
          <table:table-cell office:value-type="string" calcext:value-type="string">
            <text:p><text:s/>Schmidm�hl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37" calcext:value-type="float">
            <text:p>937</text:p>
          </table:table-cell>
          <table:table-cell office:value-type="float" office:value="50.6545" calcext:value-type="float">
            <text:p>50.6545</text:p>
          </table:table-cell>
          <table:table-cell office:value-type="float" office:value="10.7696" calcext:value-type="float">
            <text:p>10.7696</text:p>
          </table:table-cell>
          <table:table-cell office:value-type="string" calcext:value-type="string">
            <text:p><text:s/>Schm�ck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49" calcext:value-type="float">
            <text:p>649</text:p>
          </table:table-cell>
          <table:table-cell office:value-type="float" office:value="50.2968" calcext:value-type="float">
            <text:p>50.2968</text:p>
          </table:table-cell>
          <table:table-cell office:value-type="float" office:value="6.4194" calcext:value-type="float">
            <text:p>6.4194</text:p>
          </table:table-cell>
          <table:table-cell office:value-type="string" calcext:value-type="string">
            <text:p><text:s/>Schneifelforsthau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4" calcext:value-type="float">
            <text:p>684</text:p>
          </table:table-cell>
          <table:table-cell office:value-type="float" office:value="49.5273" calcext:value-type="float">
            <text:p>49.5273</text:p>
          </table:table-cell>
          <table:table-cell office:value-type="float" office:value="12.5705" calcext:value-type="float">
            <text:p>12.5705</text:p>
          </table:table-cell>
          <table:table-cell office:value-type="string" calcext:value-type="string">
            <text:p><text:s/>Sch�nsee-Dieter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8" calcext:value-type="float">
            <text:p>608</text:p>
          </table:table-cell>
          <table:table-cell office:value-type="float" office:value="50.1847" calcext:value-type="float">
            <text:p>50.1847</text:p>
          </table:table-cell>
          <table:table-cell office:value-type="float" office:value="12.0791" calcext:value-type="float">
            <text:p>12.0791</text:p>
          </table:table-cell>
          <table:table-cell office:value-type="string" calcext:value-type="string">
            <text:p><text:s/>Sch�nwald/Ofr.-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" calcext:value-type="float">
            <text:p>29</text:p>
          </table:table-cell>
          <table:table-cell office:value-type="float" office:value="52.663" calcext:value-type="float">
            <text:p>52.663</text:p>
          </table:table-cell>
          <table:table-cell office:value-type="float" office:value="12.1812" calcext:value-type="float">
            <text:p>12.1812</text:p>
          </table:table-cell>
          <table:table-cell office:value-type="string" calcext:value-type="string">
            <text:p><text:s/>Schollen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8" calcext:value-type="float">
            <text:p>398</text:p>
          </table:table-cell>
          <table:table-cell office:value-type="float" office:value="49.1644" calcext:value-type="float">
            <text:p>49.1644</text:p>
          </table:table-cell>
          <table:table-cell office:value-type="float" office:value="12.6175" calcext:value-type="float">
            <text:p>12.6175</text:p>
          </table:table-cell>
          <table:table-cell office:value-type="string" calcext:value-type="string">
            <text:p><text:s/>Schorndorf-Kn�b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3" calcext:value-type="float">
            <text:p>20220103</text:p>
          </table:table-cell>
          <table:table-cell office:value-type="float" office:value="265" calcext:value-type="float">
            <text:p>265</text:p>
          </table:table-cell>
          <table:table-cell office:value-type="float" office:value="50.4925" calcext:value-type="float">
            <text:p>50.4925</text:p>
          </table:table-cell>
          <table:table-cell office:value-type="float" office:value="9.1226" calcext:value-type="float">
            <text:p>9.1226</text:p>
          </table:table-cell>
          <table:table-cell office:value-type="string" calcext:value-type="string">
            <text:p><text:s/>Schott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130901" calcext:value-type="float">
            <text:p>20130901</text:p>
          </table:table-cell>
          <table:table-cell office:value-type="float" office:value="46" calcext:value-type="float">
            <text:p>46</text:p>
          </table:table-cell>
          <table:table-cell office:value-type="float" office:value="52.9738" calcext:value-type="float">
            <text:p>52.9738</text:p>
          </table:table-cell>
          <table:table-cell office:value-type="float" office:value="12.1115" calcext:value-type="float">
            <text:p>12.1115</text:p>
          </table:table-cell>
          <table:table-cell office:value-type="string" calcext:value-type="string">
            <text:p><text:s/>Schrepk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00622" calcext:value-type="float">
            <text:p>20200622</text:p>
          </table:table-cell>
          <table:table-cell office:value-type="float" office:value="417" calcext:value-type="float">
            <text:p>417</text:p>
          </table:table-cell>
          <table:table-cell office:value-type="float" office:value="48.5532" calcext:value-type="float">
            <text:p>48.5532</text:p>
          </table:table-cell>
          <table:table-cell office:value-type="float" office:value="11.2844" calcext:value-type="float">
            <text:p>11.2844</text:p>
          </table:table-cell>
          <table:table-cell office:value-type="string" calcext:value-type="string">
            <text:p><text:s/>Schroben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8" calcext:value-type="float">
            <text:p>538</text:p>
          </table:table-cell>
          <table:table-cell office:value-type="float" office:value="48.2008" calcext:value-type="float">
            <text:p>48.2008</text:p>
          </table:table-cell>
          <table:table-cell office:value-type="float" office:value="10.7293" calcext:value-type="float">
            <text:p>10.7293</text:p>
          </table:table-cell>
          <table:table-cell office:value-type="string" calcext:value-type="string">
            <text:p><text:s/>Schwabm�n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6" calcext:value-type="float">
            <text:p>356</text:p>
          </table:table-cell>
          <table:table-cell office:value-type="float" office:value="49.3278" calcext:value-type="float">
            <text:p>49.3278</text:p>
          </table:table-cell>
          <table:table-cell office:value-type="float" office:value="12.0871" calcext:value-type="float">
            <text:p>12.0871</text:p>
          </table:table-cell>
          <table:table-cell office:value-type="string" calcext:value-type="string">
            <text:p><text:s/>Schwa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2338" calcext:value-type="float">
            <text:p>53.2338</text:p>
          </table:table-cell>
          <table:table-cell office:value-type="float" office:value="8.5115" calcext:value-type="float">
            <text:p>8.5115</text:p>
          </table:table-cell>
          <table:table-cell office:value-type="string" calcext:value-type="string">
            <text:p><text:s/>Schwanewede-Neuenkirch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1" calcext:value-type="float">
            <text:p>331</text:p>
          </table:table-cell>
          <table:table-cell office:value-type="float" office:value="49.3425" calcext:value-type="float">
            <text:p>49.3425</text:p>
          </table:table-cell>
          <table:table-cell office:value-type="float" office:value="11.1077" calcext:value-type="float">
            <text:p>11.1077</text:p>
          </table:table-cell>
          <table:table-cell office:value-type="string" calcext:value-type="string">
            <text:p><text:s/>Wendelstein-Kleinschwarzenloh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" calcext:value-type="float">
            <text:p>12</text:p>
          </table:table-cell>
          <table:table-cell office:value-type="float" office:value="52.9081" calcext:value-type="float">
            <text:p>52.9081</text:p>
          </table:table-cell>
          <table:table-cell office:value-type="float" office:value="9.0453" calcext:value-type="float">
            <text:p>9.0453</text:p>
          </table:table-cell>
          <table:table-cell office:value-type="string" calcext:value-type="string">
            <text:p><text:s/>Schwarm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" calcext:value-type="float">
            <text:p>28</text:p>
          </table:table-cell>
          <table:table-cell office:value-type="float" office:value="52.6797" calcext:value-type="float">
            <text:p>52.6797</text:p>
          </table:table-cell>
          <table:table-cell office:value-type="float" office:value="9.6524" calcext:value-type="float">
            <text:p>9.6524</text:p>
          </table:table-cell>
          <table:table-cell office:value-type="string" calcext:value-type="string">
            <text:p><text:s/>Ess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" calcext:value-type="float">
            <text:p>26</text:p>
          </table:table-cell>
          <table:table-cell office:value-type="float" office:value="53.9385" calcext:value-type="float">
            <text:p>53.9385</text:p>
          </table:table-cell>
          <table:table-cell office:value-type="float" office:value="10.6983" calcext:value-type="float">
            <text:p>10.6983</text:p>
          </table:table-cell>
          <table:table-cell office:value-type="string" calcext:value-type="string">
            <text:p><text:s/>Schwartau,Bad -Gro� Pari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20040423" calcext:value-type="float">
            <text:p>200404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8" calcext:value-type="float">
            <text:p>188</text:p>
          </table:table-cell>
          <table:table-cell office:value-type="float" office:value="49.7975" calcext:value-type="float">
            <text:p>49.7975</text:p>
          </table:table-cell>
          <table:table-cell office:value-type="float" office:value="10.2191" calcext:value-type="float">
            <text:p>10.2191</text:p>
          </table:table-cell>
          <table:table-cell office:value-type="string" calcext:value-type="string">
            <text:p><text:s/>Schwarzach/Main (Kl�rwerk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7" calcext:value-type="float">
            <text:p>277</text:p>
          </table:table-cell>
          <table:table-cell office:value-type="float" office:value="50.6441" calcext:value-type="float">
            <text:p>50.6441</text:p>
          </table:table-cell>
          <table:table-cell office:value-type="float" office:value="11.1936" calcext:value-type="float">
            <text:p>11.1936</text:p>
          </table:table-cell>
          <table:table-cell office:value-type="string" calcext:value-type="string">
            <text:p><text:s/>Schwarzbu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68" calcext:value-type="float">
            <text:p>1368</text:p>
          </table:table-cell>
          <table:table-cell office:value-type="float" office:value="47.6701" calcext:value-type="float">
            <text:p>47.6701</text:p>
          </table:table-cell>
          <table:table-cell office:value-type="float" office:value="11.8544" calcext:value-type="float">
            <text:p>11.8544</text:p>
          </table:table-cell>
          <table:table-cell office:value-type="string" calcext:value-type="string">
            <text:p><text:s/>Obere Firstalm/Schlierseer Berg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" calcext:value-type="float">
            <text:p>30</text:p>
          </table:table-cell>
          <table:table-cell office:value-type="float" office:value="52.747" calcext:value-type="float">
            <text:p>52.747</text:p>
          </table:table-cell>
          <table:table-cell office:value-type="float" office:value="11.9792" calcext:value-type="float">
            <text:p>11.9792</text:p>
          </table:table-cell>
          <table:table-cell office:value-type="string" calcext:value-type="string">
            <text:p><text:s/>Schwarzhol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20050614" calcext:value-type="float">
            <text:p>20050614</text:p>
          </table:table-cell>
          <table:table-cell office:value-type="float" office:value="20200501" calcext:value-type="float">
            <text:p>20200501</text:p>
          </table:table-cell>
          <table:table-cell office:value-type="float" office:value="834" calcext:value-type="float">
            <text:p>834</text:p>
          </table:table-cell>
          <table:table-cell office:value-type="float" office:value="48.1042" calcext:value-type="float">
            <text:p>48.1042</text:p>
          </table:table-cell>
          <table:table-cell office:value-type="float" office:value="8.9976" calcext:value-type="float">
            <text:p>8.9976</text:p>
          </table:table-cell>
          <table:table-cell office:value-type="string" calcext:value-type="string">
            <text:p><text:s/>Schwenningen, Kreis Sigma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" calcext:value-type="float">
            <text:p>59</text:p>
          </table:table-cell>
          <table:table-cell office:value-type="float" office:value="53.6425" calcext:value-type="float">
            <text:p>53.6425</text:p>
          </table:table-cell>
          <table:table-cell office:value-type="float" office:value="11.3872" calcext:value-type="float">
            <text:p>11.3872</text:p>
          </table:table-cell>
          <table:table-cell office:value-type="string" calcext:value-type="string">
            <text:p><text:s/>Schweri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20080801" calcext:value-type="float">
            <text:p>2008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" calcext:value-type="float">
            <text:p>31</text:p>
          </table:table-cell>
          <table:table-cell office:value-type="float" office:value="52.5404" calcext:value-type="float">
            <text:p>52.5404</text:p>
          </table:table-cell>
          <table:table-cell office:value-type="float" office:value="13.1243" calcext:value-type="float">
            <text:p>13.1243</text:p>
          </table:table-cell>
          <table:table-cell office:value-type="string" calcext:value-type="string">
            <text:p><text:s/>Staak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20060118" calcext:value-type="float">
            <text:p>200601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02" calcext:value-type="float">
            <text:p>802</text:p>
          </table:table-cell>
          <table:table-cell office:value-type="float" office:value="47.6711" calcext:value-type="float">
            <text:p>47.6711</text:p>
          </table:table-cell>
          <table:table-cell office:value-type="float" office:value="10.6271" calcext:value-type="float">
            <text:p>10.6271</text:p>
          </table:table-cell>
          <table:table-cell office:value-type="string" calcext:value-type="string">
            <text:p><text:s/>See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" calcext:value-type="float">
            <text:p>21</text:p>
          </table:table-cell>
          <table:table-cell office:value-type="float" office:value="52.8911" calcext:value-type="float">
            <text:p>52.8911</text:p>
          </table:table-cell>
          <table:table-cell office:value-type="float" office:value="11.7297" calcext:value-type="float">
            <text:p>11.7297</text:p>
          </table:table-cell>
          <table:table-cell office:value-type="string" calcext:value-type="string">
            <text:p><text:s/>Seehaus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4" calcext:value-type="float">
            <text:p>344</text:p>
          </table:table-cell>
          <table:table-cell office:value-type="float" office:value="49.8417" calcext:value-type="float">
            <text:p>49.8417</text:p>
          </table:table-cell>
          <table:table-cell office:value-type="float" office:value="7.5541" calcext:value-type="float">
            <text:p>7.5541</text:p>
          </table:table-cell>
          <table:table-cell office:value-type="string" calcext:value-type="string">
            <text:p><text:s/>Seesbach, Kr. Bad Kreuzn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6" calcext:value-type="float">
            <text:p>186</text:p>
          </table:table-cell>
          <table:table-cell office:value-type="float" office:value="51.904" calcext:value-type="float">
            <text:p>51.904</text:p>
          </table:table-cell>
          <table:table-cell office:value-type="float" office:value="10.1885" calcext:value-type="float">
            <text:p>10.1885</text:p>
          </table:table-cell>
          <table:table-cell office:value-type="string" calcext:value-type="string">
            <text:p><text:s/>See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11130" calcext:value-type="float">
            <text:p>20111130</text:p>
          </table:table-cell>
          <table:table-cell office:value-type="float" office:value="804" calcext:value-type="float">
            <text:p>804</text:p>
          </table:table-cell>
          <table:table-cell office:value-type="float" office:value="48.5975" calcext:value-type="float">
            <text:p>48.5975</text:p>
          </table:table-cell>
          <table:table-cell office:value-type="float" office:value="8.4268" calcext:value-type="float">
            <text:p>8.4268</text:p>
          </table:table-cell>
          <table:table-cell office:value-type="string" calcext:value-type="string">
            <text:p><text:s/>Seewald-Besenfe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4.3444" calcext:value-type="float">
            <text:p>54.3444</text:p>
          </table:table-cell>
          <table:table-cell office:value-type="float" office:value="10.4581" calcext:value-type="float">
            <text:p>10.4581</text:p>
          </table:table-cell>
          <table:table-cell office:value-type="string" calcext:value-type="string">
            <text:p><text:s/>K�h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9" calcext:value-type="float">
            <text:p>239</text:p>
          </table:table-cell>
          <table:table-cell office:value-type="float" office:value="50.5218" calcext:value-type="float">
            <text:p>50.5218</text:p>
          </table:table-cell>
          <table:table-cell office:value-type="float" office:value="7.7375" calcext:value-type="float">
            <text:p>7.7375</text:p>
          </table:table-cell>
          <table:table-cell office:value-type="string" calcext:value-type="string">
            <text:p><text:s/>Selters, Westerwaldkrei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20120401" calcext:value-type="float">
            <text:p>2012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2.516" calcext:value-type="float">
            <text:p>52.516</text:p>
          </table:table-cell>
          <table:table-cell office:value-type="float" office:value="7.6762" calcext:value-type="float">
            <text:p>7.6762</text:p>
          </table:table-cell>
          <table:table-cell office:value-type="string" calcext:value-type="string">
            <text:p><text:s/>F�rstena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181201" calcext:value-type="float">
            <text:p>20181201</text:p>
          </table:table-cell>
          <table:table-cell office:value-type="float" office:value="229" calcext:value-type="float">
            <text:p>229</text:p>
          </table:table-cell>
          <table:table-cell office:value-type="float" office:value="50.8534" calcext:value-type="float">
            <text:p>50.8534</text:p>
          </table:table-cell>
          <table:table-cell office:value-type="float" office:value="7.9966" calcext:value-type="float">
            <text:p>7.9966</text:p>
          </table:table-cell>
          <table:table-cell office:value-type="string" calcext:value-type="string">
            <text:p><text:s/>Siegen (Kl�ranlage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20060104" calcext:value-type="float">
            <text:p>200601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48.7629" calcext:value-type="float">
            <text:p>48.7629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<text:s/>Siegenbur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1" calcext:value-type="float">
            <text:p>581</text:p>
          </table:table-cell>
          <table:table-cell office:value-type="float" office:value="48.0719" calcext:value-type="float">
            <text:p>48.0719</text:p>
          </table:table-cell>
          <table:table-cell office:value-type="float" office:value="9.1943" calcext:value-type="float">
            <text:p>9.1943</text:p>
          </table:table-cell>
          <table:table-cell office:value-type="string" calcext:value-type="string">
            <text:p><text:s/>Sigmaringen-Lai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8" calcext:value-type="float">
            <text:p>508</text:p>
          </table:table-cell>
          <table:table-cell office:value-type="float" office:value="47.5776" calcext:value-type="float">
            <text:p>47.5776</text:p>
          </table:table-cell>
          <table:table-cell office:value-type="float" office:value="9.7404" calcext:value-type="float">
            <text:p>9.7404</text:p>
          </table:table-cell>
          <table:table-cell office:value-type="string" calcext:value-type="string">
            <text:p><text:s/>Sigmarszell-Zeisertsweil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8" calcext:value-type="float">
            <text:p>358</text:p>
          </table:table-cell>
          <table:table-cell office:value-type="float" office:value="48.2718" calcext:value-type="float">
            <text:p>48.2718</text:p>
          </table:table-cell>
          <table:table-cell office:value-type="float" office:value="13.0273" calcext:value-type="float">
            <text:p>13.0273</text:p>
          </table:table-cell>
          <table:table-cell office:value-type="string" calcext:value-type="string">
            <text:p><text:s/>Simbach/I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20111101" calcext:value-type="float">
            <text:p>2011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5" calcext:value-type="float">
            <text:p>445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7.5981" calcext:value-type="float">
            <text:p>7.5981</text:p>
          </table:table-cell>
          <table:table-cell office:value-type="string" calcext:value-type="string">
            <text:p><text:s/>Simmern-Wahl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8" calcext:value-type="float">
            <text:p>718</text:p>
          </table:table-cell>
          <table:table-cell office:value-type="float" office:value="48.6191" calcext:value-type="float">
            <text:p>48.6191</text:p>
          </table:table-cell>
          <table:table-cell office:value-type="float" office:value="8.5247" calcext:value-type="float">
            <text:p>8.5247</text:p>
          </table:table-cell>
          <table:table-cell office:value-type="string" calcext:value-type="string">
            <text:p><text:s/>Simmersfe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20060619" calcext:value-type="float">
            <text:p>200606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8" calcext:value-type="float">
            <text:p>428</text:p>
          </table:table-cell>
          <table:table-cell office:value-type="float" office:value="48.0821" calcext:value-type="float">
            <text:p>48.0821</text:p>
          </table:table-cell>
          <table:table-cell office:value-type="float" office:value="8.0919" calcext:value-type="float">
            <text:p>8.0919</text:p>
          </table:table-cell>
          <table:table-cell office:value-type="string" calcext:value-type="string">
            <text:p><text:s/>Simonswald-Obersimons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070828" calcext:value-type="float">
            <text:p>20070828</text:p>
          </table:table-cell>
          <table:table-cell office:value-type="float" office:value="169" calcext:value-type="float">
            <text:p>169</text:p>
          </table:table-cell>
          <table:table-cell office:value-type="float" office:value="49.2447" calcext:value-type="float">
            <text:p>49.2447</text:p>
          </table:table-cell>
          <table:table-cell office:value-type="float" office:value="8.8787" calcext:value-type="float">
            <text:p>8.8787</text:p>
          </table:table-cell>
          <table:table-cell office:value-type="string" calcext:value-type="string">
            <text:p><text:s/>Sins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2" calcext:value-type="float">
            <text:p>152</text:p>
          </table:table-cell>
          <table:table-cell office:value-type="float" office:value="51.14" calcext:value-type="float">
            <text:p>51.14</text:p>
          </table:table-cell>
          <table:table-cell office:value-type="float" office:value="7.093" calcext:value-type="float">
            <text:p>7.093</text:p>
          </table:table-cell>
          <table:table-cell office:value-type="string" calcext:value-type="string">
            <text:p><text:s/>Solingen-Hohen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5" calcext:value-type="float">
            <text:p>75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9.793" calcext:value-type="float">
            <text:p>9.793</text:p>
          </table:table-cell>
          <table:table-cell office:value-type="string" calcext:value-type="string">
            <text:p><text:s/>Solta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101231" calcext:value-type="float">
            <text:p>20101231</text:p>
          </table:table-cell>
          <table:table-cell office:value-type="float" office:value="221" calcext:value-type="float">
            <text:p>221</text:p>
          </table:table-cell>
          <table:table-cell office:value-type="float" office:value="51.352" calcext:value-type="float">
            <text:p>51.352</text:p>
          </table:table-cell>
          <table:table-cell office:value-type="float" office:value="10.9059" calcext:value-type="float">
            <text:p>10.9059</text:p>
          </table:table-cell>
          <table:table-cell office:value-type="string" calcext:value-type="string">
            <text:p><text:s/>Sondershaus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080630" calcext:value-type="float">
            <text:p>20080630</text:p>
          </table:table-cell>
          <table:table-cell office:value-type="float" office:value="626" calcext:value-type="float">
            <text:p>626</text:p>
          </table:table-cell>
          <table:table-cell office:value-type="float" office:value="50.3746" calcext:value-type="float">
            <text:p>50.3746</text:p>
          </table:table-cell>
          <table:table-cell office:value-type="float" office:value="11.1828" calcext:value-type="float">
            <text:p>11.1828</text:p>
          </table:table-cell>
          <table:table-cell office:value-type="string" calcext:value-type="string">
            <text:p><text:s/>Sonneberg-Neufan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47" calcext:value-type="float">
            <text:p>847</text:p>
          </table:table-cell>
          <table:table-cell office:value-type="float" office:value="48.6819" calcext:value-type="float">
            <text:p>48.6819</text:p>
          </table:table-cell>
          <table:table-cell office:value-type="float" office:value="13.7351" calcext:value-type="float">
            <text:p>13.7351</text:p>
          </table:table-cell>
          <table:table-cell office:value-type="string" calcext:value-type="string">
            <text:p><text:s/>Sonn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0060109" calcext:value-type="float">
            <text:p>200601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0" calcext:value-type="float">
            <text:p>730</text:p>
          </table:table-cell>
          <table:table-cell office:value-type="float" office:value="47.5219" calcext:value-type="float">
            <text:p>47.5219</text:p>
          </table:table-cell>
          <table:table-cell office:value-type="float" office:value="10.2613" calcext:value-type="float">
            <text:p>10.2613</text:p>
          </table:table-cell>
          <table:table-cell office:value-type="string" calcext:value-type="string">
            <text:p><text:s/>Sonthofen (Flussmeisterstell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5" calcext:value-type="float">
            <text:p>265</text:p>
          </table:table-cell>
          <table:table-cell office:value-type="float" office:value="51.0607" calcext:value-type="float">
            <text:p>51.0607</text:p>
          </table:table-cell>
          <table:table-cell office:value-type="float" office:value="9.9266" calcext:value-type="float">
            <text:p>9.9266</text:p>
          </table:table-cell>
          <table:table-cell office:value-type="string" calcext:value-type="string">
            <text:p><text:s/>Sontr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" calcext:value-type="float">
            <text:p>98</text:p>
          </table:table-cell>
          <table:table-cell office:value-type="float" office:value="52.2054" calcext:value-type="float">
            <text:p>52.2054</text:p>
          </table:table-cell>
          <table:table-cell office:value-type="float" office:value="9.5668" calcext:value-type="float">
            <text:p>9.5668</text:p>
          </table:table-cell>
          <table:table-cell office:value-type="string" calcext:value-type="string">
            <text:p><text:s/>Sprin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20031009" calcext:value-type="float">
            <text:p>20031009</text:p>
          </table:table-cell>
          <table:table-cell office:value-type="float" office:value="20190923" calcext:value-type="float">
            <text:p>20190923</text:p>
          </table:table-cell>
          <table:table-cell office:value-type="float" office:value="460" calcext:value-type="float">
            <text:p>460</text:p>
          </table:table-cell>
          <table:table-cell office:value-type="float" office:value="50.007" calcext:value-type="float">
            <text:p>50.007</text:p>
          </table:table-cell>
          <table:table-cell office:value-type="float" office:value="11.2052" calcext:value-type="float">
            <text:p>11.2052</text:p>
          </table:table-cell>
          <table:table-cell office:value-type="string" calcext:value-type="string">
            <text:p><text:s/>Stadel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20090901" calcext:value-type="float">
            <text:p>2009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4926" calcext:value-type="float">
            <text:p>53.4926</text:p>
          </table:table-cell>
          <table:table-cell office:value-type="float" office:value="8.3768" calcext:value-type="float">
            <text:p>8.3768</text:p>
          </table:table-cell>
          <table:table-cell office:value-type="string" calcext:value-type="string">
            <text:p><text:s/>Butjadingen-Int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20200801" calcext:value-type="float">
            <text:p>2020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8" calcext:value-type="float">
            <text:p>318</text:p>
          </table:table-cell>
          <table:table-cell office:value-type="float" office:value="50.0806" calcext:value-type="float">
            <text:p>50.0806</text:p>
          </table:table-cell>
          <table:table-cell office:value-type="float" office:value="11.0466" calcext:value-type="float">
            <text:p>11.0466</text:p>
          </table:table-cell>
          <table:table-cell office:value-type="string" calcext:value-type="string">
            <text:p><text:s/>Staffelstein, Bad-Stubl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20041007" calcext:value-type="float">
            <text:p>200410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0" calcext:value-type="float">
            <text:p>390</text:p>
          </table:table-cell>
          <table:table-cell office:value-type="float" office:value="49.0568" calcext:value-type="float">
            <text:p>49.0568</text:p>
          </table:table-cell>
          <table:table-cell office:value-type="float" office:value="12.6395" calcext:value-type="float">
            <text:p>12.6395</text:p>
          </table:table-cell>
          <table:table-cell office:value-type="string" calcext:value-type="string">
            <text:p><text:s/>Stall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7" calcext:value-type="float">
            <text:p>597</text:p>
          </table:table-cell>
          <table:table-cell office:value-type="float" office:value="50.1531" calcext:value-type="float">
            <text:p>50.1531</text:p>
          </table:table-cell>
          <table:table-cell office:value-type="float" office:value="11.7402" calcext:value-type="float">
            <text:p>11.7402</text:p>
          </table:table-cell>
          <table:table-cell office:value-type="string" calcext:value-type="string">
            <text:p><text:s/>Stammbach-Queren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20050117" calcext:value-type="float">
            <text:p>200501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0" calcext:value-type="float">
            <text:p>540</text:p>
          </table:table-cell>
          <table:table-cell office:value-type="float" office:value="47.7941" calcext:value-type="float">
            <text:p>47.7941</text:p>
          </table:table-cell>
          <table:table-cell office:value-type="float" office:value="12.486" calcext:value-type="float">
            <text:p>12.486</text:p>
          </table:table-cell>
          <table:table-cell office:value-type="string" calcext:value-type="string">
            <text:p><text:s/>Grass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6946" calcext:value-type="float">
            <text:p>53.6946</text:p>
          </table:table-cell>
          <table:table-cell office:value-type="float" office:value="8.8735" calcext:value-type="float">
            <text:p>8.8735</text:p>
          </table:table-cell>
          <table:table-cell office:value-type="string" calcext:value-type="string">
            <text:p><text:s/>Steinau, Kr. Cuxhav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4" calcext:value-type="float">
            <text:p>64</text:p>
          </table:table-cell>
          <table:table-cell office:value-type="float" office:value="52.1173" calcext:value-type="float">
            <text:p>52.1173</text:p>
          </table:table-cell>
          <table:table-cell office:value-type="float" office:value="7.3411" calcext:value-type="float">
            <text:p>7.3411</text:p>
          </table:table-cell>
          <table:table-cell office:value-type="string" calcext:value-type="string">
            <text:p><text:s/>Steinfurt-Burgsteinfur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79" calcext:value-type="float">
            <text:p>779</text:p>
          </table:table-cell>
          <table:table-cell office:value-type="float" office:value="47.7112" calcext:value-type="float">
            <text:p>47.7112</text:p>
          </table:table-cell>
          <table:table-cell office:value-type="float" office:value="10.8758" calcext:value-type="float">
            <text:p>10.8758</text:p>
          </table:table-cell>
          <table:table-cell office:value-type="string" calcext:value-type="string">
            <text:p><text:s/>Steingaden-Lauter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5534" calcext:value-type="float">
            <text:p>53.5534</text:p>
          </table:table-cell>
          <table:table-cell office:value-type="float" office:value="9.6097" calcext:value-type="float">
            <text:p>9.6097</text:p>
          </table:table-cell>
          <table:table-cell office:value-type="string" calcext:value-type="string">
            <text:p><text:s/>Mittelnkirchen-Hohenfel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5" calcext:value-type="float">
            <text:p>485</text:p>
          </table:table-cell>
          <table:table-cell office:value-type="float" office:value="48.3773" calcext:value-type="float">
            <text:p>48.3773</text:p>
          </table:table-cell>
          <table:table-cell office:value-type="float" office:value="12.0927" calcext:value-type="float">
            <text:p>12.0927</text:p>
          </table:table-cell>
          <table:table-cell office:value-type="string" calcext:value-type="string">
            <text:p><text:s/>Steinkirchen-Hofstarr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4" calcext:value-type="float">
            <text:p>504</text:p>
          </table:table-cell>
          <table:table-cell office:value-type="float" office:value="51.6646" calcext:value-type="float">
            <text:p>51.6646</text:p>
          </table:table-cell>
          <table:table-cell office:value-type="float" office:value="10.8811" calcext:value-type="float">
            <text:p>10.8811</text:p>
          </table:table-cell>
          <table:table-cell office:value-type="string" calcext:value-type="string">
            <text:p><text:s/>Oberharz am Brocken-Stieg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20041110" calcext:value-type="float">
            <text:p>200411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2" calcext:value-type="float">
            <text:p>532</text:p>
          </table:table-cell>
          <table:table-cell office:value-type="float" office:value="47.8591" calcext:value-type="float">
            <text:p>47.8591</text:p>
          </table:table-cell>
          <table:table-cell office:value-type="float" office:value="9.0152" calcext:value-type="float">
            <text:p>9.0152</text:p>
          </table:table-cell>
          <table:table-cell office:value-type="string" calcext:value-type="string">
            <text:p><text:s/>Stock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" calcext:value-type="float">
            <text:p>18</text:p>
          </table:table-cell>
          <table:table-cell office:value-type="float" office:value="52.7659" calcext:value-type="float">
            <text:p>52.7659</text:p>
          </table:table-cell>
          <table:table-cell office:value-type="float" office:value="9.4046" calcext:value-type="float">
            <text:p>9.4046</text:p>
          </table:table-cell>
          <table:table-cell office:value-type="string" calcext:value-type="string">
            <text:p><text:s/>Frankenfeld-Heder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4" calcext:value-type="float">
            <text:p>734</text:p>
          </table:table-cell>
          <table:table-cell office:value-type="float" office:value="48.6656" calcext:value-type="float">
            <text:p>48.6656</text:p>
          </table:table-cell>
          <table:table-cell office:value-type="float" office:value="9.8648" calcext:value-type="float">
            <text:p>9.8648</text:p>
          </table:table-cell>
          <table:table-cell office:value-type="string" calcext:value-type="string">
            <text:p><text:s/>St�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4.6654" calcext:value-type="float">
            <text:p>54.6654</text:p>
          </table:table-cell>
          <table:table-cell office:value-type="float" office:value="9.805" calcext:value-type="float">
            <text:p>9.805</text:p>
          </table:table-cell>
          <table:table-cell office:value-type="string" calcext:value-type="string">
            <text:p><text:s/>Wagersrot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19961024" calcext:value-type="float">
            <text:p>199610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1" calcext:value-type="float">
            <text:p>351</text:p>
          </table:table-cell>
          <table:table-cell office:value-type="float" office:value="48.8275" calcext:value-type="float">
            <text:p>48.8275</text:p>
          </table:table-cell>
          <table:table-cell office:value-type="float" office:value="12.5597" calcext:value-type="float">
            <text:p>12.5597</text:p>
          </table:table-cell>
          <table:table-cell office:value-type="string" calcext:value-type="string">
            <text:p><text:s/>Straub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" calcext:value-type="float">
            <text:p>81</text:p>
          </table:table-cell>
          <table:table-cell office:value-type="float" office:value="52.5884" calcext:value-type="float">
            <text:p>52.5884</text:p>
          </table:table-cell>
          <table:table-cell office:value-type="float" office:value="13.9289" calcext:value-type="float">
            <text:p>13.9289</text:p>
          </table:table-cell>
          <table:table-cell office:value-type="string" calcext:value-type="string">
            <text:p><text:s/>Straus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0090901" calcext:value-type="float">
            <text:p>2009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3.4252" calcext:value-type="float">
            <text:p>53.4252</text:p>
          </table:table-cell>
          <table:table-cell office:value-type="float" office:value="8.804" calcext:value-type="float">
            <text:p>8.804</text:p>
          </table:table-cell>
          <table:table-cell office:value-type="string" calcext:value-type="string">
            <text:p><text:s/>Bever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130514" calcext:value-type="float">
            <text:p>20130514</text:p>
          </table:table-cell>
          <table:table-cell office:value-type="float" office:value="224" calcext:value-type="float">
            <text:p>224</text:p>
          </table:table-cell>
          <table:table-cell office:value-type="float" office:value="48.7896" calcext:value-type="float">
            <text:p>48.7896</text:p>
          </table:table-cell>
          <table:table-cell office:value-type="float" office:value="9.2167" calcext:value-type="float">
            <text:p>9.2167</text:p>
          </table:table-cell>
          <table:table-cell office:value-type="string" calcext:value-type="string">
            <text:p><text:s/>Stuttgart (Neckartal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19980601" calcext:value-type="float">
            <text:p>199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4" calcext:value-type="float">
            <text:p>31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<text:s/>Stuttgart (Schnarrenberg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19951004" calcext:value-type="float">
            <text:p>199510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1" calcext:value-type="float">
            <text:p>371</text:p>
          </table:table-cell>
          <table:table-cell office:value-type="float" office:value="48.6883" calcext:value-type="float">
            <text:p>48.6883</text:p>
          </table:table-cell>
          <table:table-cell office:value-type="float" office:value="9.2235" calcext:value-type="float">
            <text:p>9.2235</text:p>
          </table:table-cell>
          <table:table-cell office:value-type="string" calcext:value-type="string">
            <text:p><text:s/>Stuttgart-Echter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0" calcext:value-type="float">
            <text:p>500</text:p>
          </table:table-cell>
          <table:table-cell office:value-type="float" office:value="48.5151" calcext:value-type="float">
            <text:p>48.5151</text:p>
          </table:table-cell>
          <table:table-cell office:value-type="float" office:value="11.6545" calcext:value-type="float">
            <text:p>11.6545</text:p>
          </table:table-cell>
          <table:table-cell office:value-type="string" calcext:value-type="string">
            <text:p><text:s/>Schweitenkirchen-S�nz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3" calcext:value-type="float">
            <text:p>333</text:p>
          </table:table-cell>
          <table:table-cell office:value-type="float" office:value="50.2417" calcext:value-type="float">
            <text:p>50.2417</text:p>
          </table:table-cell>
          <table:table-cell office:value-type="float" office:value="10.567" calcext:value-type="float">
            <text:p>10.567</text:p>
          </table:table-cell>
          <table:table-cell office:value-type="string" calcext:value-type="string">
            <text:p><text:s/>Sulzdorf an der Lederheck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5" calcext:value-type="float">
            <text:p>395</text:p>
          </table:table-cell>
          <table:table-cell office:value-type="float" office:value="50.639" calcext:value-type="float">
            <text:p>50.639</text:p>
          </table:table-cell>
          <table:table-cell office:value-type="float" office:value="10.0228" calcext:value-type="float">
            <text:p>10.0228</text:p>
          </table:table-cell>
          <table:table-cell office:value-type="string" calcext:value-type="string">
            <text:p><text:s/>Tann/Rh�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2" calcext:value-type="float">
            <text:p>532</text:p>
          </table:table-cell>
          <table:table-cell office:value-type="float" office:value="50.6074" calcext:value-type="float">
            <text:p>50.6074</text:p>
          </table:table-cell>
          <table:table-cell office:value-type="float" office:value="12.939" calcext:value-type="float">
            <text:p>12.939</text:p>
          </table:table-cell>
          <table:table-cell office:value-type="string" calcext:value-type="string">
            <text:p><text:s/>Tannen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3.2252" calcext:value-type="float">
            <text:p>53.2252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<text:s/>Hohenreinkendorf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6" calcext:value-type="float">
            <text:p>196</text:p>
          </table:table-cell>
          <table:table-cell office:value-type="float" office:value="50.9771" calcext:value-type="float">
            <text:p>50.9771</text:p>
          </table:table-cell>
          <table:table-cell office:value-type="float" office:value="12.3419" calcext:value-type="float">
            <text:p>12.3419</text:p>
          </table:table-cell>
          <table:table-cell office:value-type="string" calcext:value-type="string">
            <text:p><text:s/>Starkenberg-Tegkw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8" calcext:value-type="float">
            <text:p>498</text:p>
          </table:table-cell>
          <table:table-cell office:value-type="float" office:value="47.8526" calcext:value-type="float">
            <text:p>47.8526</text:p>
          </table:table-cell>
          <table:table-cell office:value-type="float" office:value="12.8282" calcext:value-type="float">
            <text:p>12.8282</text:p>
          </table:table-cell>
          <table:table-cell office:value-type="string" calcext:value-type="string">
            <text:p><text:s/>Teis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20060111" calcext:value-type="float">
            <text:p>200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0" calcext:value-type="float">
            <text:p>450</text:p>
          </table:table-cell>
          <table:table-cell office:value-type="float" office:value="49.0426" calcext:value-type="float">
            <text:p>49.0426</text:p>
          </table:table-cell>
          <table:table-cell office:value-type="float" office:value="12.9942" calcext:value-type="float">
            <text:p>12.9942</text:p>
          </table:table-cell>
          <table:table-cell office:value-type="string" calcext:value-type="string">
            <text:p><text:s/>Teisn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" calcext:value-type="float">
            <text:p>38</text:p>
          </table:table-cell>
          <table:table-cell office:value-type="float" office:value="53.761" calcext:value-type="float">
            <text:p>53.761</text:p>
          </table:table-cell>
          <table:table-cell office:value-type="float" office:value="12.5574" calcext:value-type="float">
            <text:p>12.5574</text:p>
          </table:table-cell>
          <table:table-cell office:value-type="string" calcext:value-type="string">
            <text:p><text:s/>Teter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20070712" calcext:value-type="float">
            <text:p>200707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49.2187" calcext:value-type="float">
            <text:p>49.2187</text:p>
          </table:table-cell>
          <table:table-cell office:value-type="float" office:value="12.0624" calcext:value-type="float">
            <text:p>12.0624</text:p>
          </table:table-cell>
          <table:table-cell office:value-type="string" calcext:value-type="string">
            <text:p><text:s/>Teublitz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" calcext:value-type="float">
            <text:p>7</text:p>
          </table:table-cell>
          <table:table-cell office:value-type="float" office:value="53.2758" calcext:value-type="float">
            <text:p>53.2758</text:p>
          </table:table-cell>
          <table:table-cell office:value-type="float" office:value="8.9857" calcext:value-type="float">
            <text:p>8.9857</text:p>
          </table:table-cell>
          <table:table-cell office:value-type="string" calcext:value-type="string">
            <text:p><text:s/>Worpswede-H�ttenbusch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3" calcext:value-type="float">
            <text:p>633</text:p>
          </table:table-cell>
          <table:table-cell office:value-type="float" office:value="50.4002" calcext:value-type="float">
            <text:p>50.4002</text:p>
          </table:table-cell>
          <table:table-cell office:value-type="float" office:value="11.3888" calcext:value-type="float">
            <text:p>11.3888</text:p>
          </table:table-cell>
          <table:table-cell office:value-type="string" calcext:value-type="string">
            <text:p><text:s/>Teuschnitz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7" calcext:value-type="float">
            <text:p>417</text:p>
          </table:table-cell>
          <table:table-cell office:value-type="float" office:value="49.0871" calcext:value-type="float">
            <text:p>49.0871</text:p>
          </table:table-cell>
          <table:table-cell office:value-type="float" office:value="11.2236" calcext:value-type="float">
            <text:p>11.2236</text:p>
          </table:table-cell>
          <table:table-cell office:value-type="string" calcext:value-type="string">
            <text:p><text:s/>Thalm�ss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6" calcext:value-type="float">
            <text:p>386</text:p>
          </table:table-cell>
          <table:table-cell office:value-type="float" office:value="49.4737" calcext:value-type="float">
            <text:p>49.4737</text:p>
          </table:table-cell>
          <table:table-cell office:value-type="float" office:value="7.0385" calcext:value-type="float">
            <text:p>7.0385</text:p>
          </table:table-cell>
          <table:table-cell office:value-type="string" calcext:value-type="string">
            <text:p><text:s/>Tholey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3" calcext:value-type="float">
            <text:p>513</text:p>
          </table:table-cell>
          <table:table-cell office:value-type="float" office:value="49.9842" calcext:value-type="float">
            <text:p>49.9842</text:p>
          </table:table-cell>
          <table:table-cell office:value-type="float" office:value="11.4008" calcext:value-type="float">
            <text:p>11.4008</text:p>
          </table:table-cell>
          <table:table-cell office:value-type="string" calcext:value-type="string">
            <text:p><text:s/>Thurnau-Tann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20060106" calcext:value-type="float">
            <text:p>2006010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0" calcext:value-type="float">
            <text:p>470</text:p>
          </table:table-cell>
          <table:table-cell office:value-type="float" office:value="49.4038" calcext:value-type="float">
            <text:p>49.4038</text:p>
          </table:table-cell>
          <table:table-cell office:value-type="float" office:value="12.6062" calcext:value-type="float">
            <text:p>12.6062</text:p>
          </table:table-cell>
          <table:table-cell office:value-type="string" calcext:value-type="string">
            <text:p><text:s/>Treffelstein-Witzels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1" calcext:value-type="float">
            <text:p>501</text:p>
          </table:table-cell>
          <table:table-cell office:value-type="float" office:value="49.8576" calcext:value-type="float">
            <text:p>49.8576</text:p>
          </table:table-cell>
          <table:table-cell office:value-type="float" office:value="12.3542" calcext:value-type="float">
            <text:p>12.3542</text:p>
          </table:table-cell>
          <table:table-cell office:value-type="string" calcext:value-type="string">
            <text:p><text:s/>Tirschenreuth-Loderm�h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0050414" calcext:value-type="float">
            <text:p>20050414</text:p>
          </table:table-cell>
          <table:table-cell office:value-type="float" office:value="20101215" calcext:value-type="float">
            <text:p>20101215</text:p>
          </table:table-cell>
          <table:table-cell office:value-type="float" office:value="870" calcext:value-type="float">
            <text:p>870</text:p>
          </table:table-cell>
          <table:table-cell office:value-type="float" office:value="47.9394" calcext:value-type="float">
            <text:p>47.9394</text:p>
          </table:table-cell>
          <table:table-cell office:value-type="float" office:value="8.1933" calcext:value-type="float">
            <text:p>8.1933</text:p>
          </table:table-cell>
          <table:table-cell office:value-type="string" calcext:value-type="string">
            <text:p><text:s/>Titisee-Neustadt-Langenordn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2" calcext:value-type="float">
            <text:p>382</text:p>
          </table:table-cell>
          <table:table-cell office:value-type="float" office:value="48.0669" calcext:value-type="float">
            <text:p>48.0669</text:p>
          </table:table-cell>
          <table:table-cell office:value-type="float" office:value="12.7634" calcext:value-type="float">
            <text:p>12.7634</text:p>
          </table:table-cell>
          <table:table-cell office:value-type="string" calcext:value-type="string">
            <text:p><text:s/>Tittmon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" calcext:value-type="float">
            <text:p>26</text:p>
          </table:table-cell>
          <table:table-cell office:value-type="float" office:value="54.1695" calcext:value-type="float">
            <text:p>54.1695</text:p>
          </table:table-cell>
          <table:table-cell office:value-type="float" office:value="9.5559" calcext:value-type="float">
            <text:p>9.5559</text:p>
          </table:table-cell>
          <table:table-cell office:value-type="string" calcext:value-type="string">
            <text:p><text:s/>Haal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" calcext:value-type="float">
            <text:p>55</text:p>
          </table:table-cell>
          <table:table-cell office:value-type="float" office:value="53.6893" calcext:value-type="float">
            <text:p>53.6893</text:p>
          </table:table-cell>
          <table:table-cell office:value-type="float" office:value="10.3657" calcext:value-type="float">
            <text:p>10.3657</text:p>
          </table:table-cell>
          <table:table-cell office:value-type="string" calcext:value-type="string">
            <text:p><text:s/>Spreng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20041028" calcext:value-type="float">
            <text:p>200410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81" calcext:value-type="float">
            <text:p>781</text:p>
          </table:table-cell>
          <table:table-cell office:value-type="float" office:value="47.7279" calcext:value-type="float">
            <text:p>47.7279</text:p>
          </table:table-cell>
          <table:table-cell office:value-type="float" office:value="7.9988" calcext:value-type="float">
            <text:p>7.9988</text:p>
          </table:table-cell>
          <table:table-cell office:value-type="string" calcext:value-type="string">
            <text:p><text:s/>Todtmoos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" calcext:value-type="float">
            <text:p>37</text:p>
          </table:table-cell>
          <table:table-cell office:value-type="float" office:value="51.2897" calcext:value-type="float">
            <text:p>51.2897</text:p>
          </table:table-cell>
          <table:table-cell office:value-type="float" office:value="6.4437" calcext:value-type="float">
            <text:p>6.4437</text:p>
          </table:table-cell>
          <table:table-cell office:value-type="string" calcext:value-type="string">
            <text:p><text:s/>T�nisvors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20070201" calcext:value-type="float">
            <text:p>2007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0" calcext:value-type="float">
            <text:p>290</text:p>
          </table:table-cell>
          <table:table-cell office:value-type="float" office:value="51.1594" calcext:value-type="float">
            <text:p>51.1594</text:p>
          </table:table-cell>
          <table:table-cell office:value-type="float" office:value="10.2473" calcext:value-type="float">
            <text:p>10.2473</text:p>
          </table:table-cell>
          <table:table-cell office:value-type="string" calcext:value-type="string">
            <text:p><text:s/>S�deichsfeld-Wendehaus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3" calcext:value-type="float">
            <text:p>133</text:p>
          </table:table-cell>
          <table:table-cell office:value-type="float" office:value="51.5776" calcext:value-type="float">
            <text:p>51.5776</text:p>
          </table:table-cell>
          <table:table-cell office:value-type="float" office:value="9.4335" calcext:value-type="float">
            <text:p>9.4335</text:p>
          </table:table-cell>
          <table:table-cell office:value-type="string" calcext:value-type="string">
            <text:p><text:s/>Trendelbu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" calcext:value-type="float">
            <text:p>10</text:p>
          </table:table-cell>
          <table:table-cell office:value-type="float" office:value="54.0661" calcext:value-type="float">
            <text:p>54.0661</text:p>
          </table:table-cell>
          <table:table-cell office:value-type="float" office:value="12.7675" calcext:value-type="float">
            <text:p>12.7675</text:p>
          </table:table-cell>
          <table:table-cell office:value-type="string" calcext:value-type="string">
            <text:p><text:s/>Tribsees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2" calcext:value-type="float">
            <text:p>132</text:p>
          </table:table-cell>
          <table:table-cell office:value-type="float" office:value="49.7326" calcext:value-type="float">
            <text:p>49.7326</text:p>
          </table:table-cell>
          <table:table-cell office:value-type="float" office:value="6.6131" calcext:value-type="float">
            <text:p>6.6131</text:p>
          </table:table-cell>
          <table:table-cell office:value-type="string" calcext:value-type="string">
            <text:p><text:s/>Trier-Zew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0010401" calcext:value-type="float">
            <text:p>2001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5" calcext:value-type="float">
            <text:p>265</text:p>
          </table:table-cell>
          <table:table-cell office:value-type="float" office:value="49.7479" calcext:value-type="float">
            <text:p>49.7479</text:p>
          </table:table-cell>
          <table:table-cell office:value-type="float" office:value="6.6583" calcext:value-type="float">
            <text:p>6.6583</text:p>
          </table:table-cell>
          <table:table-cell office:value-type="string" calcext:value-type="string">
            <text:p><text:s/>Trier-Petrisbe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20100801" calcext:value-type="float">
            <text:p>2010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8" calcext:value-type="float">
            <text:p>348</text:p>
          </table:table-cell>
          <table:table-cell office:value-type="float" office:value="49.3544" calcext:value-type="float">
            <text:p>49.3544</text:p>
          </table:table-cell>
          <table:table-cell office:value-type="float" office:value="7.7948" calcext:value-type="float">
            <text:p>7.7948</text:p>
          </table:table-cell>
          <table:table-cell office:value-type="string" calcext:value-type="string">
            <text:p><text:s/>Trippstadt-Neu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20131001" calcext:value-type="float">
            <text:p>2013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" calcext:value-type="float">
            <text:p>69</text:p>
          </table:table-cell>
          <table:table-cell office:value-type="float" office:value="53.5997" calcext:value-type="float">
            <text:p>53.5997</text:p>
          </table:table-cell>
          <table:table-cell office:value-type="float" office:value="13.3039" calcext:value-type="float">
            <text:p>13.3039</text:p>
          </table:table-cell>
          <table:table-cell office:value-type="string" calcext:value-type="string">
            <text:p><text:s/>Trollenhag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0" calcext:value-type="float">
            <text:p>560</text:p>
          </table:table-cell>
          <table:table-cell office:value-type="float" office:value="48.0311" calcext:value-type="float">
            <text:p>48.0311</text:p>
          </table:table-cell>
          <table:table-cell office:value-type="float" office:value="12.5396" calcext:value-type="float">
            <text:p>12.5396</text:p>
          </table:table-cell>
          <table:table-cell office:value-type="string" calcext:value-type="string">
            <text:p><text:s/>Trost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3" calcext:value-type="float">
            <text:p>413</text:p>
          </table:table-cell>
          <table:table-cell office:value-type="float" office:value="48.208" calcext:value-type="float">
            <text:p>48.208</text:p>
          </table:table-cell>
          <table:table-cell office:value-type="float" office:value="12.6296" calcext:value-type="float">
            <text:p>12.6296</text:p>
          </table:table-cell>
          <table:table-cell office:value-type="string" calcext:value-type="string">
            <text:p><text:s/>T��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" calcext:value-type="float">
            <text:p>19</text:p>
          </table:table-cell>
          <table:table-cell office:value-type="float" office:value="52.7432" calcext:value-type="float">
            <text:p>52.7432</text:p>
          </table:table-cell>
          <table:table-cell office:value-type="float" office:value="7.075" calcext:value-type="float">
            <text:p>7.075</text:p>
          </table:table-cell>
          <table:table-cell office:value-type="string" calcext:value-type="string">
            <text:p><text:s/>Twist-Hebelerme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5" calcext:value-type="float">
            <text:p>295</text:p>
          </table:table-cell>
          <table:table-cell office:value-type="float" office:value="51.3344" calcext:value-type="float">
            <text:p>51.3344</text:p>
          </table:table-cell>
          <table:table-cell office:value-type="float" office:value="8.9132" calcext:value-type="float">
            <text:p>8.9132</text:p>
          </table:table-cell>
          <table:table-cell office:value-type="string" calcext:value-type="string">
            <text:p><text:s/>Twistetal-M�hl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3.7444" calcext:value-type="float">
            <text:p>53.7444</text:p>
          </table:table-cell>
          <table:table-cell office:value-type="float" office:value="14.0697" calcext:value-type="float">
            <text:p>14.0697</text:p>
          </table:table-cell>
          <table:table-cell office:value-type="string" calcext:value-type="string">
            <text:p><text:s/>Ueckerm�nd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" calcext:value-type="float">
            <text:p>50</text:p>
          </table:table-cell>
          <table:table-cell office:value-type="float" office:value="52.9414" calcext:value-type="float">
            <text:p>52.9414</text:p>
          </table:table-cell>
          <table:table-cell office:value-type="float" office:value="10.5289" calcext:value-type="float">
            <text:p>10.5289</text:p>
          </table:table-cell>
          <table:table-cell office:value-type="string" calcext:value-type="string">
            <text:p><text:s/>Uelz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" calcext:value-type="float">
            <text:p>60</text:p>
          </table:table-cell>
          <table:table-cell office:value-type="float" office:value="52.4588" calcext:value-type="float">
            <text:p>52.4588</text:p>
          </table:table-cell>
          <table:table-cell office:value-type="float" office:value="10.1888" calcext:value-type="float">
            <text:p>10.1888</text:p>
          </table:table-cell>
          <table:table-cell office:value-type="string" calcext:value-type="string">
            <text:p><text:s/>Uetz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6" calcext:value-type="float">
            <text:p>306</text:p>
          </table:table-cell>
          <table:table-cell office:value-type="float" office:value="49.5741" calcext:value-type="float">
            <text:p>49.5741</text:p>
          </table:table-cell>
          <table:table-cell office:value-type="float" office:value="10.1915" calcext:value-type="float">
            <text:p>10.1915</text:p>
          </table:table-cell>
          <table:table-cell office:value-type="string" calcext:value-type="string">
            <text:p><text:s/>Goll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140901" calcext:value-type="float">
            <text:p>20140901</text:p>
          </table:table-cell>
          <table:table-cell office:value-type="float" office:value="567" calcext:value-type="float">
            <text:p>567</text:p>
          </table:table-cell>
          <table:table-cell office:value-type="float" office:value="48.3837" calcext:value-type="float">
            <text:p>48.3837</text:p>
          </table:table-cell>
          <table:table-cell office:value-type="float" office:value="9.9524" calcext:value-type="float">
            <text:p>9.9524</text:p>
          </table:table-cell>
          <table:table-cell office:value-type="string" calcext:value-type="string">
            <text:p><text:s/>Ul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2" calcext:value-type="float">
            <text:p>162</text:p>
          </table:table-cell>
          <table:table-cell office:value-type="float" office:value="52.1601" calcext:value-type="float">
            <text:p>52.1601</text:p>
          </table:table-cell>
          <table:table-cell office:value-type="float" office:value="11.1759" calcext:value-type="float">
            <text:p>11.1759</text:p>
          </table:table-cell>
          <table:table-cell office:value-type="string" calcext:value-type="string">
            <text:p><text:s/>Ummen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3" calcext:value-type="float">
            <text:p>573</text:p>
          </table:table-cell>
          <table:table-cell office:value-type="float" office:value="48.5599" calcext:value-type="float">
            <text:p>48.5599</text:p>
          </table:table-cell>
          <table:table-cell office:value-type="float" office:value="13.7494" calcext:value-type="float">
            <text:p>13.7494</text:p>
          </table:table-cell>
          <table:table-cell office:value-type="string" calcext:value-type="string">
            <text:p><text:s/>Untergriesbach-Glotz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5" calcext:value-type="float">
            <text:p>495</text:p>
          </table:table-cell>
          <table:table-cell office:value-type="float" office:value="48.5995" calcext:value-type="float">
            <text:p>48.5995</text:p>
          </table:table-cell>
          <table:table-cell office:value-type="float" office:value="13.6465" calcext:value-type="float">
            <text:p>13.6465</text:p>
          </table:table-cell>
          <table:table-cell office:value-type="string" calcext:value-type="string">
            <text:p><text:s/>Untergriesbach-Schaib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31" calcext:value-type="float">
            <text:p>831</text:p>
          </table:table-cell>
          <table:table-cell office:value-type="float" office:value="47.7674" calcext:value-type="float">
            <text:p>47.7674</text:p>
          </table:table-cell>
          <table:table-cell office:value-type="float" office:value="10.4604" calcext:value-type="float">
            <text:p>10.4604</text:p>
          </table:table-cell>
          <table:table-cell office:value-type="string" calcext:value-type="string">
            <text:p><text:s/>Kraftisrie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171115" calcext:value-type="float">
            <text:p>20171115</text:p>
          </table:table-cell>
          <table:table-cell office:value-type="float" office:value="647" calcext:value-type="float">
            <text:p>647</text:p>
          </table:table-cell>
          <table:table-cell office:value-type="float" office:value="47.7105" calcext:value-type="float">
            <text:p>47.7105</text:p>
          </table:table-cell>
          <table:table-cell office:value-type="float" office:value="12.4652" calcext:value-type="float">
            <text:p>12.4652</text:p>
          </table:table-cell>
          <table:table-cell office:value-type="string" calcext:value-type="string">
            <text:p><text:s/>Unterw�ssen-Hinterw�s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1" calcext:value-type="float">
            <text:p>471</text:p>
          </table:table-cell>
          <table:table-cell office:value-type="float" office:value="48.4951" calcext:value-type="float">
            <text:p>48.4951</text:p>
          </table:table-cell>
          <table:table-cell office:value-type="float" office:value="9.4003" calcext:value-type="float">
            <text:p>9.4003</text:p>
          </table:table-cell>
          <table:table-cell office:value-type="string" calcext:value-type="string">
            <text:p><text:s/>Urach, Ba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20030917" calcext:value-type="float">
            <text:p>200309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1" calcext:value-type="float">
            <text:p>591</text:p>
          </table:table-cell>
          <table:table-cell office:value-type="float" office:value="48.0347" calcext:value-type="float">
            <text:p>48.0347</text:p>
          </table:table-cell>
          <table:table-cell office:value-type="float" office:value="11.0527" calcext:value-type="float">
            <text:p>11.0527</text:p>
          </table:table-cell>
          <table:table-cell office:value-type="string" calcext:value-type="string">
            <text:p><text:s/>Utting-Achselsch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61110" calcext:value-type="float">
            <text:p>20161110</text:p>
          </table:table-cell>
          <table:table-cell office:value-type="float" office:value="396" calcext:value-type="float">
            <text:p>396</text:p>
          </table:table-cell>
          <table:table-cell office:value-type="float" office:value="49.1186" calcext:value-type="float">
            <text:p>49.1186</text:p>
          </table:table-cell>
          <table:table-cell office:value-type="float" office:value="9.8983" calcext:value-type="float">
            <text:p>9.8983</text:p>
          </table:table-cell>
          <table:table-cell office:value-type="string" calcext:value-type="string">
            <text:p><text:s/>Vellberg-Kleinalt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" calcext:value-type="float">
            <text:p>21</text:p>
          </table:table-cell>
          <table:table-cell office:value-type="float" office:value="52.9586" calcext:value-type="float">
            <text:p>52.9586</text:p>
          </table:table-cell>
          <table:table-cell office:value-type="float" office:value="9.2269" calcext:value-type="float">
            <text:p>9.2269</text:p>
          </table:table-cell>
          <table:table-cell office:value-type="string" calcext:value-type="string">
            <text:p><text:s/>Verden-Dauel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5" calcext:value-type="float">
            <text:p>125</text:p>
          </table:table-cell>
          <table:table-cell office:value-type="float" office:value="50.2135" calcext:value-type="float">
            <text:p>50.2135</text:p>
          </table:table-cell>
          <table:table-cell office:value-type="float" office:value="8.7453" calcext:value-type="float">
            <text:p>8.7453</text:p>
          </table:table-cell>
          <table:table-cell office:value-type="string" calcext:value-type="string">
            <text:p><text:s/>Vilbel, Bad-Dortelweil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2" calcext:value-type="float">
            <text:p>682</text:p>
          </table:table-cell>
          <table:table-cell office:value-type="float" office:value="47.9692" calcext:value-type="float">
            <text:p>47.9692</text:p>
          </table:table-cell>
          <table:table-cell office:value-type="float" office:value="10.9152" calcext:value-type="float">
            <text:p>10.9152</text:p>
          </table:table-cell>
          <table:table-cell office:value-type="string" calcext:value-type="string">
            <text:p><text:s/>Vilgertshofen-Pflug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9" calcext:value-type="float">
            <text:p>719</text:p>
          </table:table-cell>
          <table:table-cell office:value-type="float" office:value="48.0453" calcext:value-type="float">
            <text:p>48.0453</text:p>
          </table:table-cell>
          <table:table-cell office:value-type="float" office:value="8.4608" calcext:value-type="float">
            <text:p>8.4608</text:p>
          </table:table-cell>
          <table:table-cell office:value-type="string" calcext:value-type="string">
            <text:p><text:s/>Villingen-Schwenn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2" calcext:value-type="float">
            <text:p>462</text:p>
          </table:table-cell>
          <table:table-cell office:value-type="float" office:value="48.4527" calcext:value-type="float">
            <text:p>48.4527</text:p>
          </table:table-cell>
          <table:table-cell office:value-type="float" office:value="12.3382" calcext:value-type="float">
            <text:p>12.3382</text:p>
          </table:table-cell>
          <table:table-cell office:value-type="string" calcext:value-type="string">
            <text:p><text:s/>Vilsbi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51.1598" calcext:value-type="float">
            <text:p>51.1598</text:p>
          </table:table-cell>
          <table:table-cell office:value-type="float" office:value="8.874" calcext:value-type="float">
            <text:p>8.874</text:p>
          </table:table-cell>
          <table:table-cell office:value-type="string" calcext:value-type="string">
            <text:p><text:s/>V�hl-Buchen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4" calcext:value-type="float">
            <text:p>814</text:p>
          </table:table-cell>
          <table:table-cell office:value-type="float" office:value="47.7564" calcext:value-type="float">
            <text:p>47.7564</text:p>
          </table:table-cell>
          <table:table-cell office:value-type="float" office:value="11.6928" calcext:value-type="float">
            <text:p>11.6928</text:p>
          </table:table-cell>
          <table:table-cell office:value-type="string" calcext:value-type="string">
            <text:p><text:s/>Waakirchen-Demmel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3" calcext:value-type="float">
            <text:p>203</text:p>
          </table:table-cell>
          <table:table-cell office:value-type="float" office:value="51.067" calcext:value-type="float">
            <text:p>51.067</text:p>
          </table:table-cell>
          <table:table-cell office:value-type="float" office:value="9.3821" calcext:value-type="float">
            <text:p>9.3821</text:p>
          </table:table-cell>
          <table:table-cell office:value-type="string" calcext:value-type="string">
            <text:p><text:s/>Wabern-Hebel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5" calcext:value-type="float">
            <text:p>105</text:p>
          </table:table-cell>
          <table:table-cell office:value-type="float" office:value="49.2445" calcext:value-type="float">
            <text:p>49.2445</text:p>
          </table:table-cell>
          <table:table-cell office:value-type="float" office:value="8.5374" calcext:value-type="float">
            <text:p>8.5374</text:p>
          </table:table-cell>
          <table:table-cell office:value-type="string" calcext:value-type="string">
            <text:p><text:s/>Wagh�usel-Kirrl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6" calcext:value-type="float">
            <text:p>476</text:p>
          </table:table-cell>
          <table:table-cell office:value-type="float" office:value="47.9237" calcext:value-type="float">
            <text:p>47.9237</text:p>
          </table:table-cell>
          <table:table-cell office:value-type="float" office:value="12.7558" calcext:value-type="float">
            <text:p>12.7558</text:p>
          </table:table-cell>
          <table:table-cell office:value-type="string" calcext:value-type="string">
            <text:p><text:s/>Waging am Se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9950911" calcext:value-type="float">
            <text:p>19950911</text:p>
          </table:table-cell>
          <table:table-cell office:value-type="float" office:value="20090630" calcext:value-type="float">
            <text:p>20090630</text:p>
          </table:table-cell>
          <table:table-cell office:value-type="float" office:value="349" calcext:value-type="float">
            <text:p>349</text:p>
          </table:table-cell>
          <table:table-cell office:value-type="float" office:value="50.8119" calcext:value-type="float">
            <text:p>50.8119</text:p>
          </table:table-cell>
          <table:table-cell office:value-type="float" office:value="9.128" calcext:value-type="float">
            <text:p>9.128</text:p>
          </table:table-cell>
          <table:table-cell office:value-type="string" calcext:value-type="string">
            <text:p><text:s/>Wahl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6" calcext:value-type="float">
            <text:p>176</text:p>
          </table:table-cell>
          <table:table-cell office:value-type="float" office:value="51.6194" calcext:value-type="float">
            <text:p>51.6194</text:p>
          </table:table-cell>
          <table:table-cell office:value-type="float" office:value="9.5749" calcext:value-type="float">
            <text:p>9.5749</text:p>
          </table:table-cell>
          <table:table-cell office:value-type="string" calcext:value-type="string">
            <text:p><text:s/>Wesertal-Lippolds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" calcext:value-type="float">
            <text:p>35</text:p>
          </table:table-cell>
          <table:table-cell office:value-type="float" office:value="53.9224" calcext:value-type="float">
            <text:p>53.9224</text:p>
          </table:table-cell>
          <table:table-cell office:value-type="float" office:value="10.2267" calcext:value-type="float">
            <text:p>10.2267</text:p>
          </table:table-cell>
          <table:table-cell office:value-type="string" calcext:value-type="string">
            <text:p><text:s/>Wittenbor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1" calcext:value-type="float">
            <text:p>501</text:p>
          </table:table-cell>
          <table:table-cell office:value-type="float" office:value="49.618" calcext:value-type="float">
            <text:p>49.618</text:p>
          </table:table-cell>
          <table:table-cell office:value-type="float" office:value="12.4895" calcext:value-type="float">
            <text:p>12.4895</text:p>
          </table:table-cell>
          <table:table-cell office:value-type="string" calcext:value-type="string">
            <text:p><text:s/>Waidhaus-Pfrents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0" calcext:value-type="float">
            <text:p>280</text:p>
          </table:table-cell>
          <table:table-cell office:value-type="float" office:value="50.5121" calcext:value-type="float">
            <text:p>50.5121</text:p>
          </table:table-cell>
          <table:table-cell office:value-type="float" office:value="8.1326" calcext:value-type="float">
            <text:p>8.1326</text:p>
          </table:table-cell>
          <table:table-cell office:value-type="string" calcext:value-type="string">
            <text:p><text:s/>Waldbrunn-Lah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0" calcext:value-type="float">
            <text:p>300</text:p>
          </table:table-cell>
          <table:table-cell office:value-type="float" office:value="51.2428" calcext:value-type="float">
            <text:p>51.2428</text:p>
          </table:table-cell>
          <table:table-cell office:value-type="float" office:value="8.9714" calcext:value-type="float">
            <text:p>8.9714</text:p>
          </table:table-cell>
          <table:table-cell office:value-type="string" calcext:value-type="string">
            <text:p><text:s/>Waldeck-Alraf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50.2596" calcext:value-type="float">
            <text:p>50.2596</text:p>
          </table:table-cell>
          <table:table-cell office:value-type="float" office:value="8.3607" calcext:value-type="float">
            <text:p>8.3607</text:p>
          </table:table-cell>
          <table:table-cell office:value-type="string" calcext:value-type="string">
            <text:p><text:s/>Waldems-Reinbor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3" calcext:value-type="float">
            <text:p>723</text:p>
          </table:table-cell>
          <table:table-cell office:value-type="float" office:value="49.936" calcext:value-type="float">
            <text:p>49.936</text:p>
          </table:table-cell>
          <table:table-cell office:value-type="float" office:value="12.0935" calcext:value-type="float">
            <text:p>12.0935</text:p>
          </table:table-cell>
          <table:table-cell office:value-type="string" calcext:value-type="string">
            <text:p><text:s/>Waldershof-Schafbru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8" calcext:value-type="float">
            <text:p>348</text:p>
          </table:table-cell>
          <table:table-cell office:value-type="float" office:value="50.8963" calcext:value-type="float">
            <text:p>50.8963</text:p>
          </table:table-cell>
          <table:table-cell office:value-type="float" office:value="10.5484" calcext:value-type="float">
            <text:p>10.5484</text:p>
          </table:table-cell>
          <table:table-cell office:value-type="string" calcext:value-type="string">
            <text:p><text:s/>Waltershaus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6" calcext:value-type="float">
            <text:p>236</text:p>
          </table:table-cell>
          <table:table-cell office:value-type="float" office:value="51.5039" calcext:value-type="float">
            <text:p>51.5039</text:p>
          </table:table-cell>
          <table:table-cell office:value-type="float" office:value="9.1118" calcext:value-type="float">
            <text:p>9.1118</text:p>
          </table:table-cell>
          <table:table-cell office:value-type="string" calcext:value-type="string">
            <text:p><text:s/>Warbu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" calcext:value-type="float">
            <text:p>73</text:p>
          </table:table-cell>
          <table:table-cell office:value-type="float" office:value="53.5196" calcext:value-type="float">
            <text:p>53.5196</text:p>
          </table:table-cell>
          <table:table-cell office:value-type="float" office:value="12.6654" calcext:value-type="float">
            <text:p>12.6654</text:p>
          </table:table-cell>
          <table:table-cell office:value-type="string" calcext:value-type="string">
            <text:p><text:s/>Waren (M�ritz)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1" calcext:value-type="float">
            <text:p>331</text:p>
          </table:table-cell>
          <table:table-cell office:value-type="float" office:value="51.4319" calcext:value-type="float">
            <text:p>51.4319</text:p>
          </table:table-cell>
          <table:table-cell office:value-type="float" office:value="8.2665" calcext:value-type="float">
            <text:p>8.2665</text:p>
          </table:table-cell>
          <table:table-cell office:value-type="string" calcext:value-type="string">
            <text:p><text:s/>Warstein-Hirsch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19990320" calcext:value-type="float">
            <text:p>199903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21" calcext:value-type="float">
            <text:p>921</text:p>
          </table:table-cell>
          <table:table-cell office:value-type="float" office:value="50.4973" calcext:value-type="float">
            <text:p>50.4973</text:p>
          </table:table-cell>
          <table:table-cell office:value-type="float" office:value="9.9427" calcext:value-type="float">
            <text:p>9.9427</text:p>
          </table:table-cell>
          <table:table-cell office:value-type="string" calcext:value-type="string">
            <text:p><text:s/>Wasserkupp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20060107" calcext:value-type="float">
            <text:p>2006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9.034" calcext:value-type="float">
            <text:p>49.034</text:p>
          </table:table-cell>
          <table:table-cell office:value-type="float" office:value="10.6031" calcext:value-type="float">
            <text:p>10.6031</text:p>
          </table:table-cell>
          <table:table-cell office:value-type="string" calcext:value-type="string">
            <text:p><text:s/>Wassertr�ding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20060501" calcext:value-type="float">
            <text:p>200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" calcext:value-type="float">
            <text:p>39</text:p>
          </table:table-cell>
          <table:table-cell office:value-type="float" office:value="52.5883" calcext:value-type="float">
            <text:p>52.5883</text:p>
          </table:table-cell>
          <table:table-cell office:value-type="float" office:value="9.7386" calcext:value-type="float">
            <text:p>9.7386</text:p>
          </table:table-cell>
          <table:table-cell office:value-type="string" calcext:value-type="string">
            <text:p><text:s/>Wedemark-Elz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50.7676" calcext:value-type="float">
            <text:p>50.7676</text:p>
          </table:table-cell>
          <table:table-cell office:value-type="float" office:value="11.981" calcext:value-type="float">
            <text:p>11.981</text:p>
          </table:table-cell>
          <table:table-cell office:value-type="string" calcext:value-type="string">
            <text:p><text:s/>Harth-P�llnitz Neu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0" calcext:value-type="float">
            <text:p>440</text:p>
          </table:table-cell>
          <table:table-cell office:value-type="float" office:value="49.6662" calcext:value-type="float">
            <text:p>49.6662</text:p>
          </table:table-cell>
          <table:table-cell office:value-type="float" office:value="12.1844" calcext:value-type="float">
            <text:p>12.1844</text:p>
          </table:table-cell>
          <table:table-cell office:value-type="string" calcext:value-type="string">
            <text:p><text:s/>Wei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4" calcext:value-type="float">
            <text:p>424</text:p>
          </table:table-cell>
          <table:table-cell office:value-type="float" office:value="49.2717" calcext:value-type="float">
            <text:p>49.2717</text:p>
          </table:table-cell>
          <table:table-cell office:value-type="float" office:value="12.7451" calcext:value-type="float">
            <text:p>12.7451</text:p>
          </table:table-cell>
          <table:table-cell office:value-type="string" calcext:value-type="string">
            <text:p><text:s/>Weiding, Kreis Cham-Dalk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20081124" calcext:value-type="float">
            <text:p>200811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7" calcext:value-type="float">
            <text:p>477</text:p>
          </table:table-cell>
          <table:table-cell office:value-type="float" office:value="48.4024" calcext:value-type="float">
            <text:p>48.4024</text:p>
          </table:table-cell>
          <table:table-cell office:value-type="float" office:value="11.6946" calcext:value-type="float">
            <text:p>11.6946</text:p>
          </table:table-cell>
          <table:table-cell office:value-type="string" calcext:value-type="string">
            <text:p><text:s/>Weihenstephan-D�rnas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4" calcext:value-type="float">
            <text:p>474</text:p>
          </table:table-cell>
          <table:table-cell office:value-type="float" office:value="49.3376" calcext:value-type="float">
            <text:p>49.3376</text:p>
          </table:table-cell>
          <table:table-cell office:value-type="float" office:value="10.606" calcext:value-type="float">
            <text:p>10.606</text:p>
          </table:table-cell>
          <table:table-cell office:value-type="string" calcext:value-type="string">
            <text:p><text:s/>Weihenzell-Gr�b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20100801" calcext:value-type="float">
            <text:p>2010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3" calcext:value-type="float">
            <text:p>183</text:p>
          </table:table-cell>
          <table:table-cell office:value-type="float" office:value="50.4284" calcext:value-type="float">
            <text:p>50.4284</text:p>
          </table:table-cell>
          <table:table-cell office:value-type="float" office:value="8.3806" calcext:value-type="float">
            <text:p>8.3806</text:p>
          </table:table-cell>
          <table:table-cell office:value-type="string" calcext:value-type="string">
            <text:p><text:s/>Weilm�nste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9961102" calcext:value-type="float">
            <text:p>19961102</text:p>
          </table:table-cell>
          <table:table-cell office:value-type="float" office:value="20070630" calcext:value-type="float">
            <text:p>20070630</text:p>
          </table:table-cell>
          <table:table-cell office:value-type="float" office:value="264" calcext:value-type="float">
            <text:p>264</text:p>
          </table:table-cell>
          <table:table-cell office:value-type="float" office:value="50.9751" calcext:value-type="float">
            <text:p>50.9751</text:p>
          </table:table-cell>
          <table:table-cell office:value-type="float" office:value="11.3076" calcext:value-type="float">
            <text:p>11.3076</text:p>
          </table:table-cell>
          <table:table-cell office:value-type="string" calcext:value-type="string">
            <text:p><text:s/>Weima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8" calcext:value-type="float">
            <text:p>328</text:p>
          </table:table-cell>
          <table:table-cell office:value-type="float" office:value="51.0177" calcext:value-type="float">
            <text:p>51.0177</text:p>
          </table:table-cell>
          <table:table-cell office:value-type="float" office:value="11.3544" calcext:value-type="float">
            <text:p>11.3544</text:p>
          </table:table-cell>
          <table:table-cell office:value-type="string" calcext:value-type="string">
            <text:p><text:s/>Weimar-Sch�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3" calcext:value-type="float">
            <text:p>553</text:p>
          </table:table-cell>
          <table:table-cell office:value-type="float" office:value="49.3758" calcext:value-type="float">
            <text:p>49.3758</text:p>
          </table:table-cell>
          <table:table-cell office:value-type="float" office:value="8.1212" calcext:value-type="float">
            <text:p>8.1212</text:p>
          </table:table-cell>
          <table:table-cell office:value-type="string" calcext:value-type="string">
            <text:p><text:s/>Weinbie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0" calcext:value-type="float">
            <text:p>380</text:p>
          </table:table-cell>
          <table:table-cell office:value-type="float" office:value="49.5534" calcext:value-type="float">
            <text:p>49.5534</text:p>
          </table:table-cell>
          <table:table-cell office:value-type="float" office:value="6.812" calcext:value-type="float">
            <text:p>6.812</text:p>
          </table:table-cell>
          <table:table-cell office:value-type="string" calcext:value-type="string">
            <text:p><text:s/>Weiskirchen/Saa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211003" calcext:value-type="float">
            <text:p>20211003</text:p>
          </table:table-cell>
          <table:table-cell office:value-type="float" office:value="455" calcext:value-type="float">
            <text:p>455</text:p>
          </table:table-cell>
          <table:table-cell office:value-type="float" office:value="48.8457" calcext:value-type="float">
            <text:p>48.8457</text:p>
          </table:table-cell>
          <table:table-cell office:value-type="float" office:value="8.9073" calcext:value-type="float">
            <text:p>8.9073</text:p>
          </table:table-cell>
          <table:table-cell office:value-type="string" calcext:value-type="string">
            <text:p><text:s/>Weiss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9" calcext:value-type="float">
            <text:p>439</text:p>
          </table:table-cell>
          <table:table-cell office:value-type="float" office:value="49.0115" calcext:value-type="float">
            <text:p>49.0115</text:p>
          </table:table-cell>
          <table:table-cell office:value-type="float" office:value="10.9308" calcext:value-type="float">
            <text:p>10.9308</text:p>
          </table:table-cell>
          <table:table-cell office:value-type="string" calcext:value-type="string">
            <text:p><text:s/>Wei�enburg-Emetz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0" calcext:value-type="float">
            <text:p>500</text:p>
          </table:table-cell>
          <table:table-cell office:value-type="float" office:value="48.3091" calcext:value-type="float">
            <text:p>48.3091</text:p>
          </table:table-cell>
          <table:table-cell office:value-type="float" office:value="10.2048" calcext:value-type="float">
            <text:p>10.2048</text:p>
          </table:table-cell>
          <table:table-cell office:value-type="string" calcext:value-type="string">
            <text:p><text:s/>Wei�enhorn-Oberreichen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4" calcext:value-type="float">
            <text:p>174</text:p>
          </table:table-cell>
          <table:table-cell office:value-type="float" office:value="48.188" calcext:value-type="float">
            <text:p>48.188</text:p>
          </table:table-cell>
          <table:table-cell office:value-type="float" office:value="7.6976" calcext:value-type="float">
            <text:p>7.6976</text:p>
          </table:table-cell>
          <table:table-cell office:value-type="string" calcext:value-type="string">
            <text:p><text:s/>Weisweil-Waldeckho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418" calcext:value-type="float">
            <text:p>418</text:p>
          </table:table-cell>
          <table:table-cell office:value-type="float" office:value="50.9377" calcext:value-type="float">
            <text:p>50.9377</text:p>
          </table:table-cell>
          <table:table-cell office:value-type="float" office:value="7.8475" calcext:value-type="float">
            <text:p>7.8475</text:p>
          </table:table-cell>
          <table:table-cell office:value-type="string" calcext:value-type="string">
            <text:p><text:s/>Wenden-D�rn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9" calcext:value-type="float">
            <text:p>459</text:p>
          </table:table-cell>
          <table:table-cell office:value-type="float" office:value="48.3631" calcext:value-type="float">
            <text:p>48.3631</text:p>
          </table:table-cell>
          <table:table-cell office:value-type="float" office:value="11.5635" calcext:value-type="float">
            <text:p>11.5635</text:p>
          </table:table-cell>
          <table:table-cell office:value-type="string" calcext:value-type="string">
            <text:p><text:s/>Fahrenz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0030910" calcext:value-type="float">
            <text:p>200309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5" calcext:value-type="float">
            <text:p>85</text:p>
          </table:table-cell>
          <table:table-cell office:value-type="float" office:value="51.5763" calcext:value-type="float">
            <text:p>51.5763</text:p>
          </table:table-cell>
          <table:table-cell office:value-type="float" office:value="7.8879" calcext:value-type="float">
            <text:p>7.8879</text:p>
          </table:table-cell>
          <table:table-cell office:value-type="string" calcext:value-type="string">
            <text:p><text:s/>Wer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0" calcext:value-type="float">
            <text:p>240</text:p>
          </table:table-cell>
          <table:table-cell office:value-type="float" office:value="51.5835" calcext:value-type="float">
            <text:p>51.5835</text:p>
          </table:table-cell>
          <table:table-cell office:value-type="float" office:value="10.709" calcext:value-type="float">
            <text:p>10.709</text:p>
          </table:table-cell>
          <table:table-cell office:value-type="string" calcext:value-type="string">
            <text:p><text:s/>Ellrich-Wern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3" calcext:value-type="float">
            <text:p>233</text:p>
          </table:table-cell>
          <table:table-cell office:value-type="float" office:value="51.8454" calcext:value-type="float">
            <text:p>51.8454</text:p>
          </table:table-cell>
          <table:table-cell office:value-type="float" office:value="10.7686" calcext:value-type="float">
            <text:p>10.7686</text:p>
          </table:table-cell>
          <table:table-cell office:value-type="string" calcext:value-type="string">
            <text:p><text:s/>Wernigero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20050218" calcext:value-type="float">
            <text:p>200502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8.57" calcext:value-type="float">
            <text:p>48.57</text:p>
          </table:table-cell>
          <table:table-cell office:value-type="float" office:value="10.6985" calcext:value-type="float">
            <text:p>10.6985</text:p>
          </table:table-cell>
          <table:table-cell office:value-type="string" calcext:value-type="string">
            <text:p><text:s/>Wert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180612" calcext:value-type="float">
            <text:p>20180612</text:p>
          </table:table-cell>
          <table:table-cell office:value-type="float" office:value="323" calcext:value-type="float">
            <text:p>323</text:p>
          </table:table-cell>
          <table:table-cell office:value-type="float" office:value="50.5283" calcext:value-type="float">
            <text:p>50.5283</text:p>
          </table:table-cell>
          <table:table-cell office:value-type="float" office:value="7.9475" calcext:value-type="float">
            <text:p>7.9475</text:p>
          </table:table-cell>
          <table:table-cell office:value-type="string" calcext:value-type="string">
            <text:p><text:s/>Guckheim/Elb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5" calcext:value-type="float">
            <text:p>825</text:p>
          </table:table-cell>
          <table:table-cell office:value-type="float" office:value="48.5206" calcext:value-type="float">
            <text:p>48.5206</text:p>
          </table:table-cell>
          <table:table-cell office:value-type="float" office:value="9.6187" calcext:value-type="float">
            <text:p>9.6187</text:p>
          </table:table-cell>
          <table:table-cell office:value-type="string" calcext:value-type="string">
            <text:p><text:s/>Wester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2" calcext:value-type="float">
            <text:p>92</text:p>
          </table:table-cell>
          <table:table-cell office:value-type="float" office:value="52.2902" calcext:value-type="float">
            <text:p>52.2902</text:p>
          </table:table-cell>
          <table:table-cell office:value-type="float" office:value="7.8687" calcext:value-type="float">
            <text:p>7.8687</text:p>
          </table:table-cell>
          <table:table-cell office:value-type="string" calcext:value-type="string">
            <text:p><text:s/>Westerkappel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19960625" calcext:value-type="float">
            <text:p>1996062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4.5283" calcext:value-type="float">
            <text:p>54.5283</text:p>
          </table:table-cell>
          <table:table-cell office:value-type="float" office:value="11.0606" calcext:value-type="float">
            <text:p>11.0606</text:p>
          </table:table-cell>
          <table:table-cell office:value-type="string" calcext:value-type="string">
            <text:p><text:s/>Fehmar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" calcext:value-type="float">
            <text:p>7</text:p>
          </table:table-cell>
          <table:table-cell office:value-type="float" office:value="53.2504" calcext:value-type="float">
            <text:p>53.2504</text:p>
          </table:table-cell>
          <table:table-cell office:value-type="float" office:value="7.935" calcext:value-type="float">
            <text:p>7.935</text:p>
          </table:table-cell>
          <table:table-cell office:value-type="string" calcext:value-type="string">
            <text:p><text:s/>Westerst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7" calcext:value-type="float">
            <text:p>227</text:p>
          </table:table-cell>
          <table:table-cell office:value-type="float" office:value="50.9087" calcext:value-type="float">
            <text:p>50.9087</text:p>
          </table:table-cell>
          <table:table-cell office:value-type="float" office:value="8.6929" calcext:value-type="float">
            <text:p>8.6929</text:p>
          </table:table-cell>
          <table:table-cell office:value-type="string" calcext:value-type="string">
            <text:p><text:s/>Wetter/Hessen-Am�nau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1" calcext:value-type="float">
            <text:p>551</text:p>
          </table:table-cell>
          <table:table-cell office:value-type="float" office:value="47.8827" calcext:value-type="float">
            <text:p>47.8827</text:p>
          </table:table-cell>
          <table:table-cell office:value-type="float" office:value="11.1576" calcext:value-type="float">
            <text:p>11.1576</text:p>
          </table:table-cell>
          <table:table-cell office:value-type="string" calcext:value-type="string">
            <text:p><text:s/>Wielenbach (Demollstr.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3" calcext:value-type="float">
            <text:p>263</text:p>
          </table:table-cell>
          <table:table-cell office:value-type="float" office:value="50.1321" calcext:value-type="float">
            <text:p>50.1321</text:p>
          </table:table-cell>
          <table:table-cell office:value-type="float" office:value="8.3169" calcext:value-type="float">
            <text:p>8.3169</text:p>
          </table:table-cell>
          <table:table-cell office:value-type="string" calcext:value-type="string">
            <text:p><text:s/>Wiesbaden-Auring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" calcext:value-type="float">
            <text:p>90</text:p>
          </table:table-cell>
          <table:table-cell office:value-type="float" office:value="50.0421" calcext:value-type="float">
            <text:p>50.0421</text:p>
          </table:table-cell>
          <table:table-cell office:value-type="float" office:value="8.2331" calcext:value-type="float">
            <text:p>8.2331</text:p>
          </table:table-cell>
          <table:table-cell office:value-type="string" calcext:value-type="string">
            <text:p><text:s/>Wiesbaden-Biebri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7" calcext:value-type="float">
            <text:p>187</text:p>
          </table:table-cell>
          <table:table-cell office:value-type="float" office:value="52.1207" calcext:value-type="float">
            <text:p>52.1207</text:p>
          </table:table-cell>
          <table:table-cell office:value-type="float" office:value="12.4585" calcext:value-type="float">
            <text:p>12.4585</text:p>
          </table:table-cell>
          <table:table-cell office:value-type="string" calcext:value-type="string">
            <text:p><text:s/>Wies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0" calcext:value-type="float">
            <text:p>680</text:p>
          </table:table-cell>
          <table:table-cell office:value-type="float" office:value="49.032" calcext:value-type="float">
            <text:p>49.032</text:p>
          </table:table-cell>
          <table:table-cell office:value-type="float" office:value="12.5505" calcext:value-type="float">
            <text:p>12.5505</text:p>
          </table:table-cell>
          <table:table-cell office:value-type="string" calcext:value-type="string">
            <text:p><text:s/>Wiesenfelden-Utzen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" calcext:value-type="float">
            <text:p>43</text:p>
          </table:table-cell>
          <table:table-cell office:value-type="float" office:value="52.2534" calcext:value-type="float">
            <text:p>52.2534</text:p>
          </table:table-cell>
          <table:table-cell office:value-type="float" office:value="13.2361" calcext:value-type="float">
            <text:p>13.2361</text:p>
          </table:table-cell>
          <table:table-cell office:value-type="string" calcext:value-type="string">
            <text:p><text:s/>Thyr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3" calcext:value-type="float">
            <text:p>383</text:p>
          </table:table-cell>
          <table:table-cell office:value-type="float" office:value="48.7848" calcext:value-type="float">
            <text:p>48.7848</text:p>
          </table:table-cell>
          <table:table-cell office:value-type="float" office:value="8.5764" calcext:value-type="float">
            <text:p>8.5764</text:p>
          </table:table-cell>
          <table:table-cell office:value-type="string" calcext:value-type="string">
            <text:p><text:s/>Wildbad, Bad-Calm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1" calcext:value-type="float">
            <text:p>571</text:p>
          </table:table-cell>
          <table:table-cell office:value-type="float" office:value="48.6516" calcext:value-type="float">
            <text:p>48.6516</text:p>
          </table:table-cell>
          <table:table-cell office:value-type="float" office:value="8.6801" calcext:value-type="float">
            <text:p>8.6801</text:p>
          </table:table-cell>
          <table:table-cell office:value-type="string" calcext:value-type="string">
            <text:p><text:s/>Neubulach-Oberhaugstet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20040315" calcext:value-type="float">
            <text:p>200403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8" calcext:value-type="float">
            <text:p>358</text:p>
          </table:table-cell>
          <table:table-cell office:value-type="float" office:value="49.5664" calcext:value-type="float">
            <text:p>49.5664</text:p>
          </table:table-cell>
          <table:table-cell office:value-type="float" office:value="10.7404" calcext:value-type="float">
            <text:p>10.7404</text:p>
          </table:table-cell>
          <table:table-cell office:value-type="string" calcext:value-type="string">
            <text:p><text:s/>Wilhelmsdorf/Mittelfrank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49.5141" calcext:value-type="float">
            <text:p>49.5141</text:p>
          </table:table-cell>
          <table:table-cell office:value-type="float" office:value="10.4231" calcext:value-type="float">
            <text:p>10.4231</text:p>
          </table:table-cell>
          <table:table-cell office:value-type="string" calcext:value-type="string">
            <text:p><text:s/>Windsheim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190326" calcext:value-type="float">
            <text:p>20190326</text:p>
          </table:table-cell>
          <table:table-cell office:value-type="float" office:value="35" calcext:value-type="float">
            <text:p>35</text:p>
          </table:table-cell>
          <table:table-cell office:value-type="float" office:value="52.7582" calcext:value-type="float">
            <text:p>52.7582</text:p>
          </table:table-cell>
          <table:table-cell office:value-type="float" office:value="11.2549" calcext:value-type="float">
            <text:p>11.2549</text:p>
          </table:table-cell>
          <table:table-cell office:value-type="string" calcext:value-type="string">
            <text:p><text:s/>Winterfeld-Sallenthi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190727" calcext:value-type="float">
            <text:p>20190727</text:p>
          </table:table-cell>
          <table:table-cell office:value-type="float" office:value="426" calcext:value-type="float">
            <text:p>426</text:p>
          </table:table-cell>
          <table:table-cell office:value-type="float" office:value="50.2282" calcext:value-type="float">
            <text:p>50.2282</text:p>
          </table:table-cell>
          <table:table-cell office:value-type="float" office:value="6.2071" calcext:value-type="float">
            <text:p>6.2071</text:p>
          </table:table-cell>
          <table:table-cell office:value-type="string" calcext:value-type="string">
            <text:p><text:s/>Winterspel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0" calcext:value-type="float">
            <text:p>360</text:p>
          </table:table-cell>
          <table:table-cell office:value-type="float" office:value="51.1637" calcext:value-type="float">
            <text:p>51.1637</text:p>
          </table:table-cell>
          <table:table-cell office:value-type="float" office:value="7.4234" calcext:value-type="float">
            <text:p>7.4234</text:p>
          </table:table-cell>
          <table:table-cell office:value-type="string" calcext:value-type="string">
            <text:p><text:s/>Wipperf�rth-Gardewe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20040911" calcext:value-type="float">
            <text:p>20040911</text:p>
          </table:table-cell>
          <table:table-cell office:value-type="float" office:value="20130514" calcext:value-type="float">
            <text:p>20130514</text:p>
          </table:table-cell>
          <table:table-cell office:value-type="float" office:value="320" calcext:value-type="float">
            <text:p>320</text:p>
          </table:table-cell>
          <table:table-cell office:value-type="float" office:value="50.8202" calcext:value-type="float">
            <text:p>50.8202</text:p>
          </table:table-cell>
          <table:table-cell office:value-type="float" office:value="7.7419" calcext:value-type="float">
            <text:p>7.7419</text:p>
          </table:table-cell>
          <table:table-cell office:value-type="string" calcext:value-type="string">
            <text:p><text:s/>Wissen/Sieg-Honigsessen (WWV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5" calcext:value-type="float">
            <text:p>105</text:p>
          </table:table-cell>
          <table:table-cell office:value-type="float" office:value="51.8892" calcext:value-type="float">
            <text:p>51.8892</text:p>
          </table:table-cell>
          <table:table-cell office:value-type="float" office:value="12.6445" calcext:value-type="float">
            <text:p>12.6445</text:p>
          </table:table-cell>
          <table:table-cell office:value-type="string" calcext:value-type="string">
            <text:p><text:s/>Wittenbe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7" calcext:value-type="float">
            <text:p>147</text:p>
          </table:table-cell>
          <table:table-cell office:value-type="float" office:value="49.9617" calcext:value-type="float">
            <text:p>49.9617</text:p>
          </table:table-cell>
          <table:table-cell office:value-type="float" office:value="6.9287" calcext:value-type="float">
            <text:p>6.9287</text:p>
          </table:table-cell>
          <table:table-cell office:value-type="string" calcext:value-type="string">
            <text:p><text:s/>Wittli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" calcext:value-type="float">
            <text:p>68</text:p>
          </table:table-cell>
          <table:table-cell office:value-type="float" office:value="53.1864" calcext:value-type="float">
            <text:p>53.1864</text:p>
          </table:table-cell>
          <table:table-cell office:value-type="float" office:value="12.4949" calcext:value-type="float">
            <text:p>12.4949</text:p>
          </table:table-cell>
          <table:table-cell office:value-type="string" calcext:value-type="string">
            <text:p><text:s/>Wittstock-Rote M�hl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220" calcext:value-type="float">
            <text:p>220</text:p>
          </table:table-cell>
          <table:table-cell office:value-type="float" office:value="51.3645" calcext:value-type="float">
            <text:p>51.3645</text:p>
          </table:table-cell>
          <table:table-cell office:value-type="float" office:value="9.749" calcext:value-type="float">
            <text:p>9.749</text:p>
          </table:table-cell>
          <table:table-cell office:value-type="string" calcext:value-type="string">
            <text:p><text:s/>Witzenhausen-Ziegenhag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19951231" calcext:value-type="float">
            <text:p>19951231</text:p>
          </table:table-cell>
          <table:table-cell office:value-type="float" office:value="118" calcext:value-type="float">
            <text:p>118</text:p>
          </table:table-cell>
          <table:table-cell office:value-type="float" office:value="53.4618" calcext:value-type="float">
            <text:p>53.4618</text:p>
          </table:table-cell>
          <table:table-cell office:value-type="float" office:value="13.6099" calcext:value-type="float">
            <text:p>13.6099</text:p>
          </table:table-cell>
          <table:table-cell office:value-type="string" calcext:value-type="string">
            <text:p><text:s/>Woldegk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6" calcext:value-type="float">
            <text:p>296</text:p>
          </table:table-cell>
          <table:table-cell office:value-type="float" office:value="48.2953" calcext:value-type="float">
            <text:p>48.2953</text:p>
          </table:table-cell>
          <table:table-cell office:value-type="float" office:value="8.2391" calcext:value-type="float">
            <text:p>8.2391</text:p>
          </table:table-cell>
          <table:table-cell office:value-type="string" calcext:value-type="string">
            <text:p><text:s/>Wolf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20100901" calcext:value-type="float">
            <text:p>2010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" calcext:value-type="float">
            <text:p>82</text:p>
          </table:table-cell>
          <table:table-cell office:value-type="float" office:value="52.3962" calcext:value-type="float">
            <text:p>52.3962</text:p>
          </table:table-cell>
          <table:table-cell office:value-type="float" office:value="10.6892" calcext:value-type="float">
            <text:p>10.6892</text:p>
          </table:table-cell>
          <table:table-cell office:value-type="string" calcext:value-type="string">
            <text:p><text:s/>Wolfsburg (S�dwest)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101110" calcext:value-type="float">
            <text:p>20101110</text:p>
          </table:table-cell>
          <table:table-cell office:value-type="float" office:value="380" calcext:value-type="float">
            <text:p>380</text:p>
          </table:table-cell>
          <table:table-cell office:value-type="float" office:value="48.6535" calcext:value-type="float">
            <text:p>48.6535</text:p>
          </table:table-cell>
          <table:table-cell office:value-type="float" office:value="9.2976" calcext:value-type="float">
            <text:p>9.2976</text:p>
          </table:table-cell>
          <table:table-cell office:value-type="string" calcext:value-type="string">
            <text:p><text:s/>Wolfschlu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20171101" calcext:value-type="float">
            <text:p>201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2.2813" calcext:value-type="float">
            <text:p>52.2813</text:p>
          </table:table-cell>
          <table:table-cell office:value-type="float" office:value="12.458" calcext:value-type="float">
            <text:p>12.458</text:p>
          </table:table-cell>
          <table:table-cell office:value-type="string" calcext:value-type="string">
            <text:p><text:s/>Woll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20181101" calcext:value-type="float">
            <text:p>2018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0" calcext:value-type="float">
            <text:p>880</text:p>
          </table:table-cell>
          <table:table-cell office:value-type="float" office:value="47.7003" calcext:value-type="float">
            <text:p>47.7003</text:p>
          </table:table-cell>
          <table:table-cell office:value-type="float" office:value="8.1057" calcext:value-type="float">
            <text:p>8.1057</text:p>
          </table:table-cell>
          <table:table-cell office:value-type="string" calcext:value-type="string">
            <text:p><text:s/>Dachsberg-Wolpa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" calcext:value-type="float">
            <text:p>88</text:p>
          </table:table-cell>
          <table:table-cell office:value-type="float" office:value="49.6051" calcext:value-type="float">
            <text:p>49.6051</text:p>
          </table:table-cell>
          <table:table-cell office:value-type="float" office:value="8.3659" calcext:value-type="float">
            <text:p>8.3659</text:p>
          </table:table-cell>
          <table:table-cell office:value-type="string" calcext:value-type="string">
            <text:p><text:s/>Worm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2" calcext:value-type="float">
            <text:p>312</text:p>
          </table:table-cell>
          <table:table-cell office:value-type="float" office:value="51.5427" calcext:value-type="float">
            <text:p>51.5427</text:p>
          </table:table-cell>
          <table:table-cell office:value-type="float" office:value="8.7784" calcext:value-type="float">
            <text:p>8.7784</text:p>
          </table:table-cell>
          <table:table-cell office:value-type="string" calcext:value-type="string">
            <text:p><text:s/>W�nnenberg-Eiler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8" calcext:value-type="float">
            <text:p>268</text:p>
          </table:table-cell>
          <table:table-cell office:value-type="float" office:value="49.7704" calcext:value-type="float">
            <text:p>49.7704</text:p>
          </table:table-cell>
          <table:table-cell office:value-type="float" office:value="9.9576" calcext:value-type="float">
            <text:p>9.9576</text:p>
          </table:table-cell>
          <table:table-cell office:value-type="string" calcext:value-type="string">
            <text:p><text:s/>W�rz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2" calcext:value-type="float">
            <text:p>392</text:p>
          </table:table-cell>
          <table:table-cell office:value-type="float" office:value="49.1296" calcext:value-type="float">
            <text:p>49.1296</text:p>
          </table:table-cell>
          <table:table-cell office:value-type="float" office:value="9.4945" calcext:value-type="float">
            <text:p>9.4945</text:p>
          </table:table-cell>
          <table:table-cell office:value-type="string" calcext:value-type="string">
            <text:p><text:s/>W�stenrot-Oberheim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4" calcext:value-type="float">
            <text:p>134</text:p>
          </table:table-cell>
          <table:table-cell office:value-type="float" office:value="51.2256" calcext:value-type="float">
            <text:p>51.2256</text:p>
          </table:table-cell>
          <table:table-cell office:value-type="float" office:value="7.1052" calcext:value-type="float">
            <text:p>7.1052</text:p>
          </table:table-cell>
          <table:table-cell office:value-type="string" calcext:value-type="string">
            <text:p><text:s/>Wuppertal-Buchenhof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091210" calcext:value-type="float">
            <text:p>20091210</text:p>
          </table:table-cell>
          <table:table-cell office:value-type="float" office:value="235" calcext:value-type="float">
            <text:p>235</text:p>
          </table:table-cell>
          <table:table-cell office:value-type="float" office:value="51.2051" calcext:value-type="float">
            <text:p>51.205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<text:s/>Rem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4" calcext:value-type="float">
            <text:p>474</text:p>
          </table:table-cell>
          <table:table-cell office:value-type="float" office:value="48.3569" calcext:value-type="float">
            <text:p>48.3569</text:p>
          </table:table-cell>
          <table:table-cell office:value-type="float" office:value="12.7679" calcext:value-type="float">
            <text:p>12.7679</text:p>
          </table:table-cell>
          <table:table-cell office:value-type="string" calcext:value-type="string">
            <text:p><text:s/>Wurmannsquick-Egels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0" calcext:value-type="float">
            <text:p>690</text:p>
          </table:table-cell>
          <table:table-cell office:value-type="float" office:value="47.9589" calcext:value-type="float">
            <text:p>47.9589</text:p>
          </table:table-cell>
          <table:table-cell office:value-type="float" office:value="10.0139" calcext:value-type="float">
            <text:p>10.0139</text:p>
          </table:table-cell>
          <table:table-cell office:value-type="string" calcext:value-type="string">
            <text:p><text:s/>Rot an der Rot-Bu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" calcext:value-type="float">
            <text:p>6</text:p>
          </table:table-cell>
          <table:table-cell office:value-type="float" office:value="52.7606" calcext:value-type="float">
            <text:p>52.7606</text:p>
          </table:table-cell>
          <table:table-cell office:value-type="float" office:value="14.2174" calcext:value-type="float">
            <text:p>14.2174</text:p>
          </table:table-cell>
          <table:table-cell office:value-type="string" calcext:value-type="string">
            <text:p><text:s/>Wustr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8" calcext:value-type="float">
            <text:p>398</text:p>
          </table:table-cell>
          <table:table-cell office:value-type="float" office:value="47.6783" calcext:value-type="float">
            <text:p>47.6783</text:p>
          </table:table-cell>
          <table:table-cell office:value-type="float" office:value="8.3801" calcext:value-type="float">
            <text:p>8.3801</text:p>
          </table:table-cell>
          <table:table-cell office:value-type="string" calcext:value-type="string">
            <text:p><text:s/>Wut�schingen-Ofte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" calcext:value-type="float">
            <text:p>8</text:p>
          </table:table-cell>
          <table:table-cell office:value-type="float" office:value="54.6928" calcext:value-type="float">
            <text:p>54.6928</text:p>
          </table:table-cell>
          <table:table-cell office:value-type="float" office:value="8.5271" calcext:value-type="float">
            <text:p>8.5271</text:p>
          </table:table-cell>
          <table:table-cell office:value-type="string" calcext:value-type="string">
            <text:p><text:s/>Wrixum/F�hr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" calcext:value-type="float">
            <text:p>20</text:p>
          </table:table-cell>
          <table:table-cell office:value-type="float" office:value="51.697" calcext:value-type="float">
            <text:p>51.697</text:p>
          </table:table-cell>
          <table:table-cell office:value-type="float" office:value="6.3974" calcext:value-type="float">
            <text:p>6.3974</text:p>
          </table:table-cell>
          <table:table-cell office:value-type="string" calcext:value-type="string">
            <text:p><text:s/>Xan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" calcext:value-type="float">
            <text:p>51</text:p>
          </table:table-cell>
          <table:table-cell office:value-type="float" office:value="52.9664" calcext:value-type="float">
            <text:p>52.9664</text:p>
          </table:table-cell>
          <table:table-cell office:value-type="float" office:value="13.3268" calcext:value-type="float">
            <text:p>13.3268</text:p>
          </table:table-cell>
          <table:table-cell office:value-type="string" calcext:value-type="string">
            <text:p><text:s/>Zehdenic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4" calcext:value-type="float">
            <text:p>264</text:p>
          </table:table-cell>
          <table:table-cell office:value-type="float" office:value="51.0314" calcext:value-type="float">
            <text:p>51.0314</text:p>
          </table:table-cell>
          <table:table-cell office:value-type="float" office:value="12.1495" calcext:value-type="float">
            <text:p>12.1495</text:p>
          </table:table-cell>
          <table:table-cell office:value-type="string" calcext:value-type="string">
            <text:p><text:s/>Ze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1" calcext:value-type="float">
            <text:p>20220101</text:p>
          </table:table-cell>
          <table:table-cell office:value-type="float" office:value="293" calcext:value-type="float">
            <text:p>293</text:p>
          </table:table-cell>
          <table:table-cell office:value-type="float" office:value="49.8709" calcext:value-type="float">
            <text:p>49.8709</text:p>
          </table:table-cell>
          <table:table-cell office:value-type="float" office:value="6.7074" calcext:value-type="float">
            <text:p>6.7074</text:p>
          </table:table-cell>
          <table:table-cell office:value-type="string" calcext:value-type="string">
            <text:p><text:s/>Zemmer (Forsthaus M�lchen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20090301" calcext:value-type="float">
            <text:p>2009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3" calcext:value-type="float">
            <text:p>83</text:p>
          </table:table-cell>
          <table:table-cell office:value-type="float" office:value="53.0704" calcext:value-type="float">
            <text:p>53.0704</text:p>
          </table:table-cell>
          <table:table-cell office:value-type="float" office:value="10.8831" calcext:value-type="float">
            <text:p>10.8831</text:p>
          </table:table-cell>
          <table:table-cell office:value-type="string" calcext:value-type="string">
            <text:p><text:s/>Zerni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1" calcext:value-type="float">
            <text:p>141</text:p>
          </table:table-cell>
          <table:table-cell office:value-type="float" office:value="51.238" calcext:value-type="float">
            <text:p>51.238</text:p>
          </table:table-cell>
          <table:table-cell office:value-type="float" office:value="11.8295" calcext:value-type="float">
            <text:p>11.8295</text:p>
          </table:table-cell>
          <table:table-cell office:value-type="string" calcext:value-type="string">
            <text:p><text:s/>Freyburg/Unstrut-Zeuchfeld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3.2989" calcext:value-type="float">
            <text:p>53.2989</text:p>
          </table:table-cell>
          <table:table-cell office:value-type="float" office:value="9.3352" calcext:value-type="float">
            <text:p>9.3352</text:p>
          </table:table-cell>
          <table:table-cell office:value-type="string" calcext:value-type="string">
            <text:p><text:s/>Heeslingen-Wiersdorf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7" calcext:value-type="float">
            <text:p>877</text:p>
          </table:table-cell>
          <table:table-cell office:value-type="float" office:value="50.7314" calcext:value-type="float">
            <text:p>50.7314</text:p>
          </table:table-cell>
          <table:table-cell office:value-type="float" office:value="13.7516" calcext:value-type="float">
            <text:p>13.7516</text:p>
          </table:table-cell>
          <table:table-cell office:value-type="string" calcext:value-type="string">
            <text:p><text:s/>Zinnwald-Georgenfeld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3" calcext:value-type="float">
            <text:p>443</text:p>
          </table:table-cell>
          <table:table-cell office:value-type="float" office:value="48.424" calcext:value-type="float">
            <text:p>48.424</text:p>
          </table:table-cell>
          <table:table-cell office:value-type="float" office:value="10.5924" calcext:value-type="float">
            <text:p>10.5924</text:p>
          </table:table-cell>
          <table:table-cell office:value-type="string" calcext:value-type="string">
            <text:p><text:s/>Zusmars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9" calcext:value-type="float">
            <text:p>349</text:p>
          </table:table-cell>
          <table:table-cell office:value-type="float" office:value="50.6879" calcext:value-type="float">
            <text:p>50.6879</text:p>
          </table:table-cell>
          <table:table-cell office:value-type="float" office:value="12.4329" calcext:value-type="float">
            <text:p>12.4329</text:p>
          </table:table-cell>
          <table:table-cell office:value-type="string" calcext:value-type="string">
            <text:p><text:s/>Lichtentann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5" calcext:value-type="float">
            <text:p>615</text:p>
          </table:table-cell>
          <table:table-cell office:value-type="float" office:value="49.028" calcext:value-type="float">
            <text:p>49.028</text:p>
          </table:table-cell>
          <table:table-cell office:value-type="float" office:value="13.2385" calcext:value-type="float">
            <text:p>13.2385</text:p>
          </table:table-cell>
          <table:table-cell office:value-type="string" calcext:value-type="string">
            <text:p><text:s/>Zwiese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1" calcext:value-type="float">
            <text:p>321</text:p>
          </table:table-cell>
          <table:table-cell office:value-type="float" office:value="51.5504" calcext:value-type="float">
            <text:p>51.5504</text:p>
          </table:table-cell>
          <table:table-cell office:value-type="float" office:value="11.403" calcext:value-type="float">
            <text:p>11.403</text:p>
          </table:table-cell>
          <table:table-cell office:value-type="string" calcext:value-type="string">
            <text:p><text:s/>Mansfeld-Annaro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2.863" calcext:value-type="float">
            <text:p>52.863</text:p>
          </table:table-cell>
          <table:table-cell office:value-type="float" office:value="8.6988" calcext:value-type="float">
            <text:p>8.6988</text:p>
          </table:table-cell>
          <table:table-cell office:value-type="string" calcext:value-type="string">
            <text:p><text:s/>Bass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2.6198" calcext:value-type="float">
            <text:p>52.6198</text:p>
          </table:table-cell>
          <table:table-cell office:value-type="float" office:value="12.7867" calcext:value-type="float">
            <text:p>12.7867</text:p>
          </table:table-cell>
          <table:table-cell office:value-type="string" calcext:value-type="string">
            <text:p><text:s/>Berg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19970701" calcext:value-type="float">
            <text:p>199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-0" calcext:value-type="float">
            <text:p>0</text:p>
          </table:table-cell>
          <table:table-cell office:value-type="float" office:value="53.3881" calcext:value-type="float">
            <text:p>53.3881</text:p>
          </table:table-cell>
          <table:table-cell office:value-type="float" office:value="7.2287" calcext:value-type="float">
            <text:p>7.2287</text:p>
          </table:table-cell>
          <table:table-cell office:value-type="string" calcext:value-type="string">
            <text:p><text:s/>Emd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0060218" calcext:value-type="float">
            <text:p>200602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0" calcext:value-type="float">
            <text:p>600</text:p>
          </table:table-cell>
          <table:table-cell office:value-type="float" office:value="48.6671" calcext:value-type="float">
            <text:p>48.6671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<text:s/>Enzkl�sterl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" calcext:value-type="float">
            <text:p>24</text:p>
          </table:table-cell>
          <table:table-cell office:value-type="float" office:value="53.6557" calcext:value-type="float">
            <text:p>53.6557</text:p>
          </table:table-cell>
          <table:table-cell office:value-type="float" office:value="13.5369" calcext:value-type="float">
            <text:p>13.5369</text:p>
          </table:table-cell>
          <table:table-cell office:value-type="string" calcext:value-type="string">
            <text:p><text:s/>Friedland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19970107" calcext:value-type="float">
            <text:p>1997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6" calcext:value-type="float">
            <text:p>476</text:p>
          </table:table-cell>
          <table:table-cell office:value-type="float" office:value="48.5451" calcext:value-type="float">
            <text:p>48.5451</text:p>
          </table:table-cell>
          <table:table-cell office:value-type="float" office:value="13.3532" calcext:value-type="float">
            <text:p>13.3532</text:p>
          </table:table-cell>
          <table:table-cell office:value-type="string" calcext:value-type="string">
            <text:p><text:s/>F�rsten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19981028" calcext:value-type="float">
            <text:p>199810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7" calcext:value-type="float">
            <text:p>497</text:p>
          </table:table-cell>
          <table:table-cell office:value-type="float" office:value="49.9463" calcext:value-type="float">
            <text:p>49.9463</text:p>
          </table:table-cell>
          <table:table-cell office:value-type="float" office:value="7.2645" calcext:value-type="float">
            <text:p>7.2645</text:p>
          </table:table-cell>
          <table:table-cell office:value-type="string" calcext:value-type="string">
            <text:p><text:s/>Hah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" calcext:value-type="float">
            <text:p>98</text:p>
          </table:table-cell>
          <table:table-cell office:value-type="float" office:value="49.5062" calcext:value-type="float">
            <text:p>49.5062</text:p>
          </table:table-cell>
          <table:table-cell office:value-type="float" office:value="8.5585" calcext:value-type="float">
            <text:p>8.5585</text:p>
          </table:table-cell>
          <table:table-cell office:value-type="string" calcext:value-type="string">
            <text:p><text:s/>Man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4.641" calcext:value-type="float">
            <text:p>54.641</text:p>
          </table:table-cell>
          <table:table-cell office:value-type="float" office:value="10.0238" calcext:value-type="float">
            <text:p>10.0238</text:p>
          </table:table-cell>
          <table:table-cell office:value-type="string" calcext:value-type="string">
            <text:p><text:s/>Sch�nhagen (Ostseebad)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6" calcext:value-type="float">
            <text:p>686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12.4698" calcext:value-type="float">
            <text:p>12.4698</text:p>
          </table:table-cell>
          <table:table-cell office:value-type="string" calcext:value-type="string">
            <text:p><text:s/>Reit im Wink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50.8377" calcext:value-type="float">
            <text:p>50.8377</text:p>
          </table:table-cell>
          <table:table-cell office:value-type="float" office:value="14.0719" calcext:value-type="float">
            <text:p>14.0719</text:p>
          </table:table-cell>
          <table:table-cell office:value-type="string" calcext:value-type="string">
            <text:p><text:s/>Rosenthal-Bielata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20180108" calcext:value-type="float">
            <text:p>201801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6" calcext:value-type="float">
            <text:p>386</text:p>
          </table:table-cell>
          <table:table-cell office:value-type="float" office:value="48.652" calcext:value-type="float">
            <text:p>48.652</text:p>
          </table:table-cell>
          <table:table-cell office:value-type="float" office:value="9.6232" calcext:value-type="float">
            <text:p>9.6232</text:p>
          </table:table-cell>
          <table:table-cell office:value-type="string" calcext:value-type="string">
            <text:p><text:s/>Boll, Bad (Kl�ranl.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9" calcext:value-type="float">
            <text:p>329</text:p>
          </table:table-cell>
          <table:table-cell office:value-type="float" office:value="48.745" calcext:value-type="float">
            <text:p>48.745</text:p>
          </table:table-cell>
          <table:table-cell office:value-type="float" office:value="8.7301" calcext:value-type="float">
            <text:p>8.7301</text:p>
          </table:table-cell>
          <table:table-cell office:value-type="string" calcext:value-type="string">
            <text:p><text:s/>Calw-Hirs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1" calcext:value-type="float">
            <text:p>591</text:p>
          </table:table-cell>
          <table:table-cell office:value-type="float" office:value="48.287" calcext:value-type="float">
            <text:p>48.287</text:p>
          </table:table-cell>
          <table:table-cell office:value-type="float" office:value="9.4996" calcext:value-type="float">
            <text:p>9.4996</text:p>
          </table:table-cell>
          <table:table-cell office:value-type="string" calcext:value-type="string">
            <text:p><text:s/>Hayingen-An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5" calcext:value-type="float">
            <text:p>415</text:p>
          </table:table-cell>
          <table:table-cell office:value-type="float" office:value="49.1638" calcext:value-type="float">
            <text:p>49.1638</text:p>
          </table:table-cell>
          <table:table-cell office:value-type="float" office:value="9.9162" calcext:value-type="float">
            <text:p>9.9162</text:p>
          </table:table-cell>
          <table:table-cell office:value-type="string" calcext:value-type="string">
            <text:p><text:s/>Ils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2" calcext:value-type="float">
            <text:p>262</text:p>
          </table:table-cell>
          <table:table-cell office:value-type="float" office:value="49.3502" calcext:value-type="float">
            <text:p>49.3502</text:p>
          </table:table-cell>
          <table:table-cell office:value-type="float" office:value="9.7871" calcext:value-type="float">
            <text:p>9.7871</text:p>
          </table:table-cell>
          <table:table-cell office:value-type="string" calcext:value-type="string">
            <text:p><text:s/>Mulf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1" calcext:value-type="float">
            <text:p>221</text:p>
          </table:table-cell>
          <table:table-cell office:value-type="float" office:value="49.0137" calcext:value-type="float">
            <text:p>49.0137</text:p>
          </table:table-cell>
          <table:table-cell office:value-type="float" office:value="9.3153" calcext:value-type="float">
            <text:p>9.3153</text:p>
          </table:table-cell>
          <table:table-cell office:value-type="string" calcext:value-type="string">
            <text:p><text:s/>Oberstenfe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4" calcext:value-type="float">
            <text:p>234</text:p>
          </table:table-cell>
          <table:table-cell office:value-type="float" office:value="48.4997" calcext:value-type="float">
            <text:p>48.4997</text:p>
          </table:table-cell>
          <table:table-cell office:value-type="float" office:value="8.1376" calcext:value-type="float">
            <text:p>8.1376</text:p>
          </table:table-cell>
          <table:table-cell office:value-type="string" calcext:value-type="string">
            <text:p><text:s/>Oppenau Oberes Rench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20180111" calcext:value-type="float">
            <text:p>2018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6" calcext:value-type="float">
            <text:p>266</text:p>
          </table:table-cell>
          <table:table-cell office:value-type="float" office:value="48.853" calcext:value-type="float">
            <text:p>48.853</text:p>
          </table:table-cell>
          <table:table-cell office:value-type="float" office:value="9.5365" calcext:value-type="float">
            <text:p>9.5365</text:p>
          </table:table-cell>
          <table:table-cell office:value-type="string" calcext:value-type="string">
            <text:p><text:s/>Rudersberg-Michel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20180624" calcext:value-type="float">
            <text:p>201806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3" calcext:value-type="float">
            <text:p>653</text:p>
          </table:table-cell>
          <table:table-cell office:value-type="float" office:value="47.7595" calcext:value-type="float">
            <text:p>47.7595</text:p>
          </table:table-cell>
          <table:table-cell office:value-type="float" office:value="9.7724" calcext:value-type="float">
            <text:p>9.7724</text:p>
          </table:table-cell>
          <table:table-cell office:value-type="string" calcext:value-type="string">
            <text:p><text:s/>Vog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68" calcext:value-type="float">
            <text:p>968</text:p>
          </table:table-cell>
          <table:table-cell office:value-type="float" office:value="48.0277" calcext:value-type="float">
            <text:p>48.0277</text:p>
          </table:table-cell>
          <table:table-cell office:value-type="float" office:value="8.2896" calcext:value-type="float">
            <text:p>8.2896</text:p>
          </table:table-cell>
          <table:table-cell office:value-type="string" calcext:value-type="string">
            <text:p><text:s/>V�hren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" calcext:value-type="float">
            <text:p>38</text:p>
          </table:table-cell>
          <table:table-cell office:value-type="float" office:value="51.5496" calcext:value-type="float">
            <text:p>51.5496</text:p>
          </table:table-cell>
          <table:table-cell office:value-type="float" office:value="6.945" calcext:value-type="float">
            <text:p>6.945</text:p>
          </table:table-cell>
          <table:table-cell office:value-type="string" calcext:value-type="string">
            <text:p><text:s/>Bottrop-Eigen PW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" calcext:value-type="float">
            <text:p>29</text:p>
          </table:table-cell>
          <table:table-cell office:value-type="float" office:value="51.6671" calcext:value-type="float">
            <text:p>51.6671</text:p>
          </table:table-cell>
          <table:table-cell office:value-type="float" office:value="6.9732" calcext:value-type="float">
            <text:p>6.9732</text:p>
          </table:table-cell>
          <table:table-cell office:value-type="string" calcext:value-type="string">
            <text:p><text:s/>Dorsten-Harsewinkel PW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" calcext:value-type="float">
            <text:p>69</text:p>
          </table:table-cell>
          <table:table-cell office:value-type="float" office:value="51.537" calcext:value-type="float">
            <text:p>51.537</text:p>
          </table:table-cell>
          <table:table-cell office:value-type="float" office:value="7.5809" calcext:value-type="float">
            <text:p>7.5809</text:p>
          </table:table-cell>
          <table:table-cell office:value-type="string" calcext:value-type="string">
            <text:p><text:s/>Kurl PW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1.5733" calcext:value-type="float">
            <text:p>51.5733</text:p>
          </table:table-cell>
          <table:table-cell office:value-type="float" office:value="7.2056" calcext:value-type="float">
            <text:p>7.2056</text:p>
          </table:table-cell>
          <table:table-cell office:value-type="string" calcext:value-type="string">
            <text:p><text:s/>Recklinghausen-Reitwinkel PW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8" calcext:value-type="float">
            <text:p>78</text:p>
          </table:table-cell>
          <table:table-cell office:value-type="float" office:value="51.8898" calcext:value-type="float">
            <text:p>51.8898</text:p>
          </table:table-cell>
          <table:table-cell office:value-type="float" office:value="7.2658" calcext:value-type="float">
            <text:p>7.2658</text:p>
          </table:table-cell>
          <table:table-cell office:value-type="string" calcext:value-type="string">
            <text:p><text:s/>Rorup KA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3" calcext:value-type="float">
            <text:p>83</text:p>
          </table:table-cell>
          <table:table-cell office:value-type="float" office:value="51.5801" calcext:value-type="float">
            <text:p>51.5801</text:p>
          </table:table-cell>
          <table:table-cell office:value-type="float" office:value="8.0812" calcext:value-type="float">
            <text:p>8.0812</text:p>
          </table:table-cell>
          <table:table-cell office:value-type="string" calcext:value-type="string">
            <text:p><text:s/>Soest KA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8" calcext:value-type="float">
            <text:p>78</text:p>
          </table:table-cell>
          <table:table-cell office:value-type="float" office:value="50.995" calcext:value-type="float">
            <text:p>50.995</text:p>
          </table:table-cell>
          <table:table-cell office:value-type="float" office:value="6.7111" calcext:value-type="float">
            <text:p>6.7111</text:p>
          </table:table-cell>
          <table:table-cell office:value-type="string" calcext:value-type="string">
            <text:p><text:s/>Bues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" calcext:value-type="float">
            <text:p>90</text:p>
          </table:table-cell>
          <table:table-cell office:value-type="float" office:value="50.9981" calcext:value-type="float">
            <text:p>50.9981</text:p>
          </table:table-cell>
          <table:table-cell office:value-type="float" office:value="6.4925" calcext:value-type="float">
            <text:p>6.4925</text:p>
          </table:table-cell>
          <table:table-cell office:value-type="string" calcext:value-type="string">
            <text:p><text:s/>Bedburg-Grottenher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10724" calcext:value-type="float">
            <text:p>20210724</text:p>
          </table:table-cell>
          <table:table-cell office:value-type="float" office:value="144" calcext:value-type="float">
            <text:p>144</text:p>
          </table:table-cell>
          <table:table-cell office:value-type="float" office:value="50.65" calcext:value-type="float">
            <text:p>50.65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Euskirchen-Roitz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2" calcext:value-type="float">
            <text:p>142</text:p>
          </table:table-cell>
          <table:table-cell office:value-type="float" office:value="50.7439" calcext:value-type="float">
            <text:p>50.7439</text:p>
          </table:table-cell>
          <table:table-cell office:value-type="float" office:value="6.6097" calcext:value-type="float">
            <text:p>6.6097</text:p>
          </table:table-cell>
          <table:table-cell office:value-type="string" calcext:value-type="string">
            <text:p><text:s/>Vettweiss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1" calcext:value-type="float">
            <text:p>271</text:p>
          </table:table-cell>
          <table:table-cell office:value-type="float" office:value="50.6556" calcext:value-type="float">
            <text:p>50.6556</text:p>
          </table:table-cell>
          <table:table-cell office:value-type="float" office:value="6.5536" calcext:value-type="float">
            <text:p>6.5536</text:p>
          </table:table-cell>
          <table:table-cell office:value-type="string" calcext:value-type="string">
            <text:p><text:s/>Heimbach-Vlat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1" calcext:value-type="float">
            <text:p>111</text:p>
          </table:table-cell>
          <table:table-cell office:value-type="float" office:value="50.7636" calcext:value-type="float">
            <text:p>50.7636</text:p>
          </table:table-cell>
          <table:table-cell office:value-type="float" office:value="6.8383" calcext:value-type="float">
            <text:p>6.8383</text:p>
          </table:table-cell>
          <table:table-cell office:value-type="string" calcext:value-type="string">
            <text:p><text:s/>Weilerswis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0" calcext:value-type="float">
            <text:p>550</text:p>
          </table:table-cell>
          <table:table-cell office:value-type="float" office:value="50.5083" calcext:value-type="float">
            <text:p>50.5083</text:p>
          </table:table-cell>
          <table:table-cell office:value-type="float" office:value="6.6611" calcext:value-type="float">
            <text:p>6.6611</text:p>
          </table:table-cell>
          <table:table-cell office:value-type="string" calcext:value-type="string">
            <text:p><text:s/>Nettersheim-Zings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20200921" calcext:value-type="float">
            <text:p>2020092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1.4247" calcext:value-type="float">
            <text:p>51.4247</text:p>
          </table:table-cell>
          <table:table-cell office:value-type="float" office:value="6.7128" calcext:value-type="float">
            <text:p>6.7128</text:p>
          </table:table-cell>
          <table:table-cell office:value-type="string" calcext:value-type="string">
            <text:p><text:s/>Rheinhaus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20200922" calcext:value-type="float">
            <text:p>2020092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" calcext:value-type="float">
            <text:p>19</text:p>
          </table:table-cell>
          <table:table-cell office:value-type="float" office:value="51.667" calcext:value-type="float">
            <text:p>51.667</text:p>
          </table:table-cell>
          <table:table-cell office:value-type="float" office:value="6.4714" calcext:value-type="float">
            <text:p>6.4714</text:p>
          </table:table-cell>
          <table:table-cell office:value-type="string" calcext:value-type="string">
            <text:p><text:s/>Xanten (Kl�ranlage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20201104" calcext:value-type="float">
            <text:p>202011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3" calcext:value-type="float">
            <text:p>183</text:p>
          </table:table-cell>
          <table:table-cell office:value-type="float" office:value="51.0901" calcext:value-type="float">
            <text:p>51.0901</text:p>
          </table:table-cell>
          <table:table-cell office:value-type="float" office:value="7.2831" calcext:value-type="float">
            <text:p>7.2831</text:p>
          </table:table-cell>
          <table:table-cell office:value-type="string" calcext:value-type="string">
            <text:p><text:s/>Neum�hl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0" calcext:value-type="float">
            <text:p>180</text:p>
          </table:table-cell>
          <table:table-cell office:value-type="float" office:value="51.0877" calcext:value-type="float">
            <text:p>51.0877</text:p>
          </table:table-cell>
          <table:table-cell office:value-type="float" office:value="7.1005" calcext:value-type="float">
            <text:p>7.1005</text:p>
          </table:table-cell>
          <table:table-cell office:value-type="string" calcext:value-type="string">
            <text:p><text:s/>Bur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20210201" calcext:value-type="float">
            <text:p>2021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9" calcext:value-type="float">
            <text:p>199</text:p>
          </table:table-cell>
          <table:table-cell office:value-type="float" office:value="51.2493" calcext:value-type="float">
            <text:p>51.2493</text:p>
          </table:table-cell>
          <table:table-cell office:value-type="float" office:value="7.2994" calcext:value-type="float">
            <text:p>7.2994</text:p>
          </table:table-cell>
          <table:table-cell office:value-type="string" calcext:value-type="string">
            <text:p><text:s/>Wuppertal-Beyenbu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20190215" calcext:value-type="float">
            <text:p>201902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1" calcext:value-type="float">
            <text:p>161</text:p>
          </table:table-cell>
          <table:table-cell office:value-type="float" office:value="51.0813" calcext:value-type="float">
            <text:p>51.0813</text:p>
          </table:table-cell>
          <table:table-cell office:value-type="float" office:value="7.1845" calcext:value-type="float">
            <text:p>7.1845</text:p>
          </table:table-cell>
          <table:table-cell office:value-type="string" calcext:value-type="string">
            <text:p><text:s/>Wermelskirchen-Dabringhaus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0" calcext:value-type="float">
            <text:p>360</text:p>
          </table:table-cell>
          <table:table-cell office:value-type="float" office:value="51.1062" calcext:value-type="float">
            <text:p>51.1062</text:p>
          </table:table-cell>
          <table:table-cell office:value-type="float" office:value="7.5646" calcext:value-type="float">
            <text:p>7.5646</text:p>
          </table:table-cell>
          <table:table-cell office:value-type="string" calcext:value-type="string">
            <text:p><text:s/>Kierspe-St�ck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20190219" calcext:value-type="float">
            <text:p>201902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8" calcext:value-type="float">
            <text:p>298</text:p>
          </table:table-cell>
          <table:table-cell office:value-type="float" office:value="51.1717" calcext:value-type="float">
            <text:p>51.1717</text:p>
          </table:table-cell>
          <table:table-cell office:value-type="float" office:value="7.3994" calcext:value-type="float">
            <text:p>7.3994</text:p>
          </table:table-cell>
          <table:table-cell office:value-type="string" calcext:value-type="string">
            <text:p><text:s/>Wipperf�rth-M�llensiep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20190214" calcext:value-type="float">
            <text:p>201902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" calcext:value-type="float">
            <text:p>73</text:p>
          </table:table-cell>
          <table:table-cell office:value-type="float" office:value="50.8825" calcext:value-type="float">
            <text:p>50.8825</text:p>
          </table:table-cell>
          <table:table-cell office:value-type="float" office:value="6.6989" calcext:value-type="float">
            <text:p>6.6989</text:p>
          </table:table-cell>
          <table:table-cell office:value-type="string" calcext:value-type="string">
            <text:p><text:s/>Kerp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2" calcext:value-type="float">
            <text:p>62</text:p>
          </table:table-cell>
          <table:table-cell office:value-type="float" office:value="53.2139" calcext:value-type="float">
            <text:p>53.2139</text:p>
          </table:table-cell>
          <table:table-cell office:value-type="float" office:value="10.4704" calcext:value-type="float">
            <text:p>10.4704</text:p>
          </table:table-cell>
          <table:table-cell office:value-type="string" calcext:value-type="string">
            <text:p><text:s/>Wendisch Ever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0" calcext:value-type="float">
            <text:p>120</text:p>
          </table:table-cell>
          <table:table-cell office:value-type="float" office:value="49.8626" calcext:value-type="float">
            <text:p>49.8626</text:p>
          </table:table-cell>
          <table:table-cell office:value-type="float" office:value="8.2311" calcext:value-type="float">
            <text:p>8.2311</text:p>
          </table:table-cell>
          <table:table-cell office:value-type="string" calcext:value-type="string">
            <text:p><text:s/>Hahn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" calcext:value-type="float">
            <text:p>14</text:p>
          </table:table-cell>
          <table:table-cell office:value-type="float" office:value="54.3194" calcext:value-type="float">
            <text:p>54.3194</text:p>
          </table:table-cell>
          <table:table-cell office:value-type="float" office:value="9.8051" calcext:value-type="float">
            <text:p>9.8051</text:p>
          </table:table-cell>
          <table:table-cell office:value-type="string" calcext:value-type="string">
            <text:p><text:s/>Ostenfeld (Rendsburg)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" calcext:value-type="float">
            <text:p>50</text:p>
          </table:table-cell>
          <table:table-cell office:value-type="float" office:value="53.3837" calcext:value-type="float">
            <text:p>53.3837</text:p>
          </table:table-cell>
          <table:table-cell office:value-type="float" office:value="14.3728" calcext:value-type="float">
            <text:p>14.3728</text:p>
          </table:table-cell>
          <table:table-cell office:value-type="string" calcext:value-type="string">
            <text:p><text:s/>Grambow-Schwennen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1" calcext:value-type="float">
            <text:p>291</text:p>
          </table:table-cell>
          <table:table-cell office:value-type="float" office:value="51.0593" calcext:value-type="float">
            <text:p>51.0593</text:p>
          </table:table-cell>
          <table:table-cell office:value-type="float" office:value="14.4266" calcext:value-type="float">
            <text:p>14.4266</text:p>
          </table:table-cell>
          <table:table-cell office:value-type="string" calcext:value-type="string">
            <text:p><text:s/>Sohland/Spre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20071001" calcext:value-type="float">
            <text:p>2007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" calcext:value-type="float">
            <text:p>8</text:p>
          </table:table-cell>
          <table:table-cell office:value-type="float" office:value="53.641" calcext:value-type="float">
            <text:p>53.641</text:p>
          </table:table-cell>
          <table:table-cell office:value-type="float" office:value="8.0808" calcext:value-type="float">
            <text:p>8.0808</text:p>
          </table:table-cell>
          <table:table-cell office:value-type="string" calcext:value-type="string">
            <text:p><text:s/>Wangerland-Hooksi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4" calcext:value-type="float">
            <text:p>454</text:p>
          </table:table-cell>
          <table:table-cell office:value-type="float" office:value="49.2249" calcext:value-type="float">
            <text:p>49.2249</text:p>
          </table:table-cell>
          <table:table-cell office:value-type="float" office:value="10.6085" calcext:value-type="float">
            <text:p>10.6085</text:p>
          </table:table-cell>
          <table:table-cell office:value-type="string" calcext:value-type="string">
            <text:p><text:s/>Weidenbach-Weiherschneid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" calcext:value-type="float">
            <text:p>8</text:p>
          </table:table-cell>
          <table:table-cell office:value-type="float" office:value="52.9542" calcext:value-type="float">
            <text:p>52.9542</text:p>
          </table:table-cell>
          <table:table-cell office:value-type="float" office:value="7.3196" calcext:value-type="float">
            <text:p>7.3196</text:p>
          </table:table-cell>
          <table:table-cell office:value-type="string" calcext:value-type="string">
            <text:p><text:s/>D�rp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1" calcext:value-type="float">
            <text:p>311</text:p>
          </table:table-cell>
          <table:table-cell office:value-type="float" office:value="48.7577" calcext:value-type="float">
            <text:p>48.7577</text:p>
          </table:table-cell>
          <table:table-cell office:value-type="float" office:value="13.0134" calcext:value-type="float">
            <text:p>13.0134</text:p>
          </table:table-cell>
          <table:table-cell office:value-type="string" calcext:value-type="string">
            <text:p><text:s/>Osterhofen-Thu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19991019" calcext:value-type="float">
            <text:p>199910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4.1654" calcext:value-type="float">
            <text:p>54.1654</text:p>
          </table:table-cell>
          <table:table-cell office:value-type="float" office:value="10.3519" calcext:value-type="float">
            <text:p>10.3519</text:p>
          </table:table-cell>
          <table:table-cell office:value-type="string" calcext:value-type="string">
            <text:p><text:s/>D�rnic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091113" calcext:value-type="float">
            <text:p>20091113</text:p>
          </table:table-cell>
          <table:table-cell office:value-type="float" office:value="761" calcext:value-type="float">
            <text:p>761</text:p>
          </table:table-cell>
          <table:table-cell office:value-type="float" office:value="47.761" calcext:value-type="float">
            <text:p>47.761</text:p>
          </table:table-cell>
          <table:table-cell office:value-type="float" office:value="10.8601" calcext:value-type="float">
            <text:p>10.8601</text:p>
          </table:table-cell>
          <table:table-cell office:value-type="string" calcext:value-type="string">
            <text:p><text:s/>Steingaden-Rie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2.0192" calcext:value-type="float">
            <text:p>52.0192</text:p>
          </table:table-cell>
          <table:table-cell office:value-type="float" office:value="14.7254" calcext:value-type="float">
            <text:p>14.7254</text:p>
          </table:table-cell>
          <table:table-cell office:value-type="string" calcext:value-type="string">
            <text:p><text:s/>Cosch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404" calcext:value-type="float">
            <text:p>404</text:p>
          </table:table-cell>
          <table:table-cell office:value-type="float" office:value="48.7757" calcext:value-type="float">
            <text:p>48.7757</text:p>
          </table:table-cell>
          <table:table-cell office:value-type="float" office:value="12.1743" calcext:value-type="float">
            <text:p>12.1743</text:p>
          </table:table-cell>
          <table:table-cell office:value-type="string" calcext:value-type="string">
            <text:p><text:s/>Mallersdorf-Pfaff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190527" calcext:value-type="float">
            <text:p>20190527</text:p>
          </table:table-cell>
          <table:table-cell office:value-type="float" office:value="268" calcext:value-type="float">
            <text:p>268</text:p>
          </table:table-cell>
          <table:table-cell office:value-type="float" office:value="50.1989" calcext:value-type="float">
            <text:p>50.1989</text:p>
          </table:table-cell>
          <table:table-cell office:value-type="float" office:value="7.8651" calcext:value-type="float">
            <text:p>7.8651</text:p>
          </table:table-cell>
          <table:table-cell office:value-type="string" calcext:value-type="string">
            <text:p><text:s/>Nast�tt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3" calcext:value-type="float">
            <text:p>20220103</text:p>
          </table:table-cell>
          <table:table-cell office:value-type="float" office:value="599" calcext:value-type="float">
            <text:p>599</text:p>
          </table:table-cell>
          <table:table-cell office:value-type="float" office:value="47.6392" calcext:value-type="float">
            <text:p>47.6392</text:p>
          </table:table-cell>
          <table:table-cell office:value-type="float" office:value="13.0068" calcext:value-type="float">
            <text:p>13.0068</text:p>
          </table:table-cell>
          <table:table-cell office:value-type="string" calcext:value-type="string">
            <text:p><text:s/>Berchtesga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4" calcext:value-type="float">
            <text:p>684</text:p>
          </table:table-cell>
          <table:table-cell office:value-type="float" office:value="48.9023" calcext:value-type="float">
            <text:p>48.9023</text:p>
          </table:table-cell>
          <table:table-cell office:value-type="float" office:value="13.1442" calcext:value-type="float">
            <text:p>13.1442</text:p>
          </table:table-cell>
          <table:table-cell office:value-type="string" calcext:value-type="string">
            <text:p><text:s/>Kirchberg/Niederbayern -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5" calcext:value-type="float">
            <text:p>305</text:p>
          </table:table-cell>
          <table:table-cell office:value-type="float" office:value="49.956" calcext:value-type="float">
            <text:p>49.956</text:p>
          </table:table-cell>
          <table:table-cell office:value-type="float" office:value="11.0189" calcext:value-type="float">
            <text:p>11.0189</text:p>
          </table:table-cell>
          <table:table-cell office:value-type="string" calcext:value-type="string">
            <text:p><text:s/>Sche�litz-K�tten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20001013" calcext:value-type="float">
            <text:p>200010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8" calcext:value-type="float">
            <text:p>258</text:p>
          </table:table-cell>
          <table:table-cell office:value-type="float" office:value="51.8664" calcext:value-type="float">
            <text:p>51.8664</text:p>
          </table:table-cell>
          <table:table-cell office:value-type="float" office:value="9.271" calcext:value-type="float">
            <text:p>9.271</text:p>
          </table:table-cell>
          <table:table-cell office:value-type="string" calcext:value-type="string">
            <text:p><text:s/>L�gde-Paenbruc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" calcext:value-type="float">
            <text:p>16</text:p>
          </table:table-cell>
          <table:table-cell office:value-type="float" office:value="54.2484" calcext:value-type="float">
            <text:p>54.2484</text:p>
          </table:table-cell>
          <table:table-cell office:value-type="float" office:value="13.0418" calcext:value-type="float">
            <text:p>13.0418</text:p>
          </table:table-cell>
          <table:table-cell office:value-type="string" calcext:value-type="string">
            <text:p><text:s/>Steinhagen-Negast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2" calcext:value-type="float">
            <text:p>262</text:p>
          </table:table-cell>
          <table:table-cell office:value-type="float" office:value="50.0785" calcext:value-type="float">
            <text:p>50.0785</text:p>
          </table:table-cell>
          <table:table-cell office:value-type="float" office:value="10.4887" calcext:value-type="float">
            <text:p>10.4887</text:p>
          </table:table-cell>
          <table:table-cell office:value-type="string" calcext:value-type="string">
            <text:p><text:s/>K�nigsberg/Bayern-Holz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9" calcext:value-type="float">
            <text:p>339</text:p>
          </table:table-cell>
          <table:table-cell office:value-type="float" office:value="49.5334" calcext:value-type="float">
            <text:p>49.5334</text:p>
          </table:table-cell>
          <table:table-cell office:value-type="float" office:value="10.1546" calcext:value-type="float">
            <text:p>10.1546</text:p>
          </table:table-cell>
          <table:table-cell office:value-type="string" calcext:value-type="string">
            <text:p><text:s/>Simmershofen-Adel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88" calcext:value-type="float">
            <text:p>1088</text:p>
          </table:table-cell>
          <table:table-cell office:value-type="float" office:value="47.6279" calcext:value-type="float">
            <text:p>47.6279</text:p>
          </table:table-cell>
          <table:table-cell office:value-type="float" office:value="12.9015" calcext:value-type="float">
            <text:p>12.9015</text:p>
          </table:table-cell>
          <table:table-cell office:value-type="string" calcext:value-type="string">
            <text:p><text:s/>Ramsau-Schwarzeck/Schmu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9" calcext:value-type="float">
            <text:p>689</text:p>
          </table:table-cell>
          <table:table-cell office:value-type="float" office:value="49.2154" calcext:value-type="float">
            <text:p>49.2154</text:p>
          </table:table-cell>
          <table:table-cell office:value-type="float" office:value="13.0662" calcext:value-type="float">
            <text:p>13.0662</text:p>
          </table:table-cell>
          <table:table-cell office:value-type="string" calcext:value-type="string">
            <text:p><text:s/>Lam-Lam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4" calcext:value-type="float">
            <text:p>464</text:p>
          </table:table-cell>
          <table:table-cell office:value-type="float" office:value="49.5321" calcext:value-type="float">
            <text:p>49.5321</text:p>
          </table:table-cell>
          <table:table-cell office:value-type="float" office:value="12.2798" calcext:value-type="float">
            <text:p>12.2798</text:p>
          </table:table-cell>
          <table:table-cell office:value-type="string" calcext:value-type="string">
            <text:p><text:s/>Trausnitz-Reis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0" calcext:value-type="float">
            <text:p>190</text:p>
          </table:table-cell>
          <table:table-cell office:value-type="float" office:value="49.2406" calcext:value-type="float">
            <text:p>49.2406</text:p>
          </table:table-cell>
          <table:table-cell office:value-type="float" office:value="6.9351" calcext:value-type="float">
            <text:p>6.9351</text:p>
          </table:table-cell>
          <table:table-cell office:value-type="string" calcext:value-type="string">
            <text:p><text:s/>Saarbr�cken-Burbach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20110311" calcext:value-type="float">
            <text:p>20110311</text:p>
          </table:table-cell>
          <table:table-cell office:value-type="float" office:value="20210701" calcext:value-type="float">
            <text:p>20210701</text:p>
          </table:table-cell>
          <table:table-cell office:value-type="float" office:value="64" calcext:value-type="float">
            <text:p>64</text:p>
          </table:table-cell>
          <table:table-cell office:value-type="float" office:value="50.4088" calcext:value-type="float">
            <text:p>50.4088</text:p>
          </table:table-cell>
          <table:table-cell office:value-type="float" office:value="7.489" calcext:value-type="float">
            <text:p>7.489</text:p>
          </table:table-cell>
          <table:table-cell office:value-type="string" calcext:value-type="string">
            <text:p><text:s/>M�lheim-K�rli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20081105" calcext:value-type="float">
            <text:p>2008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6" calcext:value-type="float">
            <text:p>96</text:p>
          </table:table-cell>
          <table:table-cell office:value-type="float" office:value="49.2506" calcext:value-type="float">
            <text:p>49.2506</text:p>
          </table:table-cell>
          <table:table-cell office:value-type="float" office:value="8.4422" calcext:value-type="float">
            <text:p>8.4422</text:p>
          </table:table-cell>
          <table:table-cell office:value-type="string" calcext:value-type="string">
            <text:p><text:s/>Philippsburg KKW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20081105" calcext:value-type="float">
            <text:p>2008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5" calcext:value-type="float">
            <text:p>145</text:p>
          </table:table-cell>
          <table:table-cell office:value-type="float" office:value="49.365" calcext:value-type="float">
            <text:p>49.365</text:p>
          </table:table-cell>
          <table:table-cell office:value-type="float" office:value="9.0804" calcext:value-type="float">
            <text:p>9.0804</text:p>
          </table:table-cell>
          <table:table-cell office:value-type="string" calcext:value-type="string">
            <text:p><text:s/>Obrig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20081105" calcext:value-type="float">
            <text:p>2008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0" calcext:value-type="float">
            <text:p>180</text:p>
          </table:table-cell>
          <table:table-cell office:value-type="float" office:value="49.0423" calcext:value-type="float">
            <text:p>49.0423</text:p>
          </table:table-cell>
          <table:table-cell office:value-type="float" office:value="9.1733" calcext:value-type="float">
            <text:p>9.1733</text:p>
          </table:table-cell>
          <table:table-cell office:value-type="string" calcext:value-type="string">
            <text:p><text:s/>Neckarwestheim KKW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20081105" calcext:value-type="float">
            <text:p>2008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8" calcext:value-type="float">
            <text:p>368</text:p>
          </table:table-cell>
          <table:table-cell office:value-type="float" office:value="47.6213" calcext:value-type="float">
            <text:p>47.6213</text:p>
          </table:table-cell>
          <table:table-cell office:value-type="float" office:value="8.2167" calcext:value-type="float">
            <text:p>8.2167</text:p>
          </table:table-cell>
          <table:table-cell office:value-type="string" calcext:value-type="string">
            <text:p><text:s/>Waldshut KKW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20180719" calcext:value-type="float">
            <text:p>20180719</text:p>
          </table:table-cell>
          <table:table-cell office:value-type="float" office:value="20220104" calcext:value-type="float">
            <text:p>20220104</text:p>
          </table:table-cell>
          <table:table-cell office:value-type="float" office:value="307" calcext:value-type="float">
            <text:p>307</text:p>
          </table:table-cell>
          <table:table-cell office:value-type="float" office:value="47.6078" calcext:value-type="float">
            <text:p>47.6078</text:p>
          </table:table-cell>
          <table:table-cell office:value-type="float" office:value="8.1813" calcext:value-type="float">
            <text:p>8.1813</text:p>
          </table:table-cell>
          <table:table-cell office:value-type="string" calcext:value-type="string">
            <text:p><text:s/>Dogern (Leibstadt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20030418" calcext:value-type="float">
            <text:p>2003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50.3485" calcext:value-type="float">
            <text:p>50.3485</text:p>
          </table:table-cell>
          <table:table-cell office:value-type="float" office:value="11.0313" calcext:value-type="float">
            <text:p>11.0313</text:p>
          </table:table-cell>
          <table:table-cell office:value-type="string" calcext:value-type="string">
            <text:p><text:s/>R�dental-Sch�nst�dt (Speicher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6" calcext:value-type="float">
            <text:p>376</text:p>
          </table:table-cell>
          <table:table-cell office:value-type="float" office:value="49.2105" calcext:value-type="float">
            <text:p>49.2105</text:p>
          </table:table-cell>
          <table:table-cell office:value-type="float" office:value="11.1843" calcext:value-type="float">
            <text:p>11.1843</text:p>
          </table:table-cell>
          <table:table-cell office:value-type="string" calcext:value-type="string">
            <text:p><text:s/>Rothsee bei Allers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20110311" calcext:value-type="float">
            <text:p>20110311</text:p>
          </table:table-cell>
          <table:table-cell office:value-type="float" office:value="20181023" calcext:value-type="float">
            <text:p>20181023</text:p>
          </table:table-cell>
          <table:table-cell office:value-type="float" office:value="351" calcext:value-type="float">
            <text:p>351</text:p>
          </table:table-cell>
          <table:table-cell office:value-type="float" office:value="49.4667" calcext:value-type="float">
            <text:p>49.4667</text:p>
          </table:table-cell>
          <table:table-cell office:value-type="float" office:value="6.3968" calcext:value-type="float">
            <text:p>6.3968</text:p>
          </table:table-cell>
          <table:table-cell office:value-type="string" calcext:value-type="string">
            <text:p><text:s/>Perl/Saa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20081105" calcext:value-type="float">
            <text:p>2008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1" calcext:value-type="float">
            <text:p>201</text:p>
          </table:table-cell>
          <table:table-cell office:value-type="float" office:value="47.91" calcext:value-type="float">
            <text:p>47.91</text:p>
          </table:table-cell>
          <table:table-cell office:value-type="float" office:value="7.5838" calcext:value-type="float">
            <text:p>7.5838</text:p>
          </table:table-cell>
          <table:table-cell office:value-type="string" calcext:value-type="string">
            <text:p><text:s/>Bremgarten (Fessenheim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3" calcext:value-type="float">
            <text:p>723</text:p>
          </table:table-cell>
          <table:table-cell office:value-type="float" office:value="47.6279" calcext:value-type="float">
            <text:p>47.6279</text:p>
          </table:table-cell>
          <table:table-cell office:value-type="float" office:value="11.5166" calcext:value-type="float">
            <text:p>11.5166</text:p>
          </table:table-cell>
          <table:table-cell office:value-type="string" calcext:value-type="string">
            <text:p><text:s/>Jachenau-Tanne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20030105" calcext:value-type="float">
            <text:p>20030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1" calcext:value-type="float">
            <text:p>461</text:p>
          </table:table-cell>
          <table:table-cell office:value-type="float" office:value="47.6845" calcext:value-type="float">
            <text:p>47.6845</text:p>
          </table:table-cell>
          <table:table-cell office:value-type="float" office:value="9.4409" calcext:value-type="float">
            <text:p>9.4409</text:p>
          </table:table-cell>
          <table:table-cell office:value-type="string" calcext:value-type="string">
            <text:p><text:s/>Friedrichshafen-Unterrader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4" calcext:value-type="float">
            <text:p>524</text:p>
          </table:table-cell>
          <table:table-cell office:value-type="float" office:value="49.021" calcext:value-type="float">
            <text:p>49.021</text:p>
          </table:table-cell>
          <table:table-cell office:value-type="float" office:value="9.6033" calcext:value-type="float">
            <text:p>9.6033</text:p>
          </table:table-cell>
          <table:table-cell office:value-type="string" calcext:value-type="string">
            <text:p><text:s/>Gro�erlach-Mannenweil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20021201" calcext:value-type="float">
            <text:p>2002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5" calcext:value-type="float">
            <text:p>385</text:p>
          </table:table-cell>
          <table:table-cell office:value-type="float" office:value="49.3328" calcext:value-type="float">
            <text:p>49.3328</text:p>
          </table:table-cell>
          <table:table-cell office:value-type="float" office:value="9.704" calcext:value-type="float">
            <text:p>9.704</text:p>
          </table:table-cell>
          <table:table-cell office:value-type="string" calcext:value-type="string">
            <text:p><text:s/>Ingelfingen-Stachen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2" calcext:value-type="float">
            <text:p>412</text:p>
          </table:table-cell>
          <table:table-cell office:value-type="float" office:value="48.7695" calcext:value-type="float">
            <text:p>48.7695</text:p>
          </table:table-cell>
          <table:table-cell office:value-type="float" office:value="9.8737" calcext:value-type="float">
            <text:p>9.8737</text:p>
          </table:table-cell>
          <table:table-cell office:value-type="string" calcext:value-type="string">
            <text:p><text:s/>Schw�bisch Gm�nd-Weil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5" calcext:value-type="float">
            <text:p>445</text:p>
          </table:table-cell>
          <table:table-cell office:value-type="float" office:value="47.7738" calcext:value-type="float">
            <text:p>47.7738</text:p>
          </table:table-cell>
          <table:table-cell office:value-type="float" office:value="8.8219" calcext:value-type="float">
            <text:p>8.8219</text:p>
          </table:table-cell>
          <table:table-cell office:value-type="string" calcext:value-type="string">
            <text:p><text:s/>S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7" calcext:value-type="float">
            <text:p>457</text:p>
          </table:table-cell>
          <table:table-cell office:value-type="float" office:value="51.414" calcext:value-type="float">
            <text:p>51.414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<text:s/>Brilon-Th�l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" calcext:value-type="float">
            <text:p>36</text:p>
          </table:table-cell>
          <table:table-cell office:value-type="float" office:value="52.3613" calcext:value-type="float">
            <text:p>52.3613</text:p>
          </table:table-cell>
          <table:table-cell office:value-type="float" office:value="12.3867" calcext:value-type="float">
            <text:p>12.3867</text:p>
          </table:table-cell>
          <table:table-cell office:value-type="string" calcext:value-type="string">
            <text:p><text:s/>Wusterw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2" calcext:value-type="float">
            <text:p>112</text:p>
          </table:table-cell>
          <table:table-cell office:value-type="float" office:value="52.0304" calcext:value-type="float">
            <text:p>52.0304</text:p>
          </table:table-cell>
          <table:table-cell office:value-type="float" office:value="10.9626" calcext:value-type="float">
            <text:p>10.9626</text:p>
          </table:table-cell>
          <table:table-cell office:value-type="string" calcext:value-type="string">
            <text:p><text:s/>Huy-Pabst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3" calcext:value-type="float">
            <text:p>173</text:p>
          </table:table-cell>
          <table:table-cell office:value-type="float" office:value="50.7577" calcext:value-type="float">
            <text:p>50.7577</text:p>
          </table:table-cell>
          <table:table-cell office:value-type="float" office:value="11.5178" calcext:value-type="float">
            <text:p>11.5178</text:p>
          </table:table-cell>
          <table:table-cell office:value-type="string" calcext:value-type="string">
            <text:p><text:s/>Uhlst�dt-Kirchhasel-Niederkross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1" calcext:value-type="float">
            <text:p>731</text:p>
          </table:table-cell>
          <table:table-cell office:value-type="float" office:value="50.3594" calcext:value-type="float">
            <text:p>50.3594</text:p>
          </table:table-cell>
          <table:table-cell office:value-type="float" office:value="12.4836" calcext:value-type="float">
            <text:p>12.4836</text:p>
          </table:table-cell>
          <table:table-cell office:value-type="string" calcext:value-type="string">
            <text:p><text:s/>Klingenthal-Kameru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0" calcext:value-type="float">
            <text:p>330</text:p>
          </table:table-cell>
          <table:table-cell office:value-type="float" office:value="50.4099" calcext:value-type="float">
            <text:p>50.4099</text:p>
          </table:table-cell>
          <table:table-cell office:value-type="float" office:value="10.4901" calcext:value-type="float">
            <text:p>10.4901</text:p>
          </table:table-cell>
          <table:table-cell office:value-type="string" calcext:value-type="string">
            <text:p><text:s/>R�mhild-S�lz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4" calcext:value-type="float">
            <text:p>274</text:p>
          </table:table-cell>
          <table:table-cell office:value-type="float" office:value="50.9771" calcext:value-type="float">
            <text:p>50.9771</text:p>
          </table:table-cell>
          <table:table-cell office:value-type="float" office:value="12.0044" calcext:value-type="float">
            <text:p>12.0044</text:p>
          </table:table-cell>
          <table:table-cell office:value-type="string" calcext:value-type="string">
            <text:p><text:s/>Crossen/Elster-Nickels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3" calcext:value-type="float">
            <text:p>283</text:p>
          </table:table-cell>
          <table:table-cell office:value-type="float" office:value="50.8426" calcext:value-type="float">
            <text:p>50.8426</text:p>
          </table:table-cell>
          <table:table-cell office:value-type="float" office:value="10.2518" calcext:value-type="float">
            <text:p>10.2518</text:p>
          </table:table-cell>
          <table:table-cell office:value-type="string" calcext:value-type="string">
            <text:p><text:s/>Moorgrund Gr�fen-Nitze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" calcext:value-type="float">
            <text:p>36</text:p>
          </table:table-cell>
          <table:table-cell office:value-type="float" office:value="52.5075" calcext:value-type="float">
            <text:p>52.5075</text:p>
          </table:table-cell>
          <table:table-cell office:value-type="float" office:value="11.8551" calcext:value-type="float">
            <text:p>11.8551</text:p>
          </table:table-cell>
          <table:table-cell office:value-type="string" calcext:value-type="string">
            <text:p><text:s/>Demker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5" calcext:value-type="float">
            <text:p>325</text:p>
          </table:table-cell>
          <table:table-cell office:value-type="float" office:value="48.6705" calcext:value-type="float">
            <text:p>48.6705</text:p>
          </table:table-cell>
          <table:table-cell office:value-type="float" office:value="9.4627" calcext:value-type="float">
            <text:p>9.4627</text:p>
          </table:table-cell>
          <table:table-cell office:value-type="string" calcext:value-type="string">
            <text:p><text:s/>Notz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191102" calcext:value-type="float">
            <text:p>20191102</text:p>
          </table:table-cell>
          <table:table-cell office:value-type="float" office:value="235" calcext:value-type="float">
            <text:p>235</text:p>
          </table:table-cell>
          <table:table-cell office:value-type="float" office:value="51.4895" calcext:value-type="float">
            <text:p>51.4895</text:p>
          </table:table-cell>
          <table:table-cell office:value-type="float" office:value="7.7813" calcext:value-type="float">
            <text:p>7.7813</text:p>
          </table:table-cell>
          <table:table-cell office:value-type="string" calcext:value-type="string">
            <text:p><text:s/>Fr�ndenberg-Hohenhei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0" calcext:value-type="float">
            <text:p>500</text:p>
          </table:table-cell>
          <table:table-cell office:value-type="float" office:value="47.9869" calcext:value-type="float">
            <text:p>47.9869</text:p>
          </table:table-cell>
          <table:table-cell office:value-type="float" office:value="11.9942" calcext:value-type="float">
            <text:p>11.9942</text:p>
          </table:table-cell>
          <table:table-cell office:value-type="string" calcext:value-type="string">
            <text:p><text:s/>A�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0" calcext:value-type="float">
            <text:p>600</text:p>
          </table:table-cell>
          <table:table-cell office:value-type="float" office:value="47.971" calcext:value-type="float">
            <text:p>47.971</text:p>
          </table:table-cell>
          <table:table-cell office:value-type="float" office:value="11.7747" calcext:value-type="float">
            <text:p>11.7747</text:p>
          </table:table-cell>
          <table:table-cell office:value-type="string" calcext:value-type="string">
            <text:p><text:s/>Aying (Brauerei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9.3608" calcext:value-type="float">
            <text:p>49.3608</text:p>
          </table:table-cell>
          <table:table-cell office:value-type="float" office:value="12.4477" calcext:value-type="float">
            <text:p>12.4477</text:p>
          </table:table-cell>
          <table:table-cell office:value-type="string" calcext:value-type="string">
            <text:p><text:s/>Neunburg v. Wald-Eixendorf (Seemeister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0" calcext:value-type="float">
            <text:p>250</text:p>
          </table:table-cell>
          <table:table-cell office:value-type="float" office:value="49.7978" calcext:value-type="float">
            <text:p>49.7978</text:p>
          </table:table-cell>
          <table:table-cell office:value-type="float" office:value="10.9998" calcext:value-type="float">
            <text:p>10.9998</text:p>
          </table:table-cell>
          <table:table-cell office:value-type="string" calcext:value-type="string">
            <text:p><text:s/>Altendorf/Oberfrank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4" calcext:value-type="float">
            <text:p>434</text:p>
          </table:table-cell>
          <table:table-cell office:value-type="float" office:value="49.3826" calcext:value-type="float">
            <text:p>49.3826</text:p>
          </table:table-cell>
          <table:table-cell office:value-type="float" office:value="10.3733" calcext:value-type="float">
            <text:p>10.3733</text:p>
          </table:table-cell>
          <table:table-cell office:value-type="string" calcext:value-type="string">
            <text:p><text:s/>Colmberg-Binzwa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20030514" calcext:value-type="float">
            <text:p>200305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9.2289" calcext:value-type="float">
            <text:p>49.2289</text:p>
          </table:table-cell>
          <table:table-cell office:value-type="float" office:value="10.5044" calcext:value-type="float">
            <text:p>10.5044</text:p>
          </table:table-cell>
          <table:table-cell office:value-type="string" calcext:value-type="string">
            <text:p><text:s/>Herried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20030427" calcext:value-type="float">
            <text:p>2003042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9.6546" calcext:value-type="float">
            <text:p>49.6546</text:p>
          </table:table-cell>
          <table:table-cell office:value-type="float" office:value="9.2609" calcext:value-type="float">
            <text:p>9.2609</text:p>
          </table:table-cell>
          <table:table-cell office:value-type="string" calcext:value-type="string">
            <text:p><text:s/>Amorbach-Neu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0" calcext:value-type="float">
            <text:p>400</text:p>
          </table:table-cell>
          <table:table-cell office:value-type="float" office:value="48.2612" calcext:value-type="float">
            <text:p>48.2612</text:p>
          </table:table-cell>
          <table:table-cell office:value-type="float" office:value="12.4292" calcext:value-type="float">
            <text:p>12.4292</text:p>
          </table:table-cell>
          <table:table-cell office:value-type="string" calcext:value-type="string">
            <text:p><text:s/>Ampfin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50.1141" calcext:value-type="float">
            <text:p>50.1141</text:p>
          </table:table-cell>
          <table:table-cell office:value-type="float" office:value="9.735" calcext:value-type="float">
            <text:p>9.735</text:p>
          </table:table-cell>
          <table:table-cell office:value-type="string" calcext:value-type="string">
            <text:p><text:s/>Gr�fendorf,Kr.Main-Spessart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20031027" calcext:value-type="float">
            <text:p>20031027</text:p>
          </table:table-cell>
          <table:table-cell office:value-type="float" office:value="20211102" calcext:value-type="float">
            <text:p>20211102</text:p>
          </table:table-cell>
          <table:table-cell office:value-type="float" office:value="1320" calcext:value-type="float">
            <text:p>1320</text:p>
          </table:table-cell>
          <table:table-cell office:value-type="float" office:value="47.2689" calcext:value-type="float">
            <text:p>47.2689</text:p>
          </table:table-cell>
          <table:table-cell office:value-type="float" office:value="10.5355" calcext:value-type="float">
            <text:p>10.5355</text:p>
          </table:table-cell>
          <table:table-cell office:value-type="string" calcext:value-type="string">
            <text:p><text:s/>Gramais/�sterreich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20060424" calcext:value-type="float">
            <text:p>20060424</text:p>
          </table:table-cell>
          <table:table-cell office:value-type="float" office:value="20211102" calcext:value-type="float">
            <text:p>20211102</text:p>
          </table:table-cell>
          <table:table-cell office:value-type="float" office:value="1100" calcext:value-type="float">
            <text:p>1100</text:p>
          </table:table-cell>
          <table:table-cell office:value-type="float" office:value="47.3594" calcext:value-type="float">
            <text:p>47.3594</text:p>
          </table:table-cell>
          <table:table-cell office:value-type="float" office:value="10.4578" calcext:value-type="float">
            <text:p>10.4578</text:p>
          </table:table-cell>
          <table:table-cell office:value-type="string" calcext:value-type="string">
            <text:p><text:s/>Hinterhornbach/�sterreich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20030420" calcext:value-type="float">
            <text:p>200304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37" calcext:value-type="float">
            <text:p>737</text:p>
          </table:table-cell>
          <table:table-cell office:value-type="float" office:value="47.5899" calcext:value-type="float">
            <text:p>47.5899</text:p>
          </table:table-cell>
          <table:table-cell office:value-type="float" office:value="11.5504" calcext:value-type="float">
            <text:p>11.5504</text:p>
          </table:table-cell>
          <table:table-cell office:value-type="string" calcext:value-type="string">
            <text:p><text:s/>Lenggries (Sylvenstein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20031025" calcext:value-type="float">
            <text:p>2003102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0" calcext:value-type="float">
            <text:p>600</text:p>
          </table:table-cell>
          <table:table-cell office:value-type="float" office:value="47.5738" calcext:value-type="float">
            <text:p>47.5738</text:p>
          </table:table-cell>
          <table:table-cell office:value-type="float" office:value="9.9033" calcext:value-type="float">
            <text:p>9.9033</text:p>
          </table:table-cell>
          <table:table-cell office:value-type="string" calcext:value-type="string">
            <text:p><text:s/>Weiler-Simmerber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0031101" calcext:value-type="float">
            <text:p>2003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0" calcext:value-type="float">
            <text:p>650</text:p>
          </table:table-cell>
          <table:table-cell office:value-type="float" office:value="47.8023" calcext:value-type="float">
            <text:p>47.8023</text:p>
          </table:table-cell>
          <table:table-cell office:value-type="float" office:value="11.8251" calcext:value-type="float">
            <text:p>11.8251</text:p>
          </table:table-cell>
          <table:table-cell office:value-type="string" calcext:value-type="string">
            <text:p><text:s/>Miesbach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0" calcext:value-type="float">
            <text:p>320</text:p>
          </table:table-cell>
          <table:table-cell office:value-type="float" office:value="48.7751" calcext:value-type="float">
            <text:p>48.7751</text:p>
          </table:table-cell>
          <table:table-cell office:value-type="float" office:value="12.9578" calcext:value-type="float">
            <text:p>12.9578</text:p>
          </table:table-cell>
          <table:table-cell office:value-type="string" calcext:value-type="string">
            <text:p><text:s/>Moos,Kr. Deggendorf-Max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0" calcext:value-type="float">
            <text:p>420</text:p>
          </table:table-cell>
          <table:table-cell office:value-type="float" office:value="48.3014" calcext:value-type="float">
            <text:p>48.3014</text:p>
          </table:table-cell>
          <table:table-cell office:value-type="float" office:value="12.6025" calcext:value-type="float">
            <text:p>12.6025</text:p>
          </table:table-cell>
          <table:table-cell office:value-type="string" calcext:value-type="string">
            <text:p><text:s/>Pleis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0" calcext:value-type="float">
            <text:p>530</text:p>
          </table:table-cell>
          <table:table-cell office:value-type="float" office:value="49.8128" calcext:value-type="float">
            <text:p>49.8128</text:p>
          </table:table-cell>
          <table:table-cell office:value-type="float" office:value="12.3287" calcext:value-type="float">
            <text:p>12.3287</text:p>
          </table:table-cell>
          <table:table-cell office:value-type="string" calcext:value-type="string">
            <text:p><text:s/>Pl��berg-Liebenstein (Speicher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0" calcext:value-type="float">
            <text:p>650</text:p>
          </table:table-cell>
          <table:table-cell office:value-type="float" office:value="47.7733" calcext:value-type="float">
            <text:p>47.7733</text:p>
          </table:table-cell>
          <table:table-cell office:value-type="float" office:value="12.6441" calcext:value-type="float">
            <text:p>12.6441</text:p>
          </table:table-cell>
          <table:table-cell office:value-type="string" calcext:value-type="string">
            <text:p><text:s/>Ruhpoldin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0031011" calcext:value-type="float">
            <text:p>200310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96" calcext:value-type="float">
            <text:p>796</text:p>
          </table:table-cell>
          <table:table-cell office:value-type="float" office:value="47.5768" calcext:value-type="float">
            <text:p>47.5768</text:p>
          </table:table-cell>
          <table:table-cell office:value-type="float" office:value="10.7179" calcext:value-type="float">
            <text:p>10.7179</text:p>
          </table:table-cell>
          <table:table-cell office:value-type="string" calcext:value-type="string">
            <text:p><text:s/>Schwangau-Horn (LfW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20060430" calcext:value-type="float">
            <text:p>20060430</text:p>
          </table:table-cell>
          <table:table-cell office:value-type="float" office:value="20211207" calcext:value-type="float">
            <text:p>20211207</text:p>
          </table:table-cell>
          <table:table-cell office:value-type="float" office:value="1040" calcext:value-type="float">
            <text:p>1040</text:p>
          </table:table-cell>
          <table:table-cell office:value-type="float" office:value="47.5067" calcext:value-type="float">
            <text:p>47.5067</text:p>
          </table:table-cell>
          <table:table-cell office:value-type="float" office:value="10.5019" calcext:value-type="float">
            <text:p>10.5019</text:p>
          </table:table-cell>
          <table:table-cell office:value-type="string" calcext:value-type="string">
            <text:p><text:s/>Untergschwend/�sterreich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20030308" calcext:value-type="float">
            <text:p>200303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4" calcext:value-type="float">
            <text:p>584</text:p>
          </table:table-cell>
          <table:table-cell office:value-type="float" office:value="51.2915" calcext:value-type="float">
            <text:p>51.2915</text:p>
          </table:table-cell>
          <table:table-cell office:value-type="float" office:value="8.5982" calcext:value-type="float">
            <text:p>8.5982</text:p>
          </table:table-cell>
          <table:table-cell office:value-type="string" calcext:value-type="string">
            <text:p><text:s/>Willingen/Hochsauerlan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3" calcext:value-type="float">
            <text:p>193</text:p>
          </table:table-cell>
          <table:table-cell office:value-type="float" office:value="51.2061" calcext:value-type="float">
            <text:p>51.2061</text:p>
          </table:table-cell>
          <table:table-cell office:value-type="float" office:value="10.4978" calcext:value-type="float">
            <text:p>10.4978</text:p>
          </table:table-cell>
          <table:table-cell office:value-type="string" calcext:value-type="string">
            <text:p><text:s/>M�hlhausen/Th�ringen-G�rma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031010" calcext:value-type="float">
            <text:p>200310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5" calcext:value-type="float">
            <text:p>825</text:p>
          </table:table-cell>
          <table:table-cell office:value-type="float" office:value="47.4772" calcext:value-type="float">
            <text:p>47.4772</text:p>
          </table:table-cell>
          <table:table-cell office:value-type="float" office:value="10.9403" calcext:value-type="float">
            <text:p>10.9403</text:p>
          </table:table-cell>
          <table:table-cell office:value-type="string" calcext:value-type="string">
            <text:p><text:s/>Garmisch-Partenkirchen-Grie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" calcext:value-type="float">
            <text:p>1</text:p>
          </table:table-cell>
          <table:table-cell office:value-type="float" office:value="54.1049" calcext:value-type="float">
            <text:p>54.1049</text:p>
          </table:table-cell>
          <table:table-cell office:value-type="float" office:value="13.8239" calcext:value-type="float">
            <text:p>13.8239</text:p>
          </table:table-cell>
          <table:table-cell office:value-type="string" calcext:value-type="string">
            <text:p><text:s/>Karlshag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362" calcext:value-type="float">
            <text:p>362</text:p>
          </table:table-cell>
          <table:table-cell office:value-type="float" office:value="49.5314" calcext:value-type="float">
            <text:p>49.5314</text:p>
          </table:table-cell>
          <table:table-cell office:value-type="float" office:value="10.6418" calcext:value-type="float">
            <text:p>10.6418</text:p>
          </table:table-cell>
          <table:table-cell office:value-type="string" calcext:value-type="string">
            <text:p><text:s/>Markt Erlbach-Mos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0" calcext:value-type="float">
            <text:p>440</text:p>
          </table:table-cell>
          <table:table-cell office:value-type="float" office:value="51.2488" calcext:value-type="float">
            <text:p>51.2488</text:p>
          </table:table-cell>
          <table:table-cell office:value-type="float" office:value="7.4672" calcext:value-type="float">
            <text:p>7.4672</text:p>
          </table:table-cell>
          <table:table-cell office:value-type="string" calcext:value-type="string">
            <text:p><text:s/>Breckerfeld-Wenge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6" calcext:value-type="float">
            <text:p>306</text:p>
          </table:table-cell>
          <table:table-cell office:value-type="float" office:value="51.0507" calcext:value-type="float">
            <text:p>51.0507</text:p>
          </table:table-cell>
          <table:table-cell office:value-type="float" office:value="13.3003" calcext:value-type="float">
            <text:p>13.3003</text:p>
          </table:table-cell>
          <table:table-cell office:value-type="string" calcext:value-type="string">
            <text:p><text:s/>Noss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3" calcext:value-type="float">
            <text:p>123</text:p>
          </table:table-cell>
          <table:table-cell office:value-type="float" office:value="49.0236" calcext:value-type="float">
            <text:p>49.0236</text:p>
          </table:table-cell>
          <table:table-cell office:value-type="float" office:value="8.1788" calcext:value-type="float">
            <text:p>8.1788</text:p>
          </table:table-cell>
          <table:table-cell office:value-type="string" calcext:value-type="string">
            <text:p><text:s/>B�chelbe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3" calcext:value-type="float">
            <text:p>203</text:p>
          </table:table-cell>
          <table:table-cell office:value-type="float" office:value="49.0905" calcext:value-type="float">
            <text:p>49.0905</text:p>
          </table:table-cell>
          <table:table-cell office:value-type="float" office:value="7.8157" calcext:value-type="float">
            <text:p>7.8157</text:p>
          </table:table-cell>
          <table:table-cell office:value-type="string" calcext:value-type="string">
            <text:p><text:s/>Bundenth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" calcext:value-type="float">
            <text:p>97</text:p>
          </table:table-cell>
          <table:table-cell office:value-type="float" office:value="49.4371" calcext:value-type="float">
            <text:p>49.4371</text:p>
          </table:table-cell>
          <table:table-cell office:value-type="float" office:value="8.3133" calcext:value-type="float">
            <text:p>8.3133</text:p>
          </table:table-cell>
          <table:table-cell office:value-type="string" calcext:value-type="string">
            <text:p><text:s/>Dannstadt-Schauern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1" calcext:value-type="float">
            <text:p>261</text:p>
          </table:table-cell>
          <table:table-cell office:value-type="float" office:value="49.5284" calcext:value-type="float">
            <text:p>49.5284</text:p>
          </table:table-cell>
          <table:table-cell office:value-type="float" office:value="7.8887" calcext:value-type="float">
            <text:p>7.8887</text:p>
          </table:table-cell>
          <table:table-cell office:value-type="string" calcext:value-type="string">
            <text:p><text:s/>Enken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00426" calcext:value-type="float">
            <text:p>20100426</text:p>
          </table:table-cell>
          <table:table-cell office:value-type="float" office:value="330" calcext:value-type="float">
            <text:p>330</text:p>
          </table:table-cell>
          <table:table-cell office:value-type="float" office:value="49.6147" calcext:value-type="float">
            <text:p>49.6147</text:p>
          </table:table-cell>
          <table:table-cell office:value-type="float" office:value="7.2025" calcext:value-type="float">
            <text:p>7.2025</text:p>
          </table:table-cell>
          <table:table-cell office:value-type="string" calcext:value-type="string">
            <text:p><text:s/>Hoppst�dten-Weiers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0" calcext:value-type="float">
            <text:p>570</text:p>
          </table:table-cell>
          <table:table-cell office:value-type="float" office:value="50.2272" calcext:value-type="float">
            <text:p>50.2272</text:p>
          </table:table-cell>
          <table:table-cell office:value-type="float" office:value="6.7524" calcext:value-type="float">
            <text:p>6.7524</text:p>
          </table:table-cell>
          <table:table-cell office:value-type="string" calcext:value-type="string">
            <text:p><text:s/>Kirchweil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7" calcext:value-type="float">
            <text:p>327</text:p>
          </table:table-cell>
          <table:table-cell office:value-type="float" office:value="49.5573" calcext:value-type="float">
            <text:p>49.5573</text:p>
          </table:table-cell>
          <table:table-cell office:value-type="float" office:value="6.4541" calcext:value-type="float">
            <text:p>6.4541</text:p>
          </table:table-cell>
          <table:table-cell office:value-type="string" calcext:value-type="string">
            <text:p><text:s/>Kirf-Beur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5" calcext:value-type="float">
            <text:p>215</text:p>
          </table:table-cell>
          <table:table-cell office:value-type="float" office:value="49.5414" calcext:value-type="float">
            <text:p>49.5414</text:p>
          </table:table-cell>
          <table:table-cell office:value-type="float" office:value="7.4299" calcext:value-type="float">
            <text:p>7.4299</text:p>
          </table:table-cell>
          <table:table-cell office:value-type="string" calcext:value-type="string">
            <text:p><text:s/>Kusel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3" calcext:value-type="float">
            <text:p>523</text:p>
          </table:table-cell>
          <table:table-cell office:value-type="float" office:value="50.0971" calcext:value-type="float">
            <text:p>50.0971</text:p>
          </table:table-cell>
          <table:table-cell office:value-type="float" office:value="6.6746" calcext:value-type="float">
            <text:p>6.6746</text:p>
          </table:table-cell>
          <table:table-cell office:value-type="string" calcext:value-type="string">
            <text:p><text:s/>Meisbu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9" calcext:value-type="float">
            <text:p>369</text:p>
          </table:table-cell>
          <table:table-cell office:value-type="float" office:value="49.5892" calcext:value-type="float">
            <text:p>49.5892</text:p>
          </table:table-cell>
          <table:table-cell office:value-type="float" office:value="6.6751" calcext:value-type="float">
            <text:p>6.6751</text:p>
          </table:table-cell>
          <table:table-cell office:value-type="string" calcext:value-type="string">
            <text:p><text:s/>Oberze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10301" calcext:value-type="float">
            <text:p>20110301</text:p>
          </table:table-cell>
          <table:table-cell office:value-type="float" office:value="160" calcext:value-type="float">
            <text:p>160</text:p>
          </table:table-cell>
          <table:table-cell office:value-type="float" office:value="49.687" calcext:value-type="float">
            <text:p>49.687</text:p>
          </table:table-cell>
          <table:table-cell office:value-type="float" office:value="7.6528" calcext:value-type="float">
            <text:p>7.6528</text:p>
          </table:table-cell>
          <table:table-cell office:value-type="string" calcext:value-type="string">
            <text:p><text:s/>Oden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01220" calcext:value-type="float">
            <text:p>20101220</text:p>
          </table:table-cell>
          <table:table-cell office:value-type="float" office:value="290" calcext:value-type="float">
            <text:p>290</text:p>
          </table:table-cell>
          <table:table-cell office:value-type="float" office:value="49.2156" calcext:value-type="float">
            <text:p>49.2156</text:p>
          </table:table-cell>
          <table:table-cell office:value-type="float" office:value="7.5825" calcext:value-type="float">
            <text:p>7.5825</text:p>
          </table:table-cell>
          <table:table-cell office:value-type="string" calcext:value-type="string">
            <text:p><text:s/>Pirmasens-Felsalb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10715" calcext:value-type="float">
            <text:p>20210715</text:p>
          </table:table-cell>
          <table:table-cell office:value-type="float" office:value="60" calcext:value-type="float">
            <text:p>60</text:p>
          </table:table-cell>
          <table:table-cell office:value-type="float" office:value="50.5539" calcext:value-type="float">
            <text:p>50.5539</text:p>
          </table:table-cell>
          <table:table-cell office:value-type="float" office:value="7.2554" calcext:value-type="float">
            <text:p>7.2554</text:p>
          </table:table-cell>
          <table:table-cell office:value-type="string" calcext:value-type="string">
            <text:p><text:s/>Sinzi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5" calcext:value-type="float">
            <text:p>325</text:p>
          </table:table-cell>
          <table:table-cell office:value-type="float" office:value="49.9285" calcext:value-type="float">
            <text:p>49.9285</text:p>
          </table:table-cell>
          <table:table-cell office:value-type="float" office:value="6.6209" calcext:value-type="float">
            <text:p>6.6209</text:p>
          </table:table-cell>
          <table:table-cell office:value-type="string" calcext:value-type="string">
            <text:p><text:s/>Speich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20161020" calcext:value-type="float">
            <text:p>2016102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8" calcext:value-type="float">
            <text:p>128</text:p>
          </table:table-cell>
          <table:table-cell office:value-type="float" office:value="49.8559" calcext:value-type="float">
            <text:p>49.8559</text:p>
          </table:table-cell>
          <table:table-cell office:value-type="float" office:value="7.9806" calcext:value-type="float">
            <text:p>7.9806</text:p>
          </table:table-cell>
          <table:table-cell office:value-type="string" calcext:value-type="string">
            <text:p><text:s/>Sprendling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0" calcext:value-type="float">
            <text:p>390</text:p>
          </table:table-cell>
          <table:table-cell office:value-type="float" office:value="50.1153" calcext:value-type="float">
            <text:p>50.1153</text:p>
          </table:table-cell>
          <table:table-cell office:value-type="float" office:value="6.9215" calcext:value-type="float">
            <text:p>6.9215</text:p>
          </table:table-cell>
          <table:table-cell office:value-type="string" calcext:value-type="string">
            <text:p><text:s/>Stroh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00826" calcext:value-type="float">
            <text:p>20100826</text:p>
          </table:table-cell>
          <table:table-cell office:value-type="float" office:value="163" calcext:value-type="float">
            <text:p>163</text:p>
          </table:table-cell>
          <table:table-cell office:value-type="float" office:value="49.6503" calcext:value-type="float">
            <text:p>49.6503</text:p>
          </table:table-cell>
          <table:table-cell office:value-type="float" office:value="6.5332" calcext:value-type="float">
            <text:p>6.5332</text:p>
          </table:table-cell>
          <table:table-cell office:value-type="string" calcext:value-type="string">
            <text:p><text:s/>Wawe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00519" calcext:value-type="float">
            <text:p>20100519</text:p>
          </table:table-cell>
          <table:table-cell office:value-type="float" office:value="210" calcext:value-type="float">
            <text:p>210</text:p>
          </table:table-cell>
          <table:table-cell office:value-type="float" office:value="49.4114" calcext:value-type="float">
            <text:p>49.4114</text:p>
          </table:table-cell>
          <table:table-cell office:value-type="float" office:value="8.006" calcext:value-type="float">
            <text:p>8.006</text:p>
          </table:table-cell>
          <table:table-cell office:value-type="string" calcext:value-type="string">
            <text:p><text:s/>Weidenth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20090916" calcext:value-type="float">
            <text:p>2009091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0" calcext:value-type="float">
            <text:p>650</text:p>
          </table:table-cell>
          <table:table-cell office:value-type="float" office:value="49.7286" calcext:value-type="float">
            <text:p>49.7286</text:p>
          </table:table-cell>
          <table:table-cell office:value-type="float" office:value="7.1289" calcext:value-type="float">
            <text:p>7.1289</text:p>
          </table:table-cell>
          <table:table-cell office:value-type="string" calcext:value-type="string">
            <text:p><text:s/>H�ttgeswas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100831" calcext:value-type="float">
            <text:p>20100831</text:p>
          </table:table-cell>
          <table:table-cell office:value-type="float" office:value="215" calcext:value-type="float">
            <text:p>215</text:p>
          </table:table-cell>
          <table:table-cell office:value-type="float" office:value="49.2039" calcext:value-type="float">
            <text:p>49.2039</text:p>
          </table:table-cell>
          <table:table-cell office:value-type="float" office:value="8.0308" calcext:value-type="float">
            <text:p>8.0308</text:p>
          </table:table-cell>
          <table:table-cell office:value-type="string" calcext:value-type="string">
            <text:p><text:s/>Birkweil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8" calcext:value-type="float">
            <text:p>288</text:p>
          </table:table-cell>
          <table:table-cell office:value-type="float" office:value="50.0132" calcext:value-type="float">
            <text:p>50.0132</text:p>
          </table:table-cell>
          <table:table-cell office:value-type="float" office:value="9.654" calcext:value-type="float">
            <text:p>9.654</text:p>
          </table:table-cell>
          <table:table-cell office:value-type="string" calcext:value-type="string">
            <text:p><text:s/>Lohr/Main-Hals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" calcext:value-type="float">
            <text:p>59</text:p>
          </table:table-cell>
          <table:table-cell office:value-type="float" office:value="51.7663" calcext:value-type="float">
            <text:p>51.7663</text:p>
          </table:table-cell>
          <table:table-cell office:value-type="float" office:value="7.5194" calcext:value-type="float">
            <text:p>7.5194</text:p>
          </table:table-cell>
          <table:table-cell office:value-type="string" calcext:value-type="string">
            <text:p><text:s/>L�dinghausen-Brochtrup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5" calcext:value-type="float">
            <text:p>605</text:p>
          </table:table-cell>
          <table:table-cell office:value-type="float" office:value="50.3618" calcext:value-type="float">
            <text:p>50.3618</text:p>
          </table:table-cell>
          <table:table-cell office:value-type="float" office:value="11.6223" calcext:value-type="float">
            <text:p>11.6223</text:p>
          </table:table-cell>
          <table:table-cell office:value-type="string" calcext:value-type="string">
            <text:p><text:s/>Steben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3" calcext:value-type="float">
            <text:p>393</text:p>
          </table:table-cell>
          <table:table-cell office:value-type="float" office:value="49.9321" calcext:value-type="float">
            <text:p>49.9321</text:p>
          </table:table-cell>
          <table:table-cell office:value-type="float" office:value="7.388" calcext:value-type="float">
            <text:p>7.388</text:p>
          </table:table-cell>
          <table:table-cell office:value-type="string" calcext:value-type="string">
            <text:p><text:s/>Kirchberg, Rhein-Hunsr�ck-Krei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20031115" calcext:value-type="float">
            <text:p>200311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8" calcext:value-type="float">
            <text:p>658</text:p>
          </table:table-cell>
          <table:table-cell office:value-type="float" office:value="47.9603" calcext:value-type="float">
            <text:p>47.9603</text:p>
          </table:table-cell>
          <table:table-cell office:value-type="float" office:value="11.0136" calcext:value-type="float">
            <text:p>11.0136</text:p>
          </table:table-cell>
          <table:table-cell office:value-type="string" calcext:value-type="string">
            <text:p><text:s/>Die�en/Ammersee-Dettensch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20031010" calcext:value-type="float">
            <text:p>200310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9" calcext:value-type="float">
            <text:p>609</text:p>
          </table:table-cell>
          <table:table-cell office:value-type="float" office:value="47.6572" calcext:value-type="float">
            <text:p>47.6572</text:p>
          </table:table-cell>
          <table:table-cell office:value-type="float" office:value="11.3187" calcext:value-type="float">
            <text:p>11.3187</text:p>
          </table:table-cell>
          <table:table-cell office:value-type="string" calcext:value-type="string">
            <text:p><text:s/>Schleh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20040902" calcext:value-type="float">
            <text:p>200409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2" calcext:value-type="float">
            <text:p>902</text:p>
          </table:table-cell>
          <table:table-cell office:value-type="float" office:value="47.5075" calcext:value-type="float">
            <text:p>47.5075</text:p>
          </table:table-cell>
          <table:table-cell office:value-type="float" office:value="11.7049" calcext:value-type="float">
            <text:p>11.7049</text:p>
          </table:table-cell>
          <table:table-cell office:value-type="string" calcext:value-type="string">
            <text:p><text:s/>Achenkirch/�sterreich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8" calcext:value-type="float">
            <text:p>168</text:p>
          </table:table-cell>
          <table:table-cell office:value-type="float" office:value="50.394" calcext:value-type="float">
            <text:p>50.394</text:p>
          </table:table-cell>
          <table:table-cell office:value-type="float" office:value="8.1423" calcext:value-type="float">
            <text:p>8.1423</text:p>
          </table:table-cell>
          <table:table-cell office:value-type="string" calcext:value-type="string">
            <text:p><text:s/>Runkel-Enneri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1" calcext:value-type="float">
            <text:p>531</text:p>
          </table:table-cell>
          <table:table-cell office:value-type="float" office:value="48.207" calcext:value-type="float">
            <text:p>48.207</text:p>
          </table:table-cell>
          <table:table-cell office:value-type="float" office:value="11.2035" calcext:value-type="float">
            <text:p>11.2035</text:p>
          </table:table-cell>
          <table:table-cell office:value-type="string" calcext:value-type="string">
            <text:p><text:s/>Maisach-Gal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5" calcext:value-type="float">
            <text:p>305</text:p>
          </table:table-cell>
          <table:table-cell office:value-type="float" office:value="50.0579" calcext:value-type="float">
            <text:p>50.0579</text:p>
          </table:table-cell>
          <table:table-cell office:value-type="float" office:value="10.2972" calcext:value-type="float">
            <text:p>10.2972</text:p>
          </table:table-cell>
          <table:table-cell office:value-type="string" calcext:value-type="string">
            <text:p><text:s/>Schonungen-Mai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9" calcext:value-type="float">
            <text:p>429</text:p>
          </table:table-cell>
          <table:table-cell office:value-type="float" office:value="48.702" calcext:value-type="float">
            <text:p>48.702</text:p>
          </table:table-cell>
          <table:table-cell office:value-type="float" office:value="11.8493" calcext:value-type="float">
            <text:p>11.8493</text:p>
          </table:table-cell>
          <table:table-cell office:value-type="string" calcext:value-type="string">
            <text:p><text:s/>Elsendorf-Horne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" calcext:value-type="float">
            <text:p>54</text:p>
          </table:table-cell>
          <table:table-cell office:value-type="float" office:value="53.5255" calcext:value-type="float">
            <text:p>53.5255</text:p>
          </table:table-cell>
          <table:table-cell office:value-type="float" office:value="13.0161" calcext:value-type="float">
            <text:p>13.0161</text:p>
          </table:table-cell>
          <table:table-cell office:value-type="string" calcext:value-type="string">
            <text:p><text:s/>Gro� Luk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" calcext:value-type="float">
            <text:p>34</text:p>
          </table:table-cell>
          <table:table-cell office:value-type="float" office:value="53.5035" calcext:value-type="float">
            <text:p>53.5035</text:p>
          </table:table-cell>
          <table:table-cell office:value-type="float" office:value="11.0014" calcext:value-type="float">
            <text:p>11.0014</text:p>
          </table:table-cell>
          <table:table-cell office:value-type="string" calcext:value-type="string">
            <text:p><text:s/>Dod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" calcext:value-type="float">
            <text:p>14</text:p>
          </table:table-cell>
          <table:table-cell office:value-type="float" office:value="53.0443" calcext:value-type="float">
            <text:p>53.0443</text:p>
          </table:table-cell>
          <table:table-cell office:value-type="float" office:value="14.2423" calcext:value-type="float">
            <text:p>14.2423</text:p>
          </table:table-cell>
          <table:table-cell office:value-type="string" calcext:value-type="string">
            <text:p><text:s/>Berkholz-Mey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11004" calcext:value-type="float">
            <text:p>20211004</text:p>
          </table:table-cell>
          <table:table-cell office:value-type="float" office:value="187" calcext:value-type="float">
            <text:p>187</text:p>
          </table:table-cell>
          <table:table-cell office:value-type="float" office:value="52.0111" calcext:value-type="float">
            <text:p>52.0111</text:p>
          </table:table-cell>
          <table:table-cell office:value-type="float" office:value="10.3966" calcext:value-type="float">
            <text:p>10.3966</text:p>
          </table:table-cell>
          <table:table-cell office:value-type="string" calcext:value-type="string">
            <text:p><text:s/>Liebenburg-Othfre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1" calcext:value-type="float">
            <text:p>221</text:p>
          </table:table-cell>
          <table:table-cell office:value-type="float" office:value="49.6208" calcext:value-type="float">
            <text:p>49.6208</text:p>
          </table:table-cell>
          <table:table-cell office:value-type="float" office:value="9.6032" calcext:value-type="float">
            <text:p>9.6032</text:p>
          </table:table-cell>
          <table:table-cell office:value-type="string" calcext:value-type="string">
            <text:p><text:s/>K�nig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9" calcext:value-type="float">
            <text:p>719</text:p>
          </table:table-cell>
          <table:table-cell office:value-type="float" office:value="47.835" calcext:value-type="float">
            <text:p>47.835</text:p>
          </table:table-cell>
          <table:table-cell office:value-type="float" office:value="12.6548" calcext:value-type="float">
            <text:p>12.6548</text:p>
          </table:table-cell>
          <table:table-cell office:value-type="string" calcext:value-type="string">
            <text:p><text:s/>Siegsdorf-H�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5" calcext:value-type="float">
            <text:p>105</text:p>
          </table:table-cell>
          <table:table-cell office:value-type="float" office:value="52.0714" calcext:value-type="float">
            <text:p>52.0714</text:p>
          </table:table-cell>
          <table:table-cell office:value-type="float" office:value="8.4565" calcext:value-type="float">
            <text:p>8.4565</text:p>
          </table:table-cell>
          <table:table-cell office:value-type="string" calcext:value-type="string">
            <text:p><text:s/>Bielefeld-Depp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160516" calcext:value-type="float">
            <text:p>20160516</text:p>
          </table:table-cell>
          <table:table-cell office:value-type="float" office:value="565" calcext:value-type="float">
            <text:p>565</text:p>
          </table:table-cell>
          <table:table-cell office:value-type="float" office:value="47.9655" calcext:value-type="float">
            <text:p>47.9655</text:p>
          </table:table-cell>
          <table:table-cell office:value-type="float" office:value="9.6804" calcext:value-type="float">
            <text:p>9.6804</text:p>
          </table:table-cell>
          <table:table-cell office:value-type="string" calcext:value-type="string">
            <text:p><text:s/>Aulendorf-Hasl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2" calcext:value-type="float">
            <text:p>682</text:p>
          </table:table-cell>
          <table:table-cell office:value-type="float" office:value="48.2962" calcext:value-type="float">
            <text:p>48.2962</text:p>
          </table:table-cell>
          <table:table-cell office:value-type="float" office:value="9.0701" calcext:value-type="float">
            <text:p>9.0701</text:p>
          </table:table-cell>
          <table:table-cell office:value-type="string" calcext:value-type="string">
            <text:p><text:s/>Burladingen-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3" calcext:value-type="float">
            <text:p>303</text:p>
          </table:table-cell>
          <table:table-cell office:value-type="float" office:value="49.6111" calcext:value-type="float">
            <text:p>49.6111</text:p>
          </table:table-cell>
          <table:table-cell office:value-type="float" office:value="7.6428" calcext:value-type="float">
            <text:p>7.6428</text:p>
          </table:table-cell>
          <table:table-cell office:value-type="string" calcext:value-type="string">
            <text:p><text:s/>Ein�ll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20071030" calcext:value-type="float">
            <text:p>20071030</text:p>
          </table:table-cell>
          <table:table-cell office:value-type="float" office:value="20160824" calcext:value-type="float">
            <text:p>20160824</text:p>
          </table:table-cell>
          <table:table-cell office:value-type="float" office:value="140" calcext:value-type="float">
            <text:p>140</text:p>
          </table:table-cell>
          <table:table-cell office:value-type="float" office:value="49.7874" calcext:value-type="float">
            <text:p>49.7874</text:p>
          </table:table-cell>
          <table:table-cell office:value-type="float" office:value="7.9839" calcext:value-type="float">
            <text:p>7.9839</text:p>
          </table:table-cell>
          <table:table-cell office:value-type="string" calcext:value-type="string">
            <text:p><text:s/>Eckels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4" calcext:value-type="float">
            <text:p>194</text:p>
          </table:table-cell>
          <table:table-cell office:value-type="float" office:value="49.7636" calcext:value-type="float">
            <text:p>49.7636</text:p>
          </table:table-cell>
          <table:table-cell office:value-type="float" office:value="9.4063" calcext:value-type="float">
            <text:p>9.4063</text:p>
          </table:table-cell>
          <table:table-cell office:value-type="string" calcext:value-type="string">
            <text:p><text:s/>Freudenberg/Main-Box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20050416" calcext:value-type="float">
            <text:p>2005041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0" calcext:value-type="float">
            <text:p>570</text:p>
          </table:table-cell>
          <table:table-cell office:value-type="float" office:value="47.9324" calcext:value-type="float">
            <text:p>47.9324</text:p>
          </table:table-cell>
          <table:table-cell office:value-type="float" office:value="9.5512" calcext:value-type="float">
            <text:p>9.5512</text:p>
          </table:table-cell>
          <table:table-cell office:value-type="string" calcext:value-type="string">
            <text:p><text:s/>Alts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20050416" calcext:value-type="float">
            <text:p>2005041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40" calcext:value-type="float">
            <text:p>640</text:p>
          </table:table-cell>
          <table:table-cell office:value-type="float" office:value="47.7777" calcext:value-type="float">
            <text:p>47.7777</text:p>
          </table:table-cell>
          <table:table-cell office:value-type="float" office:value="9.887" calcext:value-type="float">
            <text:p>9.887</text:p>
          </table:table-cell>
          <table:table-cell office:value-type="string" calcext:value-type="string">
            <text:p><text:s/>Ki�legg, Kr. Ravensbu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0" calcext:value-type="float">
            <text:p>280</text:p>
          </table:table-cell>
          <table:table-cell office:value-type="float" office:value="49.6789" calcext:value-type="float">
            <text:p>49.6789</text:p>
          </table:table-cell>
          <table:table-cell office:value-type="float" office:value="9.523" calcext:value-type="float">
            <text:p>9.523</text:p>
          </table:table-cell>
          <table:table-cell office:value-type="string" calcext:value-type="string">
            <text:p><text:s/>K�lsheim (Kl�rwerk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20050412" calcext:value-type="float">
            <text:p>20050412</text:p>
          </table:table-cell>
          <table:table-cell office:value-type="float" office:value="20101201" calcext:value-type="float">
            <text:p>20101201</text:p>
          </table:table-cell>
          <table:table-cell office:value-type="float" office:value="493" calcext:value-type="float">
            <text:p>493</text:p>
          </table:table-cell>
          <table:table-cell office:value-type="float" office:value="48.8868" calcext:value-type="float">
            <text:p>48.8868</text:p>
          </table:table-cell>
          <table:table-cell office:value-type="float" office:value="9.8666" calcext:value-type="float">
            <text:p>9.8666</text:p>
          </table:table-cell>
          <table:table-cell office:value-type="string" calcext:value-type="string">
            <text:p><text:s/>Leinzell-Esch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101130" calcext:value-type="float">
            <text:p>20101130</text:p>
          </table:table-cell>
          <table:table-cell office:value-type="float" office:value="220" calcext:value-type="float">
            <text:p>220</text:p>
          </table:table-cell>
          <table:table-cell office:value-type="float" office:value="49.1739" calcext:value-type="float">
            <text:p>49.1739</text:p>
          </table:table-cell>
          <table:table-cell office:value-type="float" office:value="9.0421" calcext:value-type="float">
            <text:p>9.0421</text:p>
          </table:table-cell>
          <table:table-cell office:value-type="string" calcext:value-type="string">
            <text:p><text:s/>Massenbach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0" calcext:value-type="float">
            <text:p>170</text:p>
          </table:table-cell>
          <table:table-cell office:value-type="float" office:value="49.3078" calcext:value-type="float">
            <text:p>49.3078</text:p>
          </table:table-cell>
          <table:table-cell office:value-type="float" office:value="9.3606" calcext:value-type="float">
            <text:p>9.3606</text:p>
          </table:table-cell>
          <table:table-cell office:value-type="string" calcext:value-type="string">
            <text:p><text:s/>M�ckm�hl/Jags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161110" calcext:value-type="float">
            <text:p>20161110</text:p>
          </table:table-cell>
          <table:table-cell office:value-type="float" office:value="375" calcext:value-type="float">
            <text:p>375</text:p>
          </table:table-cell>
          <table:table-cell office:value-type="float" office:value="49.4042" calcext:value-type="float">
            <text:p>49.4042</text:p>
          </table:table-cell>
          <table:table-cell office:value-type="float" office:value="9.8691" calcext:value-type="float">
            <text:p>9.8691</text:p>
          </table:table-cell>
          <table:table-cell office:value-type="string" calcext:value-type="string">
            <text:p><text:s/>Niederstetten-Adolz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20050416" calcext:value-type="float">
            <text:p>20050416</text:p>
          </table:table-cell>
          <table:table-cell office:value-type="float" office:value="20220104" calcext:value-type="float">
            <text:p>20220104</text:p>
          </table:table-cell>
          <table:table-cell office:value-type="float" office:value="415" calcext:value-type="float">
            <text:p>415</text:p>
          </table:table-cell>
          <table:table-cell office:value-type="float" office:value="49.257" calcext:value-type="float">
            <text:p>49.257</text:p>
          </table:table-cell>
          <table:table-cell office:value-type="float" office:value="10.0152" calcext:value-type="float">
            <text:p>10.0152</text:p>
          </table:table-cell>
          <table:table-cell office:value-type="string" calcext:value-type="string">
            <text:p><text:s/>Rot am Se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48.2934" calcext:value-type="float">
            <text:p>48.2934</text:p>
          </table:table-cell>
          <table:table-cell office:value-type="float" office:value="8.3066" calcext:value-type="float">
            <text:p>8.3066</text:p>
          </table:table-cell>
          <table:table-cell office:value-type="string" calcext:value-type="string">
            <text:p><text:s/>Schiltach/ Kinzi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0" calcext:value-type="float">
            <text:p>650</text:p>
          </table:table-cell>
          <table:table-cell office:value-type="float" office:value="48.2109" calcext:value-type="float">
            <text:p>48.2109</text:p>
          </table:table-cell>
          <table:table-cell office:value-type="float" office:value="8.7656" calcext:value-type="float">
            <text:p>8.7656</text:p>
          </table:table-cell>
          <table:table-cell office:value-type="string" calcext:value-type="string">
            <text:p><text:s/>Sch�mberg-Stause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121201" calcext:value-type="float">
            <text:p>20121201</text:p>
          </table:table-cell>
          <table:table-cell office:value-type="float" office:value="380" calcext:value-type="float">
            <text:p>380</text:p>
          </table:table-cell>
          <table:table-cell office:value-type="float" office:value="49.0537" calcext:value-type="float">
            <text:p>49.0537</text:p>
          </table:table-cell>
          <table:table-cell office:value-type="float" office:value="9.6245" calcext:value-type="float">
            <text:p>9.6245</text:p>
          </table:table-cell>
          <table:table-cell office:value-type="string" calcext:value-type="string">
            <text:p><text:s/>Schw�bisch Hall-Wielandsweil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0" calcext:value-type="float">
            <text:p>200</text:p>
          </table:table-cell>
          <table:table-cell office:value-type="float" office:value="48.9243" calcext:value-type="float">
            <text:p>48.9243</text:p>
          </table:table-cell>
          <table:table-cell office:value-type="float" office:value="8.9536" calcext:value-type="float">
            <text:p>8.9536</text:p>
          </table:table-cell>
          <table:table-cell office:value-type="string" calcext:value-type="string">
            <text:p><text:s/>Vaihingen/ E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20050412" calcext:value-type="float">
            <text:p>20050412</text:p>
          </table:table-cell>
          <table:table-cell office:value-type="float" office:value="20160323" calcext:value-type="float">
            <text:p>20160323</text:p>
          </table:table-cell>
          <table:table-cell office:value-type="float" office:value="178" calcext:value-type="float">
            <text:p>178</text:p>
          </table:table-cell>
          <table:table-cell office:value-type="float" office:value="49.3031" calcext:value-type="float">
            <text:p>49.3031</text:p>
          </table:table-cell>
          <table:table-cell office:value-type="float" office:value="8.9032" calcext:value-type="float">
            <text:p>8.9032</text:p>
          </table:table-cell>
          <table:table-cell office:value-type="string" calcext:value-type="string">
            <text:p><text:s/>Waibstadt/Schwarz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7" calcext:value-type="float">
            <text:p>567</text:p>
          </table:table-cell>
          <table:table-cell office:value-type="float" office:value="48.4692" calcext:value-type="float">
            <text:p>48.4692</text:p>
          </table:table-cell>
          <table:table-cell office:value-type="float" office:value="8.6304" calcext:value-type="float">
            <text:p>8.6304</text:p>
          </table:table-cell>
          <table:table-cell office:value-type="string" calcext:value-type="string">
            <text:p><text:s/>Horb-Alt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20050414" calcext:value-type="float">
            <text:p>2005041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0" calcext:value-type="float">
            <text:p>470</text:p>
          </table:table-cell>
          <table:table-cell office:value-type="float" office:value="48.8707" calcext:value-type="float">
            <text:p>48.8707</text:p>
          </table:table-cell>
          <table:table-cell office:value-type="float" office:value="9.6442" calcext:value-type="float">
            <text:p>9.6442</text:p>
          </table:table-cell>
          <table:table-cell office:value-type="string" calcext:value-type="string">
            <text:p><text:s/>Welzheim (Kl�ranlage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5" calcext:value-type="float">
            <text:p>565</text:p>
          </table:table-cell>
          <table:table-cell office:value-type="float" office:value="48.5682" calcext:value-type="float">
            <text:p>48.5682</text:p>
          </table:table-cell>
          <table:table-cell office:value-type="float" office:value="9.6372" calcext:value-type="float">
            <text:p>9.6372</text:p>
          </table:table-cell>
          <table:table-cell office:value-type="string" calcext:value-type="string">
            <text:p><text:s/>Wiesenstei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3" calcext:value-type="float">
            <text:p>303</text:p>
          </table:table-cell>
          <table:table-cell office:value-type="float" office:value="48.1372" calcext:value-type="float">
            <text:p>48.1372</text:p>
          </table:table-cell>
          <table:table-cell office:value-type="float" office:value="8.0097" calcext:value-type="float">
            <text:p>8.0097</text:p>
          </table:table-cell>
          <table:table-cell office:value-type="string" calcext:value-type="string">
            <text:p><text:s/>Wind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040930" calcext:value-type="float">
            <text:p>20040930</text:p>
          </table:table-cell>
          <table:table-cell office:value-type="float" office:value="62" calcext:value-type="float">
            <text:p>62</text:p>
          </table:table-cell>
          <table:table-cell office:value-type="float" office:value="53.1424" calcext:value-type="float">
            <text:p>53.1424</text:p>
          </table:table-cell>
          <table:table-cell office:value-type="float" office:value="13.0319" calcext:value-type="float">
            <text:p>13.0319</text:p>
          </table:table-cell>
          <table:table-cell office:value-type="string" calcext:value-type="string">
            <text:p><text:s/>Neuglobsow (HM)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" calcext:value-type="float">
            <text:p>68</text:p>
          </table:table-cell>
          <table:table-cell office:value-type="float" office:value="52.4153" calcext:value-type="float">
            <text:p>52.4153</text:p>
          </table:table-cell>
          <table:table-cell office:value-type="float" office:value="11.0758" calcext:value-type="float">
            <text:p>11.0758</text:p>
          </table:table-cell>
          <table:table-cell office:value-type="string" calcext:value-type="string">
            <text:p><text:s/>Oebisfelde-Weferlingen-B�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20041206" calcext:value-type="float">
            <text:p>2004120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0" calcext:value-type="float">
            <text:p>980</text:p>
          </table:table-cell>
          <table:table-cell office:value-type="float" office:value="47.605" calcext:value-type="float">
            <text:p>47.605</text:p>
          </table:table-cell>
          <table:table-cell office:value-type="float" office:value="13.0153" calcext:value-type="float">
            <text:p>13.0153</text:p>
          </table:table-cell>
          <table:table-cell office:value-type="string" calcext:value-type="string">
            <text:p><text:s/>Berchtesgaden/Jenn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" calcext:value-type="float">
            <text:p>5</text:p>
          </table:table-cell>
          <table:table-cell office:value-type="float" office:value="54.5268" calcext:value-type="float">
            <text:p>54.5268</text:p>
          </table:table-cell>
          <table:table-cell office:value-type="float" office:value="9.0425" calcext:value-type="float">
            <text:p>9.0425</text:p>
          </table:table-cell>
          <table:table-cell office:value-type="string" calcext:value-type="string">
            <text:p><text:s/>Hattsted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5" calcext:value-type="float">
            <text:p>435</text:p>
          </table:table-cell>
          <table:table-cell office:value-type="float" office:value="48.7374" calcext:value-type="float">
            <text:p>48.7374</text:p>
          </table:table-cell>
          <table:table-cell office:value-type="float" office:value="10.7393" calcext:value-type="float">
            <text:p>10.7393</text:p>
          </table:table-cell>
          <table:table-cell office:value-type="string" calcext:value-type="string">
            <text:p><text:s/>Donauw�rth-Osterweil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51.1507" calcext:value-type="float">
            <text:p>51.1507</text:p>
          </table:table-cell>
          <table:table-cell office:value-type="float" office:value="11.3321" calcext:value-type="float">
            <text:p>11.3321</text:p>
          </table:table-cell>
          <table:table-cell office:value-type="string" calcext:value-type="string">
            <text:p><text:s/>Olbersleb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00" calcext:value-type="float">
            <text:p>700</text:p>
          </table:table-cell>
          <table:table-cell office:value-type="float" office:value="47.766" calcext:value-type="float">
            <text:p>47.766</text:p>
          </table:table-cell>
          <table:table-cell office:value-type="float" office:value="7.7215" calcext:value-type="float">
            <text:p>7.7215</text:p>
          </table:table-cell>
          <table:table-cell office:value-type="string" calcext:value-type="string">
            <text:p><text:s/>Malsburg-Marzel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2359" calcext:value-type="float">
            <text:p>51.2359</text:p>
          </table:table-cell>
          <table:table-cell office:value-type="float" office:value="12.5517" calcext:value-type="float">
            <text:p>12.5517</text:p>
          </table:table-cell>
          <table:table-cell office:value-type="string" calcext:value-type="string">
            <text:p><text:s/>Belgershai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20050415" calcext:value-type="float">
            <text:p>20050415</text:p>
          </table:table-cell>
          <table:table-cell office:value-type="float" office:value="20120206" calcext:value-type="float">
            <text:p>20120206</text:p>
          </table:table-cell>
          <table:table-cell office:value-type="float" office:value="85" calcext:value-type="float">
            <text:p>85</text:p>
          </table:table-cell>
          <table:table-cell office:value-type="float" office:value="50.0003" calcext:value-type="float">
            <text:p>50.0003</text:p>
          </table:table-cell>
          <table:table-cell office:value-type="float" office:value="8.1025" calcext:value-type="float">
            <text:p>8.1025</text:p>
          </table:table-cell>
          <table:table-cell office:value-type="string" calcext:value-type="string">
            <text:p><text:s/>Heidesheim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20110901" calcext:value-type="float">
            <text:p>20110901</text:p>
          </table:table-cell>
          <table:table-cell office:value-type="float" office:value="20151005" calcext:value-type="float">
            <text:p>20151005</text:p>
          </table:table-cell>
          <table:table-cell office:value-type="float" office:value="2650" calcext:value-type="float">
            <text:p>2650</text:p>
          </table:table-cell>
          <table:table-cell office:value-type="float" office:value="47.4167" calcext:value-type="float">
            <text:p>47.4167</text:p>
          </table:table-cell>
          <table:table-cell office:value-type="float" office:value="10.9794" calcext:value-type="float">
            <text:p>10.9794</text:p>
          </table:table-cell>
          <table:table-cell office:value-type="string" calcext:value-type="string">
            <text:p><text:s/>Schneefernerhau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4" calcext:value-type="float">
            <text:p>134</text:p>
          </table:table-cell>
          <table:table-cell office:value-type="float" office:value="51.1918" calcext:value-type="float">
            <text:p>51.1918</text:p>
          </table:table-cell>
          <table:table-cell office:value-type="float" office:value="12.7645" calcext:value-type="float">
            <text:p>12.7645</text:p>
          </table:table-cell>
          <table:table-cell office:value-type="string" calcext:value-type="string">
            <text:p><text:s/>Grimma-Kleinboth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3" calcext:value-type="float">
            <text:p>323</text:p>
          </table:table-cell>
          <table:table-cell office:value-type="float" office:value="50.8836" calcext:value-type="float">
            <text:p>50.8836</text:p>
          </table:table-cell>
          <table:table-cell office:value-type="float" office:value="13.0425" calcext:value-type="float">
            <text:p>13.0425</text:p>
          </table:table-cell>
          <table:table-cell office:value-type="string" calcext:value-type="string">
            <text:p><text:s/>Frankenberg-Altenhai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9" calcext:value-type="float">
            <text:p>219</text:p>
          </table:table-cell>
          <table:table-cell office:value-type="float" office:value="50.8543" calcext:value-type="float">
            <text:p>50.8543</text:p>
          </table:table-cell>
          <table:table-cell office:value-type="float" office:value="12.4216" calcext:value-type="float">
            <text:p>12.4216</text:p>
          </table:table-cell>
          <table:table-cell office:value-type="string" calcext:value-type="string">
            <text:p><text:s/>Pon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5" calcext:value-type="float">
            <text:p>465</text:p>
          </table:table-cell>
          <table:table-cell office:value-type="float" office:value="50.5467" calcext:value-type="float">
            <text:p>50.5467</text:p>
          </table:table-cell>
          <table:table-cell office:value-type="float" office:value="12.2863" calcext:value-type="float">
            <text:p>12.2863</text:p>
          </table:table-cell>
          <table:table-cell office:value-type="string" calcext:value-type="string">
            <text:p><text:s/>Treu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9" calcext:value-type="float">
            <text:p>159</text:p>
          </table:table-cell>
          <table:table-cell office:value-type="float" office:value="51.4633" calcext:value-type="float">
            <text:p>51.4633</text:p>
          </table:table-cell>
          <table:table-cell office:value-type="float" office:value="7.978" calcext:value-type="float">
            <text:p>7.978</text:p>
          </table:table-cell>
          <table:table-cell office:value-type="string" calcext:value-type="string">
            <text:p><text:s/>Arnsberg-Ne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7" calcext:value-type="float">
            <text:p>467</text:p>
          </table:table-cell>
          <table:table-cell office:value-type="float" office:value="48.6099" calcext:value-type="float">
            <text:p>48.6099</text:p>
          </table:table-cell>
          <table:table-cell office:value-type="float" office:value="10.2674" calcext:value-type="float">
            <text:p>10.2674</text:p>
          </table:table-cell>
          <table:table-cell office:value-type="string" calcext:value-type="string">
            <text:p><text:s/>Hermaringen-Allewin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7" calcext:value-type="float">
            <text:p>727</text:p>
          </table:table-cell>
          <table:table-cell office:value-type="float" office:value="50.5803" calcext:value-type="float">
            <text:p>50.5803</text:p>
          </table:table-cell>
          <table:table-cell office:value-type="float" office:value="13.2966" calcext:value-type="float">
            <text:p>13.2966</text:p>
          </table:table-cell>
          <table:table-cell office:value-type="string" calcext:value-type="string">
            <text:p><text:s/>Marienberg-R�ben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51.2651" calcext:value-type="float">
            <text:p>51.2651</text:p>
          </table:table-cell>
          <table:table-cell office:value-type="float" office:value="13.3588" calcext:value-type="float">
            <text:p>13.3588</text:p>
          </table:table-cell>
          <table:table-cell office:value-type="string" calcext:value-type="string">
            <text:p><text:s/>Hirschstein-Heyd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20060201" calcext:value-type="float">
            <text:p>2006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8" calcext:value-type="float">
            <text:p>138</text:p>
          </table:table-cell>
          <table:table-cell office:value-type="float" office:value="51.3658" calcext:value-type="float">
            <text:p>51.3658</text:p>
          </table:table-cell>
          <table:table-cell office:value-type="float" office:value="13.5801" calcext:value-type="float">
            <text:p>13.5801</text:p>
          </table:table-cell>
          <table:table-cell office:value-type="string" calcext:value-type="string">
            <text:p><text:s/>Strauch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2" calcext:value-type="float">
            <text:p>332</text:p>
          </table:table-cell>
          <table:table-cell office:value-type="float" office:value="51.0577" calcext:value-type="float">
            <text:p>51.0577</text:p>
          </table:table-cell>
          <table:table-cell office:value-type="float" office:value="14.6128" calcext:value-type="float">
            <text:p>14.6128</text:p>
          </table:table-cell>
          <table:table-cell office:value-type="string" calcext:value-type="string">
            <text:p><text:s/>D�rrhennersdorf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20050718" calcext:value-type="float">
            <text:p>200507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9" calcext:value-type="float">
            <text:p>119</text:p>
          </table:table-cell>
          <table:table-cell office:value-type="float" office:value="50.0899" calcext:value-type="float">
            <text:p>50.0899</text:p>
          </table:table-cell>
          <table:table-cell office:value-type="float" office:value="8.7862" calcext:value-type="float">
            <text:p>8.7862</text:p>
          </table:table-cell>
          <table:table-cell office:value-type="string" calcext:value-type="string">
            <text:p><text:s/>Offenbach-Wetterpark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9" calcext:value-type="float">
            <text:p>689</text:p>
          </table:table-cell>
          <table:table-cell office:value-type="float" office:value="50.62" calcext:value-type="float">
            <text:p>50.62</text:p>
          </table:table-cell>
          <table:table-cell office:value-type="float" office:value="13.4817" calcext:value-type="float">
            <text:p>13.4817</text:p>
          </table:table-cell>
          <table:table-cell office:value-type="string" calcext:value-type="string">
            <text:p><text:s/>Deutschneudorf-Br�derwies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" calcext:value-type="float">
            <text:p>45</text:p>
          </table:table-cell>
          <table:table-cell office:value-type="float" office:value="51.2992" calcext:value-type="float">
            <text:p>51.2992</text:p>
          </table:table-cell>
          <table:table-cell office:value-type="float" office:value="6.2013" calcext:value-type="float">
            <text:p>6.2013</text:p>
          </table:table-cell>
          <table:table-cell office:value-type="string" calcext:value-type="string">
            <text:p><text:s/>Nettetal-H�ls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85" calcext:value-type="float">
            <text:p>585</text:p>
          </table:table-cell>
          <table:table-cell office:value-type="float" office:value="49.1088" calcext:value-type="float">
            <text:p>49.1088</text:p>
          </table:table-cell>
          <table:table-cell office:value-type="float" office:value="12.8231" calcext:value-type="float">
            <text:p>12.8231</text:p>
          </table:table-cell>
          <table:table-cell office:value-type="string" calcext:value-type="string">
            <text:p><text:s/>Prackenbach-Neuh�us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20050908" calcext:value-type="float">
            <text:p>200509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6" calcext:value-type="float">
            <text:p>116</text:p>
          </table:table-cell>
          <table:table-cell office:value-type="float" office:value="53.3175" calcext:value-type="float">
            <text:p>53.3175</text:p>
          </table:table-cell>
          <table:table-cell office:value-type="float" office:value="13.4175" calcext:value-type="float">
            <text:p>13.4175</text:p>
          </table:table-cell>
          <table:table-cell office:value-type="string" calcext:value-type="string">
            <text:p><text:s/>Feldberg/Mecklenbu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" calcext:value-type="float">
            <text:p>72</text:p>
          </table:table-cell>
          <table:table-cell office:value-type="float" office:value="52.7363" calcext:value-type="float">
            <text:p>52.7363</text:p>
          </table:table-cell>
          <table:table-cell office:value-type="float" office:value="10.344" calcext:value-type="float">
            <text:p>10.344</text:p>
          </table:table-cell>
          <table:table-cell office:value-type="string" calcext:value-type="string">
            <text:p><text:s/>Scharnhorst-Marw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4" calcext:value-type="float">
            <text:p>74</text:p>
          </table:table-cell>
          <table:table-cell office:value-type="float" office:value="51.6818" calcext:value-type="float">
            <text:p>51.6818</text:p>
          </table:table-cell>
          <table:table-cell office:value-type="float" office:value="12.3053" calcext:value-type="float">
            <text:p>12.3053</text:p>
          </table:table-cell>
          <table:table-cell office:value-type="string" calcext:value-type="string">
            <text:p><text:s/>Je�n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4" calcext:value-type="float">
            <text:p>144</text:p>
          </table:table-cell>
          <table:table-cell office:value-type="float" office:value="51.9643" calcext:value-type="float">
            <text:p>51.9643</text:p>
          </table:table-cell>
          <table:table-cell office:value-type="float" office:value="9.8072" calcext:value-type="float">
            <text:p>9.8072</text:p>
          </table:table-cell>
          <table:table-cell office:value-type="string" calcext:value-type="string">
            <text:p><text:s/>Al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2" calcext:value-type="float">
            <text:p>312</text:p>
          </table:table-cell>
          <table:table-cell office:value-type="float" office:value="51.0007" calcext:value-type="float">
            <text:p>51.0007</text:p>
          </table:table-cell>
          <table:table-cell office:value-type="float" office:value="10.3621" calcext:value-type="float">
            <text:p>10.3621</text:p>
          </table:table-cell>
          <table:table-cell office:value-type="string" calcext:value-type="string">
            <text:p><text:s/>Eisenach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5" calcext:value-type="float">
            <text:p>475</text:p>
          </table:table-cell>
          <table:table-cell office:value-type="float" office:value="49.1623" calcext:value-type="float">
            <text:p>49.1623</text:p>
          </table:table-cell>
          <table:table-cell office:value-type="float" office:value="10.3661" calcext:value-type="float">
            <text:p>10.3661</text:p>
          </table:table-cell>
          <table:table-cell office:value-type="string" calcext:value-type="string">
            <text:p><text:s/>Feuchtwangen-Heilbro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20061211" calcext:value-type="float">
            <text:p>200612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9" calcext:value-type="float">
            <text:p>499</text:p>
          </table:table-cell>
          <table:table-cell office:value-type="float" office:value="49.391" calcext:value-type="float">
            <text:p>49.391</text:p>
          </table:table-cell>
          <table:table-cell office:value-type="float" office:value="12.6838" calcext:value-type="float">
            <text:p>12.6838</text:p>
          </table:table-cell>
          <table:table-cell office:value-type="string" calcext:value-type="string">
            <text:p><text:s/>Waldm�n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" calcext:value-type="float">
            <text:p>37</text:p>
          </table:table-cell>
          <table:table-cell office:value-type="float" office:value="52.7321" calcext:value-type="float">
            <text:p>52.7321</text:p>
          </table:table-cell>
          <table:table-cell office:value-type="float" office:value="11.7123" calcext:value-type="float">
            <text:p>11.7123</text:p>
          </table:table-cell>
          <table:table-cell office:value-type="string" calcext:value-type="string">
            <text:p><text:s/>Ballersted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" calcext:value-type="float">
            <text:p>3</text:p>
          </table:table-cell>
          <table:table-cell office:value-type="float" office:value="53.5984" calcext:value-type="float">
            <text:p>53.5984</text:p>
          </table:table-cell>
          <table:table-cell office:value-type="float" office:value="6.7024" calcext:value-type="float">
            <text:p>6.7024</text:p>
          </table:table-cell>
          <table:table-cell office:value-type="string" calcext:value-type="string">
            <text:p><text:s/>Borkum-Flugplatz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2.0813" calcext:value-type="float">
            <text:p>52.0813</text:p>
          </table:table-cell>
          <table:table-cell office:value-type="float" office:value="6.9409" calcext:value-type="float">
            <text:p>6.9409</text:p>
          </table:table-cell>
          <table:table-cell office:value-type="string" calcext:value-type="string">
            <text:p><text:s/>Ahaus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20090924" calcext:value-type="float">
            <text:p>200909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1" calcext:value-type="float">
            <text:p>411</text:p>
          </table:table-cell>
          <table:table-cell office:value-type="float" office:value="49.645" calcext:value-type="float">
            <text:p>49.645</text:p>
          </table:table-cell>
          <table:table-cell office:value-type="float" office:value="7.5003" calcext:value-type="float">
            <text:p>7.5003</text:p>
          </table:table-cell>
          <table:table-cell office:value-type="string" calcext:value-type="string">
            <text:p><text:s/>Homberg-Sch�nborner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1" calcext:value-type="float">
            <text:p>101</text:p>
          </table:table-cell>
          <table:table-cell office:value-type="float" office:value="51.0149" calcext:value-type="float">
            <text:p>51.0149</text:p>
          </table:table-cell>
          <table:table-cell office:value-type="float" office:value="6.5173" calcext:value-type="float">
            <text:p>6.5173</text:p>
          </table:table-cell>
          <table:table-cell office:value-type="string" calcext:value-type="string">
            <text:p><text:s/>Bedburg-Weiler Hohenholz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20060526" calcext:value-type="float">
            <text:p>200605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3" calcext:value-type="float">
            <text:p>233</text:p>
          </table:table-cell>
          <table:table-cell office:value-type="float" office:value="48.9353" calcext:value-type="float">
            <text:p>48.9353</text:p>
          </table:table-cell>
          <table:table-cell office:value-type="float" office:value="9.4009" calcext:value-type="float">
            <text:p>9.4009</text:p>
          </table:table-cell>
          <table:table-cell office:value-type="string" calcext:value-type="string">
            <text:p><text:s/>Backnang/Mur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6" calcext:value-type="float">
            <text:p>666</text:p>
          </table:table-cell>
          <table:table-cell office:value-type="float" office:value="47.7096" calcext:value-type="float">
            <text:p>47.7096</text:p>
          </table:table-cell>
          <table:table-cell office:value-type="float" office:value="9.866" calcext:value-type="float">
            <text:p>9.866</text:p>
          </table:table-cell>
          <table:table-cell office:value-type="string" calcext:value-type="string">
            <text:p><text:s/>Wangen/Allg�u-Schwaderbe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" calcext:value-type="float">
            <text:p>82</text:p>
          </table:table-cell>
          <table:table-cell office:value-type="float" office:value="52.7461" calcext:value-type="float">
            <text:p>52.7461</text:p>
          </table:table-cell>
          <table:table-cell office:value-type="float" office:value="13.8427" calcext:value-type="float">
            <text:p>13.8427</text:p>
          </table:table-cell>
          <table:table-cell office:value-type="string" calcext:value-type="string">
            <text:p><text:s/>Heckel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6" calcext:value-type="float">
            <text:p>116</text:p>
          </table:table-cell>
          <table:table-cell office:value-type="float" office:value="51.4493" calcext:value-type="float">
            <text:p>51.4493</text:p>
          </table:table-cell>
          <table:table-cell office:value-type="float" office:value="14.2533" calcext:value-type="float">
            <text:p>14.2533</text:p>
          </table:table-cell>
          <table:table-cell office:value-type="string" calcext:value-type="string">
            <text:p><text:s/>Hoyerswerd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22" calcext:value-type="float">
            <text:p>622</text:p>
          </table:table-cell>
          <table:table-cell office:value-type="float" office:value="50.0315" calcext:value-type="float">
            <text:p>50.0315</text:p>
          </table:table-cell>
          <table:table-cell office:value-type="float" office:value="11.9745" calcext:value-type="float">
            <text:p>11.9745</text:p>
          </table:table-cell>
          <table:table-cell office:value-type="string" calcext:value-type="string">
            <text:p><text:s/>Wunsiedel-Sch�n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1" calcext:value-type="float">
            <text:p>351</text:p>
          </table:table-cell>
          <table:table-cell office:value-type="float" office:value="48.6595" calcext:value-type="float">
            <text:p>48.6595</text:p>
          </table:table-cell>
          <table:table-cell office:value-type="float" office:value="12.5388" calcext:value-type="float">
            <text:p>12.5388</text:p>
          </table:table-cell>
          <table:table-cell office:value-type="string" calcext:value-type="string">
            <text:p><text:s/>Gottfried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43" calcext:value-type="float">
            <text:p>743</text:p>
          </table:table-cell>
          <table:table-cell office:value-type="float" office:value="50.5084" calcext:value-type="float">
            <text:p>50.5084</text:p>
          </table:table-cell>
          <table:table-cell office:value-type="float" office:value="9.2246" calcext:value-type="float">
            <text:p>9.2246</text:p>
          </table:table-cell>
          <table:table-cell office:value-type="string" calcext:value-type="string">
            <text:p><text:s/>Hoherodskopf/Vogels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20070330" calcext:value-type="float">
            <text:p>200703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72" calcext:value-type="float">
            <text:p>672</text:p>
          </table:table-cell>
          <table:table-cell office:value-type="float" office:value="47.7955" calcext:value-type="float">
            <text:p>47.7955</text:p>
          </table:table-cell>
          <table:table-cell office:value-type="float" office:value="10.0324" calcext:value-type="float">
            <text:p>10.0324</text:p>
          </table:table-cell>
          <table:table-cell office:value-type="string" calcext:value-type="string">
            <text:p><text:s/>Leutkirch-Herlaz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0110201" calcext:value-type="float">
            <text:p>2011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0" calcext:value-type="float">
            <text:p>350</text:p>
          </table:table-cell>
          <table:table-cell office:value-type="float" office:value="50.7513" calcext:value-type="float">
            <text:p>50.7513</text:p>
          </table:table-cell>
          <table:table-cell office:value-type="float" office:value="9.0224" calcext:value-type="float">
            <text:p>9.0224</text:p>
          </table:table-cell>
          <table:table-cell office:value-type="string" calcext:value-type="string">
            <text:p><text:s/>Neu-Ulrichste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50.0083" calcext:value-type="float">
            <text:p>50.0083</text:p>
          </table:table-cell>
          <table:table-cell office:value-type="float" office:value="9.4238" calcext:value-type="float">
            <text:p>9.4238</text:p>
          </table:table-cell>
          <table:table-cell office:value-type="string" calcext:value-type="string">
            <text:p><text:s/>Neuh�tten/Spessar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1" calcext:value-type="float">
            <text:p>321</text:p>
          </table:table-cell>
          <table:table-cell office:value-type="float" office:value="50.802" calcext:value-type="float">
            <text:p>50.802</text:p>
          </table:table-cell>
          <table:table-cell office:value-type="float" office:value="12.6366" calcext:value-type="float">
            <text:p>12.6366</text:p>
          </table:table-cell>
          <table:table-cell office:value-type="string" calcext:value-type="string">
            <text:p><text:s/>Sankt Egidien-Kuhschnappe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9" calcext:value-type="float">
            <text:p>389</text:p>
          </table:table-cell>
          <table:table-cell office:value-type="float" office:value="50.661" calcext:value-type="float">
            <text:p>50.661</text:p>
          </table:table-cell>
          <table:table-cell office:value-type="float" office:value="12.0756" calcext:value-type="float">
            <text:p>12.0756</text:p>
          </table:table-cell>
          <table:table-cell office:value-type="string" calcext:value-type="string">
            <text:p><text:s/>Langenwetzendorf-G�tte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6" calcext:value-type="float">
            <text:p>246</text:p>
          </table:table-cell>
          <table:table-cell office:value-type="float" office:value="51.1044" calcext:value-type="float">
            <text:p>51.1044</text:p>
          </table:table-cell>
          <table:table-cell office:value-type="float" office:value="11.7112" calcext:value-type="float">
            <text:p>11.7112</text:p>
          </table:table-cell>
          <table:table-cell office:value-type="string" calcext:value-type="string">
            <text:p><text:s/>Naumburg/Saale-Kreipitzsch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3" calcext:value-type="float">
            <text:p>383</text:p>
          </table:table-cell>
          <table:table-cell office:value-type="float" office:value="50.325" calcext:value-type="float">
            <text:p>50.325</text:p>
          </table:table-cell>
          <table:table-cell office:value-type="float" office:value="11.2395" calcext:value-type="float">
            <text:p>11.2395</text:p>
          </table:table-cell>
          <table:table-cell office:value-type="string" calcext:value-type="string">
            <text:p><text:s/>F�ritztal-Neuhaus-Schierschn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3" calcext:value-type="float">
            <text:p>163</text:p>
          </table:table-cell>
          <table:table-cell office:value-type="float" office:value="51.3443" calcext:value-type="float">
            <text:p>51.3443</text:p>
          </table:table-cell>
          <table:table-cell office:value-type="float" office:value="14.8387" calcext:value-type="float">
            <text:p>14.8387</text:p>
          </table:table-cell>
          <table:table-cell office:value-type="string" calcext:value-type="string">
            <text:p><text:s/>H�hnichen-Trebus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7" calcext:value-type="float">
            <text:p>457</text:p>
          </table:table-cell>
          <table:table-cell office:value-type="float" office:value="47.7724" calcext:value-type="float">
            <text:p>47.7724</text:p>
          </table:table-cell>
          <table:table-cell office:value-type="float" office:value="12.9073" calcext:value-type="float">
            <text:p>12.9073</text:p>
          </table:table-cell>
          <table:table-cell office:value-type="string" calcext:value-type="string">
            <text:p><text:s/>Pid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2" calcext:value-type="float">
            <text:p>212</text:p>
          </table:table-cell>
          <table:table-cell office:value-type="float" office:value="52.1384" calcext:value-type="float">
            <text:p>52.1384</text:p>
          </table:table-cell>
          <table:table-cell office:value-type="float" office:value="9.1119" calcext:value-type="float">
            <text:p>9.1119</text:p>
          </table:table-cell>
          <table:table-cell office:value-type="string" calcext:value-type="string">
            <text:p><text:s/>Rinteln-Volk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20070901" calcext:value-type="float">
            <text:p>2007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" calcext:value-type="float">
            <text:p>17</text:p>
          </table:table-cell>
          <table:table-cell office:value-type="float" office:value="54.0188" calcext:value-type="float">
            <text:p>54.0188</text:p>
          </table:table-cell>
          <table:table-cell office:value-type="float" office:value="9.9255" calcext:value-type="float">
            <text:p>9.9255</text:p>
          </table:table-cell>
          <table:table-cell office:value-type="string" calcext:value-type="string">
            <text:p><text:s/>Padenstedt (Pony-Park)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7" calcext:value-type="float">
            <text:p>397</text:p>
          </table:table-cell>
          <table:table-cell office:value-type="float" office:value="50.4167" calcext:value-type="float">
            <text:p>50.4167</text:p>
          </table:table-cell>
          <table:table-cell office:value-type="float" office:value="10.8156" calcext:value-type="float">
            <text:p>10.8156</text:p>
          </table:table-cell>
          <table:table-cell office:value-type="string" calcext:value-type="string">
            <text:p><text:s/>Veils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6" calcext:value-type="float">
            <text:p>336</text:p>
          </table:table-cell>
          <table:table-cell office:value-type="float" office:value="49.4249" calcext:value-type="float">
            <text:p>49.4249</text:p>
          </table:table-cell>
          <table:table-cell office:value-type="float" office:value="9.3316" calcext:value-type="float">
            <text:p>9.3316</text:p>
          </table:table-cell>
          <table:table-cell office:value-type="string" calcext:value-type="string">
            <text:p><text:s/>Seck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8" calcext:value-type="float">
            <text:p>258</text:p>
          </table:table-cell>
          <table:table-cell office:value-type="float" office:value="50.0615" calcext:value-type="float">
            <text:p>50.0615</text:p>
          </table:table-cell>
          <table:table-cell office:value-type="float" office:value="10.8129" calcext:value-type="float">
            <text:p>10.8129</text:p>
          </table:table-cell>
          <table:table-cell office:value-type="string" calcext:value-type="string">
            <text:p><text:s/>Rentweinsdorf-Trein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4" calcext:value-type="float">
            <text:p>604</text:p>
          </table:table-cell>
          <table:table-cell office:value-type="float" office:value="48.013" calcext:value-type="float">
            <text:p>48.013</text:p>
          </table:table-cell>
          <table:table-cell office:value-type="float" office:value="11.5524" calcext:value-type="float">
            <text:p>11.5524</text:p>
          </table:table-cell>
          <table:table-cell office:value-type="string" calcext:value-type="string">
            <text:p><text:s/>Oberhaching-Laufzo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" calcext:value-type="float">
            <text:p>72</text:p>
          </table:table-cell>
          <table:table-cell office:value-type="float" office:value="52.6423" calcext:value-type="float">
            <text:p>52.6423</text:p>
          </table:table-cell>
          <table:table-cell office:value-type="float" office:value="10.6627" calcext:value-type="float">
            <text:p>10.6627</text:p>
          </table:table-cell>
          <table:table-cell office:value-type="string" calcext:value-type="string">
            <text:p><text:s/>Wittingen-Vorhop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20071105" calcext:value-type="float">
            <text:p>2007110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0" calcext:value-type="float">
            <text:p>240</text:p>
          </table:table-cell>
          <table:table-cell office:value-type="float" office:value="49.7261" calcext:value-type="float">
            <text:p>49.7261</text:p>
          </table:table-cell>
          <table:table-cell office:value-type="float" office:value="6.6957" calcext:value-type="float">
            <text:p>6.6957</text:p>
          </table:table-cell>
          <table:table-cell office:value-type="string" calcext:value-type="string">
            <text:p><text:s/>Trier-Irs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20061009" calcext:value-type="float">
            <text:p>200610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1" calcext:value-type="float">
            <text:p>351</text:p>
          </table:table-cell>
          <table:table-cell office:value-type="float" office:value="48.8042" calcext:value-type="float">
            <text:p>48.8042</text:p>
          </table:table-cell>
          <table:table-cell office:value-type="float" office:value="8.443" calcext:value-type="float">
            <text:p>8.443</text:p>
          </table:table-cell>
          <table:table-cell office:value-type="string" calcext:value-type="string">
            <text:p><text:s/>Herrenalb, Bad/Therm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25" calcext:value-type="float">
            <text:p>1025</text:p>
          </table:table-cell>
          <table:table-cell office:value-type="float" office:value="48.1004" calcext:value-type="float">
            <text:p>48.1004</text:p>
          </table:table-cell>
          <table:table-cell office:value-type="float" office:value="8.1973" calcext:value-type="float">
            <text:p>8.1973</text:p>
          </table:table-cell>
          <table:table-cell office:value-type="string" calcext:value-type="string">
            <text:p><text:s/>Sch�n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6" calcext:value-type="float">
            <text:p>576</text:p>
          </table:table-cell>
          <table:table-cell office:value-type="float" office:value="48.0272" calcext:value-type="float">
            <text:p>48.0272</text:p>
          </table:table-cell>
          <table:table-cell office:value-type="float" office:value="9.486" calcext:value-type="float">
            <text:p>9.486</text:p>
          </table:table-cell>
          <table:table-cell office:value-type="string" calcext:value-type="string">
            <text:p><text:s/>Saulgau,Ba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8" calcext:value-type="float">
            <text:p>538</text:p>
          </table:table-cell>
          <table:table-cell office:value-type="float" office:value="48.3846" calcext:value-type="float">
            <text:p>48.3846</text:p>
          </table:table-cell>
          <table:table-cell office:value-type="float" office:value="8.4787" calcext:value-type="float">
            <text:p>8.4787</text:p>
          </table:table-cell>
          <table:table-cell office:value-type="string" calcext:value-type="string">
            <text:p><text:s/>Betzweiler-W�ld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8" calcext:value-type="float">
            <text:p>348</text:p>
          </table:table-cell>
          <table:table-cell office:value-type="float" office:value="48.7448" calcext:value-type="float">
            <text:p>48.7448</text:p>
          </table:table-cell>
          <table:table-cell office:value-type="float" office:value="9.6484" calcext:value-type="float">
            <text:p>9.6484</text:p>
          </table:table-cell>
          <table:table-cell office:value-type="string" calcext:value-type="string">
            <text:p><text:s/>Biren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0" calcext:value-type="float">
            <text:p>170</text:p>
          </table:table-cell>
          <table:table-cell office:value-type="float" office:value="49.0334" calcext:value-type="float">
            <text:p>49.0334</text:p>
          </table:table-cell>
          <table:table-cell office:value-type="float" office:value="8.7121" calcext:value-type="float">
            <text:p>8.7121</text:p>
          </table:table-cell>
          <table:table-cell office:value-type="string" calcext:value-type="string">
            <text:p><text:s/>Bretten, Kreis Karlsruh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5" calcext:value-type="float">
            <text:p>395</text:p>
          </table:table-cell>
          <table:table-cell office:value-type="float" office:value="49.154" calcext:value-type="float">
            <text:p>49.154</text:p>
          </table:table-cell>
          <table:table-cell office:value-type="float" office:value="10.0632" calcext:value-type="float">
            <text:p>10.0632</text:p>
          </table:table-cell>
          <table:table-cell office:value-type="string" calcext:value-type="string">
            <text:p><text:s/>Crailsheim/Jags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60" calcext:value-type="float">
            <text:p>260</text:p>
          </table:table-cell>
          <table:table-cell office:value-type="float" office:value="49.4844" calcext:value-type="float">
            <text:p>49.4844</text:p>
          </table:table-cell>
          <table:table-cell office:value-type="float" office:value="10.019" calcext:value-type="float">
            <text:p>10.019</text:p>
          </table:table-cell>
          <table:table-cell office:value-type="string" calcext:value-type="string">
            <text:p><text:s/>Cregl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4" calcext:value-type="float">
            <text:p>304</text:p>
          </table:table-cell>
          <table:table-cell office:value-type="float" office:value="48.6704" calcext:value-type="float">
            <text:p>48.6704</text:p>
          </table:table-cell>
          <table:table-cell office:value-type="float" office:value="8.3534" calcext:value-type="float">
            <text:p>8.3534</text:p>
          </table:table-cell>
          <table:table-cell office:value-type="string" calcext:value-type="string">
            <text:p><text:s/>For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48.9597" calcext:value-type="float">
            <text:p>48.9597</text:p>
          </table:table-cell>
          <table:table-cell office:value-type="float" office:value="8.5905" calcext:value-type="float">
            <text:p>8.5905</text:p>
          </table:table-cell>
          <table:table-cell office:value-type="string" calcext:value-type="string">
            <text:p><text:s/>K�nigsbach-Stein, Enzkreis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6" calcext:value-type="float">
            <text:p>226</text:p>
          </table:table-cell>
          <table:table-cell office:value-type="float" office:value="49.3786" calcext:value-type="float">
            <text:p>49.3786</text:p>
          </table:table-cell>
          <table:table-cell office:value-type="float" office:value="9.6307" calcext:value-type="float">
            <text:p>9.6307</text:p>
          </table:table-cell>
          <table:table-cell office:value-type="string" calcext:value-type="string">
            <text:p><text:s/>Kraut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100211" calcext:value-type="float">
            <text:p>20100211</text:p>
          </table:table-cell>
          <table:table-cell office:value-type="float" office:value="460" calcext:value-type="float">
            <text:p>460</text:p>
          </table:table-cell>
          <table:table-cell office:value-type="float" office:value="49.0137" calcext:value-type="float">
            <text:p>49.0137</text:p>
          </table:table-cell>
          <table:table-cell office:value-type="float" office:value="10.0477" calcext:value-type="float">
            <text:p>10.0477</text:p>
          </table:table-cell>
          <table:table-cell office:value-type="string" calcext:value-type="string">
            <text:p><text:s/>Rosenbe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1" calcext:value-type="float">
            <text:p>651</text:p>
          </table:table-cell>
          <table:table-cell office:value-type="float" office:value="48.1872" calcext:value-type="float">
            <text:p>48.1872</text:p>
          </table:table-cell>
          <table:table-cell office:value-type="float" office:value="8.3667" calcext:value-type="float">
            <text:p>8.3667</text:p>
          </table:table-cell>
          <table:table-cell office:value-type="string" calcext:value-type="string">
            <text:p><text:s/>Tennenbron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20061126" calcext:value-type="float">
            <text:p>200611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9" calcext:value-type="float">
            <text:p>249</text:p>
          </table:table-cell>
          <table:table-cell office:value-type="float" office:value="49.058" calcext:value-type="float">
            <text:p>49.058</text:p>
          </table:table-cell>
          <table:table-cell office:value-type="float" office:value="8.9124" calcext:value-type="float">
            <text:p>8.9124</text:p>
          </table:table-cell>
          <table:table-cell office:value-type="string" calcext:value-type="string">
            <text:p><text:s/>Zaberfeld (Emetsklinge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2" calcext:value-type="float">
            <text:p>172</text:p>
          </table:table-cell>
          <table:table-cell office:value-type="float" office:value="50.7893" calcext:value-type="float">
            <text:p>50.7893</text:p>
          </table:table-cell>
          <table:table-cell office:value-type="float" office:value="7.828" calcext:value-type="float">
            <text:p>7.828</text:p>
          </table:table-cell>
          <table:table-cell office:value-type="string" calcext:value-type="string">
            <text:p><text:s/>Wallmenro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2" calcext:value-type="float">
            <text:p>82</text:p>
          </table:table-cell>
          <table:table-cell office:value-type="float" office:value="52.0223" calcext:value-type="float">
            <text:p>52.0223</text:p>
          </table:table-cell>
          <table:table-cell office:value-type="float" office:value="12.1597" calcext:value-type="float">
            <text:p>12.1597</text:p>
          </table:table-cell>
          <table:table-cell office:value-type="string" calcext:value-type="string">
            <text:p><text:s/>Badewitz bei Zerbs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5" calcext:value-type="float">
            <text:p>285</text:p>
          </table:table-cell>
          <table:table-cell office:value-type="float" office:value="51.0063" calcext:value-type="float">
            <text:p>51.0063</text:p>
          </table:table-cell>
          <table:table-cell office:value-type="float" office:value="13.471" calcext:value-type="float">
            <text:p>13.471</text:p>
          </table:table-cell>
          <table:table-cell office:value-type="string" calcext:value-type="string">
            <text:p><text:s/>Wilsdruff-Mohor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20070508" calcext:value-type="float">
            <text:p>20070508</text:p>
          </table:table-cell>
          <table:table-cell office:value-type="float" office:value="20160128" calcext:value-type="float">
            <text:p>20160128</text:p>
          </table:table-cell>
          <table:table-cell office:value-type="float" office:value="37" calcext:value-type="float">
            <text:p>37</text:p>
          </table:table-cell>
          <table:table-cell office:value-type="float" office:value="52.3031" calcext:value-type="float">
            <text:p>52.3031</text:p>
          </table:table-cell>
          <table:table-cell office:value-type="float" office:value="12.4029" calcext:value-type="float">
            <text:p>12.4029</text:p>
          </table:table-cell>
          <table:table-cell office:value-type="string" calcext:value-type="string">
            <text:p><text:s/>Boeck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3669" calcext:value-type="float">
            <text:p>13669</text:p>
          </table:table-cell>
          <table:table-cell office:value-type="float" office:value="20070901" calcext:value-type="float">
            <text:p>2007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5" calcext:value-type="float">
            <text:p>55</text:p>
          </table:table-cell>
          <table:table-cell office:value-type="float" office:value="52.0087" calcext:value-type="float">
            <text:p>52.0087</text:p>
          </table:table-cell>
          <table:table-cell office:value-type="float" office:value="7.8519" calcext:value-type="float">
            <text:p>7.8519</text:p>
          </table:table-cell>
          <table:table-cell office:value-type="string" calcext:value-type="string">
            <text:p><text:s/>Ostbevern-Schirlhei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" calcext:value-type="float">
            <text:p>24</text:p>
          </table:table-cell>
          <table:table-cell office:value-type="float" office:value="51.5088" calcext:value-type="float">
            <text:p>51.5088</text:p>
          </table:table-cell>
          <table:table-cell office:value-type="float" office:value="6.7018" calcext:value-type="float">
            <text:p>6.7018</text:p>
          </table:table-cell>
          <table:table-cell office:value-type="string" calcext:value-type="string">
            <text:p><text:s/>Duisburg-Baer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1" calcext:value-type="float">
            <text:p>221</text:p>
          </table:table-cell>
          <table:table-cell office:value-type="float" office:value="50.9655" calcext:value-type="float">
            <text:p>50.9655</text:p>
          </table:table-cell>
          <table:table-cell office:value-type="float" office:value="7.2753" calcext:value-type="float">
            <text:p>7.2753</text:p>
          </table:table-cell>
          <table:table-cell office:value-type="string" calcext:value-type="string">
            <text:p><text:s/>Overath-B�k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150101" calcext:value-type="float">
            <text:p>20150101</text:p>
          </table:table-cell>
          <table:table-cell office:value-type="float" office:value="593" calcext:value-type="float">
            <text:p>593</text:p>
          </table:table-cell>
          <table:table-cell office:value-type="float" office:value="48.5537" calcext:value-type="float">
            <text:p>48.5537</text:p>
          </table:table-cell>
          <table:table-cell office:value-type="float" office:value="9.9877" calcext:value-type="float">
            <text:p>9.9877</text:p>
          </table:table-cell>
          <table:table-cell office:value-type="string" calcext:value-type="string">
            <text:p><text:s/>Weidenste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7" calcext:value-type="float">
            <text:p>237</text:p>
          </table:table-cell>
          <table:table-cell office:value-type="float" office:value="49.2943" calcext:value-type="float">
            <text:p>49.2943</text:p>
          </table:table-cell>
          <table:table-cell office:value-type="float" office:value="8.9053" calcext:value-type="float">
            <text:p>8.9053</text:p>
          </table:table-cell>
          <table:table-cell office:value-type="string" calcext:value-type="string">
            <text:p><text:s/>Waibstad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675" calcext:value-type="float">
            <text:p>13675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7" calcext:value-type="float">
            <text:p>77</text:p>
          </table:table-cell>
          <table:table-cell office:value-type="float" office:value="52.0818" calcext:value-type="float">
            <text:p>52.0818</text:p>
          </table:table-cell>
          <table:table-cell office:value-type="float" office:value="9.4077" calcext:value-type="float">
            <text:p>9.4077</text:p>
          </table:table-cell>
          <table:table-cell office:value-type="string" calcext:value-type="string">
            <text:p><text:s/>Hameln-Hastenbe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687" calcext:value-type="float">
            <text:p>13687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" calcext:value-type="float">
            <text:p>18</text:p>
          </table:table-cell>
          <table:table-cell office:value-type="float" office:value="53.9005" calcext:value-type="float">
            <text:p>53.9005</text:p>
          </table:table-cell>
          <table:table-cell office:value-type="float" office:value="9.8308" calcext:value-type="float">
            <text:p>9.8308</text:p>
          </table:table-cell>
          <table:table-cell office:value-type="string" calcext:value-type="string">
            <text:p><text:s/>Weddelbroo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8" calcext:value-type="float">
            <text:p>128</text:p>
          </table:table-cell>
          <table:table-cell office:value-type="float" office:value="51.1693" calcext:value-type="float">
            <text:p>51.1693</text:p>
          </table:table-cell>
          <table:table-cell office:value-type="float" office:value="12.2618" calcext:value-type="float">
            <text:p>12.2618</text:p>
          </table:table-cell>
          <table:table-cell office:value-type="string" calcext:value-type="string">
            <text:p><text:s/>Peg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689" calcext:value-type="float">
            <text:p>13689</text:p>
          </table:table-cell>
          <table:table-cell office:value-type="float" office:value="20081001" calcext:value-type="float">
            <text:p>2008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9" calcext:value-type="float">
            <text:p>249</text:p>
          </table:table-cell>
          <table:table-cell office:value-type="float" office:value="50.4351" calcext:value-type="float">
            <text:p>50.4351</text:p>
          </table:table-cell>
          <table:table-cell office:value-type="float" office:value="7.6657" calcext:value-type="float">
            <text:p>7.6657</text:p>
          </table:table-cell>
          <table:table-cell office:value-type="string" calcext:value-type="string">
            <text:p><text:s/>H�hr-Grenzhaus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0" calcext:value-type="float">
            <text:p>590</text:p>
          </table:table-cell>
          <table:table-cell office:value-type="float" office:value="47.8317" calcext:value-type="float">
            <text:p>47.8317</text:p>
          </table:table-cell>
          <table:table-cell office:value-type="float" office:value="12.8222" calcext:value-type="float">
            <text:p>12.8222</text:p>
          </table:table-cell>
          <table:table-cell office:value-type="string" calcext:value-type="string">
            <text:p><text:s/>Teisendorf-Bab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695" calcext:value-type="float">
            <text:p>13695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80" calcext:value-type="float">
            <text:p>780</text:p>
          </table:table-cell>
          <table:table-cell office:value-type="float" office:value="47.8219" calcext:value-type="float">
            <text:p>47.8219</text:p>
          </table:table-cell>
          <table:table-cell office:value-type="float" office:value="12.7715" calcext:value-type="float">
            <text:p>12.7715</text:p>
          </table:table-cell>
          <table:table-cell office:value-type="string" calcext:value-type="string">
            <text:p><text:s/>Teisendorf-Neukirchen (Wildberg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" calcext:value-type="float">
            <text:p>60</text:p>
          </table:table-cell>
          <table:table-cell office:value-type="float" office:value="51.5966" calcext:value-type="float">
            <text:p>51.5966</text:p>
          </table:table-cell>
          <table:table-cell office:value-type="float" office:value="7.4048" calcext:value-type="float">
            <text:p>7.4048</text:p>
          </table:table-cell>
          <table:table-cell office:value-type="string" calcext:value-type="string">
            <text:p><text:s/>Waltrop-Abdingho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4" calcext:value-type="float">
            <text:p>504</text:p>
          </table:table-cell>
          <table:table-cell office:value-type="float" office:value="48.8767" calcext:value-type="float">
            <text:p>48.8767</text:p>
          </table:table-cell>
          <table:table-cell office:value-type="float" office:value="10.2413" calcext:value-type="float">
            <text:p>10.2413</text:p>
          </table:table-cell>
          <table:table-cell office:value-type="string" calcext:value-type="string">
            <text:p><text:s/>Lauchheim (Berghof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699" calcext:value-type="float">
            <text:p>13699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" calcext:value-type="float">
            <text:p>66</text:p>
          </table:table-cell>
          <table:table-cell office:value-type="float" office:value="52.3667" calcext:value-type="float">
            <text:p>52.3667</text:p>
          </table:table-cell>
          <table:table-cell office:value-type="float" office:value="10.1266" calcext:value-type="float">
            <text:p>10.1266</text:p>
          </table:table-cell>
          <table:table-cell office:value-type="string" calcext:value-type="string">
            <text:p><text:s/>Lehrte-Siever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3" calcext:value-type="float">
            <text:p>203</text:p>
          </table:table-cell>
          <table:table-cell office:value-type="float" office:value="51.3329" calcext:value-type="float">
            <text:p>51.3329</text:p>
          </table:table-cell>
          <table:table-cell office:value-type="float" office:value="7.3412" calcext:value-type="float">
            <text:p>7.3412</text:p>
          </table:table-cell>
          <table:table-cell office:value-type="string" calcext:value-type="string">
            <text:p><text:s/>Gevelsberg-Oberbr�kin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90" calcext:value-type="float">
            <text:p>490</text:p>
          </table:table-cell>
          <table:table-cell office:value-type="float" office:value="48.5734" calcext:value-type="float">
            <text:p>48.5734</text:p>
          </table:table-cell>
          <table:table-cell office:value-type="float" office:value="12.2576" calcext:value-type="float">
            <text:p>12.2576</text:p>
          </table:table-cell>
          <table:table-cell office:value-type="string" calcext:value-type="string">
            <text:p><text:s/>Landshut-Reit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711" calcext:value-type="float">
            <text:p>1371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9" calcext:value-type="float">
            <text:p>289</text:p>
          </table:table-cell>
          <table:table-cell office:value-type="float" office:value="50.682" calcext:value-type="float">
            <text:p>50.682</text:p>
          </table:table-cell>
          <table:table-cell office:value-type="float" office:value="11.515" calcext:value-type="float">
            <text:p>11.515</text:p>
          </table:table-cell>
          <table:table-cell office:value-type="string" calcext:value-type="string">
            <text:p><text:s/>Kr�lpa-Rocke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float" office:value="20080901" calcext:value-type="float">
            <text:p>2008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" calcext:value-type="float">
            <text:p>44</text:p>
          </table:table-cell>
          <table:table-cell office:value-type="float" office:value="52.1488" calcext:value-type="float">
            <text:p>52.1488</text:p>
          </table:table-cell>
          <table:table-cell office:value-type="float" office:value="13.8359" calcext:value-type="float">
            <text:p>13.8359</text:p>
          </table:table-cell>
          <table:table-cell office:value-type="string" calcext:value-type="string">
            <text:p><text:s/>M�nchehof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6" calcext:value-type="float">
            <text:p>386</text:p>
          </table:table-cell>
          <table:table-cell office:value-type="float" office:value="51.0899" calcext:value-type="float">
            <text:p>51.0899</text:p>
          </table:table-cell>
          <table:table-cell office:value-type="float" office:value="7.6289" calcext:value-type="float">
            <text:p>7.6289</text:p>
          </table:table-cell>
          <table:table-cell office:value-type="string" calcext:value-type="string">
            <text:p><text:s/>Meinerzhagen-Redl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715" calcext:value-type="float">
            <text:p>13715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4" calcext:value-type="float">
            <text:p>604</text:p>
          </table:table-cell>
          <table:table-cell office:value-type="float" office:value="48.1003" calcext:value-type="float">
            <text:p>48.1003</text:p>
          </table:table-cell>
          <table:table-cell office:value-type="float" office:value="9.8058" calcext:value-type="float">
            <text:p>9.8058</text:p>
          </table:table-cell>
          <table:table-cell office:value-type="string" calcext:value-type="string">
            <text:p><text:s/>Biberach an der Ri�-Berger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716" calcext:value-type="float">
            <text:p>13716</text:p>
          </table:table-cell>
          <table:table-cell office:value-type="float" office:value="20080901" calcext:value-type="float">
            <text:p>2008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8" calcext:value-type="float">
            <text:p>818</text:p>
          </table:table-cell>
          <table:table-cell office:value-type="float" office:value="47.819" calcext:value-type="float">
            <text:p>47.819</text:p>
          </table:table-cell>
          <table:table-cell office:value-type="float" office:value="8.5774" calcext:value-type="float">
            <text:p>8.5774</text:p>
          </table:table-cell>
          <table:table-cell office:value-type="string" calcext:value-type="string">
            <text:p><text:s/>Blumberg-Rand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774" calcext:value-type="float">
            <text:p>13774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8" calcext:value-type="float">
            <text:p>328</text:p>
          </table:table-cell>
          <table:table-cell office:value-type="float" office:value="50.8138" calcext:value-type="float">
            <text:p>50.8138</text:p>
          </table:table-cell>
          <table:table-cell office:value-type="float" office:value="12.2985" calcext:value-type="float">
            <text:p>12.2985</text:p>
          </table:table-cell>
          <table:table-cell office:value-type="string" calcext:value-type="string">
            <text:p><text:s/>Crimmitschau-Mannichswald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110104" calcext:value-type="float">
            <text:p>20110104</text:p>
          </table:table-cell>
          <table:table-cell office:value-type="float" office:value="85" calcext:value-type="float">
            <text:p>85</text:p>
          </table:table-cell>
          <table:table-cell office:value-type="float" office:value="52.1789" calcext:value-type="float">
            <text:p>52.1789</text:p>
          </table:table-cell>
          <table:table-cell office:value-type="float" office:value="9.9524" calcext:value-type="float">
            <text:p>9.9524</text:p>
          </table:table-cell>
          <table:table-cell office:value-type="string" calcext:value-type="string">
            <text:p><text:s/>Hildesheim-Drispen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52.2467" calcext:value-type="float">
            <text:p>52.2467</text:p>
          </table:table-cell>
          <table:table-cell office:value-type="float" office:value="10.9592" calcext:value-type="float">
            <text:p>10.9592</text:p>
          </table:table-cell>
          <table:table-cell office:value-type="string" calcext:value-type="string">
            <text:p><text:s/>Helmstedt-Emmer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float" office:value="20071208" calcext:value-type="float">
            <text:p>200712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5" calcext:value-type="float">
            <text:p>225</text:p>
          </table:table-cell>
          <table:table-cell office:value-type="float" office:value="49.2525" calcext:value-type="float">
            <text:p>49.2525</text:p>
          </table:table-cell>
          <table:table-cell office:value-type="float" office:value="7.34" calcext:value-type="float">
            <text:p>7.34</text:p>
          </table:table-cell>
          <table:table-cell office:value-type="string" calcext:value-type="string">
            <text:p><text:s/>Zweibr�cken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3779" calcext:value-type="float">
            <text:p>13779</text:p>
          </table:table-cell>
          <table:table-cell office:value-type="float" office:value="20071210" calcext:value-type="float">
            <text:p>200712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0" calcext:value-type="float">
            <text:p>220</text:p>
          </table:table-cell>
          <table:table-cell office:value-type="float" office:value="50.2696" calcext:value-type="float">
            <text:p>50.2696</text:p>
          </table:table-cell>
          <table:table-cell office:value-type="float" office:value="7.8199" calcext:value-type="float">
            <text:p>7.8199</text:p>
          </table:table-cell>
          <table:table-cell office:value-type="string" calcext:value-type="string">
            <text:p><text:s/>Singhofen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20080319" calcext:value-type="float">
            <text:p>200803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49.5419" calcext:value-type="float">
            <text:p>49.5419</text:p>
          </table:table-cell>
          <table:table-cell office:value-type="float" office:value="7.7179" calcext:value-type="float">
            <text:p>7.7179</text:p>
          </table:table-cell>
          <table:table-cell office:value-type="string" calcext:value-type="string">
            <text:p><text:s/>Schallodenbach (WWV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float" office:value="20080826" calcext:value-type="float">
            <text:p>2008082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5" calcext:value-type="float">
            <text:p>85</text:p>
          </table:table-cell>
          <table:table-cell office:value-type="float" office:value="50.3158" calcext:value-type="float">
            <text:p>50.3158</text:p>
          </table:table-cell>
          <table:table-cell office:value-type="float" office:value="7.7785" calcext:value-type="float">
            <text:p>7.7785</text:p>
          </table:table-cell>
          <table:table-cell office:value-type="string" calcext:value-type="string">
            <text:p><text:s/>Nassau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float" office:value="20080623" calcext:value-type="float">
            <text:p>2008062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50.6181" calcext:value-type="float">
            <text:p>50.6181</text:p>
          </table:table-cell>
          <table:table-cell office:value-type="float" office:value="7.478" calcext:value-type="float">
            <text:p>7.478</text:p>
          </table:table-cell>
          <table:table-cell office:value-type="string" calcext:value-type="string">
            <text:p><text:s/>Peterslahr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9" calcext:value-type="float">
            <text:p>619</text:p>
          </table:table-cell>
          <table:table-cell office:value-type="float" office:value="48.2639" calcext:value-type="float">
            <text:p>48.2639</text:p>
          </table:table-cell>
          <table:table-cell office:value-type="float" office:value="8.8134" calcext:value-type="float">
            <text:p>8.8134</text:p>
          </table:table-cell>
          <table:table-cell office:value-type="string" calcext:value-type="string">
            <text:p><text:s/>Balingen-Bronnhaup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float" office:value="20091001" calcext:value-type="float">
            <text:p>2009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35" calcext:value-type="float">
            <text:p>435</text:p>
          </table:table-cell>
          <table:table-cell office:value-type="float" office:value="50.239" calcext:value-type="float">
            <text:p>50.239</text:p>
          </table:table-cell>
          <table:table-cell office:value-type="float" office:value="6.6611" calcext:value-type="float">
            <text:p>6.6611</text:p>
          </table:table-cell>
          <table:table-cell office:value-type="string" calcext:value-type="string">
            <text:p><text:s/>Gerolstein/Kyl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5" calcext:value-type="float">
            <text:p>145</text:p>
          </table:table-cell>
          <table:table-cell office:value-type="float" office:value="49.3683" calcext:value-type="float">
            <text:p>49.3683</text:p>
          </table:table-cell>
          <table:table-cell office:value-type="float" office:value="8.1854" calcext:value-type="float">
            <text:p>8.1854</text:p>
          </table:table-cell>
          <table:table-cell office:value-type="string" calcext:value-type="string">
            <text:p><text:s/>Mu�bach (Neustadt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07" calcext:value-type="float">
            <text:p>14007</text:p>
          </table:table-cell>
          <table:table-cell office:value-type="float" office:value="20120213" calcext:value-type="float">
            <text:p>201202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3" calcext:value-type="float">
            <text:p>153</text:p>
          </table:table-cell>
          <table:table-cell office:value-type="float" office:value="49.9596" calcext:value-type="float">
            <text:p>49.9596</text:p>
          </table:table-cell>
          <table:table-cell office:value-type="float" office:value="8.236" calcext:value-type="float">
            <text:p>8.236</text:p>
          </table:table-cell>
          <table:table-cell office:value-type="string" calcext:value-type="string">
            <text:p><text:s/>Mainz-Marienbo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float" office:value="20160108" calcext:value-type="float">
            <text:p>201601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5" calcext:value-type="float">
            <text:p>245</text:p>
          </table:table-cell>
          <table:table-cell office:value-type="float" office:value="49.8228" calcext:value-type="float">
            <text:p>49.8228</text:p>
          </table:table-cell>
          <table:table-cell office:value-type="float" office:value="8.1044" calcext:value-type="float">
            <text:p>8.1044</text:p>
          </table:table-cell>
          <table:table-cell office:value-type="string" calcext:value-type="string">
            <text:p><text:s/>Rommersheim (Eichenhof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49.401" calcext:value-type="float">
            <text:p>49.401</text:p>
          </table:table-cell>
          <table:table-cell office:value-type="float" office:value="8.3478" calcext:value-type="float">
            <text:p>8.3478</text:p>
          </table:table-cell>
          <table:table-cell office:value-type="string" calcext:value-type="string">
            <text:p><text:s/>Schifferstad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4" calcext:value-type="float">
            <text:p>274</text:p>
          </table:table-cell>
          <table:table-cell office:value-type="float" office:value="50.5582" calcext:value-type="float">
            <text:p>50.5582</text:p>
          </table:table-cell>
          <table:table-cell office:value-type="float" office:value="7.0317" calcext:value-type="float">
            <text:p>7.0317</text:p>
          </table:table-cell>
          <table:table-cell office:value-type="string" calcext:value-type="string">
            <text:p><text:s/>Esch/Swist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9" calcext:value-type="float">
            <text:p>319</text:p>
          </table:table-cell>
          <table:table-cell office:value-type="float" office:value="50.4528" calcext:value-type="float">
            <text:p>50.4528</text:p>
          </table:table-cell>
          <table:table-cell office:value-type="float" office:value="7.6528" calcext:value-type="float">
            <text:p>7.6528</text:p>
          </table:table-cell>
          <table:table-cell office:value-type="string" calcext:value-type="string">
            <text:p><text:s/>Grenzau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float" office:value="20160107" calcext:value-type="float">
            <text:p>2016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8" calcext:value-type="float">
            <text:p>128</text:p>
          </table:table-cell>
          <table:table-cell office:value-type="float" office:value="49.8464" calcext:value-type="float">
            <text:p>49.8464</text:p>
          </table:table-cell>
          <table:table-cell office:value-type="float" office:value="8.346" calcext:value-type="float">
            <text:p>8.346</text:p>
          </table:table-cell>
          <table:table-cell office:value-type="string" calcext:value-type="string">
            <text:p><text:s/>Oppenheim/ Rhei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4" calcext:value-type="float">
            <text:p>14014</text:p>
          </table:table-cell>
          <table:table-cell office:value-type="float" office:value="20160401" calcext:value-type="float">
            <text:p>201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4" calcext:value-type="float">
            <text:p>224</text:p>
          </table:table-cell>
          <table:table-cell office:value-type="float" office:value="49.7271" calcext:value-type="float">
            <text:p>49.7271</text:p>
          </table:table-cell>
          <table:table-cell office:value-type="float" office:value="8.1168" calcext:value-type="float">
            <text:p>8.1168</text:p>
          </table:table-cell>
          <table:table-cell office:value-type="string" calcext:value-type="string">
            <text:p><text:s/>Kettenheim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5" calcext:value-type="float">
            <text:p>14015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88" calcext:value-type="float">
            <text:p>388</text:p>
          </table:table-cell>
          <table:table-cell office:value-type="float" office:value="50.1587" calcext:value-type="float">
            <text:p>50.1587</text:p>
          </table:table-cell>
          <table:table-cell office:value-type="float" office:value="7.4972" calcext:value-type="float">
            <text:p>7.4972</text:p>
          </table:table-cell>
          <table:table-cell office:value-type="string" calcext:value-type="string">
            <text:p><text:s/>Gondershaus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float" office:value="20161202" calcext:value-type="float">
            <text:p>201612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8" calcext:value-type="float">
            <text:p>98</text:p>
          </table:table-cell>
          <table:table-cell office:value-type="float" office:value="49.5871" calcext:value-type="float">
            <text:p>49.5871</text:p>
          </table:table-cell>
          <table:table-cell office:value-type="float" office:value="8.3414" calcext:value-type="float">
            <text:p>8.3414</text:p>
          </table:table-cell>
          <table:table-cell office:value-type="string" calcext:value-type="string">
            <text:p><text:s/>Kleinniedesheim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7" calcext:value-type="float">
            <text:p>14017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4" calcext:value-type="float">
            <text:p>144</text:p>
          </table:table-cell>
          <table:table-cell office:value-type="float" office:value="49.1581" calcext:value-type="float">
            <text:p>49.1581</text:p>
          </table:table-cell>
          <table:table-cell office:value-type="float" office:value="8.2536" calcext:value-type="float">
            <text:p>8.2536</text:p>
          </table:table-cell>
          <table:table-cell office:value-type="string" calcext:value-type="string">
            <text:p><text:s/>Herxheimweyh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float" office:value="20160701" calcext:value-type="float">
            <text:p>201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0" calcext:value-type="float">
            <text:p>180</text:p>
          </table:table-cell>
          <table:table-cell office:value-type="float" office:value="49.5189" calcext:value-type="float">
            <text:p>49.5189</text:p>
          </table:table-cell>
          <table:table-cell office:value-type="float" office:value="8.1875" calcext:value-type="float">
            <text:p>8.1875</text:p>
          </table:table-cell>
          <table:table-cell office:value-type="string" calcext:value-type="string">
            <text:p><text:s/>Dackenheim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9" calcext:value-type="float">
            <text:p>129</text:p>
          </table:table-cell>
          <table:table-cell office:value-type="float" office:value="49.2449" calcext:value-type="float">
            <text:p>49.2449</text:p>
          </table:table-cell>
          <table:table-cell office:value-type="float" office:value="8.2912" calcext:value-type="float">
            <text:p>8.2912</text:p>
          </table:table-cell>
          <table:table-cell office:value-type="string" calcext:value-type="string">
            <text:p><text:s/>Lustad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5" calcext:value-type="float">
            <text:p>195</text:p>
          </table:table-cell>
          <table:table-cell office:value-type="float" office:value="50.2558" calcext:value-type="float">
            <text:p>50.2558</text:p>
          </table:table-cell>
          <table:table-cell office:value-type="float" office:value="7.3535" calcext:value-type="float">
            <text:p>7.3535</text:p>
          </table:table-cell>
          <table:table-cell office:value-type="string" calcext:value-type="string">
            <text:p><text:s/>M�nstermaifeld, Kr. Mayen-Koblenz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9" calcext:value-type="float">
            <text:p>209</text:p>
          </table:table-cell>
          <table:table-cell office:value-type="float" office:value="49.827" calcext:value-type="float">
            <text:p>49.827</text:p>
          </table:table-cell>
          <table:table-cell office:value-type="float" office:value="8.332" calcext:value-type="float">
            <text:p>8.332</text:p>
          </table:table-cell>
          <table:table-cell office:value-type="string" calcext:value-type="string">
            <text:p><text:s/>Dien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float" office:value="20160701" calcext:value-type="float">
            <text:p>201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1" calcext:value-type="float">
            <text:p>461</text:p>
          </table:table-cell>
          <table:table-cell office:value-type="float" office:value="49.6353" calcext:value-type="float">
            <text:p>49.6353</text:p>
          </table:table-cell>
          <table:table-cell office:value-type="float" office:value="7.2105" calcext:value-type="float">
            <text:p>7.2105</text:p>
          </table:table-cell>
          <table:table-cell office:value-type="string" calcext:value-type="string">
            <text:p><text:s/>Dienstweiler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76" calcext:value-type="float">
            <text:p>476</text:p>
          </table:table-cell>
          <table:table-cell office:value-type="float" office:value="50.1419" calcext:value-type="float">
            <text:p>50.1419</text:p>
          </table:table-cell>
          <table:table-cell office:value-type="float" office:value="6.3126" calcext:value-type="float">
            <text:p>6.3126</text:p>
          </table:table-cell>
          <table:table-cell office:value-type="string" calcext:value-type="string">
            <text:p><text:s/>Strickschei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4" calcext:value-type="float">
            <text:p>14024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7" calcext:value-type="float">
            <text:p>197</text:p>
          </table:table-cell>
          <table:table-cell office:value-type="float" office:value="49.9678" calcext:value-type="float">
            <text:p>49.9678</text:p>
          </table:table-cell>
          <table:table-cell office:value-type="float" office:value="6.8593" calcext:value-type="float">
            <text:p>6.8593</text:p>
          </table:table-cell>
          <table:table-cell office:value-type="string" calcext:value-type="string">
            <text:p><text:s/>Wittlich, Kreisstad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float" office:value="20160401" calcext:value-type="float">
            <text:p>201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6" calcext:value-type="float">
            <text:p>526</text:p>
          </table:table-cell>
          <table:table-cell office:value-type="float" office:value="50.2596" calcext:value-type="float">
            <text:p>50.2596</text:p>
          </table:table-cell>
          <table:table-cell office:value-type="float" office:value="6.802" calcext:value-type="float">
            <text:p>6.802</text:p>
          </table:table-cell>
          <table:table-cell office:value-type="string" calcext:value-type="string">
            <text:p><text:s/>Dreis-Br�ck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float" office:value="20160701" calcext:value-type="float">
            <text:p>201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2" calcext:value-type="float">
            <text:p>312</text:p>
          </table:table-cell>
          <table:table-cell office:value-type="float" office:value="50.7316" calcext:value-type="float">
            <text:p>50.7316</text:p>
          </table:table-cell>
          <table:table-cell office:value-type="float" office:value="7.7002" calcext:value-type="float">
            <text:p>7.7002</text:p>
          </table:table-cell>
          <table:table-cell office:value-type="string" calcext:value-type="string">
            <text:p><text:s/>Isert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2" calcext:value-type="float">
            <text:p>372</text:p>
          </table:table-cell>
          <table:table-cell office:value-type="float" office:value="50.2643" calcext:value-type="float">
            <text:p>50.2643</text:p>
          </table:table-cell>
          <table:table-cell office:value-type="float" office:value="8.0072" calcext:value-type="float">
            <text:p>8.0072</text:p>
          </table:table-cell>
          <table:table-cell office:value-type="string" calcext:value-type="string">
            <text:p><text:s/>Berghaus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1" calcext:value-type="float">
            <text:p>411</text:p>
          </table:table-cell>
          <table:table-cell office:value-type="float" office:value="49.3684" calcext:value-type="float">
            <text:p>49.3684</text:p>
          </table:table-cell>
          <table:table-cell office:value-type="float" office:value="7.4688" calcext:value-type="float">
            <text:p>7.4688</text:p>
          </table:table-cell>
          <table:table-cell office:value-type="string" calcext:value-type="string">
            <text:p><text:s/>Martinsh�h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8" calcext:value-type="float">
            <text:p>418</text:p>
          </table:table-cell>
          <table:table-cell office:value-type="float" office:value="50.0005" calcext:value-type="float">
            <text:p>50.0005</text:p>
          </table:table-cell>
          <table:table-cell office:value-type="float" office:value="7.5928" calcext:value-type="float">
            <text:p>7.5928</text:p>
          </table:table-cell>
          <table:table-cell office:value-type="string" calcext:value-type="string">
            <text:p><text:s/>Wahlbach/Hunsr.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7" calcext:value-type="float">
            <text:p>307</text:p>
          </table:table-cell>
          <table:table-cell office:value-type="float" office:value="49.4716" calcext:value-type="float">
            <text:p>49.4716</text:p>
          </table:table-cell>
          <table:table-cell office:value-type="float" office:value="7.762" calcext:value-type="float">
            <text:p>7.762</text:p>
          </table:table-cell>
          <table:table-cell office:value-type="string" calcext:value-type="string">
            <text:p><text:s/>Morlaute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20160701" calcext:value-type="float">
            <text:p>201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9" calcext:value-type="float">
            <text:p>369</text:p>
          </table:table-cell>
          <table:table-cell office:value-type="float" office:value="49.5725" calcext:value-type="float">
            <text:p>49.5725</text:p>
          </table:table-cell>
          <table:table-cell office:value-type="float" office:value="6.4647" calcext:value-type="float">
            <text:p>6.4647</text:p>
          </table:table-cell>
          <table:table-cell office:value-type="string" calcext:value-type="string">
            <text:p><text:s/>Merzkirch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1" calcext:value-type="float">
            <text:p>91</text:p>
          </table:table-cell>
          <table:table-cell office:value-type="float" office:value="50.4468" calcext:value-type="float">
            <text:p>50.4468</text:p>
          </table:table-cell>
          <table:table-cell office:value-type="float" office:value="7.5357" calcext:value-type="float">
            <text:p>7.5357</text:p>
          </table:table-cell>
          <table:table-cell office:value-type="string" calcext:value-type="string">
            <text:p><text:s/>Heimbach-Weis/ Rhei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8" calcext:value-type="float">
            <text:p>248</text:p>
          </table:table-cell>
          <table:table-cell office:value-type="float" office:value="49.7542" calcext:value-type="float">
            <text:p>49.7542</text:p>
          </table:table-cell>
          <table:table-cell office:value-type="float" office:value="6.6932" calcext:value-type="float">
            <text:p>6.6932</text:p>
          </table:table-cell>
          <table:table-cell office:value-type="string" calcext:value-type="string">
            <text:p><text:s/>Avels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3" calcext:value-type="float">
            <text:p>143</text:p>
          </table:table-cell>
          <table:table-cell office:value-type="float" office:value="49.8004" calcext:value-type="float">
            <text:p>49.8004</text:p>
          </table:table-cell>
          <table:table-cell office:value-type="float" office:value="6.7833" calcext:value-type="float">
            <text:p>6.7833</text:p>
          </table:table-cell>
          <table:table-cell office:value-type="string" calcext:value-type="string">
            <text:p><text:s/>Rio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float" office:value="20161202" calcext:value-type="float">
            <text:p>201612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4" calcext:value-type="float">
            <text:p>194</text:p>
          </table:table-cell>
          <table:table-cell office:value-type="float" office:value="49.6334" calcext:value-type="float">
            <text:p>49.6334</text:p>
          </table:table-cell>
          <table:table-cell office:value-type="float" office:value="8.0278" calcext:value-type="float">
            <text:p>8.0278</text:p>
          </table:table-cell>
          <table:table-cell office:value-type="string" calcext:value-type="string">
            <text:p><text:s/>Weierhof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29" calcext:value-type="float">
            <text:p>529</text:p>
          </table:table-cell>
          <table:table-cell office:value-type="float" office:value="50.0693" calcext:value-type="float">
            <text:p>50.0693</text:p>
          </table:table-cell>
          <table:table-cell office:value-type="float" office:value="6.6237" calcext:value-type="float">
            <text:p>6.6237</text:p>
          </table:table-cell>
          <table:table-cell office:value-type="string" calcext:value-type="string">
            <text:p><text:s/>Steinbo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5" calcext:value-type="float">
            <text:p>325</text:p>
          </table:table-cell>
          <table:table-cell office:value-type="float" office:value="50.0066" calcext:value-type="float">
            <text:p>50.0066</text:p>
          </table:table-cell>
          <table:table-cell office:value-type="float" office:value="6.4587" calcext:value-type="float">
            <text:p>6.4587</text:p>
          </table:table-cell>
          <table:table-cell office:value-type="string" calcext:value-type="string">
            <text:p><text:s/>Wiersdorf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0" calcext:value-type="float">
            <text:p>160</text:p>
          </table:table-cell>
          <table:table-cell office:value-type="float" office:value="49.7809" calcext:value-type="float">
            <text:p>49.7809</text:p>
          </table:table-cell>
          <table:table-cell office:value-type="float" office:value="7.6118" calcext:value-type="float">
            <text:p>7.6118</text:p>
          </table:table-cell>
          <table:table-cell office:value-type="string" calcext:value-type="string">
            <text:p><text:s/>Meddersheim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20170501" calcext:value-type="float">
            <text:p>201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0.5849" calcext:value-type="float">
            <text:p>50.5849</text:p>
          </table:table-cell>
          <table:table-cell office:value-type="float" office:value="7.1455" calcext:value-type="float">
            <text:p>7.1455</text:p>
          </table:table-cell>
          <table:table-cell office:value-type="string" calcext:value-type="string">
            <text:p><text:s/>Leimersdorf-Nieren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20160111" calcext:value-type="float">
            <text:p>201601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2" calcext:value-type="float">
            <text:p>192</text:p>
          </table:table-cell>
          <table:table-cell office:value-type="float" office:value="49.2165" calcext:value-type="float">
            <text:p>49.2165</text:p>
          </table:table-cell>
          <table:table-cell office:value-type="float" office:value="8.0479" calcext:value-type="float">
            <text:p>8.0479</text:p>
          </table:table-cell>
          <table:table-cell office:value-type="string" calcext:value-type="string">
            <text:p><text:s/>Siebeldingen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20161021" calcext:value-type="float">
            <text:p>2016102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" calcext:value-type="float">
            <text:p>88</text:p>
          </table:table-cell>
          <table:table-cell office:value-type="float" office:value="49.9566" calcext:value-type="float">
            <text:p>49.9566</text:p>
          </table:table-cell>
          <table:table-cell office:value-type="float" office:value="7.9642" calcext:value-type="float">
            <text:p>7.9642</text:p>
          </table:table-cell>
          <table:table-cell office:value-type="string" calcext:value-type="string">
            <text:p><text:s/>Bingen-Gaulsheim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20161202" calcext:value-type="float">
            <text:p>201612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49.5982" calcext:value-type="float">
            <text:p>49.5982</text:p>
          </table:table-cell>
          <table:table-cell office:value-type="float" office:value="8.2373" calcext:value-type="float">
            <text:p>8.2373</text:p>
          </table:table-cell>
          <table:table-cell office:value-type="string" calcext:value-type="string">
            <text:p><text:s/>Offstein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20160107" calcext:value-type="float">
            <text:p>2016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3" calcext:value-type="float">
            <text:p>133</text:p>
          </table:table-cell>
          <table:table-cell office:value-type="float" office:value="50.0902" calcext:value-type="float">
            <text:p>50.0902</text:p>
          </table:table-cell>
          <table:table-cell office:value-type="float" office:value="7.1401" calcext:value-type="float">
            <text:p>7.1401</text:p>
          </table:table-cell>
          <table:table-cell office:value-type="string" calcext:value-type="string">
            <text:p><text:s/>Neef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20170501" calcext:value-type="float">
            <text:p>201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5" calcext:value-type="float">
            <text:p>95</text:p>
          </table:table-cell>
          <table:table-cell office:value-type="float" office:value="49.7473" calcext:value-type="float">
            <text:p>49.7473</text:p>
          </table:table-cell>
          <table:table-cell office:value-type="float" office:value="8.384" calcext:value-type="float">
            <text:p>8.384</text:p>
          </table:table-cell>
          <table:table-cell office:value-type="string" calcext:value-type="string">
            <text:p><text:s/>Eich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float" office:value="20140901" calcext:value-type="float">
            <text:p>201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0" calcext:value-type="float">
            <text:p>290</text:p>
          </table:table-cell>
          <table:table-cell office:value-type="float" office:value="49.9357" calcext:value-type="float">
            <text:p>49.9357</text:p>
          </table:table-cell>
          <table:table-cell office:value-type="float" office:value="6.2523" calcext:value-type="float">
            <text:p>6.2523</text:p>
          </table:table-cell>
          <table:table-cell office:value-type="string" calcext:value-type="string">
            <text:p><text:s/>K�rperich-Gaytalpark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138" calcext:value-type="float">
            <text:p>14138</text:p>
          </table:table-cell>
          <table:table-cell office:value-type="float" office:value="20090915" calcext:value-type="float">
            <text:p>20090915</text:p>
          </table:table-cell>
          <table:table-cell office:value-type="float" office:value="20151231" calcext:value-type="float">
            <text:p>20151231</text:p>
          </table:table-cell>
          <table:table-cell office:value-type="float" office:value="73" calcext:value-type="float">
            <text:p>73</text:p>
          </table:table-cell>
          <table:table-cell office:value-type="float" office:value="52.1655" calcext:value-type="float">
            <text:p>52.1655</text:p>
          </table:table-cell>
          <table:table-cell office:value-type="float" office:value="14.1224" calcext:value-type="float">
            <text:p>14.1224</text:p>
          </table:table-cell>
          <table:table-cell office:value-type="string" calcext:value-type="string">
            <text:p><text:s/>Falkenberg (Grenzschichtmessfeld)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float" office:value="20091030" calcext:value-type="float">
            <text:p>200910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0" calcext:value-type="float">
            <text:p>610</text:p>
          </table:table-cell>
          <table:table-cell office:value-type="float" office:value="49.8967" calcext:value-type="float">
            <text:p>49.8967</text:p>
          </table:table-cell>
          <table:table-cell office:value-type="float" office:value="7.5869" calcext:value-type="float">
            <text:p>7.5869</text:p>
          </table:table-cell>
          <table:table-cell office:value-type="string" calcext:value-type="string">
            <text:p><text:s/>Entenpfuh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" calcext:value-type="float">
            <text:p>33</text:p>
          </table:table-cell>
          <table:table-cell office:value-type="float" office:value="51.5059" calcext:value-type="float">
            <text:p>51.5059</text:p>
          </table:table-cell>
          <table:table-cell office:value-type="float" office:value="6.8351" calcext:value-type="float">
            <text:p>6.8351</text:p>
          </table:table-cell>
          <table:table-cell office:value-type="string" calcext:value-type="string">
            <text:p><text:s/>Oberhausen-Buschhausen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" calcext:value-type="float">
            <text:p>54</text:p>
          </table:table-cell>
          <table:table-cell office:value-type="float" office:value="51.6073" calcext:value-type="float">
            <text:p>51.6073</text:p>
          </table:table-cell>
          <table:table-cell office:value-type="float" office:value="7.5309" calcext:value-type="float">
            <text:p>7.5309</text:p>
          </table:table-cell>
          <table:table-cell office:value-type="string" calcext:value-type="string">
            <text:p><text:s/>L�nen-Seseke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" calcext:value-type="float">
            <text:p>56</text:p>
          </table:table-cell>
          <table:table-cell office:value-type="float" office:value="51.5801" calcext:value-type="float">
            <text:p>51.5801</text:p>
          </table:table-cell>
          <table:table-cell office:value-type="float" office:value="7.315" calcext:value-type="float">
            <text:p>7.315</text:p>
          </table:table-cell>
          <table:table-cell office:value-type="string" calcext:value-type="string">
            <text:p><text:s/>Castrop-Rauxel-Habinghorst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" calcext:value-type="float">
            <text:p>71</text:p>
          </table:table-cell>
          <table:table-cell office:value-type="float" office:value="51.514" calcext:value-type="float">
            <text:p>51.514</text:p>
          </table:table-cell>
          <table:table-cell office:value-type="float" office:value="7.3817" calcext:value-type="float">
            <text:p>7.3817</text:p>
          </table:table-cell>
          <table:table-cell office:value-type="string" calcext:value-type="string">
            <text:p><text:s/>Dortmund /Oespeler Bach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float" office:value="20110419" calcext:value-type="float">
            <text:p>201104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1.4787" calcext:value-type="float">
            <text:p>51.4787</text:p>
          </table:table-cell>
          <table:table-cell office:value-type="float" office:value="7.0234" calcext:value-type="float">
            <text:p>7.0234</text:p>
          </table:table-cell>
          <table:table-cell office:value-type="string" calcext:value-type="string">
            <text:p><text:s/>Essen-Stoppenberg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1.8103" calcext:value-type="float">
            <text:p>51.8103</text:p>
          </table:table-cell>
          <table:table-cell office:value-type="float" office:value="7.2684" calcext:value-type="float">
            <text:p>7.2684</text:p>
          </table:table-cell>
          <table:table-cell office:value-type="string" calcext:value-type="string">
            <text:p><text:s/>D�lmen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8" calcext:value-type="float">
            <text:p>14148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1.6531" calcext:value-type="float">
            <text:p>51.6531</text:p>
          </table:table-cell>
          <table:table-cell office:value-type="float" office:value="6.7581" calcext:value-type="float">
            <text:p>6.7581</text:p>
          </table:table-cell>
          <table:table-cell office:value-type="string" calcext:value-type="string">
            <text:p><text:s/>H�nxe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" calcext:value-type="float">
            <text:p>53</text:p>
          </table:table-cell>
          <table:table-cell office:value-type="float" office:value="51.7536" calcext:value-type="float">
            <text:p>51.7536</text:p>
          </table:table-cell>
          <table:table-cell office:value-type="float" office:value="6.9985" calcext:value-type="float">
            <text:p>6.9985</text:p>
          </table:table-cell>
          <table:table-cell office:value-type="string" calcext:value-type="string">
            <text:p><text:s/>Lembeck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20110418" calcext:value-type="float">
            <text:p>201104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7" calcext:value-type="float">
            <text:p>67</text:p>
          </table:table-cell>
          <table:table-cell office:value-type="float" office:value="51.6123" calcext:value-type="float">
            <text:p>51.6123</text:p>
          </table:table-cell>
          <table:table-cell office:value-type="float" office:value="7.0864" calcext:value-type="float">
            <text:p>7.0864</text:p>
          </table:table-cell>
          <table:table-cell office:value-type="string" calcext:value-type="string">
            <text:p><text:s/>Westerholt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20121112" calcext:value-type="float">
            <text:p>201211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50.8892" calcext:value-type="float">
            <text:p>50.8892</text:p>
          </table:table-cell>
          <table:table-cell office:value-type="float" office:value="6.2111" calcext:value-type="float">
            <text:p>6.2111</text:p>
          </table:table-cell>
          <table:table-cell office:value-type="string" calcext:value-type="string">
            <text:p><text:s/>Alsdorf-Bettendorf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float" office:value="20121112" calcext:value-type="float">
            <text:p>201211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2" calcext:value-type="float">
            <text:p>222</text:p>
          </table:table-cell>
          <table:table-cell office:value-type="float" office:value="50.7495" calcext:value-type="float">
            <text:p>50.7495</text:p>
          </table:table-cell>
          <table:table-cell office:value-type="float" office:value="6.1863" calcext:value-type="float">
            <text:p>6.1863</text:p>
          </table:table-cell>
          <table:table-cell office:value-type="string" calcext:value-type="string">
            <text:p><text:s/>Aachen-Brand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20121112" calcext:value-type="float">
            <text:p>201211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" calcext:value-type="float">
            <text:p>40</text:p>
          </table:table-cell>
          <table:table-cell office:value-type="float" office:value="51.0645" calcext:value-type="float">
            <text:p>51.0645</text:p>
          </table:table-cell>
          <table:table-cell office:value-type="float" office:value="6.1711" calcext:value-type="float">
            <text:p>6.1711</text:p>
          </table:table-cell>
          <table:table-cell office:value-type="string" calcext:value-type="string">
            <text:p><text:s/>H�ckelhoven-Ratheim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float" office:value="20121112" calcext:value-type="float">
            <text:p>201211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6" calcext:value-type="float">
            <text:p>326</text:p>
          </table:table-cell>
          <table:table-cell office:value-type="float" office:value="50.575" calcext:value-type="float">
            <text:p>50.575</text:p>
          </table:table-cell>
          <table:table-cell office:value-type="float" office:value="6.4728" calcext:value-type="float">
            <text:p>6.4728</text:p>
          </table:table-cell>
          <table:table-cell office:value-type="string" calcext:value-type="string">
            <text:p><text:s/>Schleiden-Gem�nd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float" office:value="20120613" calcext:value-type="float">
            <text:p>201206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7" calcext:value-type="float">
            <text:p>117</text:p>
          </table:table-cell>
          <table:table-cell office:value-type="float" office:value="51.2276" calcext:value-type="float">
            <text:p>51.2276</text:p>
          </table:table-cell>
          <table:table-cell office:value-type="float" office:value="7.0016" calcext:value-type="float">
            <text:p>7.0016</text:p>
          </table:table-cell>
          <table:table-cell office:value-type="string" calcext:value-type="string">
            <text:p><text:s/>Haan-Gruiten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float" office:value="20120613" calcext:value-type="float">
            <text:p>201206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0" calcext:value-type="float">
            <text:p>110</text:p>
          </table:table-cell>
          <table:table-cell office:value-type="float" office:value="51.2889" calcext:value-type="float">
            <text:p>51.2889</text:p>
          </table:table-cell>
          <table:table-cell office:value-type="float" office:value="6.9276" calcext:value-type="float">
            <text:p>6.9276</text:p>
          </table:table-cell>
          <table:table-cell office:value-type="string" calcext:value-type="string">
            <text:p><text:s/>Ratingen-Homberg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float" office:value="20091201" calcext:value-type="float">
            <text:p>2009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8" calcext:value-type="float">
            <text:p>168</text:p>
          </table:table-cell>
          <table:table-cell office:value-type="float" office:value="49.5686" calcext:value-type="float">
            <text:p>49.5686</text:p>
          </table:table-cell>
          <table:table-cell office:value-type="float" office:value="8.7013" calcext:value-type="float">
            <text:p>8.7013</text:p>
          </table:table-cell>
          <table:table-cell office:value-type="string" calcext:value-type="string">
            <text:p><text:s/>Birkenau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4158" calcext:value-type="float">
            <text:p>14158</text:p>
          </table:table-cell>
          <table:table-cell office:value-type="float" office:value="20120613" calcext:value-type="float">
            <text:p>201206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" calcext:value-type="float">
            <text:p>46</text:p>
          </table:table-cell>
          <table:table-cell office:value-type="float" office:value="51.1189" calcext:value-type="float">
            <text:p>51.1189</text:p>
          </table:table-cell>
          <table:table-cell office:value-type="float" office:value="6.9322" calcext:value-type="float">
            <text:p>6.9322</text:p>
          </table:table-cell>
          <table:table-cell office:value-type="string" calcext:value-type="string">
            <text:p><text:s/>Langenfeld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float" office:value="20120613" calcext:value-type="float">
            <text:p>201206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5" calcext:value-type="float">
            <text:p>165</text:p>
          </table:table-cell>
          <table:table-cell office:value-type="float" office:value="51.3465" calcext:value-type="float">
            <text:p>51.3465</text:p>
          </table:table-cell>
          <table:table-cell office:value-type="float" office:value="7.0226" calcext:value-type="float">
            <text:p>7.0226</text:p>
          </table:table-cell>
          <table:table-cell office:value-type="string" calcext:value-type="string">
            <text:p><text:s/>Velbert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20110509" calcext:value-type="float">
            <text:p>201105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7" calcext:value-type="float">
            <text:p>67</text:p>
          </table:table-cell>
          <table:table-cell office:value-type="float" office:value="50.9601" calcext:value-type="float">
            <text:p>50.9601</text:p>
          </table:table-cell>
          <table:table-cell office:value-type="float" office:value="6.6318" calcext:value-type="float">
            <text:p>6.6318</text:p>
          </table:table-cell>
          <table:table-cell office:value-type="string" calcext:value-type="string">
            <text:p><text:s/>Bergheim (Erftverband 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float" office:value="20110510" calcext:value-type="float">
            <text:p>201105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0" calcext:value-type="float">
            <text:p>330</text:p>
          </table:table-cell>
          <table:table-cell office:value-type="float" office:value="50.5274" calcext:value-type="float">
            <text:p>50.5274</text:p>
          </table:table-cell>
          <table:table-cell office:value-type="float" office:value="6.7812" calcext:value-type="float">
            <text:p>6.7812</text:p>
          </table:table-cell>
          <table:table-cell office:value-type="string" calcext:value-type="string">
            <text:p><text:s/>M�nstereifel-Eicherscheid, Bad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float" office:value="20110510" calcext:value-type="float">
            <text:p>201105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" calcext:value-type="float">
            <text:p>51</text:p>
          </table:table-cell>
          <table:table-cell office:value-type="float" office:value="51.109" calcext:value-type="float">
            <text:p>51.109</text:p>
          </table:table-cell>
          <table:table-cell office:value-type="float" office:value="6.5982" calcext:value-type="float">
            <text:p>6.5982</text:p>
          </table:table-cell>
          <table:table-cell office:value-type="string" calcext:value-type="string">
            <text:p><text:s/>Grevenbroich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67" calcext:value-type="float">
            <text:p>14167</text:p>
          </table:table-cell>
          <table:table-cell office:value-type="float" office:value="20110510" calcext:value-type="float">
            <text:p>201105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6" calcext:value-type="float">
            <text:p>356</text:p>
          </table:table-cell>
          <table:table-cell office:value-type="float" office:value="50.5521" calcext:value-type="float">
            <text:p>50.5521</text:p>
          </table:table-cell>
          <table:table-cell office:value-type="float" office:value="6.6904" calcext:value-type="float">
            <text:p>6.6904</text:p>
          </table:table-cell>
          <table:table-cell office:value-type="string" calcext:value-type="string">
            <text:p><text:s/>Mechernich-Harzheim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  <table:table-cell office:value-type="float" office:value="20110510" calcext:value-type="float">
            <text:p>201105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58" calcext:value-type="float">
            <text:p>258</text:p>
          </table:table-cell>
          <table:table-cell office:value-type="float" office:value="50.6052" calcext:value-type="float">
            <text:p>50.6052</text:p>
          </table:table-cell>
          <table:table-cell office:value-type="float" office:value="6.601" calcext:value-type="float">
            <text:p>6.601</text:p>
          </table:table-cell>
          <table:table-cell office:value-type="string" calcext:value-type="string">
            <text:p><text:s/>Mechernich-Glehn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float" office:value="20110510" calcext:value-type="float">
            <text:p>201105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1" calcext:value-type="float">
            <text:p>351</text:p>
          </table:table-cell>
          <table:table-cell office:value-type="float" office:value="50.58" calcext:value-type="float">
            <text:p>50.58</text:p>
          </table:table-cell>
          <table:table-cell office:value-type="float" office:value="6.9483" calcext:value-type="float">
            <text:p>6.9483</text:p>
          </table:table-cell>
          <table:table-cell office:value-type="string" calcext:value-type="string">
            <text:p><text:s/>Rheinbach-Todenfeld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office:value-type="float" office:value="20120911" calcext:value-type="float">
            <text:p>2012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8" calcext:value-type="float">
            <text:p>348</text:p>
          </table:table-cell>
          <table:table-cell office:value-type="float" office:value="51.3384" calcext:value-type="float">
            <text:p>51.3384</text:p>
          </table:table-cell>
          <table:table-cell office:value-type="float" office:value="8.2709" calcext:value-type="float">
            <text:p>8.2709</text:p>
          </table:table-cell>
          <table:table-cell office:value-type="string" calcext:value-type="string">
            <text:p><text:s/>Meschede / Hennetalsperre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1" calcext:value-type="float">
            <text:p>14171</text:p>
          </table:table-cell>
          <table:table-cell office:value-type="float" office:value="20120911" calcext:value-type="float">
            <text:p>2012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0" calcext:value-type="float">
            <text:p>310</text:p>
          </table:table-cell>
          <table:table-cell office:value-type="float" office:value="51.3541" calcext:value-type="float">
            <text:p>51.3541</text:p>
          </table:table-cell>
          <table:table-cell office:value-type="float" office:value="7.9625" calcext:value-type="float">
            <text:p>7.9625</text:p>
          </table:table-cell>
          <table:table-cell office:value-type="string" calcext:value-type="string">
            <text:p><text:s/>Sundern / Sorpetalsperre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float" office:value="20120911" calcext:value-type="float">
            <text:p>2012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3" calcext:value-type="float">
            <text:p>113</text:p>
          </table:table-cell>
          <table:table-cell office:value-type="float" office:value="51.3665" calcext:value-type="float">
            <text:p>51.3665</text:p>
          </table:table-cell>
          <table:table-cell office:value-type="float" office:value="7.5456" calcext:value-type="float">
            <text:p>7.5456</text:p>
          </table:table-cell>
          <table:table-cell office:value-type="string" calcext:value-type="string">
            <text:p><text:s/>Hagen-Hohenlimburg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20120911" calcext:value-type="float">
            <text:p>2012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5" calcext:value-type="float">
            <text:p>85</text:p>
          </table:table-cell>
          <table:table-cell office:value-type="float" office:value="51.383" calcext:value-type="float">
            <text:p>51.383</text:p>
          </table:table-cell>
          <table:table-cell office:value-type="float" office:value="7.3848" calcext:value-type="float">
            <text:p>7.3848</text:p>
          </table:table-cell>
          <table:table-cell office:value-type="string" calcext:value-type="string">
            <text:p><text:s/>Wetter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float" office:value="20120613" calcext:value-type="float">
            <text:p>201206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" calcext:value-type="float">
            <text:p>27</text:p>
          </table:table-cell>
          <table:table-cell office:value-type="float" office:value="51.4342" calcext:value-type="float">
            <text:p>51.4342</text:p>
          </table:table-cell>
          <table:table-cell office:value-type="float" office:value="6.5703" calcext:value-type="float">
            <text:p>6.5703</text:p>
          </table:table-cell>
          <table:table-cell office:value-type="string" calcext:value-type="string">
            <text:p><text:s/>Neukirchen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office:value-type="float" office:value="20120613" calcext:value-type="float">
            <text:p>2012061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" calcext:value-type="float">
            <text:p>22</text:p>
          </table:table-cell>
          <table:table-cell office:value-type="float" office:value="51.5786" calcext:value-type="float">
            <text:p>51.5786</text:p>
          </table:table-cell>
          <table:table-cell office:value-type="float" office:value="6.5095" calcext:value-type="float">
            <text:p>6.5095</text:p>
          </table:table-cell>
          <table:table-cell office:value-type="string" calcext:value-type="string">
            <text:p><text:s/>Alpen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float" office:value="20121112" calcext:value-type="float">
            <text:p>201211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" calcext:value-type="float">
            <text:p>15</text:p>
          </table:table-cell>
          <table:table-cell office:value-type="float" office:value="51.6901" calcext:value-type="float">
            <text:p>51.6901</text:p>
          </table:table-cell>
          <table:table-cell office:value-type="float" office:value="6.1502" calcext:value-type="float">
            <text:p>6.1502</text:p>
          </table:table-cell>
          <table:table-cell office:value-type="string" calcext:value-type="string">
            <text:p><text:s/>Goch (Kl�rwerk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office:value-type="float" office:value="20140801" calcext:value-type="float">
            <text:p>201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" calcext:value-type="float">
            <text:p>24</text:p>
          </table:table-cell>
          <table:table-cell office:value-type="float" office:value="51.5426" calcext:value-type="float">
            <text:p>51.5426</text:p>
          </table:table-cell>
          <table:table-cell office:value-type="float" office:value="6.315" calcext:value-type="float">
            <text:p>6.315</text:p>
          </table:table-cell>
          <table:table-cell office:value-type="string" calcext:value-type="string">
            <text:p><text:s/>Geldern (Kl�rwerk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float" office:value="20121112" calcext:value-type="float">
            <text:p>201211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" calcext:value-type="float">
            <text:p>35</text:p>
          </table:table-cell>
          <table:table-cell office:value-type="float" office:value="51.3454" calcext:value-type="float">
            <text:p>51.3454</text:p>
          </table:table-cell>
          <table:table-cell office:value-type="float" office:value="6.3546" calcext:value-type="float">
            <text:p>6.3546</text:p>
          </table:table-cell>
          <table:table-cell office:value-type="string" calcext:value-type="string">
            <text:p><text:s/>Grefrath (Kl�rwerk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79" calcext:value-type="float">
            <text:p>14179</text:p>
          </table:table-cell>
          <table:table-cell office:value-type="float" office:value="20140801" calcext:value-type="float">
            <text:p>2014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2" calcext:value-type="float">
            <text:p>42</text:p>
          </table:table-cell>
          <table:table-cell office:value-type="float" office:value="51.1968" calcext:value-type="float">
            <text:p>51.1968</text:p>
          </table:table-cell>
          <table:table-cell office:value-type="float" office:value="6.495" calcext:value-type="float">
            <text:p>6.495</text:p>
          </table:table-cell>
          <table:table-cell office:value-type="string" calcext:value-type="string">
            <text:p><text:s/>Korschenbroich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float" office:value="20160601" calcext:value-type="float">
            <text:p>20160601</text:p>
          </table:table-cell>
          <table:table-cell office:value-type="float" office:value="20210922" calcext:value-type="float">
            <text:p>20210922</text:p>
          </table:table-cell>
          <table:table-cell office:value-type="float" office:value="43" calcext:value-type="float">
            <text:p>43</text:p>
          </table:table-cell>
          <table:table-cell office:value-type="float" office:value="51.0469" calcext:value-type="float">
            <text:p>51.0469</text:p>
          </table:table-cell>
          <table:table-cell office:value-type="float" office:value="6.9729" calcext:value-type="float">
            <text:p>6.9729</text:p>
          </table:table-cell>
          <table:table-cell office:value-type="string" calcext:value-type="string">
            <text:p><text:s/>Leverkusen (Gklw.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1" calcext:value-type="float">
            <text:p>14181</text:p>
          </table:table-cell>
          <table:table-cell office:value-type="float" office:value="20160601" calcext:value-type="float">
            <text:p>201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84" calcext:value-type="float">
            <text:p>184</text:p>
          </table:table-cell>
          <table:table-cell office:value-type="float" office:value="51.0695" calcext:value-type="float">
            <text:p>51.0695</text:p>
          </table:table-cell>
          <table:table-cell office:value-type="float" office:value="7.1864" calcext:value-type="float">
            <text:p>7.1864</text:p>
          </table:table-cell>
          <table:table-cell office:value-type="string" calcext:value-type="string">
            <text:p><text:s/>Wermelskirchen-Lindscheid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2" calcext:value-type="float">
            <text:p>14182</text:p>
          </table:table-cell>
          <table:table-cell office:value-type="float" office:value="20160601" calcext:value-type="float">
            <text:p>201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3" calcext:value-type="float">
            <text:p>193</text:p>
          </table:table-cell>
          <table:table-cell office:value-type="float" office:value="51.2901" calcext:value-type="float">
            <text:p>51.2901</text:p>
          </table:table-cell>
          <table:table-cell office:value-type="float" office:value="7.2759" calcext:value-type="float">
            <text:p>7.2759</text:p>
          </table:table-cell>
          <table:table-cell office:value-type="string" calcext:value-type="string">
            <text:p><text:s/>Schwelm (Kl�rwerk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float" office:value="20160601" calcext:value-type="float">
            <text:p>201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7" calcext:value-type="float">
            <text:p>297</text:p>
          </table:table-cell>
          <table:table-cell office:value-type="float" office:value="51.1433" calcext:value-type="float">
            <text:p>51.1433</text:p>
          </table:table-cell>
          <table:table-cell office:value-type="float" office:value="7.3656" calcext:value-type="float">
            <text:p>7.3656</text:p>
          </table:table-cell>
          <table:table-cell office:value-type="string" calcext:value-type="string">
            <text:p><text:s/>H�ckeswagen/Talsperr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20160601" calcext:value-type="float">
            <text:p>2016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6" calcext:value-type="float">
            <text:p>126</text:p>
          </table:table-cell>
          <table:table-cell office:value-type="float" office:value="51.2242" calcext:value-type="float">
            <text:p>51.2242</text:p>
          </table:table-cell>
          <table:table-cell office:value-type="float" office:value="7.107" calcext:value-type="float">
            <text:p>7.107</text:p>
          </table:table-cell>
          <table:table-cell office:value-type="string" calcext:value-type="string">
            <text:p><text:s/>Wuppertal-Buchenhofen/Wupper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float" office:value="20170801" calcext:value-type="float">
            <text:p>201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4" calcext:value-type="float">
            <text:p>304</text:p>
          </table:table-cell>
          <table:table-cell office:value-type="float" office:value="51.605" calcext:value-type="float">
            <text:p>51.605</text:p>
          </table:table-cell>
          <table:table-cell office:value-type="float" office:value="8.8175" calcext:value-type="float">
            <text:p>8.8175</text:p>
          </table:table-cell>
          <table:table-cell office:value-type="string" calcext:value-type="string">
            <text:p><text:s/>Lichtenau-Ebbinghausen (HRB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float" office:value="20170801" calcext:value-type="float">
            <text:p>201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1" calcext:value-type="float">
            <text:p>291</text:p>
          </table:table-cell>
          <table:table-cell office:value-type="float" office:value="51.5319" calcext:value-type="float">
            <text:p>51.5319</text:p>
          </table:table-cell>
          <table:table-cell office:value-type="float" office:value="8.7289" calcext:value-type="float">
            <text:p>8.7289</text:p>
          </table:table-cell>
          <table:table-cell office:value-type="string" calcext:value-type="string">
            <text:p><text:s/>Gollentaler Grund (HRB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float" office:value="20170801" calcext:value-type="float">
            <text:p>20170801</text:p>
          </table:table-cell>
          <table:table-cell office:value-type="float" office:value="20210107" calcext:value-type="float">
            <text:p>20210107</text:p>
          </table:table-cell>
          <table:table-cell office:value-type="float" office:value="226" calcext:value-type="float">
            <text:p>226</text:p>
          </table:table-cell>
          <table:table-cell office:value-type="float" office:value="51.5831" calcext:value-type="float">
            <text:p>51.5831</text:p>
          </table:table-cell>
          <table:table-cell office:value-type="float" office:value="8.8478" calcext:value-type="float">
            <text:p>8.8478</text:p>
          </table:table-cell>
          <table:table-cell office:value-type="string" calcext:value-type="string">
            <text:p><text:s/>Husen-Dalheim (HRB) (WV NRW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20100625" calcext:value-type="float">
            <text:p>2010062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5" calcext:value-type="float">
            <text:p>415</text:p>
          </table:table-cell>
          <table:table-cell office:value-type="float" office:value="48.73" calcext:value-type="float">
            <text:p>48.73</text:p>
          </table:table-cell>
          <table:table-cell office:value-type="float" office:value="13.2741" calcext:value-type="float">
            <text:p>13.2741</text:p>
          </table:table-cell>
          <table:table-cell office:value-type="string" calcext:value-type="string">
            <text:p><text:s/>Eging am See-Rohrbachholz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20110122" calcext:value-type="float">
            <text:p>2011012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27" calcext:value-type="float">
            <text:p>627</text:p>
          </table:table-cell>
          <table:table-cell office:value-type="float" office:value="48.0035" calcext:value-type="float">
            <text:p>48.0035</text:p>
          </table:table-cell>
          <table:table-cell office:value-type="float" office:value="11.012" calcext:value-type="float">
            <text:p>11.012</text:p>
          </table:table-cell>
          <table:table-cell office:value-type="string" calcext:value-type="string">
            <text:p><text:s/>Finning (Windachspeicher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float" office:value="20110801" calcext:value-type="float">
            <text:p>2011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10" calcext:value-type="float">
            <text:p>610</text:p>
          </table:table-cell>
          <table:table-cell office:value-type="float" office:value="47.8529" calcext:value-type="float">
            <text:p>47.8529</text:p>
          </table:table-cell>
          <table:table-cell office:value-type="float" office:value="11.4999" calcext:value-type="float">
            <text:p>11.4999</text:p>
          </table:table-cell>
          <table:table-cell office:value-type="string" calcext:value-type="string">
            <text:p><text:s/>Geretsried (Feuerwehrschul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110401" calcext:value-type="float">
            <text:p>2011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1" calcext:value-type="float">
            <text:p>231</text:p>
          </table:table-cell>
          <table:table-cell office:value-type="float" office:value="50.7983" calcext:value-type="float">
            <text:p>50.7983</text:p>
          </table:table-cell>
          <table:table-cell office:value-type="float" office:value="6.0244" calcext:value-type="float">
            <text:p>6.0244</text:p>
          </table:table-cell>
          <table:table-cell office:value-type="string" calcext:value-type="string">
            <text:p><text:s/>Aachen-Orsbac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float" office:value="20110501" calcext:value-type="float">
            <text:p>2011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" calcext:value-type="float">
            <text:p>20</text:p>
          </table:table-cell>
          <table:table-cell office:value-type="float" office:value="53.8754" calcext:value-type="float">
            <text:p>53.8754</text:p>
          </table:table-cell>
          <table:table-cell office:value-type="float" office:value="13.2101" calcext:value-type="float">
            <text:p>13.2101</text:p>
          </table:table-cell>
          <table:table-cell office:value-type="string" calcext:value-type="string">
            <text:p><text:s/>Schmars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float" office:value="20130515" calcext:value-type="float">
            <text:p>201305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49.657" calcext:value-type="float">
            <text:p>49.657</text:p>
          </table:table-cell>
          <table:table-cell office:value-type="float" office:value="7.1039" calcext:value-type="float">
            <text:p>7.1039</text:p>
          </table:table-cell>
          <table:table-cell office:value-type="string" calcext:value-type="string">
            <text:p><text:s/>Abentheu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75" calcext:value-type="float">
            <text:p>375</text:p>
          </table:table-cell>
          <table:table-cell office:value-type="float" office:value="49.0472" calcext:value-type="float">
            <text:p>49.0472</text:p>
          </table:table-cell>
          <table:table-cell office:value-type="float" office:value="9.9084" calcext:value-type="float">
            <text:p>9.9084</text:p>
          </table:table-cell>
          <table:table-cell office:value-type="string" calcext:value-type="string">
            <text:p><text:s/>B�hlertan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6" calcext:value-type="float">
            <text:p>196</text:p>
          </table:table-cell>
          <table:table-cell office:value-type="float" office:value="49.2094" calcext:value-type="float">
            <text:p>49.2094</text:p>
          </table:table-cell>
          <table:table-cell office:value-type="float" office:value="9.1034" calcext:value-type="float">
            <text:p>9.1034</text:p>
          </table:table-cell>
          <table:table-cell office:value-type="string" calcext:value-type="string">
            <text:p><text:s/>Rappenau, Bad (Kl�ranlage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9" calcext:value-type="float">
            <text:p>119</text:p>
          </table:table-cell>
          <table:table-cell office:value-type="float" office:value="48.8946" calcext:value-type="float">
            <text:p>48.8946</text:p>
          </table:table-cell>
          <table:table-cell office:value-type="float" office:value="8.3379" calcext:value-type="float">
            <text:p>8.3379</text:p>
          </table:table-cell>
          <table:table-cell office:value-type="string" calcext:value-type="string">
            <text:p><text:s/>Malsch (Kl�rwerk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18" calcext:value-type="float">
            <text:p>918</text:p>
          </table:table-cell>
          <table:table-cell office:value-type="float" office:value="47.9761" calcext:value-type="float">
            <text:p>47.9761</text:p>
          </table:table-cell>
          <table:table-cell office:value-type="float" office:value="8.1751" calcext:value-type="float">
            <text:p>8.1751</text:p>
          </table:table-cell>
          <table:table-cell office:value-type="string" calcext:value-type="string">
            <text:p><text:s/>Titisee-Neustadt-Wald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9" calcext:value-type="float">
            <text:p>509</text:p>
          </table:table-cell>
          <table:table-cell office:value-type="float" office:value="48.9271" calcext:value-type="float">
            <text:p>48.9271</text:p>
          </table:table-cell>
          <table:table-cell office:value-type="float" office:value="9.7973" calcext:value-type="float">
            <text:p>9.7973</text:p>
          </table:table-cell>
          <table:table-cell office:value-type="string" calcext:value-type="string">
            <text:p><text:s/>Gschwend-Fricken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0" calcext:value-type="float">
            <text:p>280</text:p>
          </table:table-cell>
          <table:table-cell office:value-type="float" office:value="48.6137" calcext:value-type="float">
            <text:p>48.6137</text:p>
          </table:table-cell>
          <table:table-cell office:value-type="float" office:value="9.2947" calcext:value-type="float">
            <text:p>9.2947</text:p>
          </table:table-cell>
          <table:table-cell office:value-type="string" calcext:value-type="string">
            <text:p><text:s/>Neckartailf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20110830" calcext:value-type="float">
            <text:p>201108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16" calcext:value-type="float">
            <text:p>216</text:p>
          </table:table-cell>
          <table:table-cell office:value-type="float" office:value="49.3452" calcext:value-type="float">
            <text:p>49.3452</text:p>
          </table:table-cell>
          <table:table-cell office:value-type="float" office:value="7.9579" calcext:value-type="float">
            <text:p>7.9579</text:p>
          </table:table-cell>
          <table:table-cell office:value-type="string" calcext:value-type="string">
            <text:p><text:s/>Elmstein (Kl�ranlag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20130430" calcext:value-type="float">
            <text:p>2013043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0" calcext:value-type="float">
            <text:p>450</text:p>
          </table:table-cell>
          <table:table-cell office:value-type="float" office:value="49.6303" calcext:value-type="float">
            <text:p>49.6303</text:p>
          </table:table-cell>
          <table:table-cell office:value-type="float" office:value="6.8131" calcext:value-type="float">
            <text:p>6.8131</text:p>
          </table:table-cell>
          <table:table-cell office:value-type="string" calcext:value-type="string">
            <text:p><text:s/>Kell am Se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20111002" calcext:value-type="float">
            <text:p>20111002</text:p>
          </table:table-cell>
          <table:table-cell office:value-type="float" office:value="20210503" calcext:value-type="float">
            <text:p>20210503</text:p>
          </table:table-cell>
          <table:table-cell office:value-type="float" office:value="420" calcext:value-type="float">
            <text:p>420</text:p>
          </table:table-cell>
          <table:table-cell office:value-type="float" office:value="50.407" calcext:value-type="float">
            <text:p>50.407</text:p>
          </table:table-cell>
          <table:table-cell office:value-type="float" office:value="7.1458" calcext:value-type="float">
            <text:p>7.1458</text:p>
          </table:table-cell>
          <table:table-cell office:value-type="string" calcext:value-type="string">
            <text:p><text:s/>Weibern (WWV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float" office:value="20121203" calcext:value-type="float">
            <text:p>201212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0" calcext:value-type="float">
            <text:p>340</text:p>
          </table:table-cell>
          <table:table-cell office:value-type="float" office:value="50.0611" calcext:value-type="float">
            <text:p>50.0611</text:p>
          </table:table-cell>
          <table:table-cell office:value-type="float" office:value="6.1951" calcext:value-type="float">
            <text:p>6.1951</text:p>
          </table:table-cell>
          <table:table-cell office:value-type="string" calcext:value-type="string">
            <text:p><text:s/>Olmschei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float" office:value="20121203" calcext:value-type="float">
            <text:p>20121203</text:p>
          </table:table-cell>
          <table:table-cell office:value-type="float" office:value="20200903" calcext:value-type="float">
            <text:p>20200903</text:p>
          </table:table-cell>
          <table:table-cell office:value-type="float" office:value="340" calcext:value-type="float">
            <text:p>340</text:p>
          </table:table-cell>
          <table:table-cell office:value-type="float" office:value="49.175" calcext:value-type="float">
            <text:p>49.175</text:p>
          </table:table-cell>
          <table:table-cell office:value-type="float" office:value="7.4585" calcext:value-type="float">
            <text:p>7.4585</text:p>
          </table:table-cell>
          <table:table-cell office:value-type="string" calcext:value-type="string">
            <text:p><text:s/>Riedelbe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float" office:value="20121203" calcext:value-type="float">
            <text:p>201212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6" calcext:value-type="float">
            <text:p>286</text:p>
          </table:table-cell>
          <table:table-cell office:value-type="float" office:value="50.5802" calcext:value-type="float">
            <text:p>50.5802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<text:s/>Maro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float" office:value="20140429" calcext:value-type="float">
            <text:p>201404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18" calcext:value-type="float">
            <text:p>718</text:p>
          </table:table-cell>
          <table:table-cell office:value-type="float" office:value="47.9725" calcext:value-type="float">
            <text:p>47.9725</text:p>
          </table:table-cell>
          <table:table-cell office:value-type="float" office:value="8.4157" calcext:value-type="float">
            <text:p>8.4157</text:p>
          </table:table-cell>
          <table:table-cell office:value-type="string" calcext:value-type="string">
            <text:p><text:s/>Donaueschingen-Wolter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float" office:value="20130218" calcext:value-type="float">
            <text:p>201302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0" calcext:value-type="float">
            <text:p>200</text:p>
          </table:table-cell>
          <table:table-cell office:value-type="float" office:value="49.249" calcext:value-type="float">
            <text:p>49.249</text:p>
          </table:table-cell>
          <table:table-cell office:value-type="float" office:value="7.9615" calcext:value-type="float">
            <text:p>7.9615</text:p>
          </table:table-cell>
          <table:table-cell office:value-type="string" calcext:value-type="string">
            <text:p><text:s/>Eu�erth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06" calcext:value-type="float">
            <text:p>606</text:p>
          </table:table-cell>
          <table:table-cell office:value-type="float" office:value="49.2703" calcext:value-type="float">
            <text:p>49.2703</text:p>
          </table:table-cell>
          <table:table-cell office:value-type="float" office:value="7.8264" calcext:value-type="float">
            <text:p>7.8264</text:p>
          </table:table-cell>
          <table:table-cell office:value-type="string" calcext:value-type="string">
            <text:p><text:s/>Hortenkop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98" calcext:value-type="float">
            <text:p>15198</text:p>
          </table:table-cell>
          <table:table-cell office:value-type="float" office:value="20130410" calcext:value-type="float">
            <text:p>201304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0" calcext:value-type="float">
            <text:p>510</text:p>
          </table:table-cell>
          <table:table-cell office:value-type="float" office:value="49.968" calcext:value-type="float">
            <text:p>49.968</text:p>
          </table:table-cell>
          <table:table-cell office:value-type="float" office:value="7.6329" calcext:value-type="float">
            <text:p>7.6329</text:p>
          </table:table-cell>
          <table:table-cell office:value-type="string" calcext:value-type="string">
            <text:p><text:s/>Elle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20130516" calcext:value-type="float">
            <text:p>2013051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5" calcext:value-type="float">
            <text:p>225</text:p>
          </table:table-cell>
          <table:table-cell office:value-type="float" office:value="50.8153" calcext:value-type="float">
            <text:p>50.8153</text:p>
          </table:table-cell>
          <table:table-cell office:value-type="float" office:value="7.7981" calcext:value-type="float">
            <text:p>7.7981</text:p>
          </table:table-cell>
          <table:table-cell office:value-type="string" calcext:value-type="string">
            <text:p><text:s/>Elkhaus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float" office:value="20131101" calcext:value-type="float">
            <text:p>2013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17" calcext:value-type="float">
            <text:p>317</text:p>
          </table:table-cell>
          <table:table-cell office:value-type="float" office:value="51.2835" calcext:value-type="float">
            <text:p>51.2835</text:p>
          </table:table-cell>
          <table:table-cell office:value-type="float" office:value="9.359" calcext:value-type="float">
            <text:p>9.359</text:p>
          </table:table-cell>
          <table:table-cell office:value-type="string" calcext:value-type="string">
            <text:p><text:s/>Schauenburg-Elgers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float" office:value="20131002" calcext:value-type="float">
            <text:p>2013100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7" calcext:value-type="float">
            <text:p>297</text:p>
          </table:table-cell>
          <table:table-cell office:value-type="float" office:value="49.8736" calcext:value-type="float">
            <text:p>49.8736</text:p>
          </table:table-cell>
          <table:table-cell office:value-type="float" office:value="7.3813" calcext:value-type="float">
            <text:p>7.3813</text:p>
          </table:table-cell>
          <table:table-cell office:value-type="string" calcext:value-type="string">
            <text:p><text:s/>Haus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249" calcext:value-type="float">
            <text:p>15249</text:p>
          </table:table-cell>
          <table:table-cell office:value-type="float" office:value="20140515" calcext:value-type="float">
            <text:p>20140515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0" calcext:value-type="float">
            <text:p>560</text:p>
          </table:table-cell>
          <table:table-cell office:value-type="float" office:value="50.6936" calcext:value-type="float">
            <text:p>50.6936</text:p>
          </table:table-cell>
          <table:table-cell office:value-type="float" office:value="8.0884" calcext:value-type="float">
            <text:p>8.0884</text:p>
          </table:table-cell>
          <table:table-cell office:value-type="string" calcext:value-type="string">
            <text:p><text:s/>Liebenschei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float" office:value="20140901" calcext:value-type="float">
            <text:p>201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3" calcext:value-type="float">
            <text:p>593</text:p>
          </table:table-cell>
          <table:table-cell office:value-type="float" office:value="48.4418" calcext:value-type="float">
            <text:p>48.4418</text:p>
          </table:table-cell>
          <table:table-cell office:value-type="float" office:value="9.9216" calcext:value-type="float">
            <text:p>9.9216</text:p>
          </table:table-cell>
          <table:table-cell office:value-type="string" calcext:value-type="string">
            <text:p><text:s/>Ulm-M�h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448" calcext:value-type="float">
            <text:p>15448</text:p>
          </table:table-cell>
          <table:table-cell office:value-type="float" office:value="20140601" calcext:value-type="float">
            <text:p>201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1" calcext:value-type="float">
            <text:p>411</text:p>
          </table:table-cell>
          <table:table-cell office:value-type="float" office:value="49.6185" calcext:value-type="float">
            <text:p>49.6185</text:p>
          </table:table-cell>
          <table:table-cell office:value-type="float" office:value="7.308" calcext:value-type="float">
            <text:p>7.308</text:p>
          </table:table-cell>
          <table:table-cell office:value-type="string" calcext:value-type="string">
            <text:p><text:s/>Baumholder (Kl�ranl.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float" office:value="20150201" calcext:value-type="float">
            <text:p>201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5" calcext:value-type="float">
            <text:p>515</text:p>
          </table:table-cell>
          <table:table-cell office:value-type="float" office:value="48.2095" calcext:value-type="float">
            <text:p>48.2095</text:p>
          </table:table-cell>
          <table:table-cell office:value-type="float" office:value="10.0654" calcext:value-type="float">
            <text:p>10.0654</text:p>
          </table:table-cell>
          <table:table-cell office:value-type="string" calcext:value-type="string">
            <text:p><text:s/>Diete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8" calcext:value-type="float">
            <text:p>298</text:p>
          </table:table-cell>
          <table:table-cell office:value-type="float" office:value="50.8053" calcext:value-type="float">
            <text:p>50.8053</text:p>
          </table:table-cell>
          <table:table-cell office:value-type="float" office:value="8.3382" calcext:value-type="float">
            <text:p>8.3382</text:p>
          </table:table-cell>
          <table:table-cell office:value-type="string" calcext:value-type="string">
            <text:p><text:s/>Eschenburg-Eibels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float" office:value="20160901" calcext:value-type="float">
            <text:p>2016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6" calcext:value-type="float">
            <text:p>66</text:p>
          </table:table-cell>
          <table:table-cell office:value-type="float" office:value="53.0859" calcext:value-type="float">
            <text:p>53.0859</text:p>
          </table:table-cell>
          <table:table-cell office:value-type="float" office:value="10.1611" calcext:value-type="float">
            <text:p>10.1611</text:p>
          </table:table-cell>
          <table:table-cell office:value-type="string" calcext:value-type="string">
            <text:p><text:s/>Rehlingen-Ehlbe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float" office:value="20171101" calcext:value-type="float">
            <text:p>2017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6" calcext:value-type="float">
            <text:p>106</text:p>
          </table:table-cell>
          <table:table-cell office:value-type="float" office:value="49.3767" calcext:value-type="float">
            <text:p>49.3767</text:p>
          </table:table-cell>
          <table:table-cell office:value-type="float" office:value="8.6177" calcext:value-type="float">
            <text:p>8.6177</text:p>
          </table:table-cell>
          <table:table-cell office:value-type="string" calcext:value-type="string">
            <text:p><text:s/>Heidelberg-Kurpfalzho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20150701" calcext:value-type="float">
            <text:p>201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6" calcext:value-type="float">
            <text:p>406</text:p>
          </table:table-cell>
          <table:table-cell office:value-type="float" office:value="50.1966" calcext:value-type="float">
            <text:p>50.1966</text:p>
          </table:table-cell>
          <table:table-cell office:value-type="float" office:value="6.9859" calcext:value-type="float">
            <text:p>6.9859</text:p>
          </table:table-cell>
          <table:table-cell office:value-type="string" calcext:value-type="string">
            <text:p><text:s/>Ulm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05" calcext:value-type="float">
            <text:p>405</text:p>
          </table:table-cell>
          <table:table-cell office:value-type="float" office:value="49.2866" calcext:value-type="float">
            <text:p>49.2866</text:p>
          </table:table-cell>
          <table:table-cell office:value-type="float" office:value="7.5958" calcext:value-type="float">
            <text:p>7.5958</text:p>
          </table:table-cell>
          <table:table-cell office:value-type="string" calcext:value-type="string">
            <text:p><text:s/>H�hein�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5" calcext:value-type="float">
            <text:p>815</text:p>
          </table:table-cell>
          <table:table-cell office:value-type="float" office:value="47.8761" calcext:value-type="float">
            <text:p>47.8761</text:p>
          </table:table-cell>
          <table:table-cell office:value-type="float" office:value="10.5849" calcext:value-type="float">
            <text:p>10.5849</text:p>
          </table:table-cell>
          <table:table-cell office:value-type="string" calcext:value-type="string">
            <text:p><text:s/>Kaufbeuren-Oberbeur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7" calcext:value-type="float">
            <text:p>247</text:p>
          </table:table-cell>
          <table:table-cell office:value-type="float" office:value="49.7461" calcext:value-type="float">
            <text:p>49.7461</text:p>
          </table:table-cell>
          <table:table-cell office:value-type="float" office:value="7.3919" calcext:value-type="float">
            <text:p>7.3919</text:p>
          </table:table-cell>
          <table:table-cell office:value-type="string" calcext:value-type="string">
            <text:p><text:s/>Fischbach (DLR RLP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569" calcext:value-type="float">
            <text:p>15569</text:p>
          </table:table-cell>
          <table:table-cell office:value-type="float" office:value="20160701" calcext:value-type="float">
            <text:p>201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2" calcext:value-type="float">
            <text:p>152</text:p>
          </table:table-cell>
          <table:table-cell office:value-type="float" office:value="49.8078" calcext:value-type="float">
            <text:p>49.8078</text:p>
          </table:table-cell>
          <table:table-cell office:value-type="float" office:value="7.954" calcext:value-type="float">
            <text:p>7.954</text:p>
          </table:table-cell>
          <table:table-cell office:value-type="string" calcext:value-type="string">
            <text:p><text:s/>W�llstei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float" office:value="20160701" calcext:value-type="float">
            <text:p>201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0" calcext:value-type="float">
            <text:p>590</text:p>
          </table:table-cell>
          <table:table-cell office:value-type="float" office:value="49.6938" calcext:value-type="float">
            <text:p>49.6938</text:p>
          </table:table-cell>
          <table:table-cell office:value-type="float" office:value="7.0756" calcext:value-type="float">
            <text:p>7.0756</text:p>
          </table:table-cell>
          <table:table-cell office:value-type="string" calcext:value-type="string">
            <text:p><text:s/>B�rfink-Brunn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7" calcext:value-type="float">
            <text:p>567</text:p>
          </table:table-cell>
          <table:table-cell office:value-type="float" office:value="47.9261" calcext:value-type="float">
            <text:p>47.9261</text:p>
          </table:table-cell>
          <table:table-cell office:value-type="float" office:value="9.5926" calcext:value-type="float">
            <text:p>9.5926</text:p>
          </table:table-cell>
          <table:table-cell office:value-type="string" calcext:value-type="string">
            <text:p><text:s/>Aulendorf-Bl�nrie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821" calcext:value-type="float">
            <text:p>15821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11227" calcext:value-type="float">
            <text:p>20211227</text:p>
          </table:table-cell>
          <table:table-cell office:value-type="float" office:value="399" calcext:value-type="float">
            <text:p>399</text:p>
          </table:table-cell>
          <table:table-cell office:value-type="float" office:value="49.8648" calcext:value-type="float">
            <text:p>49.8648</text:p>
          </table:table-cell>
          <table:table-cell office:value-type="float" office:value="7.6902" calcext:value-type="float">
            <text:p>7.6902</text:p>
          </table:table-cell>
          <table:table-cell office:value-type="string" calcext:value-type="string">
            <text:p><text:s/>Gauchsbe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2" calcext:value-type="float">
            <text:p>15822</text:p>
          </table:table-cell>
          <table:table-cell office:value-type="float" office:value="20170701" calcext:value-type="float">
            <text:p>2017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69" calcext:value-type="float">
            <text:p>369</text:p>
          </table:table-cell>
          <table:table-cell office:value-type="float" office:value="49.4324" calcext:value-type="float">
            <text:p>49.4324</text:p>
          </table:table-cell>
          <table:table-cell office:value-type="float" office:value="7.9086" calcext:value-type="float">
            <text:p>7.9086</text:p>
          </table:table-cell>
          <table:table-cell office:value-type="string" calcext:value-type="string">
            <text:p><text:s/>Hochspey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14" calcext:value-type="float">
            <text:p>514</text:p>
          </table:table-cell>
          <table:table-cell office:value-type="float" office:value="49.2752" calcext:value-type="float">
            <text:p>49.2752</text:p>
          </table:table-cell>
          <table:table-cell office:value-type="float" office:value="7.8021" calcext:value-type="float">
            <text:p>7.8021</text:p>
          </table:table-cell>
          <table:table-cell office:value-type="string" calcext:value-type="string">
            <text:p><text:s/>Merzalb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4" calcext:value-type="float">
            <text:p>15824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3" calcext:value-type="float">
            <text:p>593</text:p>
          </table:table-cell>
          <table:table-cell office:value-type="float" office:value="49.6331" calcext:value-type="float">
            <text:p>49.6331</text:p>
          </table:table-cell>
          <table:table-cell office:value-type="float" office:value="7.9211" calcext:value-type="float">
            <text:p>7.9211</text:p>
          </table:table-cell>
          <table:table-cell office:value-type="string" calcext:value-type="string">
            <text:p><text:s/>Dannenfel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5" calcext:value-type="float">
            <text:p>15825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1" calcext:value-type="float">
            <text:p>651</text:p>
          </table:table-cell>
          <table:table-cell office:value-type="float" office:value="49.6951" calcext:value-type="float">
            <text:p>49.6951</text:p>
          </table:table-cell>
          <table:table-cell office:value-type="float" office:value="7.029" calcext:value-type="float">
            <text:p>7.029</text:p>
          </table:table-cell>
          <table:table-cell office:value-type="string" calcext:value-type="string">
            <text:p><text:s/>Hermeskeil (Thiergarten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7" calcext:value-type="float">
            <text:p>15827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94" calcext:value-type="float">
            <text:p>594</text:p>
          </table:table-cell>
          <table:table-cell office:value-type="float" office:value="50.4367" calcext:value-type="float">
            <text:p>50.4367</text:p>
          </table:table-cell>
          <table:table-cell office:value-type="float" office:value="7.0938" calcext:value-type="float">
            <text:p>7.0938</text:p>
          </table:table-cell>
          <table:table-cell office:value-type="string" calcext:value-type="string">
            <text:p><text:s/>Adenau (Kempenich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8" calcext:value-type="float">
            <text:p>15828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5" calcext:value-type="float">
            <text:p>565</text:p>
          </table:table-cell>
          <table:table-cell office:value-type="float" office:value="49.5774" calcext:value-type="float">
            <text:p>49.5774</text:p>
          </table:table-cell>
          <table:table-cell office:value-type="float" office:value="6.774" calcext:value-type="float">
            <text:p>6.774</text:p>
          </table:table-cell>
          <table:table-cell office:value-type="string" calcext:value-type="string">
            <text:p><text:s/>Holz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29" calcext:value-type="float">
            <text:p>15829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6" calcext:value-type="float">
            <text:p>136</text:p>
          </table:table-cell>
          <table:table-cell office:value-type="float" office:value="49.0474" calcext:value-type="float">
            <text:p>49.0474</text:p>
          </table:table-cell>
          <table:table-cell office:value-type="float" office:value="8.086" calcext:value-type="float">
            <text:p>8.086</text:p>
          </table:table-cell>
          <table:table-cell office:value-type="string" calcext:value-type="string">
            <text:p><text:s/>Schaid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31" calcext:value-type="float">
            <text:p>15831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4" calcext:value-type="float">
            <text:p>44</text:p>
          </table:table-cell>
          <table:table-cell office:value-type="float" office:value="52.4197" calcext:value-type="float">
            <text:p>52.4197</text:p>
          </table:table-cell>
          <table:table-cell office:value-type="float" office:value="8.7303" calcext:value-type="float">
            <text:p>8.7303</text:p>
          </table:table-cell>
          <table:table-cell office:value-type="string" calcext:value-type="string">
            <text:p><text:s/>Diepenau-Lavelsloh Kl�rwerk/Sul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2" calcext:value-type="float">
            <text:p>15832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" calcext:value-type="float">
            <text:p>88</text:p>
          </table:table-cell>
          <table:table-cell office:value-type="float" office:value="52.3334" calcext:value-type="float">
            <text:p>52.3334</text:p>
          </table:table-cell>
          <table:table-cell office:value-type="float" office:value="10.803" calcext:value-type="float">
            <text:p>10.803</text:p>
          </table:table-cell>
          <table:table-cell office:value-type="string" calcext:value-type="string">
            <text:p><text:s/>Glentorf Peg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3" calcext:value-type="float">
            <text:p>15833</text:p>
          </table:table-cell>
          <table:table-cell office:value-type="float" office:value="20190911" calcext:value-type="float">
            <text:p>2019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5" calcext:value-type="float">
            <text:p>65</text:p>
          </table:table-cell>
          <table:table-cell office:value-type="float" office:value="52.3366" calcext:value-type="float">
            <text:p>52.3366</text:p>
          </table:table-cell>
          <table:table-cell office:value-type="float" office:value="10.4884" calcext:value-type="float">
            <text:p>10.4884</text:p>
          </table:table-cell>
          <table:table-cell office:value-type="string" calcext:value-type="string">
            <text:p><text:s/>Harxb�ttel Peg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float" office:value="20190108" calcext:value-type="float">
            <text:p>201901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3" calcext:value-type="float">
            <text:p>93</text:p>
          </table:table-cell>
          <table:table-cell office:value-type="float" office:value="52.1014" calcext:value-type="float">
            <text:p>52.1014</text:p>
          </table:table-cell>
          <table:table-cell office:value-type="float" office:value="10.1163" calcext:value-type="float">
            <text:p>10.1163</text:p>
          </table:table-cell>
          <table:table-cell office:value-type="string" calcext:value-type="string">
            <text:p><text:s/>Holle Kl�ran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" calcext:value-type="float">
            <text:p>35</text:p>
          </table:table-cell>
          <table:table-cell office:value-type="float" office:value="52.9247" calcext:value-type="float">
            <text:p>52.9247</text:p>
          </table:table-cell>
          <table:table-cell office:value-type="float" office:value="9.4068" calcext:value-type="float">
            <text:p>9.4068</text:p>
          </table:table-cell>
          <table:table-cell office:value-type="string" calcext:value-type="string">
            <text:p><text:s/>Kirchlinteln/Verden Wasserwer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6" calcext:value-type="float">
            <text:p>15836</text:p>
          </table:table-cell>
          <table:table-cell office:value-type="float" office:value="20190912" calcext:value-type="float">
            <text:p>201909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2.5394" calcext:value-type="float">
            <text:p>52.5394</text:p>
          </table:table-cell>
          <table:table-cell office:value-type="float" office:value="10.3286" calcext:value-type="float">
            <text:p>10.3286</text:p>
          </table:table-cell>
          <table:table-cell office:value-type="string" calcext:value-type="string">
            <text:p><text:s/>M�den/Flettmar Kl�ran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8" calcext:value-type="float">
            <text:p>15838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9" calcext:value-type="float">
            <text:p>39</text:p>
          </table:table-cell>
          <table:table-cell office:value-type="float" office:value="52.5023" calcext:value-type="float">
            <text:p>52.5023</text:p>
          </table:table-cell>
          <table:table-cell office:value-type="float" office:value="8.0525" calcext:value-type="float">
            <text:p>8.0525</text:p>
          </table:table-cell>
          <table:table-cell office:value-type="string" calcext:value-type="string">
            <text:p><text:s/>Neuenkirchen/Cloppenburg Kl�rwer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39" calcext:value-type="float">
            <text:p>15839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5" calcext:value-type="float">
            <text:p>75</text:p>
          </table:table-cell>
          <table:table-cell office:value-type="float" office:value="52.1356" calcext:value-type="float">
            <text:p>52.1356</text:p>
          </table:table-cell>
          <table:table-cell office:value-type="float" office:value="9.762" calcext:value-type="float">
            <text:p>9.762</text:p>
          </table:table-cell>
          <table:table-cell office:value-type="string" calcext:value-type="string">
            <text:p><text:s/>Popp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7" calcext:value-type="float">
            <text:p>77</text:p>
          </table:table-cell>
          <table:table-cell office:value-type="float" office:value="52.1887" calcext:value-type="float">
            <text:p>52.1887</text:p>
          </table:table-cell>
          <table:table-cell office:value-type="float" office:value="10.3696" calcext:value-type="float">
            <text:p>10.3696</text:p>
          </table:table-cell>
          <table:table-cell office:value-type="string" calcext:value-type="string">
            <text:p><text:s/>Salzgitter-Lebenstedt Kl�ran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42" calcext:value-type="float">
            <text:p>15842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1" calcext:value-type="float">
            <text:p>81</text:p>
          </table:table-cell>
          <table:table-cell office:value-type="float" office:value="53.097" calcext:value-type="float">
            <text:p>53.097</text:p>
          </table:table-cell>
          <table:table-cell office:value-type="float" office:value="9.8502" calcext:value-type="float">
            <text:p>9.8502</text:p>
          </table:table-cell>
          <table:table-cell office:value-type="string" calcext:value-type="string">
            <text:p><text:s/>Schneverdingen Alfred T�pfer Akademi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43" calcext:value-type="float">
            <text:p>15843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44" calcext:value-type="float">
            <text:p>144</text:p>
          </table:table-cell>
          <table:table-cell office:value-type="float" office:value="51.863" calcext:value-type="float">
            <text:p>51.863</text:p>
          </table:table-cell>
          <table:table-cell office:value-type="float" office:value="10.0662" calcext:value-type="float">
            <text:p>10.0662</text:p>
          </table:table-cell>
          <table:table-cell office:value-type="string" calcext:value-type="string">
            <text:p><text:s/>Sebold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44" calcext:value-type="float">
            <text:p>15844</text:p>
          </table:table-cell>
          <table:table-cell office:value-type="float" office:value="20190912" calcext:value-type="float">
            <text:p>20190912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" calcext:value-type="float">
            <text:p>28</text:p>
          </table:table-cell>
          <table:table-cell office:value-type="float" office:value="52.5747" calcext:value-type="float">
            <text:p>52.5747</text:p>
          </table:table-cell>
          <table:table-cell office:value-type="float" office:value="9.0288" calcext:value-type="float">
            <text:p>9.0288</text:p>
          </table:table-cell>
          <table:table-cell office:value-type="string" calcext:value-type="string">
            <text:p><text:s/>Steyerberg Kl�rwerk/Sul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20190107" calcext:value-type="float">
            <text:p>2019010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" calcext:value-type="float">
            <text:p>68</text:p>
          </table:table-cell>
          <table:table-cell office:value-type="float" office:value="52.8981" calcext:value-type="float">
            <text:p>52.8981</text:p>
          </table:table-cell>
          <table:table-cell office:value-type="float" office:value="10.4438" calcext:value-type="float">
            <text:p>10.4438</text:p>
          </table:table-cell>
          <table:table-cell office:value-type="string" calcext:value-type="string">
            <text:p><text:s/>Suder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20181024" calcext:value-type="float">
            <text:p>201810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49.5248" calcext:value-type="float">
            <text:p>49.5248</text:p>
          </table:table-cell>
          <table:table-cell office:value-type="float" office:value="7.6431" calcext:value-type="float">
            <text:p>7.6431</text:p>
          </table:table-cell>
          <table:table-cell office:value-type="string" calcext:value-type="string">
            <text:p><text:s/>Frankel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851" calcext:value-type="float">
            <text:p>15851</text:p>
          </table:table-cell>
          <table:table-cell office:value-type="float" office:value="20181024" calcext:value-type="float">
            <text:p>201810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3" calcext:value-type="float">
            <text:p>483</text:p>
          </table:table-cell>
          <table:table-cell office:value-type="float" office:value="50.7668" calcext:value-type="float">
            <text:p>50.7668</text:p>
          </table:table-cell>
          <table:table-cell office:value-type="float" office:value="7.9735" calcext:value-type="float">
            <text:p>7.9735</text:p>
          </table:table-cell>
          <table:table-cell office:value-type="string" calcext:value-type="string">
            <text:p><text:s/>Her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930" calcext:value-type="float">
            <text:p>15930</text:p>
          </table:table-cell>
          <table:table-cell office:value-type="float" office:value="20180101" calcext:value-type="float">
            <text:p>2018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20" calcext:value-type="float">
            <text:p>920</text:p>
          </table:table-cell>
          <table:table-cell office:value-type="float" office:value="47.4921" calcext:value-type="float">
            <text:p>47.4921</text:p>
          </table:table-cell>
          <table:table-cell office:value-type="float" office:value="11.1747" calcext:value-type="float">
            <text:p>11.1747</text:p>
          </table:table-cell>
          <table:table-cell office:value-type="string" calcext:value-type="string">
            <text:p><text:s/>Garmisch-Partenkirchen (Kanker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958" calcext:value-type="float">
            <text:p>15958</text:p>
          </table:table-cell>
          <table:table-cell office:value-type="float" office:value="20180308" calcext:value-type="float">
            <text:p>2018030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7" calcext:value-type="float">
            <text:p>287</text:p>
          </table:table-cell>
          <table:table-cell office:value-type="float" office:value="50.3996" calcext:value-type="float">
            <text:p>50.3996</text:p>
          </table:table-cell>
          <table:table-cell office:value-type="float" office:value="7.2651" calcext:value-type="float">
            <text:p>7.2651</text:p>
          </table:table-cell>
          <table:table-cell office:value-type="string" calcext:value-type="string">
            <text:p><text:s/>Glees (Laacher See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986" calcext:value-type="float">
            <text:p>15986</text:p>
          </table:table-cell>
          <table:table-cell office:value-type="float" office:value="20180618" calcext:value-type="float">
            <text:p>2018061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45" calcext:value-type="float">
            <text:p>345</text:p>
          </table:table-cell>
          <table:table-cell office:value-type="float" office:value="50.5355" calcext:value-type="float">
            <text:p>50.5355</text:p>
          </table:table-cell>
          <table:table-cell office:value-type="float" office:value="7.9192" calcext:value-type="float">
            <text:p>7.9192</text:p>
          </table:table-cell>
          <table:table-cell office:value-type="string" calcext:value-type="string">
            <text:p><text:s/>H�rtling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20210101" calcext:value-type="float">
            <text:p>2021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1" calcext:value-type="float">
            <text:p>691</text:p>
          </table:table-cell>
          <table:table-cell office:value-type="float" office:value="50.2666" calcext:value-type="float">
            <text:p>50.2666</text:p>
          </table:table-cell>
          <table:table-cell office:value-type="float" office:value="6.3782" calcext:value-type="float">
            <text:p>6.3782</text:p>
          </table:table-cell>
          <table:table-cell office:value-type="string" calcext:value-type="string">
            <text:p><text:s/>Waschei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988" calcext:value-type="float">
            <text:p>15988</text:p>
          </table:table-cell>
          <table:table-cell office:value-type="float" office:value="20181024" calcext:value-type="float">
            <text:p>201810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8" calcext:value-type="float">
            <text:p>538</text:p>
          </table:table-cell>
          <table:table-cell office:value-type="float" office:value="50.4243" calcext:value-type="float">
            <text:p>50.4243</text:p>
          </table:table-cell>
          <table:table-cell office:value-type="float" office:value="7.7299" calcext:value-type="float">
            <text:p>7.7299</text:p>
          </table:table-cell>
          <table:table-cell office:value-type="string" calcext:value-type="string">
            <text:p><text:s/>Neuh�use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989" calcext:value-type="float">
            <text:p>15989</text:p>
          </table:table-cell>
          <table:table-cell office:value-type="float" office:value="20181024" calcext:value-type="float">
            <text:p>2018102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49" calcext:value-type="float">
            <text:p>649</text:p>
          </table:table-cell>
          <table:table-cell office:value-type="float" office:value="49.7409" calcext:value-type="float">
            <text:p>49.7409</text:p>
          </table:table-cell>
          <table:table-cell office:value-type="float" office:value="7.1934" calcext:value-type="float">
            <text:p>7.1934</text:p>
          </table:table-cell>
          <table:table-cell office:value-type="string" calcext:value-type="string">
            <text:p><text:s/>Leise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0190409" calcext:value-type="float">
            <text:p>2019040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" calcext:value-type="float">
            <text:p>97</text:p>
          </table:table-cell>
          <table:table-cell office:value-type="float" office:value="50.4563" calcext:value-type="float">
            <text:p>50.4563</text:p>
          </table:table-cell>
          <table:table-cell office:value-type="float" office:value="7.4962" calcext:value-type="float">
            <text:p>7.4962</text:p>
          </table:table-cell>
          <table:table-cell office:value-type="string" calcext:value-type="string">
            <text:p><text:s/>Neuwied-Torney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9126" calcext:value-type="float">
            <text:p>19126</text:p>
          </table:table-cell>
          <table:table-cell office:value-type="float" office:value="20190911" calcext:value-type="float">
            <text:p>2019091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8" calcext:value-type="float">
            <text:p>88</text:p>
          </table:table-cell>
          <table:table-cell office:value-type="float" office:value="52.1803" calcext:value-type="float">
            <text:p>52.1803</text:p>
          </table:table-cell>
          <table:table-cell office:value-type="float" office:value="9.9535" calcext:value-type="float">
            <text:p>9.9535</text:p>
          </table:table-cell>
          <table:table-cell office:value-type="string" calcext:value-type="string">
            <text:p><text:s/>Hildesheim Flughaf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9128" calcext:value-type="float">
            <text:p>19128</text:p>
          </table:table-cell>
          <table:table-cell office:value-type="float" office:value="20191017" calcext:value-type="float">
            <text:p>20191017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6" calcext:value-type="float">
            <text:p>506</text:p>
          </table:table-cell>
          <table:table-cell office:value-type="float" office:value="47.98" calcext:value-type="float">
            <text:p>47.98</text:p>
          </table:table-cell>
          <table:table-cell office:value-type="float" office:value="12.5479" calcext:value-type="float">
            <text:p>12.5479</text:p>
          </table:table-cell>
          <table:table-cell office:value-type="string" calcext:value-type="string">
            <text:p><text:s/>Traunreut-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20201101" calcext:value-type="float">
            <text:p>2020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8" calcext:value-type="float">
            <text:p>278</text:p>
          </table:table-cell>
          <table:table-cell office:value-type="float" office:value="50.9657" calcext:value-type="float">
            <text:p>50.9657</text:p>
          </table:table-cell>
          <table:table-cell office:value-type="float" office:value="10.6988" calcext:value-type="float">
            <text:p>10.6988</text:p>
          </table:table-cell>
          <table:table-cell office:value-type="string" calcext:value-type="string">
            <text:p><text:s/>Goth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9171" calcext:value-type="float">
            <text:p>19171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" calcext:value-type="float">
            <text:p>13</text:p>
          </table:table-cell>
          <table:table-cell office:value-type="float" office:value="54.0038" calcext:value-type="float">
            <text:p>54.0038</text:p>
          </table:table-cell>
          <table:table-cell office:value-type="float" office:value="9.8553" calcext:value-type="float">
            <text:p>9.8553</text:p>
          </table:table-cell>
          <table:table-cell office:value-type="string" calcext:value-type="string">
            <text:p><text:s/>Hasenkrug-Harde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9172" calcext:value-type="float">
            <text:p>19172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8" calcext:value-type="float">
            <text:p>48</text:p>
          </table:table-cell>
          <table:table-cell office:value-type="float" office:value="54.0246" calcext:value-type="float">
            <text:p>54.0246</text:p>
          </table:table-cell>
          <table:table-cell office:value-type="float" office:value="9.388" calcext:value-type="float">
            <text:p>9.388</text:p>
          </table:table-cell>
          <table:table-cell office:value-type="string" calcext:value-type="string">
            <text:p><text:s/>Wacke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9225" calcext:value-type="float">
            <text:p>19225</text:p>
          </table:table-cell>
          <table:table-cell office:value-type="float" office:value="20200428" calcext:value-type="float">
            <text:p>20200428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60" calcext:value-type="float">
            <text:p>560</text:p>
          </table:table-cell>
          <table:table-cell office:value-type="float" office:value="50.5352" calcext:value-type="float">
            <text:p>50.5352</text:p>
          </table:table-cell>
          <table:table-cell office:value-type="float" office:value="10.0966" calcext:value-type="float">
            <text:p>10.0966</text:p>
          </table:table-cell>
          <table:table-cell office:value-type="string" calcext:value-type="string">
            <text:p><text:s/>Fladungen-Leu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float" office:value="20200610" calcext:value-type="float">
            <text:p>20200610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48.2981" calcext:value-type="float">
            <text:p>48.2981</text:p>
          </table:table-cell>
          <table:table-cell office:value-type="float" office:value="12.9586" calcext:value-type="float">
            <text:p>12.9586</text:p>
          </table:table-cell>
          <table:table-cell office:value-type="string" calcext:value-type="string">
            <text:p><text:s/>Simbach am Inn-Grub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244" calcext:value-type="float">
            <text:p>19244</text:p>
          </table:table-cell>
          <table:table-cell office:value-type="float" office:value="20200903" calcext:value-type="float">
            <text:p>202009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0" calcext:value-type="float">
            <text:p>300</text:p>
          </table:table-cell>
          <table:table-cell office:value-type="float" office:value="49.1939" calcext:value-type="float">
            <text:p>49.1939</text:p>
          </table:table-cell>
          <table:table-cell office:value-type="float" office:value="7.3714" calcext:value-type="float">
            <text:p>7.3714</text:p>
          </table:table-cell>
          <table:table-cell office:value-type="string" calcext:value-type="string">
            <text:p><text:s/>Hornbach/S�dwestpfalz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9246" calcext:value-type="float">
            <text:p>19246</text:p>
          </table:table-cell>
          <table:table-cell office:value-type="float" office:value="20210318" calcext:value-type="float">
            <text:p>20210318</text:p>
          </table:table-cell>
          <table:table-cell office:value-type="float" office:value="20211029" calcext:value-type="float">
            <text:p>20211029</text:p>
          </table:table-cell>
          <table:table-cell office:value-type="float" office:value="321" calcext:value-type="float">
            <text:p>321</text:p>
          </table:table-cell>
          <table:table-cell office:value-type="float" office:value="50.3078" calcext:value-type="float">
            <text:p>50.3078</text:p>
          </table:table-cell>
          <table:table-cell office:value-type="float" office:value="9.7891" calcext:value-type="float">
            <text:p>9.7891</text:p>
          </table:table-cell>
          <table:table-cell office:value-type="string" calcext:value-type="string">
            <text:p><text:s/>Br�ckenau, Bad (Pegelhaus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270" calcext:value-type="float">
            <text:p>19270</text:p>
          </table:table-cell>
          <table:table-cell office:value-type="float" office:value="20210204" calcext:value-type="float">
            <text:p>20210204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65" calcext:value-type="float">
            <text:p>865</text:p>
          </table:table-cell>
          <table:table-cell office:value-type="float" office:value="50.4465" calcext:value-type="float">
            <text:p>50.4465</text:p>
          </table:table-cell>
          <table:table-cell office:value-type="float" office:value="11.006" calcext:value-type="float">
            <text:p>11.006</text:p>
          </table:table-cell>
          <table:table-cell office:value-type="string" calcext:value-type="string">
            <text:p><text:s/>Ble�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9271" calcext:value-type="float">
            <text:p>19271</text:p>
          </table:table-cell>
          <table:table-cell office:value-type="float" office:value="20211101" calcext:value-type="float">
            <text:p>2021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0" calcext:value-type="float">
            <text:p>280</text:p>
          </table:table-cell>
          <table:table-cell office:value-type="float" office:value="50.2996" calcext:value-type="float">
            <text:p>50.2996</text:p>
          </table:table-cell>
          <table:table-cell office:value-type="float" office:value="9.7436" calcext:value-type="float">
            <text:p>9.7436</text:p>
          </table:table-cell>
          <table:table-cell office:value-type="string" calcext:value-type="string">
            <text:p><text:s/>Br�ckenau, Bad-Staats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272" calcext:value-type="float">
            <text:p>19272</text:p>
          </table:table-cell>
          <table:table-cell office:value-type="float" office:value="20210205" calcext:value-type="float">
            <text:p>20210205</text:p>
          </table:table-cell>
          <table:table-cell office:value-type="float" office:value="20211028" calcext:value-type="float">
            <text:p>20211028</text:p>
          </table:table-cell>
          <table:table-cell office:value-type="float" office:value="303" calcext:value-type="float">
            <text:p>303</text:p>
          </table:table-cell>
          <table:table-cell office:value-type="float" office:value="50.298" calcext:value-type="float">
            <text:p>50.298</text:p>
          </table:table-cell>
          <table:table-cell office:value-type="float" office:value="10.9242" calcext:value-type="float">
            <text:p>10.9242</text:p>
          </table:table-cell>
          <table:table-cell office:value-type="string" calcext:value-type="string">
            <text:p><text:s/>K�s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275" calcext:value-type="float">
            <text:p>19275</text:p>
          </table:table-cell>
          <table:table-cell office:value-type="float" office:value="20210803" calcext:value-type="float">
            <text:p>20210803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55" calcext:value-type="float">
            <text:p>455</text:p>
          </table:table-cell>
          <table:table-cell office:value-type="float" office:value="50.3636" calcext:value-type="float">
            <text:p>50.3636</text:p>
          </table:table-cell>
          <table:table-cell office:value-type="float" office:value="11.4917" calcext:value-type="float">
            <text:p>11.4917</text:p>
          </table:table-cell>
          <table:table-cell office:value-type="string" calcext:value-type="string">
            <text:p><text:s/>Kronach-Mauthaus (Talsperr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299" calcext:value-type="float">
            <text:p>19299</text:p>
          </table:table-cell>
          <table:table-cell office:value-type="float" office:value="20210401" calcext:value-type="float">
            <text:p>2021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3" calcext:value-type="float">
            <text:p>463</text:p>
          </table:table-cell>
          <table:table-cell office:value-type="float" office:value="49.8713" calcext:value-type="float">
            <text:p>49.8713</text:p>
          </table:table-cell>
          <table:table-cell office:value-type="float" office:value="11.7883" calcext:value-type="float">
            <text:p>11.7883</text:p>
          </table:table-cell>
          <table:table-cell office:value-type="string" calcext:value-type="string">
            <text:p><text:s/>Speicher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361" calcext:value-type="float">
            <text:p>19361</text:p>
          </table:table-cell>
          <table:table-cell office:value-type="float" office:value="20211029" calcext:value-type="float">
            <text:p>202110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40" calcext:value-type="float">
            <text:p>540</text:p>
          </table:table-cell>
          <table:table-cell office:value-type="float" office:value="50.4159" calcext:value-type="float">
            <text:p>50.4159</text:p>
          </table:table-cell>
          <table:table-cell office:value-type="float" office:value="11.0437" calcext:value-type="float">
            <text:p>11.0437</text:p>
          </table:table-cell>
          <table:table-cell office:value-type="string" calcext:value-type="string">
            <text:p><text:s/>Frankenblick-Rauenstei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9362" calcext:value-type="float">
            <text:p>19362</text:p>
          </table:table-cell>
          <table:table-cell office:value-type="float" office:value="20211029" calcext:value-type="float">
            <text:p>202110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0" calcext:value-type="float">
            <text:p>720</text:p>
          </table:table-cell>
          <table:table-cell office:value-type="float" office:value="50.4602" calcext:value-type="float">
            <text:p>50.4602</text:p>
          </table:table-cell>
          <table:table-cell office:value-type="float" office:value="11.0858" calcext:value-type="float">
            <text:p>11.0858</text:p>
          </table:table-cell>
          <table:table-cell office:value-type="string" calcext:value-type="string">
            <text:p><text:s/>Neuhaus-Steinheid (Th�r.)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9366" calcext:value-type="float">
            <text:p>19366</text:p>
          </table:table-cell>
          <table:table-cell office:value-type="float" office:value="20211129" calcext:value-type="float">
            <text:p>202111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42" calcext:value-type="float">
            <text:p>242</text:p>
          </table:table-cell>
          <table:table-cell office:value-type="float" office:value="49.1505" calcext:value-type="float">
            <text:p>49.1505</text:p>
          </table:table-cell>
          <table:table-cell office:value-type="float" office:value="7.9174" calcext:value-type="float">
            <text:p>7.9174</text:p>
          </table:table-cell>
          <table:table-cell office:value-type="string" calcext:value-type="string">
            <text:p><text:s/>Annweiler am Trifels-Stei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9367" calcext:value-type="float">
            <text:p>19367</text:p>
          </table:table-cell>
          <table:table-cell office:value-type="float" office:value="20211129" calcext:value-type="float">
            <text:p>20211129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74" calcext:value-type="float">
            <text:p>174</text:p>
          </table:table-cell>
          <table:table-cell office:value-type="float" office:value="49.2133" calcext:value-type="float">
            <text:p>49.2133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<text:s/>Annweiler am Trifels/Pfalz</text:p>
          </table:table-cell>
          <table:table-cell office:value-type="string" calcext:value-type="string">
            <text:p>Rheinland-Pfal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12:07:27.039607868</dc:date>
    <meta:editing-duration>PT1M9S</meta:editing-duration>
    <meta:editing-cycles>1</meta:editing-cycles>
    <meta:generator>LibreOffice/7.2.4.1$Linux_X86_64 LibreOffice_project/20$Build-1</meta:generator>
    <meta:document-statistic meta:table-count="1" meta:cell-count="11520" meta:object-count="0"/>
  </office:meta>
</office:document-meta>
</file>